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1" fo:font-size="10pt" fo:background-color="#ffffff" style:font-size-asian="10pt" style:font-size-complex="10pt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Tahoma1" fo:font-size="10pt" fo:language="ru" fo:country="RU" officeooo:rsid="0001d868" officeooo:paragraph-rsid="0001d868" style:font-size-asian="10pt" style:font-size-complex="10pt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ahoma1" fo:font-size="10pt" fo:language="ru" fo:country="RU" fo:font-weight="bold" officeooo:rsid="0001d868" officeooo:paragraph-rsid="0001d868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ahoma1" fo:font-size="8pt" fo:language="en" fo:country="US" officeooo:rsid="0001d868" officeooo:paragraph-rsid="0001d868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ahoma1" fo:font-size="8pt" fo:language="ru" fo:country="RU" officeooo:rsid="00032d51" officeooo:paragraph-rsid="00044e02" style:font-size-asian="8pt" style:font-size-complex="8pt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0pt" fo:language="ru" fo:country="RU" fo:font-weight="bold" officeooo:rsid="0001d868" officeooo:paragraph-rsid="0001d868" style:font-size-asian="10pt" style:font-weight-asian="bold" style:font-size-complex="10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color="#808080" style:font-name="Courier New" fo:font-size="14pt" fo:language="ru" fo:country="RU" fo:font-weight="bold" officeooo:rsid="0001d868" officeooo:paragraph-rsid="0001d868" style:font-size-asian="14pt" style:font-weight-asian="bold" style:font-size-complex="14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044e02" officeooo:paragraph-rsid="00044e02" style:font-size-asian="14pt" style:font-weight-asian="bold" style:font-size-complex="14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076653" officeooo:paragraph-rsid="00076653" style:font-size-asian="14pt" style:font-weight-asian="bold" style:font-size-complex="14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0a694b" officeooo:paragraph-rsid="000a694b" style:font-size-asian="14pt" style:font-weight-asian="bold" style:font-size-complex="14pt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0d4037" officeooo:paragraph-rsid="000d4037" style:font-size-asian="14pt" style:font-weight-asian="bold" style:font-size-complex="14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14c25f" officeooo:paragraph-rsid="0014c25f" style:font-size-asian="14pt" style:font-weight-asian="bold" style:font-size-complex="14pt" style:font-weight-complex="bold" fo:hyphenate="tru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20688a" officeooo:paragraph-rsid="0020688a" style:font-size-asian="14pt" style:font-weight-asian="bold" style:font-size-complex="14pt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348f6f" officeooo:paragraph-rsid="00348f6f" style:font-size-asian="14pt" style:font-weight-asian="bold" style:font-size-complex="14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3f3337" officeooo:paragraph-rsid="003f3337" style:font-size-asian="14pt" style:font-weight-asian="bold" style:font-size-complex="14pt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3f9d8a" officeooo:paragraph-rsid="003f9d8a" style:font-size-asian="14pt" style:font-weight-asian="bold" style:font-size-complex="14pt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ef7bde" officeooo:paragraph-rsid="00ef7bde" style:font-size-asian="14pt" style:font-weight-asian="bold" style:font-size-complex="14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432929" officeooo:paragraph-rsid="00432929" style:font-size-asian="14pt" style:font-weight-asian="bold" style:font-size-complex="14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03b193a" officeooo:paragraph-rsid="003b193a" style:font-size-asian="14pt" style:font-weight-asian="bold" style:font-size-complex="14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ru" fo:country="RU" fo:font-weight="bold" officeooo:rsid="013f2590" officeooo:paragraph-rsid="013f2590" style:font-size-asian="14pt" style:font-weight-asian="bold" style:font-size-complex="14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en" fo:country="US" fo:font-weight="bold" officeooo:rsid="000575f9" officeooo:paragraph-rsid="000575f9" style:font-size-asian="14pt" style:font-weight-asian="bold" style:font-size-complex="14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en" fo:country="US" fo:font-weight="bold" officeooo:rsid="00f357db" officeooo:paragraph-rsid="012973a2" style:font-size-asian="14pt" style:font-weight-asian="bold" style:font-size-complex="14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en" fo:country="US" fo:font-weight="bold" officeooo:rsid="013f2590" officeooo:paragraph-rsid="013f2590" style:font-size-asian="14pt" style:font-weight-asian="bold" style:font-size-complex="14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0a694b" officeooo:paragraph-rsid="000a694b" style:font-size-asian="10pt" style:font-weight-asian="bold" style:font-size-complex="10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0c9b57" officeooo:paragraph-rsid="000c9b57" style:font-size-asian="10pt" style:font-weight-asian="bold" style:font-size-complex="10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0d4037" officeooo:paragraph-rsid="000d4037" style:font-size-asian="10pt" style:font-weight-asian="bold" style:font-size-complex="10pt" style:font-weight-complex="bold" fo:hyphenate="tru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0da7ea" officeooo:paragraph-rsid="000da7ea" style:font-size-asian="10pt" style:font-weight-asian="bold" style:font-size-complex="10pt" style:font-weight-complex="bold" fo:hyphenate="tru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109fd7" officeooo:paragraph-rsid="00109fd7" style:font-size-asian="10pt" style:font-weight-asian="bold" style:font-size-complex="10pt" style:font-weight-complex="bold" fo:hyphenate="tru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2240f8" officeooo:paragraph-rsid="002240f8" style:font-size-asian="10pt" style:font-weight-asian="bold" style:font-size-complex="10pt" style:font-weight-complex="bold" fo:hyphenate="tru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2d62f4" officeooo:paragraph-rsid="002d62f4" style:font-size-asian="10pt" style:font-weight-asian="bold" style:font-size-complex="10pt" style:font-weight-complex="bold" fo:hyphenate="tru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2d62f4" officeooo:paragraph-rsid="00348f6f" style:font-size-asian="10pt" style:font-weight-asian="bold" style:font-size-complex="10pt" style:font-weight-complex="bold" fo:hyphenate="true" fo:hyphenation-remain-char-count="2" fo:hyphenation-push-char-count="2"/>
    </style:style>
    <style:style style:name="P3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31230a" officeooo:paragraph-rsid="0031230a" style:font-size-asian="10pt" style:font-weight-asian="bold" style:font-size-complex="10pt" style:font-weight-complex="bold" fo:hyphenate="tru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4122ba" officeooo:paragraph-rsid="004122ba" style:font-size-asian="10pt" style:font-weight-asian="bold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46ca60" officeooo:paragraph-rsid="0046ca60" style:font-size-asian="10pt" style:font-weight-asian="bold" style:font-size-complex="10pt" style:font-weight-complex="bold" fo:hyphenate="true" fo:hyphenation-remain-char-count="2" fo:hyphenation-push-char-count="2"/>
    </style:style>
    <style:style style:name="P3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661ca6" officeooo:paragraph-rsid="00661ca6" style:font-size-asian="10pt" style:font-weight-asian="bold" style:font-size-complex="10pt" style:font-weight-complex="bold" fo:hyphenate="true" fo:hyphenation-remain-char-count="2" fo:hyphenation-push-char-count="2"/>
    </style:style>
    <style:style style:name="P3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67b916" officeooo:paragraph-rsid="0067b916" style:font-size-asian="10pt" style:font-weight-asian="bold" style:font-size-complex="10pt" style:font-weight-complex="bold" fo:hyphenate="tru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6d3200" officeooo:paragraph-rsid="006d3200" style:font-size-asian="10pt" style:font-weight-asian="bold" style:font-size-complex="10pt" style:font-weight-complex="bold" fo:hyphenate="tru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6d3200" officeooo:paragraph-rsid="006e7abb" style:font-size-asian="10pt" style:font-weight-asian="bold" style:font-size-complex="10pt" style:font-weight-complex="bold" fo:hyphenate="tru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808e24" officeooo:paragraph-rsid="00808e24" style:font-size-asian="10pt" style:font-weight-asian="bold" style:font-size-complex="10pt" style:font-weight-complex="bold" fo:hyphenate="tru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89e870" officeooo:paragraph-rsid="0089e870" style:font-size-asian="10pt" style:font-weight-asian="bold" style:font-size-complex="10pt" style:font-weight-complex="bold" fo:hyphenate="tru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8b7507" officeooo:paragraph-rsid="008b7507" style:font-size-asian="10pt" style:font-weight-asian="bold" style:font-size-complex="10pt" style:font-weight-complex="bold" fo:hyphenate="true" fo:hyphenation-remain-char-count="2" fo:hyphenation-push-char-count="2"/>
    </style:style>
    <style:style style:name="P4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901310" officeooo:paragraph-rsid="00901310" style:font-size-asian="10pt" style:font-weight-asian="bold" style:font-size-complex="10pt" style:font-weight-complex="bold" fo:hyphenate="true" fo:hyphenation-remain-char-count="2" fo:hyphenation-push-char-count="2"/>
    </style:style>
    <style:style style:name="P4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ad4f16" officeooo:paragraph-rsid="00ad4f16" style:font-size-asian="10pt" style:font-weight-asian="bold" style:font-size-complex="10pt" style:font-weight-complex="bold" fo:hyphenate="true" fo:hyphenation-remain-char-count="2" fo:hyphenation-push-char-count="2"/>
    </style:style>
    <style:style style:name="P4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ad5b46" officeooo:paragraph-rsid="00ad5b46" style:font-size-asian="10pt" style:font-weight-asian="bold" style:font-size-complex="10pt" style:font-weight-complex="bold" fo:hyphenate="true" fo:hyphenation-remain-char-count="2" fo:hyphenation-push-char-count="2"/>
    </style:style>
    <style:style style:name="P4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b56e82" officeooo:paragraph-rsid="00b56e82" style:font-size-asian="10pt" style:font-weight-asian="bold" style:font-size-complex="10pt" style:font-weight-complex="bold" fo:hyphenate="true" fo:hyphenation-remain-char-count="2" fo:hyphenation-push-char-count="2"/>
    </style:style>
    <style:style style:name="P4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c14fdc" officeooo:paragraph-rsid="00c14fdc" style:font-size-asian="10pt" style:font-weight-asian="bold" style:font-size-complex="10pt" style:font-weight-complex="bold" fo:hyphenate="tru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c8b9e0" officeooo:paragraph-rsid="00c8b9e0" style:font-size-asian="10pt" style:font-weight-asian="bold" style:font-size-complex="10pt" style:font-weight-complex="bold" fo:hyphenate="true" fo:hyphenation-remain-char-count="2" fo:hyphenation-push-char-count="2"/>
    </style:style>
    <style:style style:name="P4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6bfa19" officeooo:paragraph-rsid="006bfa19" style:font-size-asian="10pt" style:font-weight-asian="bold" style:font-size-complex="10pt" style:font-weight-complex="bold" fo:hyphenate="true" fo:hyphenation-remain-char-count="2" fo:hyphenation-push-char-count="2"/>
    </style:style>
    <style:style style:name="P4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12287c" officeooo:paragraph-rsid="00e97c67" style:font-size-asian="10pt" style:font-weight-asian="bold" style:font-size-complex="10pt" style:font-weight-complex="bold" fo:hyphenate="true" fo:hyphenation-remain-char-count="2" fo:hyphenation-push-char-count="2"/>
    </style:style>
    <style:style style:name="P5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5c87a4" officeooo:paragraph-rsid="01144044" style:font-size-asian="10pt" style:font-weight-asian="bold" style:font-size-complex="10pt" style:font-weight-complex="bold" fo:hyphenate="true" fo:hyphenation-remain-char-count="2" fo:hyphenation-push-char-count="2"/>
    </style:style>
    <style:style style:name="P5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5e0e66" officeooo:paragraph-rsid="01144044" style:font-size-asian="10pt" style:font-weight-asian="bold" style:font-size-complex="10pt" style:font-weight-complex="bold" fo:hyphenate="true" fo:hyphenation-remain-char-count="2" fo:hyphenation-push-char-count="2"/>
    </style:style>
    <style:style style:name="P5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348f6f" officeooo:paragraph-rsid="00348f6f" style:font-size-asian="10pt" style:font-weight-asian="bold" style:font-size-complex="10pt" style:font-weight-complex="bold" fo:hyphenate="true" fo:hyphenation-remain-char-count="2" fo:hyphenation-push-char-count="2"/>
    </style:style>
    <style:style style:name="P5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264f4d" officeooo:paragraph-rsid="00264f4d" style:font-size-asian="10pt" style:font-weight-asian="bold" style:font-size-complex="10pt" style:font-weight-complex="bold" fo:hyphenate="true" fo:hyphenation-remain-char-count="2" fo:hyphenation-push-char-count="2"/>
    </style:style>
    <style:style style:name="P5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b629e3" officeooo:paragraph-rsid="011d42e1" style:font-size-asian="10pt" style:font-weight-asian="bold" style:font-size-complex="10pt" style:font-weight-complex="bold" fo:hyphenate="true" fo:hyphenation-remain-char-count="2" fo:hyphenation-push-char-count="2"/>
    </style:style>
    <style:style style:name="P5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23e5ff" officeooo:paragraph-rsid="012973a2" style:font-size-asian="10pt" style:font-weight-asian="bold" style:font-size-complex="10pt" style:font-weight-complex="bold" fo:hyphenate="true" fo:hyphenation-remain-char-count="2" fo:hyphenation-push-char-count="2"/>
    </style:style>
    <style:style style:name="P5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9f53ba" officeooo:paragraph-rsid="012973a2" style:font-size-asian="10pt" style:font-weight-asian="bold" style:font-size-complex="10pt" style:font-weight-complex="bold" fo:hyphenate="true" fo:hyphenation-remain-char-count="2" fo:hyphenation-push-char-count="2"/>
    </style:style>
    <style:style style:name="P5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2973a2" officeooo:paragraph-rsid="012973a2" style:font-size-asian="10pt" style:font-weight-asian="bold" style:font-size-complex="10pt" style:font-weight-complex="bold" fo:hyphenate="true" fo:hyphenation-remain-char-count="2" fo:hyphenation-push-char-count="2"/>
    </style:style>
    <style:style style:name="P5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2b41c2" officeooo:paragraph-rsid="012b41c2" style:font-size-asian="10pt" style:font-weight-asian="bold" style:font-size-complex="10pt" style:font-weight-complex="bold" fo:hyphenate="true" fo:hyphenation-remain-char-count="2" fo:hyphenation-push-char-count="2"/>
    </style:style>
    <style:style style:name="P5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2cf63c" officeooo:paragraph-rsid="012cf63c" style:font-size-asian="10pt" style:font-weight-asian="bold" style:font-size-complex="10pt" style:font-weight-complex="bold" fo:hyphenate="true" fo:hyphenation-remain-char-count="2" fo:hyphenation-push-char-count="2"/>
    </style:style>
    <style:style style:name="P6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322c22" officeooo:paragraph-rsid="01322c22" style:font-size-asian="10pt" style:font-weight-asian="bold" style:font-size-complex="10pt" style:font-weight-complex="bold" fo:hyphenate="true" fo:hyphenation-remain-char-count="2" fo:hyphenation-push-char-count="2"/>
    </style:style>
    <style:style style:name="P6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3f2590" officeooo:paragraph-rsid="013f2590" style:font-size-asian="10pt" style:font-weight-asian="bold" style:font-size-complex="10pt" style:font-weight-complex="bold" fo:hyphenate="tru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965a50" officeooo:paragraph-rsid="013f2590" style:font-size-asian="10pt" style:font-weight-asian="bold" style:font-size-complex="10pt" style:font-weight-complex="bold" fo:hyphenate="true" fo:hyphenation-remain-char-count="2" fo:hyphenation-push-char-count="2"/>
    </style:style>
    <style:style style:name="P6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a36a13" officeooo:paragraph-rsid="013f2590" style:font-size-asian="10pt" style:font-weight-asian="bold" style:font-size-complex="10pt" style:font-weight-complex="bold" fo:hyphenate="tru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a51498" officeooo:paragraph-rsid="013f2590" style:font-size-asian="10pt" style:font-weight-asian="bold" style:font-size-complex="10pt" style:font-weight-complex="bold" fo:hyphenate="true" fo:hyphenation-remain-char-count="2" fo:hyphenation-push-char-count="2"/>
    </style:style>
    <style:style style:name="P6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451239" officeooo:paragraph-rsid="01451239" style:font-size-asian="10pt" style:font-weight-asian="bold" style:font-size-complex="10pt" style:font-weight-complex="bold" fo:hyphenate="true" fo:hyphenation-remain-char-count="2" fo:hyphenation-push-char-count="2"/>
    </style:style>
    <style:style style:name="P6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61236c" officeooo:paragraph-rsid="0161236c" style:font-size-asian="10pt" style:font-weight-asian="bold" style:font-size-complex="10pt" style:font-weight-complex="bold" fo:hyphenate="true" fo:hyphenation-remain-char-count="2" fo:hyphenation-push-char-count="2"/>
    </style:style>
    <style:style style:name="P6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741563" officeooo:paragraph-rsid="01741563" style:font-size-asian="10pt" style:font-weight-asian="bold" style:font-size-complex="10pt" style:font-weight-complex="bold" fo:hyphenate="true" fo:hyphenation-remain-char-count="2" fo:hyphenation-push-char-count="2"/>
    </style:style>
    <style:style style:name="P6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81e578" officeooo:paragraph-rsid="0181e578" style:font-size-asian="10pt" style:font-weight-asian="bold" style:font-size-complex="10pt" style:font-weight-complex="bold" fo:hyphenate="true" fo:hyphenation-remain-char-count="2" fo:hyphenation-push-char-count="2"/>
    </style:style>
    <style:style style:name="P6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81e578" officeooo:paragraph-rsid="018319ba" style:font-size-asian="10pt" style:font-weight-asian="bold" style:font-size-complex="10pt" style:font-weight-complex="bold" fo:hyphenate="true" fo:hyphenation-remain-char-count="2" fo:hyphenation-push-char-count="2"/>
    </style:style>
    <style:style style:name="P7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8319ba" officeooo:paragraph-rsid="018319ba" style:font-size-asian="10pt" style:font-weight-asian="bold" style:font-size-complex="10pt" style:font-weight-complex="bold" fo:hyphenate="tru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796d58" officeooo:paragraph-rsid="01796d58" style:font-size-asian="10pt" style:font-weight-asian="bold" style:font-size-complex="10pt" style:font-weight-complex="bold" fo:hyphenate="true" fo:hyphenation-remain-char-count="2" fo:hyphenation-push-char-count="2"/>
    </style:style>
    <style:style style:name="P7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303c8d" officeooo:paragraph-rsid="00303c8d" style:font-size-asian="10pt" style:font-weight-asian="bold" style:font-size-complex="10pt" style:font-weight-complex="bold" fo:hyphenate="true" fo:hyphenation-remain-char-count="2" fo:hyphenation-push-char-count="2"/>
    </style:style>
    <style:style style:name="P7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7930e4" officeooo:paragraph-rsid="01992ffc" style:font-size-asian="10pt" style:font-weight-asian="bold" style:font-size-complex="10pt" style:font-weight-complex="bold" fo:hyphenate="tru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6245cf" officeooo:paragraph-rsid="016245cf" style:font-size-asian="10pt" style:font-weight-asian="bold" style:font-size-complex="10pt" style:font-weight-complex="bold" fo:hyphenate="true" fo:hyphenation-remain-char-count="2" fo:hyphenation-push-char-count="2"/>
    </style:style>
    <style:style style:name="P7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01c3b6f" officeooo:paragraph-rsid="001c3b6f" style:font-size-asian="10pt" style:font-weight-asian="bold" style:font-size-complex="10pt" style:font-weight-complex="bold" fo:hyphenate="true" fo:hyphenation-remain-char-count="2" fo:hyphenation-push-char-count="2"/>
    </style:style>
    <style:style style:name="P7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0c8b9e0" officeooo:paragraph-rsid="00c8b9e0" style:font-size-asian="10pt" style:font-weight-asian="bold" style:font-size-complex="10pt" style:font-weight-complex="bold" fo:hyphenate="true" fo:hyphenation-remain-char-count="2" fo:hyphenation-push-char-count="2"/>
    </style:style>
    <style:style style:name="P7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0c8b9e0" officeooo:paragraph-rsid="01149298" style:font-size-asian="10pt" style:font-weight-asian="bold" style:font-size-complex="10pt" style:font-weight-complex="bold" fo:hyphenate="true" fo:hyphenation-remain-char-count="2" fo:hyphenation-push-char-count="2"/>
    </style:style>
    <style:style style:name="P7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1451239" officeooo:paragraph-rsid="01451239" style:font-size-asian="10pt" style:font-weight-asian="bold" style:font-size-complex="10pt" style:font-weight-complex="bold" fo:hyphenate="true" fo:hyphenation-remain-char-count="2" fo:hyphenation-push-char-count="2"/>
    </style:style>
    <style:style style:name="P7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1741563" officeooo:paragraph-rsid="01741563" style:font-size-asian="10pt" style:font-weight-asian="bold" style:font-size-complex="10pt" style:font-weight-complex="bold" fo:hyphenate="true" fo:hyphenation-remain-char-count="2" fo:hyphenation-push-char-count="2"/>
    </style:style>
    <style:style style:name="P8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181e578" officeooo:paragraph-rsid="0181e578" style:font-size-asian="10pt" style:font-weight-asian="bold" style:font-size-complex="10pt" style:font-weight-complex="bold" fo:hyphenate="true" fo:hyphenation-remain-char-count="2" fo:hyphenation-push-char-count="2"/>
    </style:style>
    <style:style style:name="P8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181e578" officeooo:paragraph-rsid="018319ba" style:font-size-asian="10pt" style:font-weight-asian="bold" style:font-size-complex="10pt" style:font-weight-complex="bold" fo:hyphenate="true" fo:hyphenation-remain-char-count="2" fo:hyphenation-push-char-count="2"/>
    </style:style>
    <style:style style:name="P8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en" fo:country="US" fo:font-weight="bold" officeooo:rsid="018319ba" officeooo:paragraph-rsid="018319ba" style:font-size-asian="10pt" style:font-weight-asian="bold" style:font-size-complex="10pt" style:font-weight-complex="bold" fo:hyphenate="true" fo:hyphenation-remain-char-count="2" fo:hyphenation-push-char-count="2"/>
    </style:style>
    <style:style style:name="P8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2425fe" officeooo:paragraph-rsid="002425fe" style:font-size-asian="12pt" style:font-weight-asian="bold" style:font-size-complex="12pt" style:font-weight-complex="bold" fo:hyphenate="true" fo:hyphenation-remain-char-count="2" fo:hyphenation-push-char-count="2"/>
    </style:style>
    <style:style style:name="P8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296c6a" officeooo:paragraph-rsid="00296c6a" style:font-size-asian="12pt" style:font-weight-asian="bold" style:font-size-complex="12pt" style:font-weight-complex="bold" fo:hyphenate="true" fo:hyphenation-remain-char-count="2" fo:hyphenation-push-char-count="2"/>
    </style:style>
    <style:style style:name="P8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2d62f4" officeooo:paragraph-rsid="002d62f4" style:font-size-asian="12pt" style:font-weight-asian="bold" style:font-size-complex="12pt" style:font-weight-complex="bold" fo:hyphenate="true" fo:hyphenation-remain-char-count="2" fo:hyphenation-push-char-count="2"/>
    </style:style>
    <style:style style:name="P8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381023" officeooo:paragraph-rsid="00381023" style:font-size-asian="12pt" style:font-weight-asian="bold" style:font-size-complex="12pt" style:font-weight-complex="bold" fo:hyphenate="true" fo:hyphenation-remain-char-count="2" fo:hyphenation-push-char-count="2"/>
    </style:style>
    <style:style style:name="P8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22818d" officeooo:paragraph-rsid="0022818d" style:font-size-asian="12pt" style:font-weight-asian="bold" style:font-size-complex="12pt" style:font-weight-complex="bold" fo:hyphenate="true" fo:hyphenation-remain-char-count="2" fo:hyphenation-push-char-count="2"/>
    </style:style>
    <style:style style:name="P8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2b3c9c" officeooo:paragraph-rsid="002b3c9c" style:font-size-asian="12pt" style:font-weight-asian="bold" style:font-size-complex="12pt" style:font-weight-complex="bold" fo:hyphenate="true" fo:hyphenation-remain-char-count="2" fo:hyphenation-push-char-count="2"/>
    </style:style>
    <style:style style:name="P8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b56e82" officeooo:paragraph-rsid="00b56e82" style:font-size-asian="12pt" style:font-weight-asian="bold" style:font-size-complex="12pt" style:font-weight-complex="bold" fo:hyphenate="true" fo:hyphenation-remain-char-count="2" fo:hyphenation-push-char-count="2"/>
    </style:style>
    <style:style style:name="P9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c8b9e0" officeooo:paragraph-rsid="00c8b9e0" style:font-size-asian="12pt" style:font-weight-asian="bold" style:font-size-complex="12pt" style:font-weight-complex="bold" fo:hyphenate="true" fo:hyphenation-remain-char-count="2" fo:hyphenation-push-char-count="2"/>
    </style:style>
    <style:style style:name="P9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1144044" officeooo:paragraph-rsid="01144044" style:font-size-asian="12pt" style:font-weight-asian="bold" style:font-size-complex="12pt" style:font-weight-complex="bold" fo:hyphenate="true" fo:hyphenation-remain-char-count="2" fo:hyphenation-push-char-count="2"/>
    </style:style>
    <style:style style:name="P9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f36b83" officeooo:paragraph-rsid="012973a2" style:font-size-asian="12pt" style:font-weight-asian="bold" style:font-size-complex="12pt" style:font-weight-complex="bold" fo:hyphenate="true" fo:hyphenation-remain-char-count="2" fo:hyphenation-push-char-count="2"/>
    </style:style>
    <style:style style:name="P9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161236c" officeooo:paragraph-rsid="0161236c" style:font-size-asian="12pt" style:font-weight-asian="bold" style:font-size-complex="12pt" style:font-weight-complex="bold" fo:hyphenate="true" fo:hyphenation-remain-char-count="2" fo:hyphenation-push-char-count="2"/>
    </style:style>
    <style:style style:name="P94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1741563" officeooo:paragraph-rsid="01741563" style:font-size-asian="12pt" style:font-weight-asian="bold" style:font-size-complex="12pt" style:font-weight-complex="bold" fo:hyphenate="true" fo:hyphenation-remain-char-count="2" fo:hyphenation-push-char-count="2"/>
    </style:style>
    <style:style style:name="P95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175cd48" officeooo:paragraph-rsid="0175cd48" style:font-size-asian="12pt" style:font-weight-asian="bold" style:font-size-complex="12pt" style:font-weight-complex="bold" fo:hyphenate="true" fo:hyphenation-remain-char-count="2" fo:hyphenation-push-char-count="2"/>
    </style:style>
    <style:style style:name="P96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1796d58" officeooo:paragraph-rsid="01796d58" style:font-size-asian="12pt" style:font-weight-asian="bold" style:font-size-complex="12pt" style:font-weight-complex="bold" fo:hyphenate="true" fo:hyphenation-remain-char-count="2" fo:hyphenation-push-char-count="2"/>
    </style:style>
    <style:style style:name="P97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18319ba" officeooo:paragraph-rsid="018319ba" style:font-size-asian="12pt" style:font-weight-asian="bold" style:font-size-complex="12pt" style:font-weight-complex="bold" fo:hyphenate="true" fo:hyphenation-remain-char-count="2" fo:hyphenation-push-char-count="2"/>
    </style:style>
    <style:style style:name="P9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ru" fo:country="RU" fo:font-weight="bold" officeooo:rsid="002c87f1" officeooo:paragraph-rsid="002c87f1" style:font-size-asian="12pt" style:font-weight-asian="bold" style:font-size-complex="12pt" style:font-weight-complex="bold" fo:hyphenate="true" fo:hyphenation-remain-char-count="2" fo:hyphenation-push-char-count="2"/>
    </style:style>
    <style:style style:name="P9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en" fo:country="US" fo:font-weight="bold" officeooo:rsid="00c8b9e0" officeooo:paragraph-rsid="00c8b9e0" style:font-size-asian="12pt" style:font-weight-asian="bold" style:font-size-complex="12pt" style:font-weight-complex="bold" fo:hyphenate="true" fo:hyphenation-remain-char-count="2" fo:hyphenation-push-char-count="2"/>
    </style:style>
    <style:style style:name="P10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en" fo:country="US" fo:font-weight="bold" officeooo:rsid="01451239" officeooo:paragraph-rsid="01451239" style:font-size-asian="12pt" style:font-weight-asian="bold" style:font-size-complex="12pt" style:font-weight-complex="bold" fo:hyphenate="true" fo:hyphenation-remain-char-count="2" fo:hyphenation-push-char-count="2"/>
    </style:style>
    <style:style style:name="P10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en" fo:country="US" fo:font-weight="bold" officeooo:rsid="0181e578" officeooo:paragraph-rsid="018319ba" style:font-size-asian="12pt" style:font-weight-asian="bold" style:font-size-complex="12pt" style:font-weight-complex="bold" fo:hyphenate="true" fo:hyphenation-remain-char-count="2" fo:hyphenation-push-char-count="2"/>
    </style:style>
    <style:style style:name="P102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2pt" fo:language="en" fo:country="US" fo:font-weight="bold" officeooo:rsid="018319ba" officeooo:paragraph-rsid="018319ba" style:font-size-asian="12pt" style:font-weight-asian="bold" style:font-size-complex="12pt" style:font-weight-complex="bold" fo:hyphenate="true" fo:hyphenation-remain-char-count="2" fo:hyphenation-push-char-count="2"/>
    </style:style>
    <style:style style:name="P103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Tahoma1" fo:font-size="10pt" fo:language="ru" fo:country="RU" fo:font-weight="bold" officeooo:rsid="009f53ba" officeooo:paragraph-rsid="013f2590" style:font-size-asian="10pt" style:font-weight-asian="bold" style:font-size-complex="10pt" style:font-weight-complex="bold" fo:hyphenate="true" fo:hyphenation-remain-char-count="2" fo:hyphenation-push-char-count="2"/>
    </style:style>
    <style:style style:name="P10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08a4f1" officeooo:paragraph-rsid="0008a4f1" style:font-size-asian="10pt" style:font-size-complex="10pt" fo:hyphenate="true" fo:hyphenation-remain-char-count="2" fo:hyphenation-push-char-count="2"/>
    </style:style>
    <style:style style:name="P10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0a3971" officeooo:paragraph-rsid="000a3971" style:font-size-asian="10pt" style:font-size-complex="10pt" fo:hyphenate="true" fo:hyphenation-remain-char-count="2" fo:hyphenation-push-char-count="2"/>
    </style:style>
    <style:style style:name="P10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0c9b57" officeooo:paragraph-rsid="000c9b57" style:font-size-asian="10pt" style:font-size-complex="10pt" fo:hyphenate="true" fo:hyphenation-remain-char-count="2" fo:hyphenation-push-char-count="2"/>
    </style:style>
    <style:style style:name="P10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0da7ea" officeooo:paragraph-rsid="000da7ea" style:font-size-asian="10pt" style:font-size-complex="10pt" fo:hyphenate="true" fo:hyphenation-remain-char-count="2" fo:hyphenation-push-char-count="2"/>
    </style:style>
    <style:style style:name="P10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109fd7" officeooo:paragraph-rsid="00e97c67" style:font-size-asian="10pt" style:font-size-complex="10pt" fo:hyphenate="true" fo:hyphenation-remain-char-count="2" fo:hyphenation-push-char-count="2"/>
    </style:style>
    <style:style style:name="P10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12287c" officeooo:paragraph-rsid="0012287c" style:font-size-asian="10pt" style:font-size-complex="10pt" fo:hyphenate="true" fo:hyphenation-remain-char-count="2" fo:hyphenation-push-char-count="2"/>
    </style:style>
    <style:style style:name="P11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14c25f" officeooo:paragraph-rsid="0014c25f" style:font-size-asian="10pt" style:font-size-complex="10pt" fo:hyphenate="true" fo:hyphenation-remain-char-count="2" fo:hyphenation-push-char-count="2"/>
    </style:style>
    <style:style style:name="P11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1c3b6f" officeooo:paragraph-rsid="001c3b6f" style:font-size-asian="10pt" style:font-size-complex="10pt" fo:hyphenate="true" fo:hyphenation-remain-char-count="2" fo:hyphenation-push-char-count="2"/>
    </style:style>
    <style:style style:name="P11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1d4967" officeooo:paragraph-rsid="001d4967" style:font-size-asian="10pt" style:font-size-complex="10pt" fo:hyphenate="true" fo:hyphenation-remain-char-count="2" fo:hyphenation-push-char-count="2"/>
    </style:style>
    <style:style style:name="P11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1b1f0e" officeooo:paragraph-rsid="001b1f0e" style:font-size-asian="10pt" style:font-size-complex="10pt" fo:hyphenate="true" fo:hyphenation-remain-char-count="2" fo:hyphenation-push-char-count="2"/>
    </style:style>
    <style:style style:name="P11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0688a" officeooo:paragraph-rsid="0020688a" style:font-size-asian="10pt" style:font-size-complex="10pt" fo:hyphenate="true" fo:hyphenation-remain-char-count="2" fo:hyphenation-push-char-count="2"/>
    </style:style>
    <style:style style:name="P11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240f8" officeooo:paragraph-rsid="002240f8" style:font-size-asian="10pt" style:font-size-complex="10pt" fo:hyphenate="true" fo:hyphenation-remain-char-count="2" fo:hyphenation-push-char-count="2"/>
    </style:style>
    <style:style style:name="P11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2818d" officeooo:paragraph-rsid="0022818d" style:font-size-asian="10pt" style:font-size-complex="10pt" fo:hyphenate="true" fo:hyphenation-remain-char-count="2" fo:hyphenation-push-char-count="2"/>
    </style:style>
    <style:style style:name="P11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425fe" officeooo:paragraph-rsid="002425fe" style:font-size-asian="10pt" style:font-size-complex="10pt" fo:hyphenate="true" fo:hyphenation-remain-char-count="2" fo:hyphenation-push-char-count="2"/>
    </style:style>
    <style:style style:name="P11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64f4d" officeooo:paragraph-rsid="00264f4d" style:font-size-asian="10pt" style:font-size-complex="10pt" fo:hyphenate="true" fo:hyphenation-remain-char-count="2" fo:hyphenation-push-char-count="2"/>
    </style:style>
    <style:style style:name="P11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64f4d" officeooo:paragraph-rsid="00296c6a" style:font-size-asian="10pt" style:font-size-complex="10pt" fo:hyphenate="true" fo:hyphenation-remain-char-count="2" fo:hyphenation-push-char-count="2"/>
    </style:style>
    <style:style style:name="P12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96c6a" officeooo:paragraph-rsid="00296c6a" style:font-size-asian="10pt" style:font-size-complex="10pt" fo:hyphenate="true" fo:hyphenation-remain-char-count="2" fo:hyphenation-push-char-count="2"/>
    </style:style>
    <style:style style:name="P12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b3c9c" officeooo:paragraph-rsid="002b3c9c" style:font-size-asian="10pt" style:font-size-complex="10pt" fo:hyphenate="true" fo:hyphenation-remain-char-count="2" fo:hyphenation-push-char-count="2"/>
    </style:style>
    <style:style style:name="P12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c87f1" officeooo:paragraph-rsid="002c87f1" style:font-size-asian="10pt" style:font-size-complex="10pt" fo:hyphenate="true" fo:hyphenation-remain-char-count="2" fo:hyphenation-push-char-count="2"/>
    </style:style>
    <style:style style:name="P12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d62f4" officeooo:paragraph-rsid="002d62f4" style:font-size-asian="10pt" style:font-size-complex="10pt" fo:hyphenate="true" fo:hyphenation-remain-char-count="2" fo:hyphenation-push-char-count="2"/>
    </style:style>
    <style:style style:name="P12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2d62f4" officeooo:paragraph-rsid="00348f6f" style:font-size-asian="10pt" style:font-size-complex="10pt" fo:hyphenate="true" fo:hyphenation-remain-char-count="2" fo:hyphenation-push-char-count="2"/>
    </style:style>
    <style:style style:name="P12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03c8d" officeooo:paragraph-rsid="00303c8d" style:font-size-asian="10pt" style:font-size-complex="10pt" fo:hyphenate="true" fo:hyphenation-remain-char-count="2" fo:hyphenation-push-char-count="2"/>
    </style:style>
    <style:style style:name="P12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1230a" officeooo:paragraph-rsid="0031230a" style:font-size-asian="10pt" style:font-size-complex="10pt" fo:hyphenate="true" fo:hyphenation-remain-char-count="2" fo:hyphenation-push-char-count="2"/>
    </style:style>
    <style:style style:name="P12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2ce8f" officeooo:paragraph-rsid="00f47d65" style:font-size-asian="10pt" style:font-size-complex="10pt" fo:hyphenate="true" fo:hyphenation-remain-char-count="2" fo:hyphenation-push-char-count="2"/>
    </style:style>
    <style:style style:name="P12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48f6f" officeooo:paragraph-rsid="00348f6f" style:font-size-asian="10pt" style:font-size-complex="10pt" fo:hyphenate="true" fo:hyphenation-remain-char-count="2" fo:hyphenation-push-char-count="2"/>
    </style:style>
    <style:style style:name="P12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b193a" officeooo:paragraph-rsid="003b193a" style:font-size-asian="10pt" style:font-size-complex="10pt" fo:hyphenate="true" fo:hyphenation-remain-char-count="2" fo:hyphenation-push-char-count="2"/>
    </style:style>
    <style:style style:name="P13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f3337" officeooo:paragraph-rsid="003f3337" style:font-size-asian="10pt" style:font-size-complex="10pt" fo:hyphenate="true" fo:hyphenation-remain-char-count="2" fo:hyphenation-push-char-count="2"/>
    </style:style>
    <style:style style:name="P13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3f9d8a" officeooo:paragraph-rsid="003f9d8a" style:font-size-asian="10pt" style:font-size-complex="10pt" fo:hyphenate="true" fo:hyphenation-remain-char-count="2" fo:hyphenation-push-char-count="2"/>
    </style:style>
    <style:style style:name="P13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4122ba" officeooo:paragraph-rsid="004122ba" style:font-size-asian="10pt" style:font-size-complex="10pt" fo:hyphenate="true" fo:hyphenation-remain-char-count="2" fo:hyphenation-push-char-count="2"/>
    </style:style>
    <style:style style:name="P13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432929" officeooo:paragraph-rsid="00432929" style:font-size-asian="10pt" style:font-size-complex="10pt" fo:hyphenate="true" fo:hyphenation-remain-char-count="2" fo:hyphenation-push-char-count="2"/>
    </style:style>
    <style:style style:name="P13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432929" officeooo:paragraph-rsid="00fc4fac" style:font-size-asian="10pt" style:font-size-complex="10pt" fo:hyphenate="true" fo:hyphenation-remain-char-count="2" fo:hyphenation-push-char-count="2"/>
    </style:style>
    <style:style style:name="P13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46ca60" officeooo:paragraph-rsid="0046ca60" style:font-size-asian="10pt" style:font-size-complex="10pt" fo:hyphenate="true" fo:hyphenation-remain-char-count="2" fo:hyphenation-push-char-count="2"/>
    </style:style>
    <style:style style:name="P13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48ac87" officeooo:paragraph-rsid="005c87a4" style:font-size-asian="10pt" style:font-size-complex="10pt" fo:hyphenate="true" fo:hyphenation-remain-char-count="2" fo:hyphenation-push-char-count="2"/>
    </style:style>
    <style:style style:name="P13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51cf03" officeooo:paragraph-rsid="0051cf03" style:font-size-asian="10pt" style:font-size-complex="10pt" fo:hyphenate="true" fo:hyphenation-remain-char-count="2" fo:hyphenation-push-char-count="2"/>
    </style:style>
    <style:style style:name="P13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61ca6" officeooo:paragraph-rsid="00661ca6" style:font-size-asian="10pt" style:font-size-complex="10pt" fo:hyphenate="true" fo:hyphenation-remain-char-count="2" fo:hyphenation-push-char-count="2"/>
    </style:style>
    <style:style style:name="P13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7b916" officeooo:paragraph-rsid="0067b916" style:font-size-asian="10pt" style:font-size-complex="10pt" fo:hyphenate="true" fo:hyphenation-remain-char-count="2" fo:hyphenation-push-char-count="2"/>
    </style:style>
    <style:style style:name="P14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82cda" officeooo:paragraph-rsid="006c05d1" style:font-size-asian="10pt" style:font-size-complex="10pt" fo:hyphenate="true" fo:hyphenation-remain-char-count="2" fo:hyphenation-push-char-count="2"/>
    </style:style>
    <style:style style:name="P14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d3200" officeooo:paragraph-rsid="006d3200" style:font-size-asian="10pt" style:font-size-complex="10pt" fo:hyphenate="true" fo:hyphenation-remain-char-count="2" fo:hyphenation-push-char-count="2"/>
    </style:style>
    <style:style style:name="P14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d3200" officeooo:paragraph-rsid="006e7abb" style:font-size-asian="10pt" style:font-size-complex="10pt" fo:hyphenate="true" fo:hyphenation-remain-char-count="2" fo:hyphenation-push-char-count="2"/>
    </style:style>
    <style:style style:name="P14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11c74" officeooo:paragraph-rsid="00611c74" style:font-size-asian="10pt" style:font-size-complex="10pt" fo:hyphenate="true" fo:hyphenation-remain-char-count="2" fo:hyphenation-push-char-count="2"/>
    </style:style>
    <style:style style:name="P14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611c74" officeooo:paragraph-rsid="005432bb" style:font-size-asian="10pt" style:font-size-complex="10pt" fo:hyphenate="true" fo:hyphenation-remain-char-count="2" fo:hyphenation-push-char-count="2"/>
    </style:style>
    <style:style style:name="P14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08e24" officeooo:paragraph-rsid="00808e24" style:font-size-asian="10pt" style:font-size-complex="10pt" fo:hyphenate="true" fo:hyphenation-remain-char-count="2" fo:hyphenation-push-char-count="2"/>
    </style:style>
    <style:style style:name="P14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9e870" officeooo:paragraph-rsid="0089e870" style:font-size-asian="10pt" style:font-size-complex="10pt" fo:hyphenate="true" fo:hyphenation-remain-char-count="2" fo:hyphenation-push-char-count="2"/>
    </style:style>
    <style:style style:name="P14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9e870" officeooo:paragraph-rsid="00d72d4d" style:font-size-asian="10pt" style:font-size-complex="10pt" fo:hyphenate="true" fo:hyphenation-remain-char-count="2" fo:hyphenation-push-char-count="2"/>
    </style:style>
    <style:style style:name="P14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b7507" officeooo:paragraph-rsid="008b7507" style:font-size-asian="10pt" style:font-size-complex="10pt" fo:hyphenate="true" fo:hyphenation-remain-char-count="2" fo:hyphenation-push-char-count="2"/>
    </style:style>
    <style:style style:name="P14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be366" officeooo:paragraph-rsid="00d72d4d" style:font-size-asian="10pt" style:font-size-complex="10pt" fo:hyphenate="true" fo:hyphenation-remain-char-count="2" fo:hyphenation-push-char-count="2"/>
    </style:style>
    <style:style style:name="P15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9a7d8" officeooo:paragraph-rsid="0088a06f" style:font-size-asian="10pt" style:font-size-complex="10pt" fo:hyphenate="true" fo:hyphenation-remain-char-count="2" fo:hyphenation-push-char-count="2"/>
    </style:style>
    <style:style style:name="P15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ad4f16" officeooo:paragraph-rsid="00ad4f16" style:font-size-asian="10pt" style:font-size-complex="10pt" fo:hyphenate="true" fo:hyphenation-remain-char-count="2" fo:hyphenation-push-char-count="2"/>
    </style:style>
    <style:style style:name="P15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831925" officeooo:paragraph-rsid="00812c50" style:font-size-asian="10pt" style:font-size-complex="10pt" fo:hyphenate="true" fo:hyphenation-remain-char-count="2" fo:hyphenation-push-char-count="2"/>
    </style:style>
    <style:style style:name="P15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ad5b46" officeooo:paragraph-rsid="00ad5b46" style:font-size-asian="10pt" style:font-size-complex="10pt" fo:hyphenate="true" fo:hyphenation-remain-char-count="2" fo:hyphenation-push-char-count="2"/>
    </style:style>
    <style:style style:name="P15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b56e82" officeooo:paragraph-rsid="00b56e82" style:font-size-asian="10pt" style:font-size-complex="10pt" fo:hyphenate="true" fo:hyphenation-remain-char-count="2" fo:hyphenation-push-char-count="2"/>
    </style:style>
    <style:style style:name="P15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b629e3" officeooo:paragraph-rsid="00b629e3" style:font-size-asian="10pt" style:font-size-complex="10pt" fo:hyphenate="true" fo:hyphenation-remain-char-count="2" fo:hyphenation-push-char-count="2"/>
    </style:style>
    <style:style style:name="P15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b82b62" officeooo:paragraph-rsid="00b82b62" style:font-size-asian="10pt" style:font-size-complex="10pt" fo:hyphenate="true" fo:hyphenation-remain-char-count="2" fo:hyphenation-push-char-count="2"/>
    </style:style>
    <style:style style:name="P15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a94379" officeooo:paragraph-rsid="00a94379" style:font-size-asian="10pt" style:font-size-complex="10pt" fo:hyphenate="true" fo:hyphenation-remain-char-count="2" fo:hyphenation-push-char-count="2"/>
    </style:style>
    <style:style style:name="P15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c8b9e0" officeooo:paragraph-rsid="00c8b9e0" style:font-size-asian="10pt" style:font-size-complex="10pt" fo:hyphenate="true" fo:hyphenation-remain-char-count="2" fo:hyphenation-push-char-count="2"/>
    </style:style>
    <style:style style:name="P15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080b60" officeooo:paragraph-rsid="01080b60" style:font-size-asian="10pt" style:font-size-complex="10pt" fo:hyphenate="true" fo:hyphenation-remain-char-count="2" fo:hyphenation-push-char-count="2"/>
    </style:style>
    <style:style style:name="P16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4d328a" officeooo:paragraph-rsid="01144044" style:font-size-asian="10pt" style:font-size-complex="10pt" fo:hyphenate="true" fo:hyphenation-remain-char-count="2" fo:hyphenation-push-char-count="2"/>
    </style:style>
    <style:style style:name="P16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5256d6" officeooo:paragraph-rsid="01144044" style:font-size-asian="10pt" style:font-size-complex="10pt" fo:hyphenate="true" fo:hyphenation-remain-char-count="2" fo:hyphenation-push-char-count="2"/>
    </style:style>
    <style:style style:name="P16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5c87a4" officeooo:paragraph-rsid="01144044" style:font-size-asian="10pt" style:font-size-complex="10pt" fo:hyphenate="true" fo:hyphenation-remain-char-count="2" fo:hyphenation-push-char-count="2"/>
    </style:style>
    <style:style style:name="P16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5984b7" officeooo:paragraph-rsid="01144044" style:font-size-asian="10pt" style:font-size-complex="10pt" fo:hyphenate="true" fo:hyphenation-remain-char-count="2" fo:hyphenation-push-char-count="2"/>
    </style:style>
    <style:style style:name="P16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5e0e66" officeooo:paragraph-rsid="01144044" style:font-size-asian="10pt" style:font-size-complex="10pt" fo:hyphenate="true" fo:hyphenation-remain-char-count="2" fo:hyphenation-push-char-count="2"/>
    </style:style>
    <style:style style:name="P16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9f53ba" officeooo:paragraph-rsid="012973a2" style:font-size-asian="10pt" style:font-size-complex="10pt" fo:hyphenate="true" fo:hyphenation-remain-char-count="2" fo:hyphenation-push-char-count="2"/>
    </style:style>
    <style:style style:name="P16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f357db" officeooo:paragraph-rsid="012973a2" style:font-size-asian="10pt" style:font-size-complex="10pt" fo:hyphenate="true" fo:hyphenation-remain-char-count="2" fo:hyphenation-push-char-count="2"/>
    </style:style>
    <style:style style:name="P16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f36b83" officeooo:paragraph-rsid="012973a2" style:font-size-asian="10pt" style:font-size-complex="10pt" fo:hyphenate="true" fo:hyphenation-remain-char-count="2" fo:hyphenation-push-char-count="2"/>
    </style:style>
    <style:style style:name="P16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2b41c2" officeooo:paragraph-rsid="012b41c2" style:font-size-asian="10pt" style:font-size-complex="10pt" fo:hyphenate="true" fo:hyphenation-remain-char-count="2" fo:hyphenation-push-char-count="2"/>
    </style:style>
    <style:style style:name="P16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2cf63c" officeooo:paragraph-rsid="012cf63c" style:font-size-asian="10pt" style:font-size-complex="10pt" fo:hyphenate="true" fo:hyphenation-remain-char-count="2" fo:hyphenation-push-char-count="2"/>
    </style:style>
    <style:style style:name="P17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322c22" officeooo:paragraph-rsid="01322c22" style:font-size-asian="10pt" style:font-size-complex="10pt" fo:hyphenate="true" fo:hyphenation-remain-char-count="2" fo:hyphenation-push-char-count="2"/>
    </style:style>
    <style:style style:name="P17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39e760" officeooo:paragraph-rsid="0139e760" style:font-size-asian="10pt" style:font-size-complex="10pt" fo:hyphenate="true" fo:hyphenation-remain-char-count="2" fo:hyphenation-push-char-count="2"/>
    </style:style>
    <style:style style:name="P17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958e26" officeooo:paragraph-rsid="013f2590" style:font-size-asian="10pt" style:font-size-complex="10pt" fo:hyphenate="true" fo:hyphenation-remain-char-count="2" fo:hyphenation-push-char-count="2"/>
    </style:style>
    <style:style style:name="P17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a2fe05" officeooo:paragraph-rsid="013f2590" style:font-size-asian="10pt" style:font-size-complex="10pt" fo:hyphenate="true" fo:hyphenation-remain-char-count="2" fo:hyphenation-push-char-count="2"/>
    </style:style>
    <style:style style:name="P17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a36a13" officeooo:paragraph-rsid="013f2590" style:font-size-asian="10pt" style:font-size-complex="10pt" fo:hyphenate="true" fo:hyphenation-remain-char-count="2" fo:hyphenation-push-char-count="2"/>
    </style:style>
    <style:style style:name="P17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0a51498" officeooo:paragraph-rsid="013f2590" style:font-size-asian="10pt" style:font-size-complex="10pt" fo:hyphenate="true" fo:hyphenation-remain-char-count="2" fo:hyphenation-push-char-count="2"/>
    </style:style>
    <style:style style:name="P17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451239" officeooo:paragraph-rsid="01451239" style:font-size-asian="10pt" style:font-size-complex="10pt" fo:hyphenate="true" fo:hyphenation-remain-char-count="2" fo:hyphenation-push-char-count="2"/>
    </style:style>
    <style:style style:name="P17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426495" officeooo:paragraph-rsid="01426495" style:font-size-asian="10pt" style:font-size-complex="10pt" fo:hyphenate="true" fo:hyphenation-remain-char-count="2" fo:hyphenation-push-char-count="2"/>
    </style:style>
    <style:style style:name="P17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53cd3d" officeooo:paragraph-rsid="0153cd3d" style:font-size-asian="10pt" style:font-size-complex="10pt" fo:hyphenate="true" fo:hyphenation-remain-char-count="2" fo:hyphenation-push-char-count="2"/>
    </style:style>
    <style:style style:name="P17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556c0f" officeooo:paragraph-rsid="01556c0f" style:font-size-asian="10pt" style:font-size-complex="10pt" fo:hyphenate="true" fo:hyphenation-remain-char-count="2" fo:hyphenation-push-char-count="2"/>
    </style:style>
    <style:style style:name="P18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52c808" officeooo:paragraph-rsid="0153cd3d" style:font-size-asian="10pt" style:font-size-complex="10pt" fo:hyphenate="true" fo:hyphenation-remain-char-count="2" fo:hyphenation-push-char-count="2"/>
    </style:style>
    <style:style style:name="P18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74d1ae" officeooo:paragraph-rsid="0174d1ae" style:font-size-asian="10pt" style:font-size-complex="10pt" fo:hyphenate="true" fo:hyphenation-remain-char-count="2" fo:hyphenation-push-char-count="2"/>
    </style:style>
    <style:style style:name="P18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794f19" officeooo:paragraph-rsid="01794f19" style:font-size-asian="10pt" style:font-size-complex="10pt" fo:hyphenate="true" fo:hyphenation-remain-char-count="2" fo:hyphenation-push-char-count="2"/>
    </style:style>
    <style:style style:name="P18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796d58" officeooo:paragraph-rsid="01796d58" style:font-size-asian="10pt" style:font-size-complex="10pt" fo:hyphenate="true" fo:hyphenation-remain-char-count="2" fo:hyphenation-push-char-count="2"/>
    </style:style>
    <style:style style:name="P18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809073" officeooo:paragraph-rsid="01809073" style:font-size-asian="10pt" style:font-size-complex="10pt" fo:hyphenate="true" fo:hyphenation-remain-char-count="2" fo:hyphenation-push-char-count="2"/>
    </style:style>
    <style:style style:name="P18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ru" fo:country="RU" officeooo:rsid="0175cd48" officeooo:paragraph-rsid="0175cd48" style:font-size-asian="8.75pt" style:font-size-complex="10pt" fo:hyphenate="true" fo:hyphenation-remain-char-count="2" fo:hyphenation-push-char-count="2"/>
    </style:style>
    <style:style style:name="P18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0da7ea" officeooo:paragraph-rsid="000da7ea" style:font-size-asian="10pt" style:font-size-complex="10pt" fo:hyphenate="true" fo:hyphenation-remain-char-count="2" fo:hyphenation-push-char-count="2"/>
    </style:style>
    <style:style style:name="P18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12287c" officeooo:paragraph-rsid="0012287c" style:font-size-asian="10pt" style:font-size-complex="10pt" fo:hyphenate="true" fo:hyphenation-remain-char-count="2" fo:hyphenation-push-char-count="2"/>
    </style:style>
    <style:style style:name="P18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14c25f" officeooo:paragraph-rsid="0014c25f" style:font-size-asian="10pt" style:font-size-complex="10pt" fo:hyphenate="true" fo:hyphenation-remain-char-count="2" fo:hyphenation-push-char-count="2"/>
    </style:style>
    <style:style style:name="P18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1c3b6f" officeooo:paragraph-rsid="001c3b6f" style:font-size-asian="10pt" style:font-size-complex="10pt" fo:hyphenate="true" fo:hyphenation-remain-char-count="2" fo:hyphenation-push-char-count="2"/>
    </style:style>
    <style:style style:name="P19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22818d" officeooo:paragraph-rsid="0022818d" style:font-size-asian="10pt" style:font-size-complex="10pt" fo:hyphenate="true" fo:hyphenation-remain-char-count="2" fo:hyphenation-push-char-count="2"/>
    </style:style>
    <style:style style:name="P19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2c87f1" officeooo:paragraph-rsid="002c87f1" style:font-size-asian="10pt" style:font-size-complex="10pt" fo:hyphenate="true" fo:hyphenation-remain-char-count="2" fo:hyphenation-push-char-count="2"/>
    </style:style>
    <style:style style:name="P19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303c8d" officeooo:paragraph-rsid="00303c8d" style:font-size-asian="10pt" style:font-size-complex="10pt" fo:hyphenate="true" fo:hyphenation-remain-char-count="2" fo:hyphenation-push-char-count="2"/>
    </style:style>
    <style:style style:name="P19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2d62f4" officeooo:paragraph-rsid="00348f6f" style:font-size-asian="10pt" style:font-size-complex="10pt" fo:hyphenate="true" fo:hyphenation-remain-char-count="2" fo:hyphenation-push-char-count="2"/>
    </style:style>
    <style:style style:name="P19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39e074" officeooo:paragraph-rsid="003b193a" style:font-size-asian="10pt" style:font-size-complex="10pt" fo:hyphenate="true" fo:hyphenation-remain-char-count="2" fo:hyphenation-push-char-count="2"/>
    </style:style>
    <style:style style:name="P19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381023" officeooo:paragraph-rsid="00381023" style:font-size-asian="10pt" style:font-size-complex="10pt" fo:hyphenate="true" fo:hyphenation-remain-char-count="2" fo:hyphenation-push-char-count="2"/>
    </style:style>
    <style:style style:name="P19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3df66f" officeooo:paragraph-rsid="003df66f" style:font-size-asian="10pt" style:font-size-complex="10pt" fo:hyphenate="true" fo:hyphenation-remain-char-count="2" fo:hyphenation-push-char-count="2"/>
    </style:style>
    <style:style style:name="P19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4122ba" officeooo:paragraph-rsid="004122ba" style:font-size-asian="10pt" style:font-size-complex="10pt" fo:hyphenate="true" fo:hyphenation-remain-char-count="2" fo:hyphenation-push-char-count="2"/>
    </style:style>
    <style:style style:name="P19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4672ef" officeooo:paragraph-rsid="004672ef" style:font-size-asian="10pt" style:font-size-complex="10pt" fo:hyphenate="true" fo:hyphenation-remain-char-count="2" fo:hyphenation-push-char-count="2"/>
    </style:style>
    <style:style style:name="P19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67b916" officeooo:paragraph-rsid="0067b916" style:font-size-asian="10pt" style:font-size-complex="10pt" fo:hyphenate="true" fo:hyphenation-remain-char-count="2" fo:hyphenation-push-char-count="2"/>
    </style:style>
    <style:style style:name="P20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6bfa19" officeooo:paragraph-rsid="006bfa19" style:font-size-asian="10pt" style:font-size-complex="10pt" fo:hyphenate="true" fo:hyphenation-remain-char-count="2" fo:hyphenation-push-char-count="2"/>
    </style:style>
    <style:style style:name="P20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6e7abb" officeooo:paragraph-rsid="006e7abb" style:font-size-asian="10pt" style:font-size-complex="10pt" fo:hyphenate="true" fo:hyphenation-remain-char-count="2" fo:hyphenation-push-char-count="2"/>
    </style:style>
    <style:style style:name="P20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808e24" officeooo:paragraph-rsid="00808e24" style:font-size-asian="10pt" style:font-size-complex="10pt" fo:hyphenate="true" fo:hyphenation-remain-char-count="2" fo:hyphenation-push-char-count="2"/>
    </style:style>
    <style:style style:name="P20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b29ccc" officeooo:paragraph-rsid="00b29ccc" style:font-size-asian="10pt" style:font-size-complex="10pt" fo:hyphenate="true" fo:hyphenation-remain-char-count="2" fo:hyphenation-push-char-count="2"/>
    </style:style>
    <style:style style:name="P20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b82b62" officeooo:paragraph-rsid="00b82b62" style:font-size-asian="10pt" style:font-size-complex="10pt" fo:hyphenate="true" fo:hyphenation-remain-char-count="2" fo:hyphenation-push-char-count="2"/>
    </style:style>
    <style:style style:name="P20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b82b62" officeooo:paragraph-rsid="011d42e1" style:font-size-asian="10pt" style:font-size-complex="10pt" fo:hyphenate="true" fo:hyphenation-remain-char-count="2" fo:hyphenation-push-char-count="2"/>
    </style:style>
    <style:style style:name="P20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c14fdc" officeooo:paragraph-rsid="00c14fdc" style:font-size-asian="10pt" style:font-size-complex="10pt" fo:hyphenate="true" fo:hyphenation-remain-char-count="2" fo:hyphenation-push-char-count="2"/>
    </style:style>
    <style:style style:name="P20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c14fdc" officeooo:paragraph-rsid="012124c2" style:font-size-asian="10pt" style:font-size-complex="10pt" fo:hyphenate="true" fo:hyphenation-remain-char-count="2" fo:hyphenation-push-char-count="2"/>
    </style:style>
    <style:style style:name="P20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c8b9e0" officeooo:paragraph-rsid="00c8b9e0" style:font-size-asian="10pt" style:font-size-complex="10pt" fo:hyphenate="true" fo:hyphenation-remain-char-count="2" fo:hyphenation-push-char-count="2"/>
    </style:style>
    <style:style style:name="P20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dc79dc" officeooo:paragraph-rsid="0109fdb8" style:font-size-asian="10pt" style:font-size-complex="10pt" fo:hyphenate="true" fo:hyphenation-remain-char-count="2" fo:hyphenation-push-char-count="2"/>
    </style:style>
    <style:style style:name="P21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027d41" officeooo:paragraph-rsid="01026edf" style:font-size-asian="10pt" style:font-size-complex="10pt" fo:hyphenate="true" fo:hyphenation-remain-char-count="2" fo:hyphenation-push-char-count="2"/>
    </style:style>
    <style:style style:name="P21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23e5ff" officeooo:paragraph-rsid="012973a2" style:font-size-asian="10pt" style:font-size-complex="10pt" fo:hyphenate="true" fo:hyphenation-remain-char-count="2" fo:hyphenation-push-char-count="2"/>
    </style:style>
    <style:style style:name="P21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f36b83" officeooo:paragraph-rsid="012973a2" style:font-size-asian="10pt" style:font-size-complex="10pt" fo:hyphenate="true" fo:hyphenation-remain-char-count="2" fo:hyphenation-push-char-count="2"/>
    </style:style>
    <style:style style:name="P21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9f53ba" officeooo:paragraph-rsid="012973a2" style:font-size-asian="10pt" style:font-size-complex="10pt" fo:hyphenate="true" fo:hyphenation-remain-char-count="2" fo:hyphenation-push-char-count="2"/>
    </style:style>
    <style:style style:name="P21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9f53ba" officeooo:paragraph-rsid="0134cdf0" style:font-size-asian="10pt" style:font-size-complex="10pt" fo:hyphenate="true" fo:hyphenation-remain-char-count="2" fo:hyphenation-push-char-count="2"/>
    </style:style>
    <style:style style:name="P21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9f53ba" officeooo:paragraph-rsid="013730f6" style:font-size-asian="10pt" style:font-size-complex="10pt" fo:hyphenate="true" fo:hyphenation-remain-char-count="2" fo:hyphenation-push-char-count="2"/>
    </style:style>
    <style:style style:name="P21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355a36" officeooo:paragraph-rsid="01355a36" style:font-size-asian="10pt" style:font-size-complex="10pt" fo:hyphenate="true" fo:hyphenation-remain-char-count="2" fo:hyphenation-push-char-count="2"/>
    </style:style>
    <style:style style:name="P21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35b6d6" officeooo:paragraph-rsid="0135b6d6" style:font-size-asian="10pt" style:font-size-complex="10pt" fo:hyphenate="true" fo:hyphenation-remain-char-count="2" fo:hyphenation-push-char-count="2"/>
    </style:style>
    <style:style style:name="P21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3730f6" officeooo:paragraph-rsid="013730f6" style:font-size-asian="10pt" style:font-size-complex="10pt" fo:hyphenate="true" fo:hyphenation-remain-char-count="2" fo:hyphenation-push-char-count="2"/>
    </style:style>
    <style:style style:name="P21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3b8bf8" officeooo:paragraph-rsid="013b8bf8" style:font-size-asian="10pt" style:font-size-complex="10pt" fo:hyphenate="true" fo:hyphenation-remain-char-count="2" fo:hyphenation-push-char-count="2"/>
    </style:style>
    <style:style style:name="P22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2973a2" officeooo:paragraph-rsid="012973a2" style:font-size-asian="10pt" style:font-size-complex="10pt" fo:hyphenate="true" fo:hyphenation-remain-char-count="2" fo:hyphenation-push-char-count="2"/>
    </style:style>
    <style:style style:name="P22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2b41c2" officeooo:paragraph-rsid="012b41c2" style:font-size-asian="10pt" style:font-size-complex="10pt" fo:hyphenate="true" fo:hyphenation-remain-char-count="2" fo:hyphenation-push-char-count="2"/>
    </style:style>
    <style:style style:name="P22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2cf63c" officeooo:paragraph-rsid="012cf63c" style:font-size-asian="10pt" style:font-size-complex="10pt" fo:hyphenate="true" fo:hyphenation-remain-char-count="2" fo:hyphenation-push-char-count="2"/>
    </style:style>
    <style:style style:name="P22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2dee18" officeooo:paragraph-rsid="012dee18" style:font-size-asian="10pt" style:font-size-complex="10pt" fo:hyphenate="true" fo:hyphenation-remain-char-count="2" fo:hyphenation-push-char-count="2"/>
    </style:style>
    <style:style style:name="P22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322c22" officeooo:paragraph-rsid="01322c22" style:font-size-asian="10pt" style:font-size-complex="10pt" fo:hyphenate="true" fo:hyphenation-remain-char-count="2" fo:hyphenation-push-char-count="2"/>
    </style:style>
    <style:style style:name="P22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a36a13" officeooo:paragraph-rsid="013f2590" style:font-size-asian="10pt" style:font-size-complex="10pt" fo:hyphenate="true" fo:hyphenation-remain-char-count="2" fo:hyphenation-push-char-count="2"/>
    </style:style>
    <style:style style:name="P22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a51498" officeooo:paragraph-rsid="013f2590" style:font-size-asian="10pt" style:font-size-complex="10pt" fo:hyphenate="true" fo:hyphenation-remain-char-count="2" fo:hyphenation-push-char-count="2"/>
    </style:style>
    <style:style style:name="P22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0a55d30" officeooo:paragraph-rsid="013f2590" style:font-size-asian="10pt" style:font-size-complex="10pt" fo:hyphenate="true" fo:hyphenation-remain-char-count="2" fo:hyphenation-push-char-count="2"/>
    </style:style>
    <style:style style:name="P22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3f2590" officeooo:paragraph-rsid="013f2590" style:font-size-asian="10pt" style:font-size-complex="10pt" fo:hyphenate="true" fo:hyphenation-remain-char-count="2" fo:hyphenation-push-char-count="2"/>
    </style:style>
    <style:style style:name="P22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451239" officeooo:paragraph-rsid="01451239" style:font-size-asian="10pt" style:font-size-complex="10pt" fo:hyphenate="true" fo:hyphenation-remain-char-count="2" fo:hyphenation-push-char-count="2"/>
    </style:style>
    <style:style style:name="P23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492d02" officeooo:paragraph-rsid="01492d02" style:font-size-asian="10pt" style:font-size-complex="10pt" fo:hyphenate="true" fo:hyphenation-remain-char-count="2" fo:hyphenation-push-char-count="2"/>
    </style:style>
    <style:style style:name="P23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492d02" officeooo:paragraph-rsid="01597c12" style:font-size-asian="10pt" style:font-size-complex="10pt" fo:hyphenate="true" fo:hyphenation-remain-char-count="2" fo:hyphenation-push-char-count="2"/>
    </style:style>
    <style:style style:name="P23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52c808" officeooo:paragraph-rsid="0152c808" style:font-size-asian="10pt" style:font-size-complex="10pt" fo:hyphenate="true" fo:hyphenation-remain-char-count="2" fo:hyphenation-push-char-count="2"/>
    </style:style>
    <style:style style:name="P23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47b019" officeooo:paragraph-rsid="0147b019" style:font-size-asian="10pt" style:font-size-complex="10pt" fo:hyphenate="true" fo:hyphenation-remain-char-count="2" fo:hyphenation-push-char-count="2"/>
    </style:style>
    <style:style style:name="P23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3231e" officeooo:paragraph-rsid="0173231e" style:font-size-asian="10pt" style:font-size-complex="10pt" fo:hyphenate="true" fo:hyphenation-remain-char-count="2" fo:hyphenation-push-char-count="2"/>
    </style:style>
    <style:style style:name="P23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4d1ae" officeooo:paragraph-rsid="0174d1ae" style:font-size-asian="10pt" style:font-size-complex="10pt" fo:hyphenate="true" fo:hyphenation-remain-char-count="2" fo:hyphenation-push-char-count="2"/>
    </style:style>
    <style:style style:name="P23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4d1ae" officeooo:paragraph-rsid="01741563" style:font-size-asian="10pt" style:font-size-complex="10pt" fo:hyphenate="true" fo:hyphenation-remain-char-count="2" fo:hyphenation-push-char-count="2"/>
    </style:style>
    <style:style style:name="P23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81295" officeooo:paragraph-rsid="01781295" style:font-size-asian="10pt" style:font-size-complex="10pt" fo:hyphenate="true" fo:hyphenation-remain-char-count="2" fo:hyphenation-push-char-count="2"/>
    </style:style>
    <style:style style:name="P23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41563" officeooo:paragraph-rsid="01741563" style:font-size-asian="10pt" style:font-size-complex="10pt" fo:hyphenate="true" fo:hyphenation-remain-char-count="2" fo:hyphenation-push-char-count="2"/>
    </style:style>
    <style:style style:name="P23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5cd48" officeooo:paragraph-rsid="0175cd48" style:font-size-asian="10pt" style:font-size-complex="10pt" fo:hyphenate="true" fo:hyphenation-remain-char-count="2" fo:hyphenation-push-char-count="2"/>
    </style:style>
    <style:style style:name="P24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96d58" officeooo:paragraph-rsid="01796d58" style:font-size-asian="10pt" style:font-size-complex="10pt" fo:hyphenate="true" fo:hyphenation-remain-char-count="2" fo:hyphenation-push-char-count="2"/>
    </style:style>
    <style:style style:name="P24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96d58" officeooo:paragraph-rsid="01943037" style:font-size-asian="10pt" style:font-size-complex="10pt" fo:hyphenate="true" fo:hyphenation-remain-char-count="2" fo:hyphenation-push-char-count="2"/>
    </style:style>
    <style:style style:name="P24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96d58" officeooo:paragraph-rsid="0198a5f5" style:font-size-asian="10pt" style:font-size-complex="10pt" fo:hyphenate="true" fo:hyphenation-remain-char-count="2" fo:hyphenation-push-char-count="2"/>
    </style:style>
    <style:style style:name="P24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abf3c" officeooo:paragraph-rsid="017abf3c" style:font-size-asian="10pt" style:font-size-complex="10pt" fo:hyphenate="true" fo:hyphenation-remain-char-count="2" fo:hyphenation-push-char-count="2"/>
    </style:style>
    <style:style style:name="P24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abf3c" officeooo:paragraph-rsid="017c51a5" style:font-size-asian="10pt" style:font-size-complex="10pt" fo:hyphenate="true" fo:hyphenation-remain-char-count="2" fo:hyphenation-push-char-count="2"/>
    </style:style>
    <style:style style:name="P24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c51a5" officeooo:paragraph-rsid="017c51a5" style:font-size-asian="10pt" style:font-size-complex="10pt" fo:hyphenate="true" fo:hyphenation-remain-char-count="2" fo:hyphenation-push-char-count="2"/>
    </style:style>
    <style:style style:name="P24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81e578" officeooo:paragraph-rsid="0181e578" style:font-size-asian="10pt" style:font-size-complex="10pt" fo:hyphenate="true" fo:hyphenation-remain-char-count="2" fo:hyphenation-push-char-count="2"/>
    </style:style>
    <style:style style:name="P24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8319ba" officeooo:paragraph-rsid="018319ba" style:font-size-asian="10pt" style:font-size-complex="10pt" fo:hyphenate="true" fo:hyphenation-remain-char-count="2" fo:hyphenation-push-char-count="2"/>
    </style:style>
    <style:style style:name="P24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5cd48" officeooo:paragraph-rsid="0175cd48" style:font-size-asian="8.75pt" style:font-size-complex="10pt" fo:hyphenate="true" fo:hyphenation-remain-char-count="2" fo:hyphenation-push-char-count="2"/>
    </style:style>
    <style:style style:name="P24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10pt" fo:language="en" fo:country="US" officeooo:rsid="017766a2" officeooo:paragraph-rsid="017766a2" style:font-size-asian="8.75pt" style:font-size-complex="10pt" fo:hyphenate="true" fo:hyphenation-remain-char-count="2" fo:hyphenation-push-char-count="2"/>
    </style:style>
    <style:style style:name="P25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c8b9e0" officeooo:paragraph-rsid="00cab762" style:font-size-asian="8pt" style:font-size-complex="8pt" fo:hyphenate="true" fo:hyphenation-remain-char-count="2" fo:hyphenation-push-char-count="2"/>
    </style:style>
    <style:style style:name="P25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56e82" officeooo:paragraph-rsid="00b56e82" style:font-size-asian="8pt" style:font-size-complex="8pt" fo:hyphenate="true" fo:hyphenation-remain-char-count="2" fo:hyphenation-push-char-count="2"/>
    </style:style>
    <style:style style:name="P25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629e3" officeooo:paragraph-rsid="00b629e3" style:font-size-asian="8pt" style:font-size-complex="8pt" fo:hyphenate="true" fo:hyphenation-remain-char-count="2" fo:hyphenation-push-char-count="2"/>
    </style:style>
    <style:style style:name="P25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6cfa2" officeooo:paragraph-rsid="00b6cfa2" style:font-size-asian="8pt" style:font-size-complex="8pt" fo:hyphenate="true" fo:hyphenation-remain-char-count="2" fo:hyphenation-push-char-count="2"/>
    </style:style>
    <style:style style:name="P25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b9448" officeooo:paragraph-rsid="00bb9448" style:font-size-asian="8pt" style:font-size-complex="8pt" fo:hyphenate="true" fo:hyphenation-remain-char-count="2" fo:hyphenation-push-char-count="2"/>
    </style:style>
    <style:style style:name="P25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fd27b" officeooo:paragraph-rsid="00bfd27b" style:font-size-asian="8pt" style:font-size-complex="8pt" fo:hyphenate="true" fo:hyphenation-remain-char-count="2" fo:hyphenation-push-char-count="2"/>
    </style:style>
    <style:style style:name="P25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9aede" officeooo:paragraph-rsid="00bfd27b" style:font-size-asian="8pt" style:font-size-complex="8pt" fo:hyphenate="true" fo:hyphenation-remain-char-count="2" fo:hyphenation-push-char-count="2"/>
    </style:style>
    <style:style style:name="P25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10b5d" officeooo:paragraph-rsid="0134cdf0" style:font-size-asian="8pt" style:font-size-complex="8pt" fo:hyphenate="true" fo:hyphenation-remain-char-count="2" fo:hyphenation-push-char-count="2"/>
    </style:style>
    <style:style style:name="P25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10b5d" officeooo:paragraph-rsid="013730f6" style:font-size-asian="8pt" style:font-size-complex="8pt" fo:hyphenate="true" fo:hyphenation-remain-char-count="2" fo:hyphenation-push-char-count="2"/>
    </style:style>
    <style:style style:name="P25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2fe05" officeooo:paragraph-rsid="012973a2" style:font-size-asian="8pt" style:font-size-complex="8pt" fo:hyphenate="true" fo:hyphenation-remain-char-count="2" fo:hyphenation-push-char-count="2"/>
    </style:style>
    <style:style style:name="P26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2fe05" officeooo:paragraph-rsid="0134cdf0" style:font-size-asian="8pt" style:font-size-complex="8pt" fo:hyphenate="true" fo:hyphenation-remain-char-count="2" fo:hyphenation-push-char-count="2"/>
    </style:style>
    <style:style style:name="P26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973a2" officeooo:paragraph-rsid="012b41c2" style:font-size-asian="8pt" style:font-size-complex="8pt" fo:hyphenate="true" fo:hyphenation-remain-char-count="2" fo:hyphenation-push-char-count="2"/>
    </style:style>
    <style:style style:name="P26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b41c2" officeooo:paragraph-rsid="012b41c2" style:font-size-asian="8pt" style:font-size-complex="8pt" fo:hyphenate="true" fo:hyphenation-remain-char-count="2" fo:hyphenation-push-char-count="2"/>
    </style:style>
    <style:style style:name="P26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cf63c" officeooo:paragraph-rsid="012cf63c" style:font-size-asian="8pt" style:font-size-complex="8pt" fo:hyphenate="true" fo:hyphenation-remain-char-count="2" fo:hyphenation-push-char-count="2"/>
    </style:style>
    <style:style style:name="P26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dee18" officeooo:paragraph-rsid="012dee18" style:font-size-asian="8pt" style:font-size-complex="8pt" fo:hyphenate="true" fo:hyphenation-remain-char-count="2" fo:hyphenation-push-char-count="2"/>
    </style:style>
    <style:style style:name="P26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dee18" officeooo:paragraph-rsid="012f1949" style:font-size-asian="8pt" style:font-size-complex="8pt" fo:hyphenate="true" fo:hyphenation-remain-char-count="2" fo:hyphenation-push-char-count="2"/>
    </style:style>
    <style:style style:name="P26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f1949" officeooo:paragraph-rsid="012f1949" style:font-size-asian="8pt" style:font-size-complex="8pt" fo:hyphenate="true" fo:hyphenation-remain-char-count="2" fo:hyphenation-push-char-count="2"/>
    </style:style>
    <style:style style:name="P26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22c22" officeooo:paragraph-rsid="01322c22" style:font-size-asian="8pt" style:font-size-complex="8pt" fo:hyphenate="true" fo:hyphenation-remain-char-count="2" fo:hyphenation-push-char-count="2"/>
    </style:style>
    <style:style style:name="P26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4089b" officeooo:paragraph-rsid="0134089b" style:font-size-asian="8pt" style:font-size-complex="8pt" fo:hyphenate="true" fo:hyphenation-remain-char-count="2" fo:hyphenation-push-char-count="2"/>
    </style:style>
    <style:style style:name="P26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3e5ff" officeooo:paragraph-rsid="0134cdf0" style:font-size-asian="8pt" style:font-size-complex="8pt" fo:hyphenate="true" fo:hyphenation-remain-char-count="2" fo:hyphenation-push-char-count="2"/>
    </style:style>
    <style:style style:name="P27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55a36" officeooo:paragraph-rsid="01355a36" style:font-size-asian="8pt" style:font-size-complex="8pt" fo:hyphenate="true" fo:hyphenation-remain-char-count="2" fo:hyphenation-push-char-count="2"/>
    </style:style>
    <style:style style:name="P27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5b6d6" officeooo:paragraph-rsid="0135b6d6" style:font-size-asian="8pt" style:font-size-complex="8pt" fo:hyphenate="true" fo:hyphenation-remain-char-count="2" fo:hyphenation-push-char-count="2"/>
    </style:style>
    <style:style style:name="P27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9e760" officeooo:paragraph-rsid="0139e760" style:font-size-asian="8pt" style:font-size-complex="8pt" fo:hyphenate="true" fo:hyphenation-remain-char-count="2" fo:hyphenation-push-char-count="2"/>
    </style:style>
    <style:style style:name="P27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b8bf8" officeooo:paragraph-rsid="013b8bf8" style:font-size-asian="8pt" style:font-size-complex="8pt" fo:hyphenate="true" fo:hyphenation-remain-char-count="2" fo:hyphenation-push-char-count="2"/>
    </style:style>
    <style:style style:name="P27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dfafc" officeooo:paragraph-rsid="013dfafc" style:font-size-asian="8pt" style:font-size-complex="8pt" fo:hyphenate="true" fo:hyphenation-remain-char-count="2" fo:hyphenation-push-char-count="2"/>
    </style:style>
    <style:style style:name="P27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5c19e" officeooo:paragraph-rsid="0135c19e" style:font-size-asian="8pt" style:font-size-complex="8pt" fo:hyphenate="true" fo:hyphenation-remain-char-count="2" fo:hyphenation-push-char-count="2"/>
    </style:style>
    <style:style style:name="P27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c6829" officeooo:paragraph-rsid="013c6829" style:font-size-asian="8pt" style:font-size-complex="8pt" fo:hyphenate="true" fo:hyphenation-remain-char-count="2" fo:hyphenation-push-char-count="2"/>
    </style:style>
    <style:style style:name="P27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c6829" officeooo:paragraph-rsid="013c766f" style:font-size-asian="8pt" style:font-size-complex="8pt" fo:hyphenate="true" fo:hyphenation-remain-char-count="2" fo:hyphenation-push-char-count="2"/>
    </style:style>
    <style:style style:name="P27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36a13" officeooo:paragraph-rsid="013f2590" style:font-size-asian="8pt" style:font-size-complex="8pt" fo:hyphenate="true" fo:hyphenation-remain-char-count="2" fo:hyphenation-push-char-count="2"/>
    </style:style>
    <style:style style:name="P27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8b90a" officeooo:paragraph-rsid="013f2590" style:font-size-asian="8pt" style:font-size-complex="8pt" fo:hyphenate="true" fo:hyphenation-remain-char-count="2" fo:hyphenation-push-char-count="2"/>
    </style:style>
    <style:style style:name="P28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55d30" officeooo:paragraph-rsid="013f2590" style:font-size-asian="8pt" style:font-size-complex="8pt" fo:hyphenate="true" fo:hyphenation-remain-char-count="2" fo:hyphenation-push-char-count="2"/>
    </style:style>
    <style:style style:name="P28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51498" officeooo:paragraph-rsid="013f2590" style:font-size-asian="8pt" style:font-size-complex="8pt" fo:hyphenate="true" fo:hyphenation-remain-char-count="2" fo:hyphenation-push-char-count="2"/>
    </style:style>
    <style:style style:name="P28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7b019" officeooo:paragraph-rsid="0147b019" style:font-size-asian="8pt" style:font-size-complex="8pt" fo:hyphenate="true" fo:hyphenation-remain-char-count="2" fo:hyphenation-push-char-count="2"/>
    </style:style>
    <style:style style:name="P28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5bebb" officeooo:paragraph-rsid="0145bebb" style:font-size-asian="8pt" style:font-size-complex="8pt" fo:hyphenate="true" fo:hyphenation-remain-char-count="2" fo:hyphenation-push-char-count="2"/>
    </style:style>
    <style:style style:name="P28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ad621" officeooo:paragraph-rsid="014ad621" style:font-size-asian="8pt" style:font-size-complex="8pt" fo:hyphenate="true" fo:hyphenation-remain-char-count="2" fo:hyphenation-push-char-count="2"/>
    </style:style>
    <style:style style:name="P28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ad621" officeooo:paragraph-rsid="014b8627" style:font-size-asian="8pt" style:font-size-complex="8pt" fo:hyphenate="true" fo:hyphenation-remain-char-count="2" fo:hyphenation-push-char-count="2"/>
    </style:style>
    <style:style style:name="P28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b8627" officeooo:paragraph-rsid="014b8627" style:font-size-asian="8pt" style:font-size-complex="8pt" fo:hyphenate="true" fo:hyphenation-remain-char-count="2" fo:hyphenation-push-char-count="2"/>
    </style:style>
    <style:style style:name="P28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cca80" officeooo:paragraph-rsid="014cca80" style:font-size-asian="8pt" style:font-size-complex="8pt" fo:hyphenate="true" fo:hyphenation-remain-char-count="2" fo:hyphenation-push-char-count="2"/>
    </style:style>
    <style:style style:name="P28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e0914" officeooo:paragraph-rsid="014e0914" style:font-size-asian="8pt" style:font-size-complex="8pt" fo:hyphenate="true" fo:hyphenation-remain-char-count="2" fo:hyphenation-push-char-count="2"/>
    </style:style>
    <style:style style:name="P28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e0914" officeooo:paragraph-rsid="01518cce" style:font-size-asian="8pt" style:font-size-complex="8pt" fo:hyphenate="true" fo:hyphenation-remain-char-count="2" fo:hyphenation-push-char-count="2"/>
    </style:style>
    <style:style style:name="P29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ff496" officeooo:paragraph-rsid="014ff496" style:font-size-asian="8pt" style:font-size-complex="8pt" fo:hyphenate="true" fo:hyphenation-remain-char-count="2" fo:hyphenation-push-char-count="2"/>
    </style:style>
    <style:style style:name="P29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ba897" officeooo:paragraph-rsid="014ba897" style:font-size-asian="8pt" style:font-size-complex="8pt" fo:hyphenate="true" fo:hyphenation-remain-char-count="2" fo:hyphenation-push-char-count="2"/>
    </style:style>
    <style:style style:name="P29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18cce" officeooo:paragraph-rsid="01518cce" style:font-size-asian="8pt" style:font-size-complex="8pt" fo:hyphenate="true" fo:hyphenation-remain-char-count="2" fo:hyphenation-push-char-count="2"/>
    </style:style>
    <style:style style:name="P29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56c0f" officeooo:paragraph-rsid="01556c0f" style:font-size-asian="8pt" style:font-size-complex="8pt" fo:hyphenate="true" fo:hyphenation-remain-char-count="2" fo:hyphenation-push-char-count="2"/>
    </style:style>
    <style:style style:name="P29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56c0f" officeooo:paragraph-rsid="0156b9d5" style:font-size-asian="8pt" style:font-size-complex="8pt" fo:hyphenate="true" fo:hyphenation-remain-char-count="2" fo:hyphenation-push-char-count="2"/>
    </style:style>
    <style:style style:name="P29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56c0f" officeooo:paragraph-rsid="01597c12" style:font-size-asian="8pt" style:font-size-complex="8pt" fo:hyphenate="true" fo:hyphenation-remain-char-count="2" fo:hyphenation-push-char-count="2"/>
    </style:style>
    <style:style style:name="P29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6b9d5" officeooo:paragraph-rsid="01579b4a" style:font-size-asian="8pt" style:font-size-complex="8pt" fo:hyphenate="true" fo:hyphenation-remain-char-count="2" fo:hyphenation-push-char-count="2"/>
    </style:style>
    <style:style style:name="P29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8de50" officeooo:paragraph-rsid="0158de50" style:font-size-asian="8pt" style:font-size-complex="8pt" fo:hyphenate="true" fo:hyphenation-remain-char-count="2" fo:hyphenation-push-char-count="2"/>
    </style:style>
    <style:style style:name="P29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a1927" officeooo:paragraph-rsid="015a1927" style:font-size-asian="8pt" style:font-size-complex="8pt" fo:hyphenate="true" fo:hyphenation-remain-char-count="2" fo:hyphenation-push-char-count="2"/>
    </style:style>
    <style:style style:name="P29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b0ee8" officeooo:paragraph-rsid="015b0ee8" style:font-size-asian="8pt" style:font-size-complex="8pt" fo:hyphenate="true" fo:hyphenation-remain-char-count="2" fo:hyphenation-push-char-count="2"/>
    </style:style>
    <style:style style:name="P30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579b4a" officeooo:paragraph-rsid="01597c12" style:font-size-asian="8pt" style:font-size-complex="8pt" fo:hyphenate="true" fo:hyphenation-remain-char-count="2" fo:hyphenation-push-char-count="2"/>
    </style:style>
    <style:style style:name="P30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4d1ae" officeooo:paragraph-rsid="0174d1ae" style:font-size-asian="8pt" style:font-size-complex="8pt" fo:hyphenate="true" fo:hyphenation-remain-char-count="2" fo:hyphenation-push-char-count="2"/>
    </style:style>
    <style:style style:name="P30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41563" officeooo:paragraph-rsid="0174d1ae" style:font-size-asian="8pt" style:font-size-complex="8pt" fo:hyphenate="true" fo:hyphenation-remain-char-count="2" fo:hyphenation-push-char-count="2"/>
    </style:style>
    <style:style style:name="P30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766a2" officeooo:paragraph-rsid="017766a2" style:font-size-asian="8pt" style:font-size-complex="8pt" fo:hyphenate="true" fo:hyphenation-remain-char-count="2" fo:hyphenation-push-char-count="2"/>
    </style:style>
    <style:style style:name="P30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81295" officeooo:paragraph-rsid="01781295" style:font-size-asian="8pt" style:font-size-complex="8pt" fo:hyphenate="true" fo:hyphenation-remain-char-count="2" fo:hyphenation-push-char-count="2"/>
    </style:style>
    <style:style style:name="P30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c51a5" officeooo:paragraph-rsid="017c51a5" style:font-size-asian="8pt" style:font-size-complex="8pt" fo:hyphenate="true" fo:hyphenation-remain-char-count="2" fo:hyphenation-push-char-count="2"/>
    </style:style>
    <style:style style:name="P30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d5315" officeooo:paragraph-rsid="017d5315" style:font-size-asian="8pt" style:font-size-complex="8pt" fo:hyphenate="true" fo:hyphenation-remain-char-count="2" fo:hyphenation-push-char-count="2"/>
    </style:style>
    <style:style style:name="P30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d5315" officeooo:paragraph-rsid="017f3eb0" style:font-size-asian="8pt" style:font-size-complex="8pt" fo:hyphenate="true" fo:hyphenation-remain-char-count="2" fo:hyphenation-push-char-count="2"/>
    </style:style>
    <style:style style:name="P30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f9732" officeooo:paragraph-rsid="017f9732" style:font-size-asian="8pt" style:font-size-complex="8pt" fo:hyphenate="true" fo:hyphenation-remain-char-count="2" fo:hyphenation-push-char-count="2"/>
    </style:style>
    <style:style style:name="P30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09073" officeooo:paragraph-rsid="01809073" style:font-size-asian="8pt" style:font-size-complex="8pt" fo:hyphenate="true" fo:hyphenation-remain-char-count="2" fo:hyphenation-push-char-count="2"/>
    </style:style>
    <style:style style:name="P31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1e578" officeooo:paragraph-rsid="018319ba" style:font-size-asian="8pt" style:font-size-complex="8pt" fo:hyphenate="true" fo:hyphenation-remain-char-count="2" fo:hyphenation-push-char-count="2"/>
    </style:style>
    <style:style style:name="P31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30eca" officeooo:paragraph-rsid="01830eca" style:font-size-asian="8pt" style:font-size-complex="8pt" fo:hyphenate="true" fo:hyphenation-remain-char-count="2" fo:hyphenation-push-char-count="2"/>
    </style:style>
    <style:style style:name="P31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30eca" officeooo:paragraph-rsid="018319ba" style:font-size-asian="8pt" style:font-size-complex="8pt" fo:hyphenate="true" fo:hyphenation-remain-char-count="2" fo:hyphenation-push-char-count="2"/>
    </style:style>
    <style:style style:name="P31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319ba" officeooo:paragraph-rsid="018319ba" style:font-size-asian="8pt" style:font-size-complex="8pt" fo:hyphenate="true" fo:hyphenation-remain-char-count="2" fo:hyphenation-push-char-count="2"/>
    </style:style>
    <style:style style:name="P31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5a2d2" officeooo:paragraph-rsid="018900cc" style:font-size-asian="8pt" style:font-size-complex="8pt" fo:hyphenate="true" fo:hyphenation-remain-char-count="2" fo:hyphenation-push-char-count="2"/>
    </style:style>
    <style:style style:name="P31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a6479" officeooo:paragraph-rsid="018ced88" style:font-size-asian="8pt" style:font-size-complex="8pt" fo:hyphenate="true" fo:hyphenation-remain-char-count="2" fo:hyphenation-push-char-count="2"/>
    </style:style>
    <style:style style:name="P31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d3b96" officeooo:paragraph-rsid="018d3b96" style:font-size-asian="8pt" style:font-size-complex="8pt" fo:hyphenate="true" fo:hyphenation-remain-char-count="2" fo:hyphenation-push-char-count="2"/>
    </style:style>
    <style:style style:name="P31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8efa93" officeooo:paragraph-rsid="018efa93" style:font-size-asian="8pt" style:font-size-complex="8pt" fo:hyphenate="true" fo:hyphenation-remain-char-count="2" fo:hyphenation-push-char-count="2"/>
    </style:style>
    <style:style style:name="P31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0f551" officeooo:paragraph-rsid="0190f551" style:font-size-asian="8pt" style:font-size-complex="8pt" fo:hyphenate="true" fo:hyphenation-remain-char-count="2" fo:hyphenation-push-char-count="2"/>
    </style:style>
    <style:style style:name="P31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29aff" officeooo:paragraph-rsid="01929aff" style:font-size-asian="8pt" style:font-size-complex="8pt" fo:hyphenate="true" fo:hyphenation-remain-char-count="2" fo:hyphenation-push-char-count="2"/>
    </style:style>
    <style:style style:name="P32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29aff" officeooo:paragraph-rsid="01939d15" style:font-size-asian="8pt" style:font-size-complex="8pt" fo:hyphenate="true" fo:hyphenation-remain-char-count="2" fo:hyphenation-push-char-count="2"/>
    </style:style>
    <style:style style:name="P32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43037" officeooo:paragraph-rsid="01943037" style:font-size-asian="8pt" style:font-size-complex="8pt" fo:hyphenate="true" fo:hyphenation-remain-char-count="2" fo:hyphenation-push-char-count="2"/>
    </style:style>
    <style:style style:name="P32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43037" officeooo:paragraph-rsid="0198a5f5" style:font-size-asian="8pt" style:font-size-complex="8pt" fo:hyphenate="true" fo:hyphenation-remain-char-count="2" fo:hyphenation-push-char-count="2"/>
    </style:style>
    <style:style style:name="P32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730a3" officeooo:paragraph-rsid="0198a5f5" style:font-size-asian="8pt" style:font-size-complex="8pt" fo:hyphenate="true" fo:hyphenation-remain-char-count="2" fo:hyphenation-push-char-count="2"/>
    </style:style>
    <style:style style:name="P32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575f9" officeooo:paragraph-rsid="000575f9" style:font-size-asian="8pt" style:font-size-complex="8pt" fo:hyphenate="true" fo:hyphenation-remain-char-count="2" fo:hyphenation-push-char-count="2"/>
    </style:style>
    <style:style style:name="P32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76653" officeooo:paragraph-rsid="00076653" style:font-size-asian="8pt" style:font-size-complex="8pt" fo:hyphenate="true" fo:hyphenation-remain-char-count="2" fo:hyphenation-push-char-count="2"/>
    </style:style>
    <style:style style:name="P32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a3971" officeooo:paragraph-rsid="000a3971" style:font-size-asian="8pt" style:font-size-complex="8pt" fo:hyphenate="true" fo:hyphenation-remain-char-count="2" fo:hyphenation-push-char-count="2"/>
    </style:style>
    <style:style style:name="P32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a694b" officeooo:paragraph-rsid="000a694b" style:font-size-asian="8pt" style:font-size-complex="8pt" fo:hyphenate="true" fo:hyphenation-remain-char-count="2" fo:hyphenation-push-char-count="2"/>
    </style:style>
    <style:style style:name="P32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c9b57" officeooo:paragraph-rsid="000c9b57" style:font-size-asian="8pt" style:font-size-complex="8pt" fo:hyphenate="true" fo:hyphenation-remain-char-count="2" fo:hyphenation-push-char-count="2"/>
    </style:style>
    <style:style style:name="P32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d4037" officeooo:paragraph-rsid="000d4037" style:font-size-asian="8pt" style:font-size-complex="8pt" fo:hyphenate="true" fo:hyphenation-remain-char-count="2" fo:hyphenation-push-char-count="2"/>
    </style:style>
    <style:style style:name="P33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da7ea" officeooo:paragraph-rsid="000da7ea" style:font-size-asian="8pt" style:font-size-complex="8pt" fo:hyphenate="true" fo:hyphenation-remain-char-count="2" fo:hyphenation-push-char-count="2"/>
    </style:style>
    <style:style style:name="P33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0e0520" officeooo:paragraph-rsid="000e0520" style:font-size-asian="8pt" style:font-size-complex="8pt" fo:hyphenate="true" fo:hyphenation-remain-char-count="2" fo:hyphenation-push-char-count="2"/>
    </style:style>
    <style:style style:name="P33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09fd7" officeooo:paragraph-rsid="00109fd7" style:font-size-asian="8pt" style:font-size-complex="8pt" fo:hyphenate="true" fo:hyphenation-remain-char-count="2" fo:hyphenation-push-char-count="2"/>
    </style:style>
    <style:style style:name="P33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09fd7" officeooo:paragraph-rsid="00e97c67" style:font-size-asian="8pt" style:font-size-complex="8pt" fo:hyphenate="true" fo:hyphenation-remain-char-count="2" fo:hyphenation-push-char-count="2"/>
    </style:style>
    <style:style style:name="P33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2287c" officeooo:paragraph-rsid="0012287c" style:font-size-asian="8pt" style:font-size-complex="8pt" fo:hyphenate="true" fo:hyphenation-remain-char-count="2" fo:hyphenation-push-char-count="2"/>
    </style:style>
    <style:style style:name="P33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2f073" officeooo:paragraph-rsid="0012f073" style:font-size-asian="8pt" style:font-size-complex="8pt" fo:hyphenate="true" fo:hyphenation-remain-char-count="2" fo:hyphenation-push-char-count="2"/>
    </style:style>
    <style:style style:name="P33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4c25f" officeooo:paragraph-rsid="0014c25f" style:font-size-asian="8pt" style:font-size-complex="8pt" fo:hyphenate="true" fo:hyphenation-remain-char-count="2" fo:hyphenation-push-char-count="2"/>
    </style:style>
    <style:style style:name="P33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b1f0e" officeooo:paragraph-rsid="001b1f0e" style:font-size-asian="8pt" style:font-size-complex="8pt" fo:hyphenate="true" fo:hyphenation-remain-char-count="2" fo:hyphenation-push-char-count="2"/>
    </style:style>
    <style:style style:name="P33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edc75" officeooo:paragraph-rsid="001edc75" style:font-size-asian="8pt" style:font-size-complex="8pt" fo:hyphenate="true" fo:hyphenation-remain-char-count="2" fo:hyphenation-push-char-count="2"/>
    </style:style>
    <style:style style:name="P33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edc75" officeooo:paragraph-rsid="001f666d" style:font-size-asian="8pt" style:font-size-complex="8pt" fo:hyphenate="true" fo:hyphenation-remain-char-count="2" fo:hyphenation-push-char-count="2"/>
    </style:style>
    <style:style style:name="P34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f666d" officeooo:paragraph-rsid="001f666d" style:font-size-asian="8pt" style:font-size-complex="8pt" fo:hyphenate="true" fo:hyphenation-remain-char-count="2" fo:hyphenation-push-char-count="2"/>
    </style:style>
    <style:style style:name="P34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c3b6f" officeooo:paragraph-rsid="001d4967" style:font-size-asian="8pt" style:font-size-complex="8pt" fo:hyphenate="true" fo:hyphenation-remain-char-count="2" fo:hyphenation-push-char-count="2"/>
    </style:style>
    <style:style style:name="P34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c3b6f" officeooo:paragraph-rsid="001c3b6f" style:font-size-asian="8pt" style:font-size-complex="8pt" fo:hyphenate="true" fo:hyphenation-remain-char-count="2" fo:hyphenation-push-char-count="2"/>
    </style:style>
    <style:style style:name="P34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c3b6f" officeooo:paragraph-rsid="0107408f" style:font-size-asian="8pt" style:font-size-complex="8pt" fo:hyphenate="true" fo:hyphenation-remain-char-count="2" fo:hyphenation-push-char-count="2"/>
    </style:style>
    <style:style style:name="P34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d4967" officeooo:paragraph-rsid="001d4967" style:font-size-asian="8pt" style:font-size-complex="8pt" fo:hyphenate="true" fo:hyphenation-remain-char-count="2" fo:hyphenation-push-char-count="2"/>
    </style:style>
    <style:style style:name="P34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1d4967" officeooo:paragraph-rsid="0107408f" style:font-size-asian="8pt" style:font-size-complex="8pt" fo:hyphenate="true" fo:hyphenation-remain-char-count="2" fo:hyphenation-push-char-count="2"/>
    </style:style>
    <style:style style:name="P34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080b60" officeooo:paragraph-rsid="0117454d" style:font-size-asian="8pt" style:font-size-complex="8pt" fo:hyphenate="true" fo:hyphenation-remain-char-count="2" fo:hyphenation-push-char-count="2"/>
    </style:style>
    <style:style style:name="P34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17454d" officeooo:paragraph-rsid="0117454d" style:font-size-asian="8pt" style:font-size-complex="8pt" fo:hyphenate="true" fo:hyphenation-remain-char-count="2" fo:hyphenation-push-char-count="2"/>
    </style:style>
    <style:style style:name="P34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0688a" officeooo:paragraph-rsid="0020688a" style:font-size-asian="8pt" style:font-size-complex="8pt" fo:hyphenate="true" fo:hyphenation-remain-char-count="2" fo:hyphenation-push-char-count="2"/>
    </style:style>
    <style:style style:name="P34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240f8" officeooo:paragraph-rsid="0022818d" style:font-size-asian="8pt" style:font-size-complex="8pt" fo:hyphenate="true" fo:hyphenation-remain-char-count="2" fo:hyphenation-push-char-count="2"/>
    </style:style>
    <style:style style:name="P35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2818d" officeooo:paragraph-rsid="0022818d" style:font-size-asian="8pt" style:font-size-complex="8pt" fo:hyphenate="true" fo:hyphenation-remain-char-count="2" fo:hyphenation-push-char-count="2"/>
    </style:style>
    <style:style style:name="P35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122ba" officeooo:paragraph-rsid="0041d4c3" style:font-size-asian="8pt" style:font-size-complex="8pt" fo:hyphenate="true" fo:hyphenation-remain-char-count="2" fo:hyphenation-push-char-count="2"/>
    </style:style>
    <style:style style:name="P35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425fe" officeooo:paragraph-rsid="002425fe" style:font-size-asian="8pt" style:font-size-complex="8pt" fo:hyphenate="true" fo:hyphenation-remain-char-count="2" fo:hyphenation-push-char-count="2"/>
    </style:style>
    <style:style style:name="P35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4423b" officeooo:paragraph-rsid="0024423b" style:font-size-asian="8pt" style:font-size-complex="8pt" fo:hyphenate="true" fo:hyphenation-remain-char-count="2" fo:hyphenation-push-char-count="2"/>
    </style:style>
    <style:style style:name="P35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4423b" officeooo:paragraph-rsid="002593ce" style:font-size-asian="8pt" style:font-size-complex="8pt" fo:hyphenate="true" fo:hyphenation-remain-char-count="2" fo:hyphenation-push-char-count="2"/>
    </style:style>
    <style:style style:name="P35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64f4d" officeooo:paragraph-rsid="00296c6a" style:font-size-asian="8pt" style:font-size-complex="8pt" fo:hyphenate="true" fo:hyphenation-remain-char-count="2" fo:hyphenation-push-char-count="2"/>
    </style:style>
    <style:style style:name="P35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aa9fe" officeooo:paragraph-rsid="002aa9fe" style:font-size-asian="8pt" style:font-size-complex="8pt" fo:hyphenate="true" fo:hyphenation-remain-char-count="2" fo:hyphenation-push-char-count="2"/>
    </style:style>
    <style:style style:name="P35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b3c9c" officeooo:paragraph-rsid="002b3c9c" style:font-size-asian="8pt" style:font-size-complex="8pt" fo:hyphenate="true" fo:hyphenation-remain-char-count="2" fo:hyphenation-push-char-count="2"/>
    </style:style>
    <style:style style:name="P35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c87f1" officeooo:paragraph-rsid="002c87f1" style:font-size-asian="8pt" style:font-size-complex="8pt" fo:hyphenate="true" fo:hyphenation-remain-char-count="2" fo:hyphenation-push-char-count="2"/>
    </style:style>
    <style:style style:name="P35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d62f4" officeooo:paragraph-rsid="002d62f4" style:font-size-asian="8pt" style:font-size-complex="8pt" fo:hyphenate="true" fo:hyphenation-remain-char-count="2" fo:hyphenation-push-char-count="2"/>
    </style:style>
    <style:style style:name="P36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d62f4" officeooo:paragraph-rsid="00348f6f" style:font-size-asian="8pt" style:font-size-complex="8pt" fo:hyphenate="true" fo:hyphenation-remain-char-count="2" fo:hyphenation-push-char-count="2"/>
    </style:style>
    <style:style style:name="P36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2f2e33" officeooo:paragraph-rsid="002f2e33" style:font-size-asian="8pt" style:font-size-complex="8pt" fo:hyphenate="true" fo:hyphenation-remain-char-count="2" fo:hyphenation-push-char-count="2"/>
    </style:style>
    <style:style style:name="P36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03c8d" officeooo:paragraph-rsid="00303c8d" style:font-size-asian="8pt" style:font-size-complex="8pt" fo:hyphenate="true" fo:hyphenation-remain-char-count="2" fo:hyphenation-push-char-count="2"/>
    </style:style>
    <style:style style:name="P36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1230a" officeooo:paragraph-rsid="0031230a" style:font-size-asian="8pt" style:font-size-complex="8pt" fo:hyphenate="true" fo:hyphenation-remain-char-count="2" fo:hyphenation-push-char-count="2"/>
    </style:style>
    <style:style style:name="P36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fe93fa" officeooo:paragraph-rsid="00f47d65" style:font-size-asian="8pt" style:font-size-complex="8pt" fo:hyphenate="true" fo:hyphenation-remain-char-count="2" fo:hyphenation-push-char-count="2"/>
    </style:style>
    <style:style style:name="P36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2ce8f" officeooo:paragraph-rsid="00348f6f" style:font-size-asian="8pt" style:font-size-complex="8pt" fo:hyphenate="true" fo:hyphenation-remain-char-count="2" fo:hyphenation-push-char-count="2"/>
    </style:style>
    <style:style style:name="P36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48f6f" officeooo:paragraph-rsid="00348f6f" style:font-size-asian="8pt" style:font-size-complex="8pt" fo:hyphenate="true" fo:hyphenation-remain-char-count="2" fo:hyphenation-push-char-count="2"/>
    </style:style>
    <style:style style:name="P36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48f6f" officeooo:paragraph-rsid="003587c1" style:font-size-asian="8pt" style:font-size-complex="8pt" fo:hyphenate="true" fo:hyphenation-remain-char-count="2" fo:hyphenation-push-char-count="2"/>
    </style:style>
    <style:style style:name="P36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587c1" officeooo:paragraph-rsid="003587c1" style:font-size-asian="8pt" style:font-size-complex="8pt" fo:hyphenate="true" fo:hyphenation-remain-char-count="2" fo:hyphenation-push-char-count="2"/>
    </style:style>
    <style:style style:name="P36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73d46" officeooo:paragraph-rsid="00373d46" style:font-size-asian="8pt" style:font-size-complex="8pt" fo:hyphenate="true" fo:hyphenation-remain-char-count="2" fo:hyphenation-push-char-count="2"/>
    </style:style>
    <style:style style:name="P37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81023" officeooo:paragraph-rsid="00398b8b" style:font-size-asian="8pt" style:font-size-complex="8pt" fo:hyphenate="true" fo:hyphenation-remain-char-count="2" fo:hyphenation-push-char-count="2"/>
    </style:style>
    <style:style style:name="P37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81023" officeooo:paragraph-rsid="00381023" style:font-size-asian="8pt" style:font-size-complex="8pt" fo:hyphenate="true" fo:hyphenation-remain-char-count="2" fo:hyphenation-push-char-count="2"/>
    </style:style>
    <style:style style:name="P37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98b8b" officeooo:paragraph-rsid="00398b8b" style:font-size-asian="8pt" style:font-size-complex="8pt" fo:hyphenate="true" fo:hyphenation-remain-char-count="2" fo:hyphenation-push-char-count="2"/>
    </style:style>
    <style:style style:name="P37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b193a" officeooo:paragraph-rsid="003b193a" style:font-size-asian="8pt" style:font-size-complex="8pt" fo:hyphenate="true" fo:hyphenation-remain-char-count="2" fo:hyphenation-push-char-count="2"/>
    </style:style>
    <style:style style:name="P37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c5bc9" officeooo:paragraph-rsid="003c5bc9" style:font-size-asian="8pt" style:font-size-complex="8pt" fo:hyphenate="true" fo:hyphenation-remain-char-count="2" fo:hyphenation-push-char-count="2"/>
    </style:style>
    <style:style style:name="P37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df66f" officeooo:paragraph-rsid="003df66f" style:font-size-asian="8pt" style:font-size-complex="8pt" fo:hyphenate="true" fo:hyphenation-remain-char-count="2" fo:hyphenation-push-char-count="2"/>
    </style:style>
    <style:style style:name="P37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f3337" officeooo:paragraph-rsid="003f3337" style:font-size-asian="8pt" style:font-size-complex="8pt" fo:hyphenate="true" fo:hyphenation-remain-char-count="2" fo:hyphenation-push-char-count="2"/>
    </style:style>
    <style:style style:name="P37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3f9d8a" officeooo:paragraph-rsid="003f9d8a" style:font-size-asian="8pt" style:font-size-complex="8pt" fo:hyphenate="true" fo:hyphenation-remain-char-count="2" fo:hyphenation-push-char-count="2"/>
    </style:style>
    <style:style style:name="P37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2e03d" officeooo:paragraph-rsid="0042e03d" style:font-size-asian="8pt" style:font-size-complex="8pt" fo:hyphenate="true" fo:hyphenation-remain-char-count="2" fo:hyphenation-push-char-count="2"/>
    </style:style>
    <style:style style:name="P37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32929" officeooo:paragraph-rsid="00432929" style:font-size-asian="8pt" style:font-size-complex="8pt" fo:hyphenate="true" fo:hyphenation-remain-char-count="2" fo:hyphenation-push-char-count="2"/>
    </style:style>
    <style:style style:name="P38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612ee" officeooo:paragraph-rsid="004612ee" style:font-size-asian="8pt" style:font-size-complex="8pt" fo:hyphenate="true" fo:hyphenation-remain-char-count="2" fo:hyphenation-push-char-count="2"/>
    </style:style>
    <style:style style:name="P38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8ac87" officeooo:paragraph-rsid="0048ac87" style:font-size-asian="8pt" style:font-size-complex="8pt" fo:hyphenate="true" fo:hyphenation-remain-char-count="2" fo:hyphenation-push-char-count="2"/>
    </style:style>
    <style:style style:name="P38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af4bc" officeooo:paragraph-rsid="004af4bc" style:font-size-asian="8pt" style:font-size-complex="8pt" fo:hyphenate="true" fo:hyphenation-remain-char-count="2" fo:hyphenation-push-char-count="2"/>
    </style:style>
    <style:style style:name="P38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6ca60" officeooo:paragraph-rsid="0046ca60" style:font-size-asian="8pt" style:font-size-complex="8pt" fo:hyphenate="true" fo:hyphenation-remain-char-count="2" fo:hyphenation-push-char-count="2"/>
    </style:style>
    <style:style style:name="P38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1cf03" officeooo:paragraph-rsid="0051cf03" style:font-size-asian="8pt" style:font-size-complex="8pt" fo:hyphenate="true" fo:hyphenation-remain-char-count="2" fo:hyphenation-push-char-count="2"/>
    </style:style>
    <style:style style:name="P38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d77b09" officeooo:paragraph-rsid="00d77b09" style:font-size-asian="8pt" style:font-size-complex="8pt" fo:hyphenate="true" fo:hyphenation-remain-char-count="2" fo:hyphenation-push-char-count="2"/>
    </style:style>
    <style:style style:name="P38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d92211" officeooo:paragraph-rsid="00d92211" style:font-size-asian="8pt" style:font-size-complex="8pt" fo:hyphenate="true" fo:hyphenation-remain-char-count="2" fo:hyphenation-push-char-count="2"/>
    </style:style>
    <style:style style:name="P38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61ca6" officeooo:paragraph-rsid="00661ca6" style:font-size-asian="8pt" style:font-size-complex="8pt" fo:hyphenate="true" fo:hyphenation-remain-char-count="2" fo:hyphenation-push-char-count="2"/>
    </style:style>
    <style:style style:name="P38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7b916" officeooo:paragraph-rsid="006d3200" style:font-size-asian="8pt" style:font-size-complex="8pt" fo:hyphenate="true" fo:hyphenation-remain-char-count="2" fo:hyphenation-push-char-count="2"/>
    </style:style>
    <style:style style:name="P38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7b916" officeooo:paragraph-rsid="0067b916" style:font-size-asian="8pt" style:font-size-complex="8pt" fo:hyphenate="true" fo:hyphenation-remain-char-count="2" fo:hyphenation-push-char-count="2"/>
    </style:style>
    <style:style style:name="P39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82cda" officeooo:paragraph-rsid="006d3200" style:font-size-asian="8pt" style:font-size-complex="8pt" fo:hyphenate="true" fo:hyphenation-remain-char-count="2" fo:hyphenation-push-char-count="2"/>
    </style:style>
    <style:style style:name="P39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82cda" officeooo:paragraph-rsid="00c81dce" style:font-size-asian="8pt" style:font-size-complex="8pt" fo:hyphenate="true" fo:hyphenation-remain-char-count="2" fo:hyphenation-push-char-count="2"/>
    </style:style>
    <style:style style:name="P39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82cda" officeooo:paragraph-rsid="006c05d1" style:font-size-asian="8pt" style:font-size-complex="8pt" fo:hyphenate="true" fo:hyphenation-remain-char-count="2" fo:hyphenation-push-char-count="2"/>
    </style:style>
    <style:style style:name="P39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bfa19" officeooo:paragraph-rsid="006bfa19" style:font-size-asian="8pt" style:font-size-complex="8pt" fo:hyphenate="true" fo:hyphenation-remain-char-count="2" fo:hyphenation-push-char-count="2"/>
    </style:style>
    <style:style style:name="P39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c05d1" officeooo:paragraph-rsid="006c7e1c" style:font-size-asian="8pt" style:font-size-complex="8pt" fo:hyphenate="true" fo:hyphenation-remain-char-count="2" fo:hyphenation-push-char-count="2"/>
    </style:style>
    <style:style style:name="P39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c05d1" officeooo:paragraph-rsid="006c05d1" style:font-size-asian="8pt" style:font-size-complex="8pt" fo:hyphenate="true" fo:hyphenation-remain-char-count="2" fo:hyphenation-push-char-count="2"/>
    </style:style>
    <style:style style:name="P39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d3200" officeooo:paragraph-rsid="006e7abb" style:font-size-asian="8pt" style:font-size-complex="8pt" fo:hyphenate="true" fo:hyphenation-remain-char-count="2" fo:hyphenation-push-char-count="2"/>
    </style:style>
    <style:style style:name="P39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3012d" officeooo:paragraph-rsid="0073d332" style:font-size-asian="8pt" style:font-size-complex="8pt" fo:hyphenate="true" fo:hyphenation-remain-char-count="2" fo:hyphenation-push-char-count="2"/>
    </style:style>
    <style:style style:name="P39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5bbbd" officeooo:paragraph-rsid="0075bbbd" style:font-size-asian="8pt" style:font-size-complex="8pt" fo:hyphenate="true" fo:hyphenation-remain-char-count="2" fo:hyphenation-push-char-count="2"/>
    </style:style>
    <style:style style:name="P39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5e2a7" officeooo:paragraph-rsid="0075e2a7" style:font-size-asian="8pt" style:font-size-complex="8pt" fo:hyphenate="true" fo:hyphenation-remain-char-count="2" fo:hyphenation-push-char-count="2"/>
    </style:style>
    <style:style style:name="P40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6e747" officeooo:paragraph-rsid="01992ffc" style:font-size-asian="8pt" style:font-size-complex="8pt" fo:hyphenate="true" fo:hyphenation-remain-char-count="2" fo:hyphenation-push-char-count="2"/>
    </style:style>
    <style:style style:name="P40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7a485" officeooo:paragraph-rsid="00a94379" style:font-size-asian="8pt" style:font-size-complex="8pt" fo:hyphenate="true" fo:hyphenation-remain-char-count="2" fo:hyphenation-push-char-count="2"/>
    </style:style>
    <style:style style:name="P40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94379" officeooo:paragraph-rsid="00a94379" style:font-size-asian="8pt" style:font-size-complex="8pt" fo:hyphenate="true" fo:hyphenation-remain-char-count="2" fo:hyphenation-push-char-count="2"/>
    </style:style>
    <style:style style:name="P40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9e870" officeooo:paragraph-rsid="00ecfb3a" style:font-size-asian="8pt" style:font-size-complex="8pt" fo:hyphenate="true" fo:hyphenation-remain-char-count="2" fo:hyphenation-push-char-count="2"/>
    </style:style>
    <style:style style:name="P40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9e870" officeooo:paragraph-rsid="00d3f3bc" style:font-size-asian="8pt" style:font-size-complex="8pt" fo:hyphenate="true" fo:hyphenation-remain-char-count="2" fo:hyphenation-push-char-count="2"/>
    </style:style>
    <style:style style:name="P40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ffe461" officeooo:paragraph-rsid="00ffe461" style:font-size-asian="8pt" style:font-size-complex="8pt" fo:hyphenate="true" fo:hyphenation-remain-char-count="2" fo:hyphenation-push-char-count="2"/>
    </style:style>
    <style:style style:name="P40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fef024" officeooo:paragraph-rsid="00fef024" style:font-size-asian="8pt" style:font-size-complex="8pt" fo:hyphenate="true" fo:hyphenation-remain-char-count="2" fo:hyphenation-push-char-count="2"/>
    </style:style>
    <style:style style:name="P40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01be4a" officeooo:paragraph-rsid="0101be4a" style:font-size-asian="8pt" style:font-size-complex="8pt" fo:hyphenate="true" fo:hyphenation-remain-char-count="2" fo:hyphenation-push-char-count="2"/>
    </style:style>
    <style:style style:name="P40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026edf" officeooo:paragraph-rsid="0101be4a" style:font-size-asian="8pt" style:font-size-complex="8pt" fo:hyphenate="true" fo:hyphenation-remain-char-count="2" fo:hyphenation-push-char-count="2"/>
    </style:style>
    <style:style style:name="P40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026edf" officeooo:paragraph-rsid="01026edf" style:font-size-asian="8pt" style:font-size-complex="8pt" fo:hyphenate="true" fo:hyphenation-remain-char-count="2" fo:hyphenation-push-char-count="2"/>
    </style:style>
    <style:style style:name="P41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d328a" officeooo:paragraph-rsid="01144044" style:font-size-asian="8pt" style:font-size-complex="8pt" fo:hyphenate="true" fo:hyphenation-remain-char-count="2" fo:hyphenation-push-char-count="2"/>
    </style:style>
    <style:style style:name="P41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fcade" officeooo:paragraph-rsid="01144044" style:font-size-asian="8pt" style:font-size-complex="8pt" fo:hyphenate="true" fo:hyphenation-remain-char-count="2" fo:hyphenation-push-char-count="2"/>
    </style:style>
    <style:style style:name="P41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4ec27e" officeooo:paragraph-rsid="0117fd86" style:font-size-asian="8pt" style:font-size-complex="8pt" fo:hyphenate="true" fo:hyphenation-remain-char-count="2" fo:hyphenation-push-char-count="2"/>
    </style:style>
    <style:style style:name="P41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256d6" officeooo:paragraph-rsid="01144044" style:font-size-asian="8pt" style:font-size-complex="8pt" fo:hyphenate="true" fo:hyphenation-remain-char-count="2" fo:hyphenation-push-char-count="2"/>
    </style:style>
    <style:style style:name="P41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7c3b3" officeooo:paragraph-rsid="01144044" style:font-size-asian="8pt" style:font-size-complex="8pt" fo:hyphenate="true" fo:hyphenation-remain-char-count="2" fo:hyphenation-push-char-count="2"/>
    </style:style>
    <style:style style:name="P41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8177f" officeooo:paragraph-rsid="01144044" style:font-size-asian="8pt" style:font-size-complex="8pt" fo:hyphenate="true" fo:hyphenation-remain-char-count="2" fo:hyphenation-push-char-count="2"/>
    </style:style>
    <style:style style:name="P41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984b7" officeooo:paragraph-rsid="01144044" style:font-size-asian="8pt" style:font-size-complex="8pt" fo:hyphenate="true" fo:hyphenation-remain-char-count="2" fo:hyphenation-push-char-count="2"/>
    </style:style>
    <style:style style:name="P41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5e0e66" officeooo:paragraph-rsid="01144044" style:font-size-asian="8pt" style:font-size-complex="8pt" fo:hyphenate="true" fo:hyphenation-remain-char-count="2" fo:hyphenation-push-char-count="2"/>
    </style:style>
    <style:style style:name="P41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611c74" officeooo:paragraph-rsid="01144044" style:font-size-asian="8pt" style:font-size-complex="8pt" fo:hyphenate="true" fo:hyphenation-remain-char-count="2" fo:hyphenation-push-char-count="2"/>
    </style:style>
    <style:style style:name="P41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f36b83" officeooo:paragraph-rsid="012973a2" style:font-size-asian="8pt" style:font-size-complex="8pt" fo:hyphenate="true" fo:hyphenation-remain-char-count="2" fo:hyphenation-push-char-count="2"/>
    </style:style>
    <style:style style:name="P42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f2590" officeooo:paragraph-rsid="013f2590" style:font-size-asian="8pt" style:font-size-complex="8pt" fo:hyphenate="true" fo:hyphenation-remain-char-count="2" fo:hyphenation-push-char-count="2"/>
    </style:style>
    <style:style style:name="P42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3f28c7" officeooo:paragraph-rsid="013f28c7" style:font-size-asian="8pt" style:font-size-complex="8pt" fo:hyphenate="true" fo:hyphenation-remain-char-count="2" fo:hyphenation-push-char-count="2"/>
    </style:style>
    <style:style style:name="P42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44423a" officeooo:paragraph-rsid="0144423a" style:font-size-asian="8pt" style:font-size-complex="8pt" fo:hyphenate="true" fo:hyphenation-remain-char-count="2" fo:hyphenation-push-char-count="2"/>
    </style:style>
    <style:style style:name="P42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58e26" officeooo:paragraph-rsid="013f2590" style:font-size-asian="8pt" style:font-size-complex="8pt" fo:hyphenate="true" fo:hyphenation-remain-char-count="2" fo:hyphenation-push-char-count="2"/>
    </style:style>
    <style:style style:name="P42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65a50" officeooo:paragraph-rsid="013f2590" style:font-size-asian="8pt" style:font-size-complex="8pt" fo:hyphenate="true" fo:hyphenation-remain-char-count="2" fo:hyphenation-push-char-count="2"/>
    </style:style>
    <style:style style:name="P42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edbce" officeooo:paragraph-rsid="013f2590" style:font-size-asian="8pt" style:font-size-complex="8pt" fo:hyphenate="true" fo:hyphenation-remain-char-count="2" fo:hyphenation-push-char-count="2"/>
    </style:style>
    <style:style style:name="P42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a75ee" officeooo:paragraph-rsid="013f2590" style:font-size-asian="8pt" style:font-size-complex="8pt" fo:hyphenate="true" fo:hyphenation-remain-char-count="2" fo:hyphenation-push-char-count="2"/>
    </style:style>
    <style:style style:name="P42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c3c7e" officeooo:paragraph-rsid="013f2590" style:font-size-asian="8pt" style:font-size-complex="8pt" fo:hyphenate="true" fo:hyphenation-remain-char-count="2" fo:hyphenation-push-char-count="2"/>
    </style:style>
    <style:style style:name="P42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2598a9" officeooo:paragraph-rsid="013f2590" style:font-size-asian="8pt" style:font-size-complex="8pt" fo:hyphenate="true" fo:hyphenation-remain-char-count="2" fo:hyphenation-push-char-count="2"/>
    </style:style>
    <style:style style:name="P42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f53ba" officeooo:paragraph-rsid="013f2590" style:font-size-asian="8pt" style:font-size-complex="8pt" fo:hyphenate="true" fo:hyphenation-remain-char-count="2" fo:hyphenation-push-char-count="2"/>
    </style:style>
    <style:style style:name="P43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b5510" officeooo:paragraph-rsid="01040e5d" style:font-size-asian="8pt" style:font-size-complex="8pt" fo:hyphenate="true" fo:hyphenation-remain-char-count="2" fo:hyphenation-push-char-count="2"/>
    </style:style>
    <style:style style:name="P43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b5510" officeooo:paragraph-rsid="007c3b15" style:font-size-asian="8pt" style:font-size-complex="8pt" fo:hyphenate="true" fo:hyphenation-remain-char-count="2" fo:hyphenation-push-char-count="2"/>
    </style:style>
    <style:style style:name="P43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c3b15" officeooo:paragraph-rsid="007c3b15" style:font-size-asian="8pt" style:font-size-complex="8pt" fo:hyphenate="true" fo:hyphenation-remain-char-count="2" fo:hyphenation-push-char-count="2"/>
    </style:style>
    <style:style style:name="P43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4ce2a" officeooo:paragraph-rsid="0084ce2a" style:font-size-asian="8pt" style:font-size-complex="8pt" fo:hyphenate="true" fo:hyphenation-remain-char-count="2" fo:hyphenation-push-char-count="2"/>
    </style:style>
    <style:style style:name="P43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d9bdb" officeooo:paragraph-rsid="007d9bdb" style:font-size-asian="8pt" style:font-size-complex="8pt" fo:hyphenate="true" fo:hyphenation-remain-char-count="2" fo:hyphenation-push-char-count="2"/>
    </style:style>
    <style:style style:name="P43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7f2a6d" officeooo:paragraph-rsid="007f2a6d" style:font-size-asian="8pt" style:font-size-complex="8pt" fo:hyphenate="true" fo:hyphenation-remain-char-count="2" fo:hyphenation-push-char-count="2"/>
    </style:style>
    <style:style style:name="P43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12c50" officeooo:paragraph-rsid="00812c50" style:font-size-asian="8pt" style:font-size-complex="8pt" fo:hyphenate="true" fo:hyphenation-remain-char-count="2" fo:hyphenation-push-char-count="2"/>
    </style:style>
    <style:style style:name="P43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d4f16" officeooo:paragraph-rsid="00ad4f16" style:font-size-asian="8pt" style:font-size-complex="8pt" fo:hyphenate="true" fo:hyphenation-remain-char-count="2" fo:hyphenation-push-char-count="2"/>
    </style:style>
    <style:style style:name="P43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f378f" officeooo:paragraph-rsid="00af378f" style:font-size-asian="8pt" style:font-size-complex="8pt" fo:hyphenate="true" fo:hyphenation-remain-char-count="2" fo:hyphenation-push-char-count="2"/>
    </style:style>
    <style:style style:name="P43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af378f" officeooo:paragraph-rsid="00b016ad" style:font-size-asian="8pt" style:font-size-complex="8pt" fo:hyphenate="true" fo:hyphenation-remain-char-count="2" fo:hyphenation-push-char-count="2"/>
    </style:style>
    <style:style style:name="P44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016ad" officeooo:paragraph-rsid="00b016ad" style:font-size-asian="8pt" style:font-size-complex="8pt" fo:hyphenate="true" fo:hyphenation-remain-char-count="2" fo:hyphenation-push-char-count="2"/>
    </style:style>
    <style:style style:name="P44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1ac9f" officeooo:paragraph-rsid="00b1ac9f" style:font-size-asian="8pt" style:font-size-complex="8pt" fo:hyphenate="true" fo:hyphenation-remain-char-count="2" fo:hyphenation-push-char-count="2"/>
    </style:style>
    <style:style style:name="P44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b29ccc" officeooo:paragraph-rsid="00b29ccc" style:font-size-asian="8pt" style:font-size-complex="8pt" fo:hyphenate="true" fo:hyphenation-remain-char-count="2" fo:hyphenation-push-char-count="2"/>
    </style:style>
    <style:style style:name="P44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08e24" officeooo:paragraph-rsid="00808e24" style:font-size-asian="8pt" style:font-size-complex="8pt" fo:hyphenate="true" fo:hyphenation-remain-char-count="2" fo:hyphenation-push-char-count="2"/>
    </style:style>
    <style:style style:name="P44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510c4" officeooo:paragraph-rsid="0088a06f" style:font-size-asian="8pt" style:font-size-complex="8pt" fo:hyphenate="true" fo:hyphenation-remain-char-count="2" fo:hyphenation-push-char-count="2"/>
    </style:style>
    <style:style style:name="P44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8a06f" officeooo:paragraph-rsid="0088a06f" style:font-size-asian="8pt" style:font-size-complex="8pt" fo:hyphenate="true" fo:hyphenation-remain-char-count="2" fo:hyphenation-push-char-count="2"/>
    </style:style>
    <style:style style:name="P44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8be366" officeooo:paragraph-rsid="008be366" style:font-size-asian="8pt" style:font-size-complex="8pt" fo:hyphenate="true" fo:hyphenation-remain-char-count="2" fo:hyphenation-push-char-count="2"/>
    </style:style>
    <style:style style:name="P44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13210" officeooo:paragraph-rsid="01713210" style:font-size-asian="8pt" style:font-size-complex="8pt" fo:hyphenate="true" fo:hyphenation-remain-char-count="2" fo:hyphenation-push-char-count="2"/>
    </style:style>
    <style:style style:name="P44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94f19" officeooo:paragraph-rsid="01794f19" style:font-size-asian="8pt" style:font-size-complex="8pt" fo:hyphenate="true" fo:hyphenation-remain-char-count="2" fo:hyphenation-push-char-count="2"/>
    </style:style>
    <style:style style:name="P44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96d58" officeooo:paragraph-rsid="01796d58" style:font-size-asian="8pt" style:font-size-complex="8pt" fo:hyphenate="true" fo:hyphenation-remain-char-count="2" fo:hyphenation-push-char-count="2"/>
    </style:style>
    <style:style style:name="P45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73231e" officeooo:paragraph-rsid="0173231e" style:font-size-asian="8pt" style:font-size-complex="8pt" fo:hyphenate="true" fo:hyphenation-remain-char-count="2" fo:hyphenation-push-char-count="2"/>
    </style:style>
    <style:style style:name="P45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19d24f8" officeooo:paragraph-rsid="019d24f8" style:font-size-asian="8pt" style:font-size-complex="8pt" fo:hyphenate="true" fo:hyphenation-remain-char-count="2" fo:hyphenation-push-char-count="2"/>
    </style:style>
    <style:style style:name="P45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fcf93" officeooo:paragraph-rsid="013730f6" style:font-size-asian="8pt" style:font-size-complex="8pt" fo:hyphenate="true" fo:hyphenation-remain-char-count="2" fo:hyphenation-push-char-count="2"/>
    </style:style>
    <style:style style:name="P45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ru" fo:country="RU" officeooo:rsid="009fcf93" officeooo:paragraph-rsid="012973a2" style:font-size-asian="8pt" style:font-size-complex="8pt" fo:hyphenate="true" fo:hyphenation-remain-char-count="2" fo:hyphenation-push-char-count="2"/>
    </style:style>
    <style:style style:name="P45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c14fdc" officeooo:paragraph-rsid="00c14fdc" style:font-size-asian="8pt" style:font-size-complex="8pt" fo:hyphenate="true" fo:hyphenation-remain-char-count="2" fo:hyphenation-push-char-count="2"/>
    </style:style>
    <style:style style:name="P45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2b41c2" officeooo:paragraph-rsid="012b41c2" style:font-size-asian="8pt" style:font-size-complex="8pt" fo:hyphenate="true" fo:hyphenation-remain-char-count="2" fo:hyphenation-push-char-count="2"/>
    </style:style>
    <style:style style:name="P45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a51498" officeooo:paragraph-rsid="013f2590" style:font-size-asian="8pt" style:font-size-complex="8pt" fo:hyphenate="true" fo:hyphenation-remain-char-count="2" fo:hyphenation-push-char-count="2"/>
    </style:style>
    <style:style style:name="P45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3f2590" officeooo:paragraph-rsid="013f2590" style:font-size-asian="8pt" style:font-size-complex="8pt" fo:hyphenate="true" fo:hyphenation-remain-char-count="2" fo:hyphenation-push-char-count="2"/>
    </style:style>
    <style:style style:name="P45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3f2590" officeooo:paragraph-rsid="01423a23" style:font-size-asian="8pt" style:font-size-complex="8pt" fo:hyphenate="true" fo:hyphenation-remain-char-count="2" fo:hyphenation-push-char-count="2"/>
    </style:style>
    <style:style style:name="P45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81e578" officeooo:paragraph-rsid="018319ba" style:font-size-asian="8pt" style:font-size-complex="8pt" fo:hyphenate="true" fo:hyphenation-remain-char-count="2" fo:hyphenation-push-char-count="2"/>
    </style:style>
    <style:style style:name="P46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830eca" officeooo:paragraph-rsid="018319ba" style:font-size-asian="8pt" style:font-size-complex="8pt" fo:hyphenate="true" fo:hyphenation-remain-char-count="2" fo:hyphenation-push-char-count="2"/>
    </style:style>
    <style:style style:name="P46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0575f9" officeooo:paragraph-rsid="000575f9" style:font-size-asian="8pt" style:font-size-complex="8pt" fo:hyphenate="true" fo:hyphenation-remain-char-count="2" fo:hyphenation-push-char-count="2"/>
    </style:style>
    <style:style style:name="P46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076653" officeooo:paragraph-rsid="00076653" style:font-size-asian="8pt" style:font-size-complex="8pt" fo:hyphenate="true" fo:hyphenation-remain-char-count="2" fo:hyphenation-push-char-count="2"/>
    </style:style>
    <style:style style:name="P46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08a4f1" officeooo:paragraph-rsid="0008a4f1" style:font-size-asian="8pt" style:font-size-complex="8pt" fo:hyphenate="true" fo:hyphenation-remain-char-count="2" fo:hyphenation-push-char-count="2"/>
    </style:style>
    <style:style style:name="P46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0a3971" officeooo:paragraph-rsid="000a3971" style:font-size-asian="8pt" style:font-size-complex="8pt" fo:hyphenate="true" fo:hyphenation-remain-char-count="2" fo:hyphenation-push-char-count="2"/>
    </style:style>
    <style:style style:name="P46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0da7ea" officeooo:paragraph-rsid="000da7ea" style:font-size-asian="8pt" style:font-size-complex="8pt" fo:hyphenate="true" fo:hyphenation-remain-char-count="2" fo:hyphenation-push-char-count="2"/>
    </style:style>
    <style:style style:name="P46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09fd7" officeooo:paragraph-rsid="00109fd7" style:font-size-asian="8pt" style:font-size-complex="8pt" fo:hyphenate="true" fo:hyphenation-remain-char-count="2" fo:hyphenation-push-char-count="2"/>
    </style:style>
    <style:style style:name="P46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09fd7" officeooo:paragraph-rsid="0012287c" style:font-size-asian="8pt" style:font-size-complex="8pt" fo:hyphenate="true" fo:hyphenation-remain-char-count="2" fo:hyphenation-push-char-count="2"/>
    </style:style>
    <style:style style:name="P46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09fd7" officeooo:paragraph-rsid="0016ccb2" style:font-size-asian="8pt" style:font-size-complex="8pt" fo:hyphenate="true" fo:hyphenation-remain-char-count="2" fo:hyphenation-push-char-count="2"/>
    </style:style>
    <style:style style:name="P46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4c25f" officeooo:paragraph-rsid="0014c25f" style:font-size-asian="8pt" style:font-size-complex="8pt" fo:hyphenate="true" fo:hyphenation-remain-char-count="2" fo:hyphenation-push-char-count="2"/>
    </style:style>
    <style:style style:name="P47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87b54" officeooo:paragraph-rsid="00187b54" style:font-size-asian="8pt" style:font-size-complex="8pt" fo:hyphenate="true" fo:hyphenation-remain-char-count="2" fo:hyphenation-push-char-count="2"/>
    </style:style>
    <style:style style:name="P47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a14ae" officeooo:paragraph-rsid="001a14ae" style:font-size-asian="8pt" style:font-size-complex="8pt" fo:hyphenate="true" fo:hyphenation-remain-char-count="2" fo:hyphenation-push-char-count="2"/>
    </style:style>
    <style:style style:name="P47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ea9f9" officeooo:paragraph-rsid="001ea9f9" style:font-size-asian="8pt" style:font-size-complex="8pt" fo:hyphenate="true" fo:hyphenation-remain-char-count="2" fo:hyphenation-push-char-count="2"/>
    </style:style>
    <style:style style:name="P47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1edc75" officeooo:paragraph-rsid="001edc75" style:font-size-asian="8pt" style:font-size-complex="8pt" fo:hyphenate="true" fo:hyphenation-remain-char-count="2" fo:hyphenation-push-char-count="2"/>
    </style:style>
    <style:style style:name="P47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4122ba" officeooo:paragraph-rsid="0041d4c3" style:font-size-asian="8pt" style:font-size-complex="8pt" fo:hyphenate="true" fo:hyphenation-remain-char-count="2" fo:hyphenation-push-char-count="2"/>
    </style:style>
    <style:style style:name="P47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2aa9fe" officeooo:paragraph-rsid="002aa9fe" style:font-size-asian="8pt" style:font-size-complex="8pt" fo:hyphenate="true" fo:hyphenation-remain-char-count="2" fo:hyphenation-push-char-count="2"/>
    </style:style>
    <style:style style:name="P47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2c87f1" officeooo:paragraph-rsid="002c87f1" style:font-size-asian="8pt" style:font-size-complex="8pt" fo:hyphenate="true" fo:hyphenation-remain-char-count="2" fo:hyphenation-push-char-count="2"/>
    </style:style>
    <style:style style:name="P47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32ce8f" officeooo:paragraph-rsid="0032ce8f" style:font-size-asian="8pt" style:font-size-complex="8pt" fo:hyphenate="true" fo:hyphenation-remain-char-count="2" fo:hyphenation-push-char-count="2"/>
    </style:style>
    <style:style style:name="P47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398b8b" officeooo:paragraph-rsid="00398b8b" style:font-size-asian="8pt" style:font-size-complex="8pt" fo:hyphenate="true" fo:hyphenation-remain-char-count="2" fo:hyphenation-push-char-count="2"/>
    </style:style>
    <style:style style:name="P47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682cda" officeooo:paragraph-rsid="00682cda" style:font-size-asian="8pt" style:font-size-complex="8pt" fo:hyphenate="true" fo:hyphenation-remain-char-count="2" fo:hyphenation-push-char-count="2"/>
    </style:style>
    <style:style style:name="P48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4612ee" officeooo:paragraph-rsid="004612ee" style:font-size-asian="8pt" style:font-size-complex="8pt" fo:hyphenate="true" fo:hyphenation-remain-char-count="2" fo:hyphenation-push-char-count="2"/>
    </style:style>
    <style:style style:name="P48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49b628" officeooo:paragraph-rsid="0049b628" style:font-size-asian="8pt" style:font-size-complex="8pt" fo:hyphenate="true" fo:hyphenation-remain-char-count="2" fo:hyphenation-push-char-count="2"/>
    </style:style>
    <style:style style:name="P48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4af4bc" officeooo:paragraph-rsid="004af4bc" style:font-size-asian="8pt" style:font-size-complex="8pt" fo:hyphenate="true" fo:hyphenation-remain-char-count="2" fo:hyphenation-push-char-count="2"/>
    </style:style>
    <style:style style:name="P48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a7a485" officeooo:paragraph-rsid="00a7a485" style:font-size-asian="8pt" style:font-size-complex="8pt" fo:hyphenate="true" fo:hyphenation-remain-char-count="2" fo:hyphenation-push-char-count="2"/>
    </style:style>
    <style:style style:name="P48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48ac87" officeooo:paragraph-rsid="0048ac87" style:font-size-asian="8pt" style:font-size-complex="8pt" fo:hyphenate="true" fo:hyphenation-remain-char-count="2" fo:hyphenation-push-char-count="2"/>
    </style:style>
    <style:style style:name="P48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51cf03" officeooo:paragraph-rsid="0051cf03" style:font-size-asian="8pt" style:font-size-complex="8pt" fo:hyphenate="true" fo:hyphenation-remain-char-count="2" fo:hyphenation-push-char-count="2"/>
    </style:style>
    <style:style style:name="P48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d92211" officeooo:paragraph-rsid="00d92211" style:font-size-asian="8pt" style:font-size-complex="8pt" fo:hyphenate="true" fo:hyphenation-remain-char-count="2" fo:hyphenation-push-char-count="2"/>
    </style:style>
    <style:style style:name="P48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67b916" officeooo:paragraph-rsid="0067b916" style:font-size-asian="8pt" style:font-size-complex="8pt" fo:hyphenate="true" fo:hyphenation-remain-char-count="2" fo:hyphenation-push-char-count="2"/>
    </style:style>
    <style:style style:name="P48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7129d4" officeooo:paragraph-rsid="007129d4" style:font-size-asian="8pt" style:font-size-complex="8pt" fo:hyphenate="true" fo:hyphenation-remain-char-count="2" fo:hyphenation-push-char-count="2"/>
    </style:style>
    <style:style style:name="P48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78b19c" officeooo:paragraph-rsid="0078b19c" style:font-size-asian="8pt" style:font-size-complex="8pt" fo:hyphenate="true" fo:hyphenation-remain-char-count="2" fo:hyphenation-push-char-count="2"/>
    </style:style>
    <style:style style:name="P49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f36b83" officeooo:paragraph-rsid="012973a2" style:font-size-asian="8pt" style:font-size-complex="8pt" fo:hyphenate="true" fo:hyphenation-remain-char-count="2" fo:hyphenation-push-char-count="2"/>
    </style:style>
    <style:style style:name="P49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44423a" officeooo:paragraph-rsid="0144423a" style:font-size-asian="8pt" style:font-size-complex="8pt" fo:hyphenate="true" fo:hyphenation-remain-char-count="2" fo:hyphenation-push-char-count="2"/>
    </style:style>
    <style:style style:name="P49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451239" officeooo:paragraph-rsid="0145bebb" style:font-size-asian="8pt" style:font-size-complex="8pt" fo:hyphenate="true" fo:hyphenation-remain-char-count="2" fo:hyphenation-push-char-count="2"/>
    </style:style>
    <style:style style:name="P49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9d0090" officeooo:paragraph-rsid="013f2590" style:font-size-asian="8pt" style:font-size-complex="8pt" fo:hyphenate="true" fo:hyphenation-remain-char-count="2" fo:hyphenation-push-char-count="2"/>
    </style:style>
    <style:style style:name="P494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9edbce" officeooo:paragraph-rsid="013f2590" style:font-size-asian="8pt" style:font-size-complex="8pt" fo:hyphenate="true" fo:hyphenation-remain-char-count="2" fo:hyphenation-push-char-count="2"/>
    </style:style>
    <style:style style:name="P495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967447" officeooo:paragraph-rsid="013f2590" style:font-size-asian="8pt" style:font-size-complex="8pt" fo:hyphenate="true" fo:hyphenation-remain-char-count="2" fo:hyphenation-push-char-count="2"/>
    </style:style>
    <style:style style:name="P496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97d872" officeooo:paragraph-rsid="013f2590" style:font-size-asian="8pt" style:font-size-complex="8pt" fo:hyphenate="true" fo:hyphenation-remain-char-count="2" fo:hyphenation-push-char-count="2"/>
    </style:style>
    <style:style style:name="P497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99295d" officeooo:paragraph-rsid="013f2590" style:font-size-asian="8pt" style:font-size-complex="8pt" fo:hyphenate="true" fo:hyphenation-remain-char-count="2" fo:hyphenation-push-char-count="2"/>
    </style:style>
    <style:style style:name="P498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9c3c7e" officeooo:paragraph-rsid="013f2590" style:font-size-asian="8pt" style:font-size-complex="8pt" fo:hyphenate="true" fo:hyphenation-remain-char-count="2" fo:hyphenation-push-char-count="2"/>
    </style:style>
    <style:style style:name="P499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7c3b15" officeooo:paragraph-rsid="007c3b15" style:font-size-asian="8pt" style:font-size-complex="8pt" fo:hyphenate="true" fo:hyphenation-remain-char-count="2" fo:hyphenation-push-char-count="2"/>
    </style:style>
    <style:style style:name="P500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ad4f16" officeooo:paragraph-rsid="00ad4f16" style:font-size-asian="8pt" style:font-size-complex="8pt" fo:hyphenate="true" fo:hyphenation-remain-char-count="2" fo:hyphenation-push-char-count="2"/>
    </style:style>
    <style:style style:name="P501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0b29ccc" officeooo:paragraph-rsid="00b29ccc" style:font-size-asian="8pt" style:font-size-complex="8pt" fo:hyphenate="true" fo:hyphenation-remain-char-count="2" fo:hyphenation-push-char-count="2"/>
    </style:style>
    <style:style style:name="P502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713210" officeooo:paragraph-rsid="01713210" style:font-size-asian="8pt" style:font-size-complex="8pt" fo:hyphenate="true" fo:hyphenation-remain-char-count="2" fo:hyphenation-push-char-count="2"/>
    </style:style>
    <style:style style:name="P503" style:family="paragraph" style:parent-style-name="Standard">
      <style:paragraph-properties fo:text-align="justify" style:justify-single-word="false" fo:hyphenation-ladder-count="no-limit"/>
      <style:text-properties style:text-position="0% 100%" style:font-name="Tahoma1" fo:font-size="8pt" fo:language="en" fo:country="US" officeooo:rsid="0173231e" officeooo:paragraph-rsid="0173231e" style:font-size-asian="8pt" style:font-size-complex="8pt" fo:hyphenate="true" fo:hyphenation-remain-char-count="2" fo:hyphenation-push-char-count="2"/>
    </style:style>
    <style:style style:name="P50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0a694b" officeooo:paragraph-rsid="000a694b" style:font-size-asian="10pt" style:font-size-complex="10pt" fo:hyphenate="true" fo:hyphenation-remain-char-count="2" fo:hyphenation-push-char-count="2"/>
    </style:style>
    <style:style style:name="P50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12287c" officeooo:paragraph-rsid="0012287c" style:font-size-asian="10pt" style:font-size-complex="10pt" fo:hyphenate="true" fo:hyphenation-remain-char-count="2" fo:hyphenation-push-char-count="2"/>
    </style:style>
    <style:style style:name="P50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1c3b6f" officeooo:paragraph-rsid="001c3b6f" style:font-size-asian="10pt" style:font-size-complex="10pt" fo:hyphenate="true" fo:hyphenation-remain-char-count="2" fo:hyphenation-push-char-count="2"/>
    </style:style>
    <style:style style:name="P50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76e747" officeooo:paragraph-rsid="007930e4" style:font-size-asian="10pt" style:font-size-complex="10pt" fo:hyphenate="true" fo:hyphenation-remain-char-count="2" fo:hyphenation-push-char-count="2"/>
    </style:style>
    <style:style style:name="P50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b629e3" officeooo:paragraph-rsid="00b629e3" style:font-size-asian="10pt" style:font-size-complex="10pt" fo:hyphenate="true" fo:hyphenation-remain-char-count="2" fo:hyphenation-push-char-count="2"/>
    </style:style>
    <style:style style:name="P50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b82b62" officeooo:paragraph-rsid="00b82b62" style:font-size-asian="10pt" style:font-size-complex="10pt" fo:hyphenate="true" fo:hyphenation-remain-char-count="2" fo:hyphenation-push-char-count="2"/>
    </style:style>
    <style:style style:name="P51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c14fdc" officeooo:paragraph-rsid="00c14fdc" style:font-size-asian="10pt" style:font-size-complex="10pt" fo:hyphenate="true" fo:hyphenation-remain-char-count="2" fo:hyphenation-push-char-count="2"/>
    </style:style>
    <style:style style:name="P51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c14fdc" officeooo:paragraph-rsid="012124c2" style:font-size-asian="10pt" style:font-size-complex="10pt" fo:hyphenate="true" fo:hyphenation-remain-char-count="2" fo:hyphenation-push-char-count="2"/>
    </style:style>
    <style:style style:name="P51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c14fdc" officeooo:paragraph-rsid="01a2bd61" style:font-size-asian="10pt" style:font-size-complex="10pt" fo:hyphenate="true" fo:hyphenation-remain-char-count="2" fo:hyphenation-push-char-count="2"/>
    </style:style>
    <style:style style:name="P51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c8b9e0" officeooo:paragraph-rsid="00c8b9e0" style:font-size-asian="10pt" style:font-size-complex="10pt" fo:hyphenate="true" fo:hyphenation-remain-char-count="2" fo:hyphenation-push-char-count="2"/>
    </style:style>
    <style:style style:name="P51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3e5ff" officeooo:paragraph-rsid="012973a2" style:font-size-asian="10pt" style:font-size-complex="10pt" fo:hyphenate="true" fo:hyphenation-remain-char-count="2" fo:hyphenation-push-char-count="2"/>
    </style:style>
    <style:style style:name="P51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9f53ba" officeooo:paragraph-rsid="012973a2" style:font-size-asian="10pt" style:font-size-complex="10pt" fo:hyphenate="true" fo:hyphenation-remain-char-count="2" fo:hyphenation-push-char-count="2"/>
    </style:style>
    <style:style style:name="P51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9f53ba" officeooo:paragraph-rsid="0134cdf0" style:font-size-asian="10pt" style:font-size-complex="10pt" fo:hyphenate="true" fo:hyphenation-remain-char-count="2" fo:hyphenation-push-char-count="2"/>
    </style:style>
    <style:style style:name="P51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9f53ba" officeooo:paragraph-rsid="013730f6" style:font-size-asian="10pt" style:font-size-complex="10pt" fo:hyphenate="true" fo:hyphenation-remain-char-count="2" fo:hyphenation-push-char-count="2"/>
    </style:style>
    <style:style style:name="P51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4cdf0" officeooo:paragraph-rsid="0134cdf0" style:font-size-asian="10pt" style:font-size-complex="10pt" fo:hyphenate="true" fo:hyphenation-remain-char-count="2" fo:hyphenation-push-char-count="2"/>
    </style:style>
    <style:style style:name="P51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5c19e" officeooo:paragraph-rsid="0135c19e" style:font-size-asian="10pt" style:font-size-complex="10pt" fo:hyphenate="true" fo:hyphenation-remain-char-count="2" fo:hyphenation-push-char-count="2"/>
    </style:style>
    <style:style style:name="P52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55a36" officeooo:paragraph-rsid="01355a36" style:font-size-asian="10pt" style:font-size-complex="10pt" fo:hyphenate="true" fo:hyphenation-remain-char-count="2" fo:hyphenation-push-char-count="2"/>
    </style:style>
    <style:style style:name="P52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5b6d6" officeooo:paragraph-rsid="0135b6d6" style:font-size-asian="10pt" style:font-size-complex="10pt" fo:hyphenate="true" fo:hyphenation-remain-char-count="2" fo:hyphenation-push-char-count="2"/>
    </style:style>
    <style:style style:name="P52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730f6" officeooo:paragraph-rsid="013730f6" style:font-size-asian="10pt" style:font-size-complex="10pt" fo:hyphenate="true" fo:hyphenation-remain-char-count="2" fo:hyphenation-push-char-count="2"/>
    </style:style>
    <style:style style:name="P52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b8bf8" officeooo:paragraph-rsid="013b8bf8" style:font-size-asian="10pt" style:font-size-complex="10pt" fo:hyphenate="true" fo:hyphenation-remain-char-count="2" fo:hyphenation-push-char-count="2"/>
    </style:style>
    <style:style style:name="P52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973a2" officeooo:paragraph-rsid="012973a2" style:font-size-asian="10pt" style:font-size-complex="10pt" fo:hyphenate="true" fo:hyphenation-remain-char-count="2" fo:hyphenation-push-char-count="2"/>
    </style:style>
    <style:style style:name="P52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b41c2" officeooo:paragraph-rsid="012b41c2" style:font-size-asian="10pt" style:font-size-complex="10pt" fo:hyphenate="true" fo:hyphenation-remain-char-count="2" fo:hyphenation-push-char-count="2"/>
    </style:style>
    <style:style style:name="P52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cf63c" officeooo:paragraph-rsid="012cf63c" style:font-size-asian="10pt" style:font-size-complex="10pt" fo:hyphenate="true" fo:hyphenation-remain-char-count="2" fo:hyphenation-push-char-count="2"/>
    </style:style>
    <style:style style:name="P52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cf63c" officeooo:paragraph-rsid="01a0036e" style:font-size-asian="10pt" style:font-size-complex="10pt" fo:hyphenate="true" fo:hyphenation-remain-char-count="2" fo:hyphenation-push-char-count="2"/>
    </style:style>
    <style:style style:name="P52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dee18" officeooo:paragraph-rsid="012dee18" style:font-size-asian="10pt" style:font-size-complex="10pt" fo:hyphenate="true" fo:hyphenation-remain-char-count="2" fo:hyphenation-push-char-count="2"/>
    </style:style>
    <style:style style:name="P52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22c22" officeooo:paragraph-rsid="01322c22" style:font-size-asian="10pt" style:font-size-complex="10pt" fo:hyphenate="true" fo:hyphenation-remain-char-count="2" fo:hyphenation-push-char-count="2"/>
    </style:style>
    <style:style style:name="P53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a36a13" officeooo:paragraph-rsid="013f2590" style:font-size-asian="10pt" style:font-size-complex="10pt" fo:hyphenate="true" fo:hyphenation-remain-char-count="2" fo:hyphenation-push-char-count="2"/>
    </style:style>
    <style:style style:name="P53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28b90a" officeooo:paragraph-rsid="013f2590" style:font-size-asian="10pt" style:font-size-complex="10pt" fo:hyphenate="true" fo:hyphenation-remain-char-count="2" fo:hyphenation-push-char-count="2"/>
    </style:style>
    <style:style style:name="P53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a51498" officeooo:paragraph-rsid="013f2590" style:font-size-asian="10pt" style:font-size-complex="10pt" fo:hyphenate="true" fo:hyphenation-remain-char-count="2" fo:hyphenation-push-char-count="2"/>
    </style:style>
    <style:style style:name="P53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0a55d30" officeooo:paragraph-rsid="013f2590" style:font-size-asian="10pt" style:font-size-complex="10pt" fo:hyphenate="true" fo:hyphenation-remain-char-count="2" fo:hyphenation-push-char-count="2"/>
    </style:style>
    <style:style style:name="P53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3f2590" officeooo:paragraph-rsid="013f2590" style:font-size-asian="10pt" style:font-size-complex="10pt" fo:hyphenate="true" fo:hyphenation-remain-char-count="2" fo:hyphenation-push-char-count="2"/>
    </style:style>
    <style:style style:name="P53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451239" officeooo:paragraph-rsid="01451239" style:font-size-asian="10pt" style:font-size-complex="10pt" fo:hyphenate="true" fo:hyphenation-remain-char-count="2" fo:hyphenation-push-char-count="2"/>
    </style:style>
    <style:style style:name="P53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492d02" officeooo:paragraph-rsid="01492d02" style:font-size-asian="10pt" style:font-size-complex="10pt" fo:hyphenate="true" fo:hyphenation-remain-char-count="2" fo:hyphenation-push-char-count="2"/>
    </style:style>
    <style:style style:name="P53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492d02" officeooo:paragraph-rsid="0152c808" style:font-size-asian="10pt" style:font-size-complex="10pt" fo:hyphenate="true" fo:hyphenation-remain-char-count="2" fo:hyphenation-push-char-count="2"/>
    </style:style>
    <style:style style:name="P53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492d02" officeooo:paragraph-rsid="01597c12" style:font-size-asian="10pt" style:font-size-complex="10pt" fo:hyphenate="true" fo:hyphenation-remain-char-count="2" fo:hyphenation-push-char-count="2"/>
    </style:style>
    <style:style style:name="P53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52c808" officeooo:paragraph-rsid="0152c808" style:font-size-asian="10pt" style:font-size-complex="10pt" fo:hyphenate="true" fo:hyphenation-remain-char-count="2" fo:hyphenation-push-char-count="2"/>
    </style:style>
    <style:style style:name="P54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47b019" officeooo:paragraph-rsid="0147b019" style:font-size-asian="10pt" style:font-size-complex="10pt" fo:hyphenate="true" fo:hyphenation-remain-char-count="2" fo:hyphenation-push-char-count="2"/>
    </style:style>
    <style:style style:name="P54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4d1ae" officeooo:paragraph-rsid="0174d1ae" style:font-size-asian="10pt" style:font-size-complex="10pt" fo:hyphenate="true" fo:hyphenation-remain-char-count="2" fo:hyphenation-push-char-count="2"/>
    </style:style>
    <style:style style:name="P54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41563" officeooo:paragraph-rsid="01741563" style:font-size-asian="10pt" style:font-size-complex="10pt" fo:hyphenate="true" fo:hyphenation-remain-char-count="2" fo:hyphenation-push-char-count="2"/>
    </style:style>
    <style:style style:name="P54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5cd48" officeooo:paragraph-rsid="0175cd48" style:font-size-asian="10pt" style:font-size-complex="10pt" fo:hyphenate="true" fo:hyphenation-remain-char-count="2" fo:hyphenation-push-char-count="2"/>
    </style:style>
    <style:style style:name="P54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abf3c" officeooo:paragraph-rsid="017abf3c" style:font-size-asian="10pt" style:font-size-complex="10pt" fo:hyphenate="true" fo:hyphenation-remain-char-count="2" fo:hyphenation-push-char-count="2"/>
    </style:style>
    <style:style style:name="P54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abf3c" officeooo:paragraph-rsid="017c51a5" style:font-size-asian="10pt" style:font-size-complex="10pt" fo:hyphenate="true" fo:hyphenation-remain-char-count="2" fo:hyphenation-push-char-count="2"/>
    </style:style>
    <style:style style:name="P54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96d58" officeooo:paragraph-rsid="01796d58" style:font-size-asian="10pt" style:font-size-complex="10pt" fo:hyphenate="true" fo:hyphenation-remain-char-count="2" fo:hyphenation-push-char-count="2"/>
    </style:style>
    <style:style style:name="P54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96d58" officeooo:paragraph-rsid="01943037" style:font-size-asian="10pt" style:font-size-complex="10pt" fo:hyphenate="true" fo:hyphenation-remain-char-count="2" fo:hyphenation-push-char-count="2"/>
    </style:style>
    <style:style style:name="P54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96d58" officeooo:paragraph-rsid="0198a5f5" style:font-size-asian="10pt" style:font-size-complex="10pt" fo:hyphenate="true" fo:hyphenation-remain-char-count="2" fo:hyphenation-push-char-count="2"/>
    </style:style>
    <style:style style:name="P54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c51a5" officeooo:paragraph-rsid="017c51a5" style:font-size-asian="10pt" style:font-size-complex="10pt" fo:hyphenate="true" fo:hyphenation-remain-char-count="2" fo:hyphenation-push-char-count="2"/>
    </style:style>
    <style:style style:name="P55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8319ba" officeooo:paragraph-rsid="018319ba" style:font-size-asian="10pt" style:font-size-complex="10pt" fo:hyphenate="true" fo:hyphenation-remain-char-count="2" fo:hyphenation-push-char-count="2"/>
    </style:style>
    <style:style style:name="P55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5cd48" officeooo:paragraph-rsid="0175cd48" style:font-size-asian="8.75pt" style:font-size-complex="10pt" fo:hyphenate="true" fo:hyphenation-remain-char-count="2" fo:hyphenation-push-char-count="2"/>
    </style:style>
    <style:style style:name="P55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en" fo:country="US" officeooo:rsid="017766a2" officeooo:paragraph-rsid="017766a2" style:font-size-asian="8.75pt" style:font-size-complex="10pt" fo:hyphenate="true" fo:hyphenation-remain-char-count="2" fo:hyphenation-push-char-count="2"/>
    </style:style>
    <style:style style:name="P55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0c9b57" officeooo:paragraph-rsid="000c9b57" style:font-size-asian="10pt" style:font-size-complex="10pt" fo:hyphenate="true" fo:hyphenation-remain-char-count="2" fo:hyphenation-push-char-count="2"/>
    </style:style>
    <style:style style:name="P55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12287c" officeooo:paragraph-rsid="0012287c" style:font-size-asian="10pt" style:font-size-complex="10pt" fo:hyphenate="true" fo:hyphenation-remain-char-count="2" fo:hyphenation-push-char-count="2"/>
    </style:style>
    <style:style style:name="P55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14c25f" officeooo:paragraph-rsid="0014c25f" style:font-size-asian="10pt" style:font-size-complex="10pt" fo:hyphenate="true" fo:hyphenation-remain-char-count="2" fo:hyphenation-push-char-count="2"/>
    </style:style>
    <style:style style:name="P55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1c3b6f" officeooo:paragraph-rsid="001c3b6f" style:font-size-asian="10pt" style:font-size-complex="10pt" fo:hyphenate="true" fo:hyphenation-remain-char-count="2" fo:hyphenation-push-char-count="2"/>
    </style:style>
    <style:style style:name="P55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31230a" officeooo:paragraph-rsid="0031230a" style:font-size-asian="10pt" style:font-size-complex="10pt" fo:hyphenate="true" fo:hyphenation-remain-char-count="2" fo:hyphenation-push-char-count="2"/>
    </style:style>
    <style:style style:name="P55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6bfa19" officeooo:paragraph-rsid="006bfa19" style:font-size-asian="10pt" style:font-size-complex="10pt" fo:hyphenate="true" fo:hyphenation-remain-char-count="2" fo:hyphenation-push-char-count="2"/>
    </style:style>
    <style:style style:name="P55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9f53ba" officeooo:paragraph-rsid="012973a2" style:font-size-asian="10pt" style:font-size-complex="10pt" fo:hyphenate="true" fo:hyphenation-remain-char-count="2" fo:hyphenation-push-char-count="2"/>
    </style:style>
    <style:style style:name="P56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9f53ba" officeooo:paragraph-rsid="013f2590" style:font-size-asian="10pt" style:font-size-complex="10pt" fo:hyphenate="true" fo:hyphenation-remain-char-count="2" fo:hyphenation-push-char-count="2"/>
    </style:style>
    <style:style style:name="P56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b56e82" officeooo:paragraph-rsid="00b56e82" style:font-size-asian="10pt" style:font-size-complex="10pt" fo:hyphenate="true" fo:hyphenation-remain-char-count="2" fo:hyphenation-push-char-count="2"/>
    </style:style>
    <style:style style:name="P56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b629e3" officeooo:paragraph-rsid="00b629e3" style:font-size-asian="10pt" style:font-size-complex="10pt" fo:hyphenate="true" fo:hyphenation-remain-char-count="2" fo:hyphenation-push-char-count="2"/>
    </style:style>
    <style:style style:name="P56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c14fdc" officeooo:paragraph-rsid="00c14fdc" style:font-size-asian="10pt" style:font-size-complex="10pt" fo:hyphenate="true" fo:hyphenation-remain-char-count="2" fo:hyphenation-push-char-count="2"/>
    </style:style>
    <style:style style:name="P56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4122ba" officeooo:paragraph-rsid="004122ba" style:font-size-asian="10pt" style:font-size-complex="10pt" fo:hyphenate="true" fo:hyphenation-remain-char-count="2" fo:hyphenation-push-char-count="2"/>
    </style:style>
    <style:style style:name="P56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965a50" officeooo:paragraph-rsid="013f2590" style:font-size-asian="10pt" style:font-size-complex="10pt" fo:hyphenate="true" fo:hyphenation-remain-char-count="2" fo:hyphenation-push-char-count="2"/>
    </style:style>
    <style:style style:name="P56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9691b8" officeooo:paragraph-rsid="013f2590" style:font-size-asian="10pt" style:font-size-complex="10pt" fo:hyphenate="true" fo:hyphenation-remain-char-count="2" fo:hyphenation-push-char-count="2"/>
    </style:style>
    <style:style style:name="P56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a51498" officeooo:paragraph-rsid="013f2590" style:font-size-asian="10pt" style:font-size-complex="10pt" fo:hyphenate="true" fo:hyphenation-remain-char-count="2" fo:hyphenation-push-char-count="2"/>
    </style:style>
    <style:style style:name="P56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18319ba" officeooo:paragraph-rsid="018319ba" style:font-size-asian="10pt" style:font-size-complex="10pt" fo:hyphenate="true" fo:hyphenation-remain-char-count="2" fo:hyphenation-push-char-count="2"/>
    </style:style>
    <style:style style:name="P56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1080b60" officeooo:paragraph-rsid="01080b60" style:font-size-asian="10pt" style:font-size-complex="10pt" fo:hyphenate="true" fo:hyphenation-remain-char-count="2" fo:hyphenation-push-char-count="2"/>
    </style:style>
    <style:style style:name="P57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0pt" fo:language="ru" fo:country="RU" officeooo:rsid="00303c8d" officeooo:paragraph-rsid="00303c8d" style:font-size-asian="10pt" style:font-size-complex="10pt" fo:hyphenate="true" fo:hyphenation-remain-char-count="2" fo:hyphenation-push-char-count="2"/>
    </style:style>
    <style:style style:name="P57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2pt" fo:language="ru" fo:country="RU" officeooo:rsid="00f36b83" officeooo:paragraph-rsid="012973a2" style:font-size-asian="12pt" style:font-size-complex="12pt" fo:hyphenate="true" fo:hyphenation-remain-char-count="2" fo:hyphenation-push-char-count="2"/>
    </style:style>
    <style:style style:name="P57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2pt" fo:language="ru" fo:country="RU" officeooo:rsid="0181e578" officeooo:paragraph-rsid="0181e578" style:font-size-asian="12pt" style:font-size-complex="12pt" fo:hyphenate="true" fo:hyphenation-remain-char-count="2" fo:hyphenation-push-char-count="2"/>
    </style:style>
    <style:style style:name="P57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2pt" fo:language="ru" fo:country="RU" officeooo:rsid="00a2fe05" officeooo:paragraph-rsid="013f2590" style:font-size-asian="12pt" style:font-size-complex="12pt" fo:hyphenate="true" fo:hyphenation-remain-char-count="2" fo:hyphenation-push-char-count="2"/>
    </style:style>
    <style:style style:name="P57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14pt" fo:language="ru" fo:country="RU" officeooo:rsid="0104865d" officeooo:paragraph-rsid="013f2590" style:font-size-asian="14pt" style:font-size-complex="14pt" fo:hyphenate="true" fo:hyphenation-remain-char-count="2" fo:hyphenation-push-char-count="2"/>
    </style:style>
    <style:style style:name="P57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0a3971" officeooo:paragraph-rsid="000a3971" style:font-size-asian="8pt" style:font-size-complex="8pt" fo:hyphenate="true" fo:hyphenation-remain-char-count="2" fo:hyphenation-push-char-count="2"/>
    </style:style>
    <style:style style:name="P57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0a694b" officeooo:paragraph-rsid="000a694b" style:font-size-asian="8pt" style:font-size-complex="8pt" fo:hyphenate="true" fo:hyphenation-remain-char-count="2" fo:hyphenation-push-char-count="2"/>
    </style:style>
    <style:style style:name="P57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0da7ea" officeooo:paragraph-rsid="000da7ea" style:font-size-asian="8pt" style:font-size-complex="8pt" fo:hyphenate="true" fo:hyphenation-remain-char-count="2" fo:hyphenation-push-char-count="2"/>
    </style:style>
    <style:style style:name="P57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109fd7" officeooo:paragraph-rsid="00109fd7" style:font-size-asian="8pt" style:font-size-complex="8pt" fo:hyphenate="true" fo:hyphenation-remain-char-count="2" fo:hyphenation-push-char-count="2"/>
    </style:style>
    <style:style style:name="P57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2aa9fe" officeooo:paragraph-rsid="002aa9fe" style:font-size-asian="8pt" style:font-size-complex="8pt" fo:hyphenate="true" fo:hyphenation-remain-char-count="2" fo:hyphenation-push-char-count="2"/>
    </style:style>
    <style:style style:name="P58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31230a" officeooo:paragraph-rsid="0031230a" style:font-size-asian="8pt" style:font-size-complex="8pt" fo:hyphenate="true" fo:hyphenation-remain-char-count="2" fo:hyphenation-push-char-count="2"/>
    </style:style>
    <style:style style:name="P58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32ce8f" officeooo:paragraph-rsid="0032ce8f" style:font-size-asian="8pt" style:font-size-complex="8pt" fo:hyphenate="true" fo:hyphenation-remain-char-count="2" fo:hyphenation-push-char-count="2"/>
    </style:style>
    <style:style style:name="P58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348f6f" officeooo:paragraph-rsid="00348f6f" style:font-size-asian="8pt" style:font-size-complex="8pt" fo:hyphenate="true" fo:hyphenation-remain-char-count="2" fo:hyphenation-push-char-count="2"/>
    </style:style>
    <style:style style:name="P58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398b8b" officeooo:paragraph-rsid="00398b8b" style:font-size-asian="8pt" style:font-size-complex="8pt" fo:hyphenate="true" fo:hyphenation-remain-char-count="2" fo:hyphenation-push-char-count="2"/>
    </style:style>
    <style:style style:name="P58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4612ee" officeooo:paragraph-rsid="004612ee" style:font-size-asian="8pt" style:font-size-complex="8pt" fo:hyphenate="true" fo:hyphenation-remain-char-count="2" fo:hyphenation-push-char-count="2"/>
    </style:style>
    <style:style style:name="P58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4672ef" officeooo:paragraph-rsid="004672ef" style:font-size-asian="8pt" style:font-size-complex="8pt" fo:hyphenate="true" fo:hyphenation-remain-char-count="2" fo:hyphenation-push-char-count="2"/>
    </style:style>
    <style:style style:name="P58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48ac87" officeooo:paragraph-rsid="0048ac87" style:font-size-asian="8pt" style:font-size-complex="8pt" fo:hyphenate="true" fo:hyphenation-remain-char-count="2" fo:hyphenation-push-char-count="2"/>
    </style:style>
    <style:style style:name="P58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51cf03" officeooo:paragraph-rsid="0051cf03" style:font-size-asian="8pt" style:font-size-complex="8pt" fo:hyphenate="true" fo:hyphenation-remain-char-count="2" fo:hyphenation-push-char-count="2"/>
    </style:style>
    <style:style style:name="P58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51cf03" officeooo:paragraph-rsid="005984b7" style:font-size-asian="8pt" style:font-size-complex="8pt" fo:hyphenate="true" fo:hyphenation-remain-char-count="2" fo:hyphenation-push-char-count="2"/>
    </style:style>
    <style:style style:name="P58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51cf03" officeooo:paragraph-rsid="005256d6" style:font-size-asian="8pt" style:font-size-complex="8pt" fo:hyphenate="true" fo:hyphenation-remain-char-count="2" fo:hyphenation-push-char-count="2"/>
    </style:style>
    <style:style style:name="P59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d92211" officeooo:paragraph-rsid="00d92211" style:font-size-asian="8pt" style:font-size-complex="8pt" fo:hyphenate="true" fo:hyphenation-remain-char-count="2" fo:hyphenation-push-char-count="2"/>
    </style:style>
    <style:style style:name="P59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67b916" officeooo:paragraph-rsid="0117fd86" style:font-size-asian="8pt" style:font-size-complex="8pt" fo:hyphenate="true" fo:hyphenation-remain-char-count="2" fo:hyphenation-push-char-count="2"/>
    </style:style>
    <style:style style:name="P59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67b916" officeooo:paragraph-rsid="0067b916" style:font-size-asian="8pt" style:font-size-complex="8pt" fo:hyphenate="true" fo:hyphenation-remain-char-count="2" fo:hyphenation-push-char-count="2"/>
    </style:style>
    <style:style style:name="P59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129d4" officeooo:paragraph-rsid="007129d4" style:font-size-asian="8pt" style:font-size-complex="8pt" fo:hyphenate="true" fo:hyphenation-remain-char-count="2" fo:hyphenation-push-char-count="2"/>
    </style:style>
    <style:style style:name="P59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3d847" officeooo:paragraph-rsid="0073d847" style:font-size-asian="8pt" style:font-size-complex="8pt" fo:hyphenate="true" fo:hyphenation-remain-char-count="2" fo:hyphenation-push-char-count="2"/>
    </style:style>
    <style:style style:name="P59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f36b83" officeooo:paragraph-rsid="012973a2" style:font-size-asian="8pt" style:font-size-complex="8pt" fo:hyphenate="true" fo:hyphenation-remain-char-count="2" fo:hyphenation-push-char-count="2"/>
    </style:style>
    <style:style style:name="P59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423a23" officeooo:paragraph-rsid="01423a23" style:font-size-asian="8pt" style:font-size-complex="8pt" fo:hyphenate="true" fo:hyphenation-remain-char-count="2" fo:hyphenation-push-char-count="2"/>
    </style:style>
    <style:style style:name="P59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423a23" officeooo:paragraph-rsid="01451239" style:font-size-asian="8pt" style:font-size-complex="8pt" fo:hyphenate="true" fo:hyphenation-remain-char-count="2" fo:hyphenation-push-char-count="2"/>
    </style:style>
    <style:style style:name="P59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3f2590" officeooo:paragraph-rsid="01423a23" style:font-size-asian="8pt" style:font-size-complex="8pt" fo:hyphenate="true" fo:hyphenation-remain-char-count="2" fo:hyphenation-push-char-count="2"/>
    </style:style>
    <style:style style:name="P59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426495" officeooo:paragraph-rsid="01426495" style:font-size-asian="8pt" style:font-size-complex="8pt" fo:hyphenate="true" fo:hyphenation-remain-char-count="2" fo:hyphenation-push-char-count="2"/>
    </style:style>
    <style:style style:name="P60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45bebb" officeooo:paragraph-rsid="0145bebb" style:font-size-asian="8pt" style:font-size-complex="8pt" fo:hyphenate="true" fo:hyphenation-remain-char-count="2" fo:hyphenation-push-char-count="2"/>
    </style:style>
    <style:style style:name="P60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965a50" officeooo:paragraph-rsid="013f2590" style:font-size-asian="8pt" style:font-size-complex="8pt" fo:hyphenate="true" fo:hyphenation-remain-char-count="2" fo:hyphenation-push-char-count="2"/>
    </style:style>
    <style:style style:name="P60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c3b15" officeooo:paragraph-rsid="00808e24" style:font-size-asian="8pt" style:font-size-complex="8pt" fo:hyphenate="true" fo:hyphenation-remain-char-count="2" fo:hyphenation-push-char-count="2"/>
    </style:style>
    <style:style style:name="P60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c3b15" officeooo:paragraph-rsid="0089e870" style:font-size-asian="8pt" style:font-size-complex="8pt" fo:hyphenate="true" fo:hyphenation-remain-char-count="2" fo:hyphenation-push-char-count="2"/>
    </style:style>
    <style:style style:name="P60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c3b15" officeooo:paragraph-rsid="008b7507" style:font-size-asian="8pt" style:font-size-complex="8pt" fo:hyphenate="true" fo:hyphenation-remain-char-count="2" fo:hyphenation-push-char-count="2"/>
    </style:style>
    <style:style style:name="P60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c3b15" officeooo:paragraph-rsid="0084ce2a" style:font-size-asian="8pt" style:font-size-complex="8pt" fo:hyphenate="true" fo:hyphenation-remain-char-count="2" fo:hyphenation-push-char-count="2"/>
    </style:style>
    <style:style style:name="P60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c3b15" officeooo:paragraph-rsid="007c3b15" style:font-size-asian="8pt" style:font-size-complex="8pt" fo:hyphenate="true" fo:hyphenation-remain-char-count="2" fo:hyphenation-push-char-count="2"/>
    </style:style>
    <style:style style:name="P60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7c3b15" officeooo:paragraph-rsid="007d9bdb" style:font-size-asian="8pt" style:font-size-complex="8pt" fo:hyphenate="true" fo:hyphenation-remain-char-count="2" fo:hyphenation-push-char-count="2"/>
    </style:style>
    <style:style style:name="P60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89e870" officeooo:paragraph-rsid="0089e870" style:font-size-asian="8pt" style:font-size-complex="8pt" fo:hyphenate="true" fo:hyphenation-remain-char-count="2" fo:hyphenation-push-char-count="2"/>
    </style:style>
    <style:style style:name="P60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ad4f16" officeooo:paragraph-rsid="00ad4f16" style:font-size-asian="8pt" style:font-size-complex="8pt" fo:hyphenate="true" fo:hyphenation-remain-char-count="2" fo:hyphenation-push-char-count="2"/>
    </style:style>
    <style:style style:name="P61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ad4f16" officeooo:paragraph-rsid="00af378f" style:font-size-asian="8pt" style:font-size-complex="8pt" fo:hyphenate="true" fo:hyphenation-remain-char-count="2" fo:hyphenation-push-char-count="2"/>
    </style:style>
    <style:style style:name="P61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b29ccc" officeooo:paragraph-rsid="00b29ccc" style:font-size-asian="8pt" style:font-size-complex="8pt" fo:hyphenate="true" fo:hyphenation-remain-char-count="2" fo:hyphenation-push-char-count="2"/>
    </style:style>
    <style:style style:name="P61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713210" officeooo:paragraph-rsid="01713210" style:font-size-asian="8pt" style:font-size-complex="8pt" fo:hyphenate="true" fo:hyphenation-remain-char-count="2" fo:hyphenation-push-char-count="2"/>
    </style:style>
    <style:style style:name="P61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713210" officeooo:paragraph-rsid="019d24f8" style:font-size-asian="8pt" style:font-size-complex="8pt" fo:hyphenate="true" fo:hyphenation-remain-char-count="2" fo:hyphenation-push-char-count="2"/>
    </style:style>
    <style:style style:name="P61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173231e" officeooo:paragraph-rsid="0173231e" style:font-size-asian="8pt" style:font-size-complex="8pt" fo:hyphenate="true" fo:hyphenation-remain-char-count="2" fo:hyphenation-push-char-count="2"/>
    </style:style>
    <style:style style:name="P61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en" fo:country="US" officeooo:rsid="00958e26" officeooo:paragraph-rsid="013f2590" style:font-size-asian="8pt" style:font-size-complex="8pt" fo:hyphenate="true" fo:hyphenation-remain-char-count="2" fo:hyphenation-push-char-count="2"/>
    </style:style>
    <style:style style:name="P616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0a694b" officeooo:paragraph-rsid="000a694b" style:font-size-asian="8pt" style:font-size-complex="8pt" fo:hyphenate="true" fo:hyphenation-remain-char-count="2" fo:hyphenation-push-char-count="2"/>
    </style:style>
    <style:style style:name="P617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2aa9fe" officeooo:paragraph-rsid="002aa9fe" style:font-size-asian="8pt" style:font-size-complex="8pt" fo:hyphenate="true" fo:hyphenation-remain-char-count="2" fo:hyphenation-push-char-count="2"/>
    </style:style>
    <style:style style:name="P618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348f6f" officeooo:paragraph-rsid="00348f6f" style:font-size-asian="8pt" style:font-size-complex="8pt" fo:hyphenate="true" fo:hyphenation-remain-char-count="2" fo:hyphenation-push-char-count="2"/>
    </style:style>
    <style:style style:name="P619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5984b7" officeooo:paragraph-rsid="005984b7" style:font-size-asian="8pt" style:font-size-complex="8pt" fo:hyphenate="true" fo:hyphenation-remain-char-count="2" fo:hyphenation-push-char-count="2"/>
    </style:style>
    <style:style style:name="P620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6c05d1" officeooo:paragraph-rsid="006c05d1" style:font-size-asian="8pt" style:font-size-complex="8pt" fo:hyphenate="true" fo:hyphenation-remain-char-count="2" fo:hyphenation-push-char-count="2"/>
    </style:style>
    <style:style style:name="P621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1423a23" officeooo:paragraph-rsid="01423a23" style:font-size-asian="8pt" style:font-size-complex="8pt" fo:hyphenate="true" fo:hyphenation-remain-char-count="2" fo:hyphenation-push-char-count="2"/>
    </style:style>
    <style:style style:name="P622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1451239" officeooo:paragraph-rsid="01451239" style:font-size-asian="8pt" style:font-size-complex="8pt" fo:hyphenate="true" fo:hyphenation-remain-char-count="2" fo:hyphenation-push-char-count="2"/>
    </style:style>
    <style:style style:name="P62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1426495" officeooo:paragraph-rsid="01426495" style:font-size-asian="8pt" style:font-size-complex="8pt" fo:hyphenate="true" fo:hyphenation-remain-char-count="2" fo:hyphenation-push-char-count="2"/>
    </style:style>
    <style:style style:name="P624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965a50" officeooo:paragraph-rsid="013f2590" style:font-size-asian="8pt" style:font-size-complex="8pt" fo:hyphenate="true" fo:hyphenation-remain-char-count="2" fo:hyphenation-push-char-count="2"/>
    </style:style>
    <style:style style:name="P625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078b19c" officeooo:paragraph-rsid="0078b19c" style:font-size-asian="8pt" style:font-size-complex="8pt" fo:hyphenate="true" fo:hyphenation-remain-char-count="2" fo:hyphenation-push-char-count="2"/>
    </style:style>
    <style:style style:name="P62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0d141e7" officeooo:paragraph-rsid="00d141e7" style:font-size-asian="10pt" style:font-weight-asian="normal" style:font-size-complex="10pt" style:font-weight-complex="normal" fo:hyphenate="true" fo:hyphenation-remain-char-count="2" fo:hyphenation-push-char-count="2"/>
    </style:style>
    <style:style style:name="P62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0d1ecd9" officeooo:paragraph-rsid="00d1ecd9" style:font-size-asian="10pt" style:font-weight-asian="normal" style:font-size-complex="10pt" style:font-weight-complex="normal" fo:hyphenate="true" fo:hyphenation-remain-char-count="2" fo:hyphenation-push-char-count="2"/>
    </style:style>
    <style:style style:name="P62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0d1ecd9" officeooo:paragraph-rsid="01149298" style:font-size-asian="10pt" style:font-weight-asian="normal" style:font-size-complex="10pt" style:font-weight-complex="normal" fo:hyphenate="true" fo:hyphenation-remain-char-count="2" fo:hyphenation-push-char-count="2"/>
    </style:style>
    <style:style style:name="P62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161236c" officeooo:paragraph-rsid="0161236c" style:font-size-asian="10pt" style:font-weight-asian="normal" style:font-size-complex="10pt" style:font-weight-complex="normal" fo:hyphenate="true" fo:hyphenation-remain-char-count="2" fo:hyphenation-push-char-count="2"/>
    </style:style>
    <style:style style:name="P63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16245cf" officeooo:paragraph-rsid="016245cf" style:font-size-asian="10pt" style:font-weight-asian="normal" style:font-size-complex="10pt" style:font-weight-complex="normal" fo:hyphenate="true" fo:hyphenation-remain-char-count="2" fo:hyphenation-push-char-count="2"/>
    </style:style>
    <style:style style:name="P63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165ac01" officeooo:paragraph-rsid="0165ac01" style:font-size-asian="10pt" style:font-weight-asian="normal" style:font-size-complex="10pt" style:font-weight-complex="normal" fo:hyphenate="true" fo:hyphenation-remain-char-count="2" fo:hyphenation-push-char-count="2"/>
    </style:style>
    <style:style style:name="P63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165ac01" officeooo:paragraph-rsid="016ec098" style:font-size-asian="10pt" style:font-weight-asian="normal" style:font-size-complex="10pt" style:font-weight-complex="normal" fo:hyphenate="true" fo:hyphenation-remain-char-count="2" fo:hyphenation-push-char-count="2"/>
    </style:style>
    <style:style style:name="P63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ru" fo:country="RU" fo:font-weight="normal" officeooo:rsid="016f6137" officeooo:paragraph-rsid="016f6137" style:font-size-asian="8.75pt" style:font-weight-asian="normal" style:font-size-complex="10pt" style:font-weight-complex="normal" fo:hyphenate="true" fo:hyphenation-remain-char-count="2" fo:hyphenation-push-char-count="2"/>
    </style:style>
    <style:style style:name="P63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cb1575" officeooo:paragraph-rsid="00cb1575" style:font-size-asian="10pt" style:font-weight-asian="normal" style:font-size-complex="10pt" style:font-weight-complex="normal" fo:hyphenate="true" fo:hyphenation-remain-char-count="2" fo:hyphenation-push-char-count="2"/>
    </style:style>
    <style:style style:name="P63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cb1575" officeooo:paragraph-rsid="01149298" style:font-size-asian="10pt" style:font-weight-asian="normal" style:font-size-complex="10pt" style:font-weight-complex="normal" fo:hyphenate="true" fo:hyphenation-remain-char-count="2" fo:hyphenation-push-char-count="2"/>
    </style:style>
    <style:style style:name="P63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d141e7" officeooo:paragraph-rsid="00d141e7" style:font-size-asian="10pt" style:font-weight-asian="normal" style:font-size-complex="10pt" style:font-weight-complex="normal" fo:hyphenate="true" fo:hyphenation-remain-char-count="2" fo:hyphenation-push-char-count="2"/>
    </style:style>
    <style:style style:name="P63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d1ecd9" officeooo:paragraph-rsid="00d1ecd9" style:font-size-asian="10pt" style:font-weight-asian="normal" style:font-size-complex="10pt" style:font-weight-complex="normal" fo:hyphenate="true" fo:hyphenation-remain-char-count="2" fo:hyphenation-push-char-count="2"/>
    </style:style>
    <style:style style:name="P63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d1ecd9" officeooo:paragraph-rsid="01149298" style:font-size-asian="10pt" style:font-weight-asian="normal" style:font-size-complex="10pt" style:font-weight-complex="normal" fo:hyphenate="true" fo:hyphenation-remain-char-count="2" fo:hyphenation-push-char-count="2"/>
    </style:style>
    <style:style style:name="P63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d1eeb3" officeooo:paragraph-rsid="00d1eeb3" style:font-size-asian="10pt" style:font-weight-asian="normal" style:font-size-complex="10pt" style:font-weight-complex="normal" fo:hyphenate="true" fo:hyphenation-remain-char-count="2" fo:hyphenation-push-char-count="2"/>
    </style:style>
    <style:style style:name="P64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d1eeb3" officeooo:paragraph-rsid="01129c4c" style:font-size-asian="10pt" style:font-weight-asian="normal" style:font-size-complex="10pt" style:font-weight-complex="normal" fo:hyphenate="true" fo:hyphenation-remain-char-count="2" fo:hyphenation-push-char-count="2"/>
    </style:style>
    <style:style style:name="P64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d1eeb3" officeooo:paragraph-rsid="01144044" style:font-size-asian="10pt" style:font-weight-asian="normal" style:font-size-complex="10pt" style:font-weight-complex="normal" fo:hyphenate="true" fo:hyphenation-remain-char-count="2" fo:hyphenation-push-char-count="2"/>
    </style:style>
    <style:style style:name="P64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0b82b62" officeooo:paragraph-rsid="011d42e1" style:font-size-asian="10pt" style:font-weight-asian="normal" style:font-size-complex="10pt" style:font-weight-complex="normal" fo:hyphenate="true" fo:hyphenation-remain-char-count="2" fo:hyphenation-push-char-count="2"/>
    </style:style>
    <style:style style:name="P64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1236c" officeooo:paragraph-rsid="0161236c" style:font-size-asian="10pt" style:font-weight-asian="normal" style:font-size-complex="10pt" style:font-weight-complex="normal" fo:hyphenate="true" fo:hyphenation-remain-char-count="2" fo:hyphenation-push-char-count="2"/>
    </style:style>
    <style:style style:name="P64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245cf" officeooo:paragraph-rsid="016245cf" style:font-size-asian="10pt" style:font-weight-asian="normal" style:font-size-complex="10pt" style:font-weight-complex="normal" fo:hyphenate="true" fo:hyphenation-remain-char-count="2" fo:hyphenation-push-char-count="2"/>
    </style:style>
    <style:style style:name="P64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5ac01" officeooo:paragraph-rsid="0165ac01" style:font-size-asian="10pt" style:font-weight-asian="normal" style:font-size-complex="10pt" style:font-weight-complex="normal" fo:hyphenate="true" fo:hyphenation-remain-char-count="2" fo:hyphenation-push-char-count="2"/>
    </style:style>
    <style:style style:name="P64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5ac01" officeooo:paragraph-rsid="016ec098" style:font-size-asian="10pt" style:font-weight-asian="normal" style:font-size-complex="10pt" style:font-weight-complex="normal" fo:hyphenate="true" fo:hyphenation-remain-char-count="2" fo:hyphenation-push-char-count="2"/>
    </style:style>
    <style:style style:name="P64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5d3c1" officeooo:paragraph-rsid="0165d3c1" style:font-size-asian="8.75pt" style:font-weight-asian="normal" style:font-size-complex="10pt" style:font-weight-complex="normal" fo:hyphenate="true" fo:hyphenation-remain-char-count="2" fo:hyphenation-push-char-count="2"/>
    </style:style>
    <style:style style:name="P64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5d3c1" officeooo:paragraph-rsid="016ec098" style:font-size-asian="8.75pt" style:font-weight-asian="normal" style:font-size-complex="10pt" style:font-weight-complex="normal" fo:hyphenate="true" fo:hyphenation-remain-char-count="2" fo:hyphenation-push-char-count="2"/>
    </style:style>
    <style:style style:name="P64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cbb24" officeooo:paragraph-rsid="016cbb24" style:font-size-asian="8.75pt" style:font-weight-asian="normal" style:font-size-complex="10pt" style:font-weight-complex="normal" fo:hyphenate="true" fo:hyphenation-remain-char-count="2" fo:hyphenation-push-char-count="2"/>
    </style:style>
    <style:style style:name="P65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e054d" officeooo:paragraph-rsid="016e054d" style:font-size-asian="8.75pt" style:font-weight-asian="normal" style:font-size-complex="10pt" style:font-weight-complex="normal" fo:hyphenate="true" fo:hyphenation-remain-char-count="2" fo:hyphenation-push-char-count="2"/>
    </style:style>
    <style:style style:name="P65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ec098" officeooo:paragraph-rsid="016ec098" style:font-size-asian="8.75pt" style:font-weight-asian="normal" style:font-size-complex="10pt" style:font-weight-complex="normal" fo:hyphenate="true" fo:hyphenation-remain-char-count="2" fo:hyphenation-push-char-count="2"/>
    </style:style>
    <style:style style:name="P65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10pt" fo:language="en" fo:country="US" fo:font-weight="normal" officeooo:rsid="016f6137" officeooo:paragraph-rsid="016f6137" style:font-size-asian="8.75pt" style:font-weight-asian="normal" style:font-size-complex="10pt" style:font-weight-complex="normal" fo:hyphenate="true" fo:hyphenation-remain-char-count="2" fo:hyphenation-push-char-count="2"/>
    </style:style>
    <style:style style:name="P65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cb1575" officeooo:paragraph-rsid="01149298" style:font-size-asian="8pt" style:font-weight-asian="normal" style:font-size-complex="8pt" style:font-weight-complex="normal" fo:hyphenate="true" fo:hyphenation-remain-char-count="2" fo:hyphenation-push-char-count="2"/>
    </style:style>
    <style:style style:name="P65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ecd9" officeooo:paragraph-rsid="00d1ecd9" style:font-size-asian="8pt" style:font-weight-asian="normal" style:font-size-complex="8pt" style:font-weight-complex="normal" fo:hyphenate="true" fo:hyphenation-remain-char-count="2" fo:hyphenation-push-char-count="2"/>
    </style:style>
    <style:style style:name="P65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ecd9" officeooo:paragraph-rsid="01149298" style:font-size-asian="8pt" style:font-weight-asian="normal" style:font-size-complex="8pt" style:font-weight-complex="normal" fo:hyphenate="true" fo:hyphenation-remain-char-count="2" fo:hyphenation-push-char-count="2"/>
    </style:style>
    <style:style style:name="P65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ecd9" officeooo:paragraph-rsid="01129c4c" style:font-size-asian="8pt" style:font-weight-asian="normal" style:font-size-complex="8pt" style:font-weight-complex="normal" fo:hyphenate="true" fo:hyphenation-remain-char-count="2" fo:hyphenation-push-char-count="2"/>
    </style:style>
    <style:style style:name="P65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ecd9" officeooo:paragraph-rsid="00d1eeb3" style:font-size-asian="8pt" style:font-weight-asian="normal" style:font-size-complex="8pt" style:font-weight-complex="normal" fo:hyphenate="true" fo:hyphenation-remain-char-count="2" fo:hyphenation-push-char-count="2"/>
    </style:style>
    <style:style style:name="P65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14e376" officeooo:paragraph-rsid="0114e376" style:font-size-asian="8pt" style:font-weight-asian="normal" style:font-size-complex="8pt" style:font-weight-complex="normal" fo:hyphenate="true" fo:hyphenation-remain-char-count="2" fo:hyphenation-push-char-count="2"/>
    </style:style>
    <style:style style:name="P65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14e376" officeooo:paragraph-rsid="012124c2" style:font-size-asian="8pt" style:font-weight-asian="normal" style:font-size-complex="8pt" style:font-weight-complex="normal" fo:hyphenate="true" fo:hyphenation-remain-char-count="2" fo:hyphenation-push-char-count="2"/>
    </style:style>
    <style:style style:name="P66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cca5a9" officeooo:paragraph-rsid="01149298" style:font-size-asian="8pt" style:font-weight-asian="normal" style:font-size-complex="8pt" style:font-weight-complex="normal" fo:hyphenate="true" fo:hyphenation-remain-char-count="2" fo:hyphenation-push-char-count="2"/>
    </style:style>
    <style:style style:name="P66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cd961c" officeooo:paragraph-rsid="00cd961c" style:font-size-asian="8pt" style:font-weight-asian="normal" style:font-size-complex="8pt" style:font-weight-complex="normal" fo:hyphenate="true" fo:hyphenation-remain-char-count="2" fo:hyphenation-push-char-count="2"/>
    </style:style>
    <style:style style:name="P66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41e7" officeooo:paragraph-rsid="00d141e7" style:font-size-asian="8pt" style:font-weight-asian="normal" style:font-size-complex="8pt" style:font-weight-complex="normal" fo:hyphenate="true" fo:hyphenation-remain-char-count="2" fo:hyphenation-push-char-count="2"/>
    </style:style>
    <style:style style:name="P66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41e7" officeooo:paragraph-rsid="012cf63c" style:font-size-asian="8pt" style:font-weight-asian="normal" style:font-size-complex="8pt" style:font-weight-complex="normal" fo:hyphenate="true" fo:hyphenation-remain-char-count="2" fo:hyphenation-push-char-count="2"/>
    </style:style>
    <style:style style:name="P66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41e7" officeooo:paragraph-rsid="0134cdf0" style:font-size-asian="8pt" style:font-weight-asian="normal" style:font-size-complex="8pt" style:font-weight-complex="normal" fo:hyphenate="true" fo:hyphenation-remain-char-count="2" fo:hyphenation-push-char-count="2"/>
    </style:style>
    <style:style style:name="P66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d141e7" officeooo:paragraph-rsid="014ad621" style:font-size-asian="8pt" style:font-weight-asian="normal" style:font-size-complex="8pt" style:font-weight-complex="normal" fo:hyphenate="true" fo:hyphenation-remain-char-count="2" fo:hyphenation-push-char-count="2"/>
    </style:style>
    <style:style style:name="P66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1d42e1" style:font-size-asian="8pt" style:font-weight-asian="normal" style:font-size-complex="8pt" style:font-weight-complex="normal" fo:hyphenate="true" fo:hyphenation-remain-char-count="2" fo:hyphenation-push-char-count="2"/>
    </style:style>
    <style:style style:name="P66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2b41c2" style:font-size-asian="8pt" style:font-weight-asian="normal" style:font-size-complex="8pt" style:font-weight-complex="normal" fo:hyphenate="true" fo:hyphenation-remain-char-count="2" fo:hyphenation-push-char-count="2"/>
    </style:style>
    <style:style style:name="P66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2dee18" style:font-size-asian="8pt" style:font-weight-asian="normal" style:font-size-complex="8pt" style:font-weight-complex="normal" fo:hyphenate="true" fo:hyphenation-remain-char-count="2" fo:hyphenation-push-char-count="2"/>
    </style:style>
    <style:style style:name="P66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34cdf0" style:font-size-asian="8pt" style:font-weight-asian="normal" style:font-size-complex="8pt" style:font-weight-complex="normal" fo:hyphenate="true" fo:hyphenation-remain-char-count="2" fo:hyphenation-push-char-count="2"/>
    </style:style>
    <style:style style:name="P67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4ad621" style:font-size-asian="8pt" style:font-weight-asian="normal" style:font-size-complex="8pt" style:font-weight-complex="normal" fo:hyphenate="true" fo:hyphenation-remain-char-count="2" fo:hyphenation-push-char-count="2"/>
    </style:style>
    <style:style style:name="P67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6558be" style:font-size-asian="8pt" style:font-weight-asian="normal" style:font-size-complex="8pt" style:font-weight-complex="normal" fo:hyphenate="true" fo:hyphenation-remain-char-count="2" fo:hyphenation-push-char-count="2"/>
    </style:style>
    <style:style style:name="P67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b82b62" officeooo:paragraph-rsid="0175cd48" style:font-size-asian="8pt" style:font-weight-asian="normal" style:font-size-complex="8pt" style:font-weight-complex="normal" fo:hyphenate="true" fo:hyphenation-remain-char-count="2" fo:hyphenation-push-char-count="2"/>
    </style:style>
    <style:style style:name="P67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245cf" officeooo:paragraph-rsid="016245cf" style:font-size-asian="8pt" style:font-weight-asian="normal" style:font-size-complex="8pt" style:font-weight-complex="normal" fo:hyphenate="true" fo:hyphenation-remain-char-count="2" fo:hyphenation-push-char-count="2"/>
    </style:style>
    <style:style style:name="P67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3161b" officeooo:paragraph-rsid="0163161b" style:font-size-asian="8pt" style:font-weight-asian="normal" style:font-size-complex="8pt" style:font-weight-complex="normal" fo:hyphenate="true" fo:hyphenation-remain-char-count="2" fo:hyphenation-push-char-count="2"/>
    </style:style>
    <style:style style:name="P67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3fc6c" officeooo:paragraph-rsid="0163fc6c" style:font-size-asian="8pt" style:font-weight-asian="normal" style:font-size-complex="8pt" style:font-weight-complex="normal" fo:hyphenate="true" fo:hyphenation-remain-char-count="2" fo:hyphenation-push-char-count="2"/>
    </style:style>
    <style:style style:name="P67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5ac01" officeooo:paragraph-rsid="0165ac01" style:font-size-asian="8pt" style:font-weight-asian="normal" style:font-size-complex="8pt" style:font-weight-complex="normal" fo:hyphenate="true" fo:hyphenation-remain-char-count="2" fo:hyphenation-push-char-count="2"/>
    </style:style>
    <style:style style:name="P67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5ac01" officeooo:paragraph-rsid="016ec098" style:font-size-asian="8pt" style:font-weight-asian="normal" style:font-size-complex="8pt" style:font-weight-complex="normal" fo:hyphenate="true" fo:hyphenation-remain-char-count="2" fo:hyphenation-push-char-count="2"/>
    </style:style>
    <style:style style:name="P67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642be" officeooo:paragraph-rsid="016642be" style:font-size-asian="8pt" style:font-weight-asian="normal" style:font-size-complex="8pt" style:font-weight-complex="normal" fo:hyphenate="true" fo:hyphenation-remain-char-count="2" fo:hyphenation-push-char-count="2"/>
    </style:style>
    <style:style style:name="P67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642be" officeooo:paragraph-rsid="016e054d" style:font-size-asian="8pt" style:font-weight-asian="normal" style:font-size-complex="8pt" style:font-weight-complex="normal" fo:hyphenate="true" fo:hyphenation-remain-char-count="2" fo:hyphenation-push-char-count="2"/>
    </style:style>
    <style:style style:name="P68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7d022" officeooo:paragraph-rsid="0167d022" style:font-size-asian="8pt" style:font-weight-asian="normal" style:font-size-complex="8pt" style:font-weight-complex="normal" fo:hyphenate="true" fo:hyphenation-remain-char-count="2" fo:hyphenation-push-char-count="2"/>
    </style:style>
    <style:style style:name="P68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7e0d9" officeooo:paragraph-rsid="0167e0d9" style:font-size-asian="8pt" style:font-weight-asian="normal" style:font-size-complex="8pt" style:font-weight-complex="normal" fo:hyphenate="true" fo:hyphenation-remain-char-count="2" fo:hyphenation-push-char-count="2"/>
    </style:style>
    <style:style style:name="P68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7e0d9" officeooo:paragraph-rsid="016ec098" style:font-size-asian="8pt" style:font-weight-asian="normal" style:font-size-complex="8pt" style:font-weight-complex="normal" fo:hyphenate="true" fo:hyphenation-remain-char-count="2" fo:hyphenation-push-char-count="2"/>
    </style:style>
    <style:style style:name="P68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8a457" officeooo:paragraph-rsid="0168a457" style:font-size-asian="8pt" style:font-weight-asian="normal" style:font-size-complex="8pt" style:font-weight-complex="normal" fo:hyphenate="true" fo:hyphenation-remain-char-count="2" fo:hyphenation-push-char-count="2"/>
    </style:style>
    <style:style style:name="P68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8a457" officeooo:paragraph-rsid="016ec098" style:font-size-asian="8pt" style:font-weight-asian="normal" style:font-size-complex="8pt" style:font-weight-complex="normal" fo:hyphenate="true" fo:hyphenation-remain-char-count="2" fo:hyphenation-push-char-count="2"/>
    </style:style>
    <style:style style:name="P68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9d367" officeooo:paragraph-rsid="0169d367" style:font-size-asian="8pt" style:font-weight-asian="normal" style:font-size-complex="8pt" style:font-weight-complex="normal" fo:hyphenate="true" fo:hyphenation-remain-char-count="2" fo:hyphenation-push-char-count="2"/>
    </style:style>
    <style:style style:name="P68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9d367" officeooo:paragraph-rsid="016ec098" style:font-size-asian="8pt" style:font-weight-asian="normal" style:font-size-complex="8pt" style:font-weight-complex="normal" fo:hyphenate="true" fo:hyphenation-remain-char-count="2" fo:hyphenation-push-char-count="2"/>
    </style:style>
    <style:style style:name="P68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b9d01" officeooo:paragraph-rsid="016b9d01" style:font-size-asian="8pt" style:font-weight-asian="normal" style:font-size-complex="8pt" style:font-weight-complex="normal" fo:hyphenate="true" fo:hyphenation-remain-char-count="2" fo:hyphenation-push-char-count="2"/>
    </style:style>
    <style:style style:name="P68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b9d01" officeooo:paragraph-rsid="016ec098" style:font-size-asian="8pt" style:font-weight-asian="normal" style:font-size-complex="8pt" style:font-weight-complex="normal" fo:hyphenate="true" fo:hyphenation-remain-char-count="2" fo:hyphenation-push-char-count="2"/>
    </style:style>
    <style:style style:name="P68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bafae" officeooo:paragraph-rsid="016bafae" style:font-size-asian="8pt" style:font-weight-asian="normal" style:font-size-complex="8pt" style:font-weight-complex="normal" fo:hyphenate="true" fo:hyphenation-remain-char-count="2" fo:hyphenation-push-char-count="2"/>
    </style:style>
    <style:style style:name="P69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bafae" officeooo:paragraph-rsid="016ec098" style:font-size-asian="8pt" style:font-weight-asian="normal" style:font-size-complex="8pt" style:font-weight-complex="normal" fo:hyphenate="true" fo:hyphenation-remain-char-count="2" fo:hyphenation-push-char-count="2"/>
    </style:style>
    <style:style style:name="P69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bec09" officeooo:paragraph-rsid="016bec09" style:font-size-asian="8pt" style:font-weight-asian="normal" style:font-size-complex="8pt" style:font-weight-complex="normal" fo:hyphenate="true" fo:hyphenation-remain-char-count="2" fo:hyphenation-push-char-count="2"/>
    </style:style>
    <style:style style:name="P69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e054d" officeooo:paragraph-rsid="016e054d" style:font-size-asian="8pt" style:font-weight-asian="normal" style:font-size-complex="8pt" style:font-weight-complex="normal" fo:hyphenate="true" fo:hyphenation-remain-char-count="2" fo:hyphenation-push-char-count="2"/>
    </style:style>
    <style:style style:name="P69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f6137" officeooo:paragraph-rsid="016f6137" style:font-size-asian="8pt" style:font-weight-asian="normal" style:font-size-complex="8pt" style:font-weight-complex="normal" fo:hyphenate="true" fo:hyphenation-remain-char-count="2" fo:hyphenation-push-char-count="2"/>
    </style:style>
    <style:style style:name="P69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f6137" officeooo:paragraph-rsid="0170938a" style:font-size-asian="8pt" style:font-weight-asian="normal" style:font-size-complex="8pt" style:font-weight-complex="normal" fo:hyphenate="true" fo:hyphenation-remain-char-count="2" fo:hyphenation-push-char-count="2"/>
    </style:style>
    <style:style style:name="P69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161236c" officeooo:paragraph-rsid="0161236c" style:font-size-asian="8pt" style:font-weight-asian="normal" style:font-size-complex="8pt" style:font-weight-complex="normal" fo:hyphenate="true" fo:hyphenation-remain-char-count="2" fo:hyphenation-push-char-count="2"/>
    </style:style>
    <style:style style:name="P69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ru" fo:country="RU" fo:font-weight="normal" officeooo:rsid="00901310" officeooo:paragraph-rsid="00901310" style:font-size-asian="8pt" style:font-weight-asian="normal" style:font-size-complex="8pt" style:font-weight-complex="normal" fo:hyphenate="true" fo:hyphenation-remain-char-count="2" fo:hyphenation-push-char-count="2"/>
    </style:style>
    <style:style style:name="P69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112aee7" style:font-size-asian="8pt" style:font-weight-asian="normal" style:font-size-complex="8pt" style:font-weight-complex="normal" fo:hyphenate="true" fo:hyphenation-remain-char-count="2" fo:hyphenation-push-char-count="2"/>
    </style:style>
    <style:style style:name="P69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1144044" style:font-size-asian="8pt" style:font-weight-asian="normal" style:font-size-complex="8pt" style:font-weight-complex="normal" fo:hyphenate="true" fo:hyphenation-remain-char-count="2" fo:hyphenation-push-char-count="2"/>
    </style:style>
    <style:style style:name="P69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0dffc25" style:font-size-asian="8pt" style:font-weight-asian="normal" style:font-size-complex="8pt" style:font-weight-complex="normal" fo:hyphenate="true" fo:hyphenation-remain-char-count="2" fo:hyphenation-push-char-count="2"/>
    </style:style>
    <style:style style:name="P70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0d1ecd9" style:font-size-asian="8pt" style:font-weight-asian="normal" style:font-size-complex="8pt" style:font-weight-complex="normal" fo:hyphenate="true" fo:hyphenation-remain-char-count="2" fo:hyphenation-push-char-count="2"/>
    </style:style>
    <style:style style:name="P70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1129c4c" style:font-size-asian="8pt" style:font-weight-asian="normal" style:font-size-complex="8pt" style:font-weight-complex="normal" fo:hyphenate="true" fo:hyphenation-remain-char-count="2" fo:hyphenation-push-char-count="2"/>
    </style:style>
    <style:style style:name="P70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0d1eeb3" style:font-size-asian="8pt" style:font-weight-asian="normal" style:font-size-complex="8pt" style:font-weight-complex="normal" fo:hyphenate="true" fo:hyphenation-remain-char-count="2" fo:hyphenation-push-char-count="2"/>
    </style:style>
    <style:style style:name="P70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113b892" style:font-size-asian="8pt" style:font-weight-asian="normal" style:font-size-complex="8pt" style:font-weight-complex="normal" fo:hyphenate="true" fo:hyphenation-remain-char-count="2" fo:hyphenation-push-char-count="2"/>
    </style:style>
    <style:style style:name="P70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ecd9" officeooo:paragraph-rsid="01149298" style:font-size-asian="8pt" style:font-weight-asian="normal" style:font-size-complex="8pt" style:font-weight-complex="normal" fo:hyphenate="true" fo:hyphenation-remain-char-count="2" fo:hyphenation-push-char-count="2"/>
    </style:style>
    <style:style style:name="P70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41e7" officeooo:paragraph-rsid="012dee18" style:font-size-asian="8pt" style:font-weight-asian="normal" style:font-size-complex="8pt" style:font-weight-complex="normal" fo:hyphenate="true" fo:hyphenation-remain-char-count="2" fo:hyphenation-push-char-count="2"/>
    </style:style>
    <style:style style:name="P70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cb1575" officeooo:paragraph-rsid="00cb1575" style:font-size-asian="10pt" style:font-weight-asian="normal" style:font-size-complex="10pt" style:font-weight-complex="normal" fo:hyphenate="true" fo:hyphenation-remain-char-count="2" fo:hyphenation-push-char-count="2"/>
    </style:style>
    <style:style style:name="P70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cb1575" officeooo:paragraph-rsid="01149298" style:font-size-asian="10pt" style:font-weight-asian="normal" style:font-size-complex="10pt" style:font-weight-complex="normal" fo:hyphenate="true" fo:hyphenation-remain-char-count="2" fo:hyphenation-push-char-count="2"/>
    </style:style>
    <style:style style:name="P70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d141e7" officeooo:paragraph-rsid="00d141e7" style:font-size-asian="10pt" style:font-weight-asian="normal" style:font-size-complex="10pt" style:font-weight-complex="normal" fo:hyphenate="true" fo:hyphenation-remain-char-count="2" fo:hyphenation-push-char-count="2"/>
    </style:style>
    <style:style style:name="P70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d1ecd9" officeooo:paragraph-rsid="00d1ecd9" style:font-size-asian="10pt" style:font-weight-asian="normal" style:font-size-complex="10pt" style:font-weight-complex="normal" fo:hyphenate="true" fo:hyphenation-remain-char-count="2" fo:hyphenation-push-char-count="2"/>
    </style:style>
    <style:style style:name="P71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d1ecd9" officeooo:paragraph-rsid="01149298" style:font-size-asian="10pt" style:font-weight-asian="normal" style:font-size-complex="10pt" style:font-weight-complex="normal" fo:hyphenate="true" fo:hyphenation-remain-char-count="2" fo:hyphenation-push-char-count="2"/>
    </style:style>
    <style:style style:name="P71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d1eeb3" officeooo:paragraph-rsid="00d1eeb3" style:font-size-asian="10pt" style:font-weight-asian="normal" style:font-size-complex="10pt" style:font-weight-complex="normal" fo:hyphenate="true" fo:hyphenation-remain-char-count="2" fo:hyphenation-push-char-count="2"/>
    </style:style>
    <style:style style:name="P71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d1eeb3" officeooo:paragraph-rsid="01129c4c" style:font-size-asian="10pt" style:font-weight-asian="normal" style:font-size-complex="10pt" style:font-weight-complex="normal" fo:hyphenate="true" fo:hyphenation-remain-char-count="2" fo:hyphenation-push-char-count="2"/>
    </style:style>
    <style:style style:name="P71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d1eeb3" officeooo:paragraph-rsid="01144044" style:font-size-asian="10pt" style:font-weight-asian="normal" style:font-size-complex="10pt" style:font-weight-complex="normal" fo:hyphenate="true" fo:hyphenation-remain-char-count="2" fo:hyphenation-push-char-count="2"/>
    </style:style>
    <style:style style:name="P71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14e376" officeooo:paragraph-rsid="0114e376" style:font-size-asian="10pt" style:font-weight-asian="normal" style:font-size-complex="10pt" style:font-weight-complex="normal" fo:hyphenate="true" fo:hyphenation-remain-char-count="2" fo:hyphenation-push-char-count="2"/>
    </style:style>
    <style:style style:name="P71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0b82b62" officeooo:paragraph-rsid="011d42e1" style:font-size-asian="10pt" style:font-weight-asian="normal" style:font-size-complex="10pt" style:font-weight-complex="normal" fo:hyphenate="true" fo:hyphenation-remain-char-count="2" fo:hyphenation-push-char-count="2"/>
    </style:style>
    <style:style style:name="P71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1236c" officeooo:paragraph-rsid="0161236c" style:font-size-asian="10pt" style:font-weight-asian="normal" style:font-size-complex="10pt" style:font-weight-complex="normal" fo:hyphenate="true" fo:hyphenation-remain-char-count="2" fo:hyphenation-push-char-count="2"/>
    </style:style>
    <style:style style:name="P71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245cf" officeooo:paragraph-rsid="016245cf" style:font-size-asian="10pt" style:font-weight-asian="normal" style:font-size-complex="10pt" style:font-weight-complex="normal" fo:hyphenate="true" fo:hyphenation-remain-char-count="2" fo:hyphenation-push-char-count="2"/>
    </style:style>
    <style:style style:name="P718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5ac01" officeooo:paragraph-rsid="0165ac01" style:font-size-asian="10pt" style:font-weight-asian="normal" style:font-size-complex="10pt" style:font-weight-complex="normal" fo:hyphenate="true" fo:hyphenation-remain-char-count="2" fo:hyphenation-push-char-count="2"/>
    </style:style>
    <style:style style:name="P719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5ac01" officeooo:paragraph-rsid="016ec098" style:font-size-asian="10pt" style:font-weight-asian="normal" style:font-size-complex="10pt" style:font-weight-complex="normal" fo:hyphenate="true" fo:hyphenation-remain-char-count="2" fo:hyphenation-push-char-count="2"/>
    </style:style>
    <style:style style:name="P720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5d3c1" officeooo:paragraph-rsid="0165d3c1" style:font-size-asian="10pt" style:font-weight-asian="normal" style:font-size-complex="10pt" style:font-weight-complex="normal" fo:hyphenate="true" fo:hyphenation-remain-char-count="2" fo:hyphenation-push-char-count="2"/>
    </style:style>
    <style:style style:name="P721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5d3c1" officeooo:paragraph-rsid="0167d022" style:font-size-asian="10pt" style:font-weight-asian="normal" style:font-size-complex="10pt" style:font-weight-complex="normal" fo:hyphenate="true" fo:hyphenation-remain-char-count="2" fo:hyphenation-push-char-count="2"/>
    </style:style>
    <style:style style:name="P72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5d3c1" officeooo:paragraph-rsid="0165d3c1" style:font-size-asian="8.75pt" style:font-weight-asian="normal" style:font-size-complex="10pt" style:font-weight-complex="normal" fo:hyphenate="true" fo:hyphenation-remain-char-count="2" fo:hyphenation-push-char-count="2"/>
    </style:style>
    <style:style style:name="P723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5d3c1" officeooo:paragraph-rsid="016ec098" style:font-size-asian="8.75pt" style:font-weight-asian="normal" style:font-size-complex="10pt" style:font-weight-complex="normal" fo:hyphenate="true" fo:hyphenation-remain-char-count="2" fo:hyphenation-push-char-count="2"/>
    </style:style>
    <style:style style:name="P724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cbb24" officeooo:paragraph-rsid="016cbb24" style:font-size-asian="8.75pt" style:font-weight-asian="normal" style:font-size-complex="10pt" style:font-weight-complex="normal" fo:hyphenate="true" fo:hyphenation-remain-char-count="2" fo:hyphenation-push-char-count="2"/>
    </style:style>
    <style:style style:name="P725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e054d" officeooo:paragraph-rsid="016e054d" style:font-size-asian="8.75pt" style:font-weight-asian="normal" style:font-size-complex="10pt" style:font-weight-complex="normal" fo:hyphenate="true" fo:hyphenation-remain-char-count="2" fo:hyphenation-push-char-count="2"/>
    </style:style>
    <style:style style:name="P726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ec098" officeooo:paragraph-rsid="016ec098" style:font-size-asian="8.75pt" style:font-weight-asian="normal" style:font-size-complex="10pt" style:font-weight-complex="normal" fo:hyphenate="true" fo:hyphenation-remain-char-count="2" fo:hyphenation-push-char-count="2"/>
    </style:style>
    <style:style style:name="P727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Courier New" fo:font-size="10pt" fo:language="en" fo:country="US" fo:font-weight="normal" officeooo:rsid="016f6137" officeooo:paragraph-rsid="016f6137" style:font-size-asian="8.75pt" style:font-weight-asian="normal" style:font-size-complex="10pt" style:font-weight-complex="normal" fo:hyphenate="true" fo:hyphenation-remain-char-count="2" fo:hyphenation-push-char-count="2"/>
    </style:style>
    <style:style style:name="P728" style:family="paragraph" style:parent-style-name="Standard" style:master-page-name="">
      <style:paragraph-properties fo:text-align="justify" style:justify-single-word="false" fo:hyphenation-ladder-count="no-limit" style:page-number="auto"/>
      <style:text-properties fo:color="#808080" style:font-name="Courier New" fo:font-size="20pt" fo:language="ru" fo:country="RU" fo:font-weight="bold" officeooo:rsid="0001d868" officeooo:paragraph-rsid="0001d868" style:font-size-asian="20pt" style:font-weight-asian="bold" style:font-size-complex="20pt" style:font-weight-complex="bold" fo:hyphenate="true" fo:hyphenation-remain-char-count="2" fo:hyphenation-push-char-count="2"/>
    </style:style>
    <style:style style:name="P72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text-position="0% 100%" style:font-name="Tahoma1" fo:font-size="8pt" fo:language="en" fo:country="US" officeooo:rsid="00f357db" officeooo:paragraph-rsid="012973a2" style:font-size-asian="8pt" style:font-size-complex="8pt" fo:hyphenate="true" fo:hyphenation-remain-char-count="2" fo:hyphenation-push-char-count="2"/>
    </style:style>
    <style:style style:name="P730" style:family="paragraph" style:parent-style-name="Standard">
      <style:paragraph-properties fo:text-align="justify" style:justify-single-word="false" fo:hyphenation-ladder-count="no-limit" fo:break-before="page"/>
      <style:text-properties fo:color="#808080" style:font-name="Courier New" fo:font-size="20pt" fo:language="ru" fo:country="RU" fo:font-weight="bold" officeooo:rsid="00044e02" officeooo:paragraph-rsid="00044e02" style:font-size-asian="20pt" style:font-weight-asian="bold" style:font-size-complex="20pt" style:font-weight-complex="bold" fo:hyphenate="true" fo:hyphenation-remain-char-count="2" fo:hyphenation-push-char-count="2"/>
    </style:style>
    <style:style style:name="P731" style:family="paragraph" style:parent-style-name="Standard">
      <style:paragraph-properties fo:text-align="justify" style:justify-single-word="false" fo:hyphenation-ladder-count="no-limit" fo:break-before="page"/>
      <style:text-properties fo:color="#808080" style:text-position="0% 100%" style:font-name="Courier New" fo:font-size="20pt" fo:language="ru" fo:country="RU" fo:font-weight="bold" officeooo:rsid="0109fdb8" officeooo:paragraph-rsid="0109fdb8" style:font-size-asian="20pt" style:font-weight-asian="bold" style:font-size-complex="20pt" style:font-weight-complex="bold" fo:hyphenate="true" fo:hyphenation-remain-char-count="2" fo:hyphenation-push-char-count="2"/>
    </style:style>
    <style:style style:name="P732" style:family="paragraph" style:parent-style-name="Standard">
      <style:paragraph-properties fo:text-align="justify" style:justify-single-word="false" fo:hyphenation-ladder-count="no-limit" fo:break-before="page"/>
      <style:text-properties fo:color="#808080" style:text-position="0% 100%" style:font-name="Courier New" fo:font-size="10pt" fo:language="ru" fo:country="RU" fo:font-weight="bold" officeooo:rsid="016245cf" officeooo:paragraph-rsid="016245cf" style:font-size-asian="10pt" style:font-weight-asian="bold" style:font-size-complex="10pt" style:font-weight-complex="bold" fo:hyphenate="true" fo:hyphenation-remain-char-count="2" fo:hyphenation-push-char-count="2"/>
    </style:style>
    <style:style style:name="P733" style:family="paragraph" style:parent-style-name="Standard">
      <style:paragraph-properties fo:text-align="justify" style:justify-single-word="false" fo:hyphenation-ladder-count="no-limit" fo:break-before="page"/>
      <style:text-properties style:text-position="0% 100%" style:font-name="Courier New" fo:font-size="10pt" fo:language="en" fo:country="US" officeooo:rsid="012cf63c" officeooo:paragraph-rsid="01a0036e" style:font-size-asian="10pt" style:font-size-complex="10pt" fo:hyphenate="true" fo:hyphenation-remain-char-count="2" fo:hyphenation-push-char-count="2"/>
    </style:style>
    <style:style style:name="P734" style:family="paragraph" style:parent-style-name="Standard">
      <style:paragraph-properties fo:text-align="justify" style:justify-single-word="false" fo:hyphenation-ladder-count="no-limit" fo:break-before="page"/>
      <style:text-properties style:text-position="0% 100%" style:font-name="Courier New" fo:font-size="10pt" fo:language="en" fo:country="US" officeooo:rsid="01355a36" officeooo:paragraph-rsid="01355a36" style:font-size-asian="10pt" style:font-size-complex="10pt" fo:hyphenate="true" fo:hyphenation-remain-char-count="2" fo:hyphenation-push-char-count="2"/>
    </style:style>
    <style:style style:name="P735" style:family="paragraph" style:parent-style-name="Standard">
      <style:paragraph-properties fo:text-align="justify" style:justify-single-word="false" fo:hyphenation-ladder-count="no-limit" fo:break-before="page"/>
      <style:text-properties style:text-position="0% 100%" style:font-name="Courier New" fo:font-size="10pt" fo:language="en" fo:country="US" officeooo:rsid="013730f6" officeooo:paragraph-rsid="013730f6" style:font-size-asian="10pt" style:font-size-complex="10pt" fo:hyphenate="true" fo:hyphenation-remain-char-count="2" fo:hyphenation-push-char-count="2"/>
    </style:style>
    <style:style style:name="P736" style:family="paragraph" style:parent-style-name="Standard">
      <style:paragraph-properties fo:text-align="justify" style:justify-single-word="false" fo:hyphenation-ladder-count="no-limit" fo:break-before="page"/>
      <style:text-properties style:text-position="0% 100%" style:font-name="Courier New" fo:font-size="10pt" fo:language="en" fo:country="US" officeooo:rsid="00c14fdc" officeooo:paragraph-rsid="01a2bd61" style:font-size-asian="10pt" style:font-size-complex="10pt" fo:hyphenate="true" fo:hyphenation-remain-char-count="2" fo:hyphenation-push-char-count="2"/>
    </style:style>
    <style:style style:name="P737" style:family="paragraph" style:parent-style-name="Standard">
      <style:paragraph-properties fo:text-align="justify" style:justify-single-word="false" fo:hyphenation-ladder-count="no-limit" fo:break-before="page"/>
      <style:text-properties fo:color="#000000" style:text-position="0% 100%" style:font-name="Courier New" fo:font-size="10pt" fo:language="en" fo:country="US" fo:font-weight="normal" officeooo:rsid="0165d3c1" officeooo:paragraph-rsid="0165d3c1" style:font-size-asian="8.75pt" style:font-weight-asian="normal" style:font-size-complex="10pt" style:font-weight-complex="normal" fo:hyphenate="true" fo:hyphenation-remain-char-count="2" fo:hyphenation-push-char-count="2"/>
    </style:style>
    <style:style style:name="P738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2b3c9c" officeooo:paragraph-rsid="002b3c9c" style:font-size-asian="10pt" style:font-weight-asian="bold" style:font-size-complex="10pt" style:font-weight-complex="bold" fo:hyphenate="true" fo:hyphenation-remain-char-count="2" fo:hyphenation-push-char-count="2"/>
    </style:style>
    <style:style style:name="P739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0c8b9e0" officeooo:paragraph-rsid="00c8b9e0" style:font-size-asian="10pt" style:font-weight-asian="bold" style:font-size-complex="10pt" style:font-weight-complex="bold" fo:hyphenate="true" fo:hyphenation-remain-char-count="2" fo:hyphenation-push-char-count="2"/>
    </style:style>
    <style:style style:name="P740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0pt" fo:language="ru" fo:country="RU" fo:font-weight="bold" officeooo:rsid="01796d58" officeooo:paragraph-rsid="01796d58" style:font-size-asian="10pt" style:font-weight-asian="bold" style:font-size-complex="10pt" style:font-weight-complex="bold" fo:hyphenate="true" fo:hyphenation-remain-char-count="2" fo:hyphenation-push-char-count="2"/>
    </style:style>
    <style:style style:name="P741" style:family="paragraph" style:parent-style-name="Standard">
      <style:paragraph-properties fo:text-align="justify" style:justify-single-word="false" fo:hyphenation-ladder-count="no-limit"/>
      <style:text-properties fo:color="#808080" style:text-position="0% 100%" style:font-name="Courier New" fo:font-size="14pt" fo:language="en" fo:country="US" fo:font-weight="bold" officeooo:rsid="01781295" officeooo:paragraph-rsid="01781295" style:font-size-asian="14pt" style:font-weight-asian="bold" style:font-size-complex="14pt" style:font-weight-complex="bold" fo:hyphenate="true" fo:hyphenation-remain-char-count="2" fo:hyphenation-push-char-count="2"/>
    </style:style>
    <style:style style:name="P742" style:family="paragraph" style:parent-style-name="Standard">
      <style:paragraph-properties fo:text-align="justify" style:justify-single-word="false" fo:hyphenation-ladder-count="no-limit"/>
      <style:text-properties fo:color="#000000" style:text-position="0% 100%" style:font-name="Tahoma1" fo:font-size="8pt" fo:language="en" fo:country="US" fo:font-weight="normal" officeooo:rsid="00d141e7" officeooo:paragraph-rsid="01a0036e" style:font-size-asian="8pt" style:font-weight-asian="normal" style:font-size-complex="8pt" style:font-weight-complex="normal" fo:hyphenate="true" fo:hyphenation-remain-char-count="2" fo:hyphenation-push-char-count="2"/>
    </style:style>
    <style:style style:name="P743" style:family="paragraph" style:parent-style-name="Standard">
      <style:paragraph-properties fo:text-align="justify" style:justify-single-word="false" fo:hyphenation-ladder-count="no-limit"/>
      <style:text-properties style:text-position="0% 100%" style:font-name="Courier New" fo:font-size="8pt" fo:language="ru" fo:country="RU" officeooo:rsid="019d24f8" officeooo:paragraph-rsid="019d24f8" style:font-size-asian="8pt" style:font-size-complex="8pt" fo:hyphenate="true" fo:hyphenation-remain-char-count="2" fo:hyphenation-push-char-count="2"/>
    </style:style>
    <style:style style:name="P744" style:family="paragraph" style:parent-style-name="Standard">
      <style:paragraph-properties fo:text-align="justify" style:justify-single-word="false" fo:hyphenation-ladder-count="no-limit" fo:break-before="page"/>
      <style:text-properties fo:color="#808080" style:text-position="0% 100%" style:font-name="Courier New" fo:font-size="10pt" fo:language="ru" fo:country="RU" fo:font-weight="bold" officeooo:rsid="01796d58" officeooo:paragraph-rsid="01796d58" style:font-size-asian="10pt" style:font-weight-asian="bold" style:font-size-complex="10pt" style:font-weight-complex="bold" fo:hyphenate="tru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2d51"/>
    </style:style>
    <style:style style:name="T3" style:family="text">
      <style:text-properties fo:language="ru" fo:country="RU" officeooo:rsid="00160a7b"/>
    </style:style>
    <style:style style:name="T4" style:family="text">
      <style:text-properties fo:language="ru" fo:country="RU" officeooo:rsid="00166b6d"/>
    </style:style>
    <style:style style:name="T5" style:family="text">
      <style:text-properties fo:language="ru" fo:country="RU" officeooo:rsid="0016ccb2"/>
    </style:style>
    <style:style style:name="T6" style:family="text">
      <style:text-properties fo:language="ru" fo:country="RU" officeooo:rsid="001aacb1"/>
    </style:style>
    <style:style style:name="T7" style:family="text">
      <style:text-properties fo:language="ru" fo:country="RU" officeooo:rsid="001b1f0e"/>
    </style:style>
    <style:style style:name="T8" style:family="text">
      <style:text-properties fo:language="ru" fo:country="RU" officeooo:rsid="001edc75"/>
    </style:style>
    <style:style style:name="T9" style:family="text">
      <style:text-properties fo:language="ru" fo:country="RU" officeooo:rsid="00348f6f"/>
    </style:style>
    <style:style style:name="T10" style:family="text">
      <style:text-properties fo:language="ru" fo:country="RU" officeooo:rsid="0039e074"/>
    </style:style>
    <style:style style:name="T11" style:family="text">
      <style:text-properties fo:language="ru" fo:country="RU" officeooo:rsid="004672ef"/>
    </style:style>
    <style:style style:name="T12" style:family="text">
      <style:text-properties fo:language="ru" fo:country="RU" officeooo:rsid="004af4bc"/>
    </style:style>
    <style:style style:name="T13" style:family="text">
      <style:text-properties fo:language="ru" fo:country="RU" officeooo:rsid="005984b7"/>
    </style:style>
    <style:style style:name="T14" style:family="text">
      <style:text-properties fo:language="ru" fo:country="RU" officeooo:rsid="0069682f"/>
    </style:style>
    <style:style style:name="T15" style:family="text">
      <style:text-properties fo:language="ru" fo:country="RU" officeooo:rsid="007a3ea3"/>
    </style:style>
    <style:style style:name="T16" style:family="text">
      <style:text-properties fo:language="ru" fo:country="RU" officeooo:rsid="00808e24"/>
    </style:style>
    <style:style style:name="T17" style:family="text">
      <style:text-properties fo:language="ru" fo:country="RU" officeooo:rsid="0089e870"/>
    </style:style>
    <style:style style:name="T18" style:family="text">
      <style:text-properties fo:language="ru" fo:country="RU" officeooo:rsid="008b7507"/>
    </style:style>
    <style:style style:name="T19" style:family="text">
      <style:text-properties fo:language="ru" fo:country="RU" officeooo:rsid="009edbce"/>
    </style:style>
    <style:style style:name="T20" style:family="text">
      <style:text-properties fo:language="ru" fo:country="RU" officeooo:rsid="00af378f"/>
    </style:style>
    <style:style style:name="T21" style:family="text">
      <style:text-properties fo:language="ru" fo:country="RU" officeooo:rsid="00c34a12"/>
    </style:style>
    <style:style style:name="T22" style:family="text">
      <style:text-properties fo:language="ru" fo:country="RU" officeooo:rsid="00dcea51"/>
    </style:style>
    <style:style style:name="T23" style:family="text">
      <style:text-properties fo:language="ru" fo:country="RU" officeooo:rsid="00dec0a9"/>
    </style:style>
    <style:style style:name="T24" style:family="text">
      <style:text-properties fo:language="ru" fo:country="RU" officeooo:rsid="00df8605"/>
    </style:style>
    <style:style style:name="T25" style:family="text">
      <style:text-properties fo:language="ru" fo:country="RU" officeooo:rsid="00dffc25"/>
    </style:style>
    <style:style style:name="T26" style:family="text">
      <style:text-properties fo:language="ru" fo:country="RU" officeooo:rsid="00e1d478"/>
    </style:style>
    <style:style style:name="T27" style:family="text">
      <style:text-properties fo:language="ru" fo:country="RU" officeooo:rsid="00eb1229"/>
    </style:style>
    <style:style style:name="T28" style:family="text">
      <style:text-properties fo:language="ru" fo:country="RU" officeooo:rsid="00ec22ef"/>
    </style:style>
    <style:style style:name="T29" style:family="text">
      <style:text-properties fo:language="ru" fo:country="RU" officeooo:rsid="00a5ca22"/>
    </style:style>
    <style:style style:name="T30" style:family="text">
      <style:text-properties fo:language="ru" fo:country="RU" officeooo:rsid="00f36b83"/>
    </style:style>
    <style:style style:name="T31" style:family="text">
      <style:text-properties fo:language="ru" fo:country="RU" officeooo:rsid="00f6bc89"/>
    </style:style>
    <style:style style:name="T32" style:family="text">
      <style:text-properties fo:language="ru" fo:country="RU" officeooo:rsid="0109fdb8"/>
    </style:style>
    <style:style style:name="T33" style:family="text">
      <style:text-properties fo:language="ru" fo:country="RU" officeooo:rsid="01104e61"/>
    </style:style>
    <style:style style:name="T34" style:family="text">
      <style:text-properties fo:language="ru" fo:country="RU" officeooo:rsid="0111a13b"/>
    </style:style>
    <style:style style:name="T35" style:family="text">
      <style:text-properties fo:language="ru" fo:country="RU" officeooo:rsid="01129c4c"/>
    </style:style>
    <style:style style:name="T36" style:family="text">
      <style:text-properties fo:language="ru" fo:country="RU" officeooo:rsid="0112aee7"/>
    </style:style>
    <style:style style:name="T37" style:family="text">
      <style:text-properties fo:language="ru" fo:country="RU" officeooo:rsid="0113b892"/>
    </style:style>
    <style:style style:name="T38" style:family="text">
      <style:text-properties fo:language="ru" fo:country="RU" officeooo:rsid="01144044"/>
    </style:style>
    <style:style style:name="T39" style:family="text">
      <style:text-properties fo:language="ru" fo:country="RU" officeooo:rsid="0126eceb"/>
    </style:style>
    <style:style style:name="T40" style:family="text">
      <style:text-properties fo:language="ru" fo:country="RU" officeooo:rsid="0128b90a"/>
    </style:style>
    <style:style style:name="T41" style:family="text">
      <style:text-properties fo:language="ru" fo:country="RU" officeooo:rsid="009691b8"/>
    </style:style>
    <style:style style:name="T42" style:family="text">
      <style:text-properties fo:language="ru" fo:country="RU" officeooo:rsid="01423a23"/>
    </style:style>
    <style:style style:name="T43" style:family="text">
      <style:text-properties fo:language="ru" fo:country="RU" officeooo:rsid="01451239"/>
    </style:style>
    <style:style style:name="T44" style:family="text">
      <style:text-properties fo:language="ru" fo:country="RU" officeooo:rsid="0145bebb"/>
    </style:style>
    <style:style style:name="T45" style:family="text">
      <style:text-properties fo:language="ru" fo:country="RU" officeooo:rsid="0173231e"/>
    </style:style>
    <style:style style:name="T46" style:family="text">
      <style:text-properties fo:language="ru" fo:country="RU" officeooo:rsid="019d24f8"/>
    </style:style>
    <style:style style:name="T47" style:family="text">
      <style:text-properties fo:language="ru" fo:country="RU" officeooo:rsid="01a0dd16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044e02"/>
    </style:style>
    <style:style style:name="T50" style:family="text">
      <style:text-properties fo:language="en" fo:country="US" officeooo:rsid="001f666d"/>
    </style:style>
    <style:style style:name="T51" style:family="text">
      <style:text-properties fo:language="en" fo:country="US" officeooo:rsid="002425fe"/>
    </style:style>
    <style:style style:name="T52" style:family="text">
      <style:text-properties fo:language="en" fo:country="US" officeooo:rsid="002ade38"/>
    </style:style>
    <style:style style:name="T53" style:family="text">
      <style:text-properties fo:language="en" fo:country="US" officeooo:rsid="0042e03d"/>
    </style:style>
    <style:style style:name="T54" style:family="text">
      <style:text-properties fo:language="en" fo:country="US" officeooo:rsid="00611c74"/>
    </style:style>
    <style:style style:name="T55" style:family="text">
      <style:text-properties fo:language="en" fo:country="US" officeooo:rsid="006bfa19"/>
    </style:style>
    <style:style style:name="T56" style:family="text">
      <style:text-properties fo:language="en" fo:country="US" officeooo:rsid="006e7abb"/>
    </style:style>
    <style:style style:name="T57" style:family="text">
      <style:text-properties fo:language="en" fo:country="US" officeooo:rsid="00a94379"/>
    </style:style>
    <style:style style:name="T58" style:family="text">
      <style:text-properties fo:language="en" fo:country="US" officeooo:rsid="00cab762"/>
    </style:style>
    <style:style style:name="T59" style:family="text">
      <style:text-properties fo:language="en" fo:country="US" officeooo:rsid="00cca5a9"/>
    </style:style>
    <style:style style:name="T60" style:family="text">
      <style:text-properties fo:language="en" fo:country="US" officeooo:rsid="007b7920"/>
    </style:style>
    <style:style style:name="T61" style:family="text">
      <style:text-properties fo:language="en" fo:country="US" officeooo:rsid="00d3f3bc"/>
    </style:style>
    <style:style style:name="T62" style:family="text">
      <style:text-properties fo:language="en" fo:country="US" officeooo:rsid="00ecfb3a"/>
    </style:style>
    <style:style style:name="T63" style:family="text">
      <style:text-properties fo:language="en" fo:country="US" officeooo:rsid="00fc4fac"/>
    </style:style>
    <style:style style:name="T64" style:family="text">
      <style:text-properties fo:language="en" fo:country="US" officeooo:rsid="01027d41"/>
    </style:style>
    <style:style style:name="T65" style:family="text">
      <style:text-properties fo:language="en" fo:country="US" officeooo:rsid="01059066"/>
    </style:style>
    <style:style style:name="T66" style:family="text">
      <style:text-properties fo:language="en" fo:country="US" officeooo:rsid="0061ca01"/>
    </style:style>
    <style:style style:name="T67" style:family="text">
      <style:text-properties fo:language="en" fo:country="US" officeooo:rsid="00cb1575"/>
    </style:style>
    <style:style style:name="T68" style:family="text">
      <style:text-properties fo:language="en" fo:country="US" officeooo:rsid="00a5ca22"/>
    </style:style>
    <style:style style:name="T69" style:family="text">
      <style:text-properties fo:language="en" fo:country="US" officeooo:rsid="0123e5ff"/>
    </style:style>
    <style:style style:name="T70" style:family="text">
      <style:text-properties fo:language="en" fo:country="US" officeooo:rsid="01104e61"/>
    </style:style>
    <style:style style:name="T71" style:family="text">
      <style:text-properties fo:language="en" fo:country="US" officeooo:rsid="012b41c2"/>
    </style:style>
    <style:style style:name="T72" style:family="text">
      <style:text-properties fo:language="en" fo:country="US" officeooo:rsid="011f184e"/>
    </style:style>
    <style:style style:name="T73" style:family="text">
      <style:text-properties fo:language="en" fo:country="US" officeooo:rsid="012cf63c"/>
    </style:style>
    <style:style style:name="T74" style:family="text">
      <style:text-properties fo:language="en" fo:country="US" officeooo:rsid="0147b019"/>
    </style:style>
    <style:style style:name="T75" style:family="text">
      <style:text-properties fo:language="en" fo:country="US" officeooo:rsid="014ad621"/>
    </style:style>
    <style:style style:name="T76" style:family="text">
      <style:text-properties fo:language="en" fo:country="US" officeooo:rsid="014b8627"/>
    </style:style>
    <style:style style:name="T77" style:family="text">
      <style:text-properties fo:language="en" fo:country="US" officeooo:rsid="014f52b6"/>
    </style:style>
    <style:style style:name="T78" style:family="text">
      <style:text-properties fo:language="en" fo:country="US" officeooo:rsid="01579b4a"/>
    </style:style>
    <style:style style:name="T79" style:family="text">
      <style:text-properties fo:language="en" fo:country="US" officeooo:rsid="016245cf"/>
    </style:style>
    <style:style style:name="T80" style:family="text">
      <style:text-properties fo:language="en" fo:country="US" officeooo:rsid="0167d022"/>
    </style:style>
    <style:style style:name="T81" style:family="text">
      <style:text-properties fo:language="en" fo:country="US" officeooo:rsid="0187c01e"/>
    </style:style>
    <style:style style:name="T82" style:family="text">
      <style:text-properties fo:language="en" fo:country="US" officeooo:rsid="013f2590"/>
    </style:style>
    <style:style style:name="T83" style:family="text">
      <style:text-properties fo:language="en" fo:country="US" officeooo:rsid="01a3900f"/>
    </style:style>
    <style:style style:name="T84" style:family="text">
      <style:text-properties officeooo:rsid="00032d51"/>
    </style:style>
    <style:style style:name="T85" style:family="text">
      <style:text-properties officeooo:rsid="00044e02"/>
    </style:style>
    <style:style style:name="T86" style:family="text">
      <style:text-properties style:text-position="super 58%" style:font-name="Courier New" fo:language="en" fo:country="US" officeooo:rsid="00044e02"/>
    </style:style>
    <style:style style:name="T87" style:family="text">
      <style:text-properties style:text-position="0% 100%"/>
    </style:style>
    <style:style style:name="T88" style:family="text">
      <style:text-properties style:text-position="0% 100%" fo:language="en" fo:country="US"/>
    </style:style>
    <style:style style:name="T89" style:family="text">
      <style:text-properties style:text-position="0% 100%" fo:language="en" fo:country="US" officeooo:rsid="00044e02"/>
    </style:style>
    <style:style style:name="T90" style:family="text">
      <style:text-properties style:text-position="0% 100%" style:font-name="Courier New" fo:language="en" fo:country="US" officeooo:rsid="00044e02"/>
    </style:style>
    <style:style style:name="T91" style:family="text">
      <style:text-properties style:font-name="Courier New"/>
    </style:style>
    <style:style style:name="T92" style:family="text">
      <style:text-properties style:font-name="Courier New" fo:language="en" fo:country="US"/>
    </style:style>
    <style:style style:name="T93" style:family="text">
      <style:text-properties style:font-name="Courier New" fo:language="en" fo:country="US" officeooo:rsid="00044e02"/>
    </style:style>
    <style:style style:name="T94" style:family="text">
      <style:text-properties style:font-name="Courier New" fo:language="en" fo:country="US" officeooo:rsid="000c9b57"/>
    </style:style>
    <style:style style:name="T95" style:family="text">
      <style:text-properties style:font-name="Courier New" fo:language="en" fo:country="US" officeooo:rsid="0012f073"/>
    </style:style>
    <style:style style:name="T96" style:family="text">
      <style:text-properties style:font-name="Courier New" fo:language="en" fo:country="US" officeooo:rsid="001d4967"/>
    </style:style>
    <style:style style:name="T97" style:family="text">
      <style:text-properties style:font-name="Courier New" fo:language="en" fo:country="US" officeooo:rsid="001ea9f9"/>
    </style:style>
    <style:style style:name="T98" style:family="text">
      <style:text-properties style:font-name="Courier New" fo:language="en" fo:country="US" officeooo:rsid="001f666d"/>
    </style:style>
    <style:style style:name="T99" style:family="text">
      <style:text-properties style:font-name="Courier New" fo:language="en" fo:country="US" officeooo:rsid="002425fe"/>
    </style:style>
    <style:style style:name="T100" style:family="text">
      <style:text-properties style:font-name="Courier New" fo:language="en" fo:country="US" officeooo:rsid="00348f6f"/>
    </style:style>
    <style:style style:name="T101" style:family="text">
      <style:text-properties style:font-name="Courier New" fo:language="en" fo:country="US" officeooo:rsid="0042e03d"/>
    </style:style>
    <style:style style:name="T102" style:family="text">
      <style:text-properties style:font-name="Courier New" fo:language="en" fo:country="US" officeooo:rsid="004672ef"/>
    </style:style>
    <style:style style:name="T103" style:family="text">
      <style:text-properties style:font-name="Courier New" fo:language="en" fo:country="US" officeooo:rsid="0050f1bf"/>
    </style:style>
    <style:style style:name="T104" style:family="text">
      <style:text-properties style:font-name="Courier New" fo:language="en" fo:country="US" officeooo:rsid="003df66f"/>
    </style:style>
    <style:style style:name="T105" style:family="text">
      <style:text-properties style:font-name="Courier New" fo:language="en" fo:country="US" officeooo:rsid="006c05d1"/>
    </style:style>
    <style:style style:name="T106" style:family="text">
      <style:text-properties style:font-name="Courier New" fo:language="en" fo:country="US" officeooo:rsid="006c7e1c"/>
    </style:style>
    <style:style style:name="T107" style:family="text">
      <style:text-properties style:font-name="Courier New" fo:language="en" fo:country="US" officeooo:rsid="006bfa19"/>
    </style:style>
    <style:style style:name="T108" style:family="text">
      <style:text-properties style:font-name="Courier New" fo:language="en" fo:country="US" officeooo:rsid="006e7abb"/>
    </style:style>
    <style:style style:name="T109" style:family="text">
      <style:text-properties style:font-name="Courier New" fo:language="en" fo:country="US" officeooo:rsid="0075e2a7"/>
    </style:style>
    <style:style style:name="T110" style:family="text">
      <style:text-properties style:font-name="Courier New" fo:language="en" fo:country="US" officeooo:rsid="0075bbbd"/>
    </style:style>
    <style:style style:name="T111" style:family="text">
      <style:text-properties style:font-name="Courier New" fo:language="en" fo:country="US" officeooo:rsid="0088a06f"/>
    </style:style>
    <style:style style:name="T112" style:family="text">
      <style:text-properties style:font-name="Courier New" fo:language="en" fo:country="US" officeooo:rsid="007d9bdb"/>
    </style:style>
    <style:style style:name="T113" style:family="text">
      <style:text-properties style:font-name="Courier New" fo:language="en" fo:country="US" officeooo:rsid="00a51498"/>
    </style:style>
    <style:style style:name="T114" style:family="text">
      <style:text-properties style:font-name="Courier New" fo:language="en" fo:country="US" officeooo:rsid="00a5ca22"/>
    </style:style>
    <style:style style:name="T115" style:family="text">
      <style:text-properties style:font-name="Courier New" fo:language="en" fo:country="US" officeooo:rsid="00a10b5d"/>
    </style:style>
    <style:style style:name="T116" style:family="text">
      <style:text-properties style:font-name="Courier New" fo:language="en" fo:country="US" officeooo:rsid="00a94379"/>
    </style:style>
    <style:style style:name="T117" style:family="text">
      <style:text-properties style:font-name="Courier New" fo:language="en" fo:country="US" officeooo:rsid="00ad4f16"/>
    </style:style>
    <style:style style:name="T118" style:family="text">
      <style:text-properties style:font-name="Courier New" fo:language="en" fo:country="US" officeooo:rsid="00b629e3"/>
    </style:style>
    <style:style style:name="T119" style:family="text">
      <style:text-properties style:font-name="Courier New" fo:language="en" fo:country="US" officeooo:rsid="00cab762"/>
    </style:style>
    <style:style style:name="T120" style:family="text">
      <style:text-properties style:font-name="Courier New" fo:language="en" fo:country="US" officeooo:rsid="00ee2561"/>
    </style:style>
    <style:style style:name="T121" style:family="text">
      <style:text-properties style:font-name="Courier New" fo:language="en" fo:country="US" officeooo:rsid="00ecfb3a"/>
    </style:style>
    <style:style style:name="T122" style:family="text">
      <style:text-properties style:font-name="Courier New" fo:language="en" fo:country="US" officeooo:rsid="00ef7bde"/>
    </style:style>
    <style:style style:name="T123" style:family="text">
      <style:text-properties style:font-name="Courier New" fo:language="en" fo:country="US" officeooo:rsid="00fc4fac"/>
    </style:style>
    <style:style style:name="T124" style:family="text">
      <style:text-properties style:font-name="Courier New" fo:language="en" fo:country="US" officeooo:rsid="00fe93fa"/>
    </style:style>
    <style:style style:name="T125" style:family="text">
      <style:text-properties style:font-name="Courier New" fo:language="en" fo:country="US" officeooo:rsid="0101be4a"/>
    </style:style>
    <style:style style:name="T126" style:family="text">
      <style:text-properties style:font-name="Courier New" fo:language="en" fo:country="US" officeooo:rsid="01027d41"/>
    </style:style>
    <style:style style:name="T127" style:family="text">
      <style:text-properties style:font-name="Courier New" fo:language="en" fo:country="US" officeooo:rsid="010587e0"/>
    </style:style>
    <style:style style:name="T128" style:family="text">
      <style:text-properties style:font-name="Courier New" fo:language="en" fo:country="US" officeooo:rsid="01059066"/>
    </style:style>
    <style:style style:name="T129" style:family="text">
      <style:text-properties style:font-name="Courier New" fo:language="en" fo:country="US" officeooo:rsid="00303c8d"/>
    </style:style>
    <style:style style:name="T130" style:family="text">
      <style:text-properties style:font-name="Courier New" fo:language="en" fo:country="US" officeooo:rsid="00cca5a9"/>
    </style:style>
    <style:style style:name="T131" style:family="text">
      <style:text-properties style:font-name="Courier New" fo:language="en" fo:country="US" officeooo:rsid="01104e61"/>
    </style:style>
    <style:style style:name="T132" style:family="text">
      <style:text-properties style:font-name="Courier New" fo:language="en" fo:country="US" officeooo:rsid="00cb1575"/>
    </style:style>
    <style:style style:name="T133" style:family="text">
      <style:text-properties style:font-name="Courier New" fo:language="en" fo:country="US" officeooo:rsid="012b41c2"/>
    </style:style>
    <style:style style:name="T134" style:family="text">
      <style:text-properties style:font-name="Courier New" fo:language="en" fo:country="US" officeooo:rsid="01307217"/>
    </style:style>
    <style:style style:name="T135" style:family="text">
      <style:text-properties style:font-name="Courier New" fo:language="en" fo:country="US" officeooo:rsid="0134cdf0"/>
    </style:style>
    <style:style style:name="T136" style:family="text">
      <style:text-properties style:font-name="Courier New" fo:language="en" fo:country="US" officeooo:rsid="0139e760"/>
    </style:style>
    <style:style style:name="T137" style:family="text">
      <style:text-properties style:font-name="Courier New" fo:language="en" fo:country="US" officeooo:rsid="0140b2cb"/>
    </style:style>
    <style:style style:name="T138" style:family="text">
      <style:text-properties style:font-name="Courier New" fo:language="en" fo:country="US" officeooo:rsid="0147b019"/>
    </style:style>
    <style:style style:name="T139" style:family="text">
      <style:text-properties style:font-name="Courier New" fo:language="en" fo:country="US" officeooo:rsid="014ad621"/>
    </style:style>
    <style:style style:name="T140" style:family="text">
      <style:text-properties style:font-name="Courier New" fo:language="en" fo:country="US" officeooo:rsid="014b8627"/>
    </style:style>
    <style:style style:name="T141" style:family="text">
      <style:text-properties style:font-name="Courier New" fo:language="en" fo:country="US" officeooo:rsid="014ba897"/>
    </style:style>
    <style:style style:name="T142" style:family="text">
      <style:text-properties style:font-name="Courier New" fo:language="en" fo:country="US" officeooo:rsid="014e0914"/>
    </style:style>
    <style:style style:name="T143" style:family="text">
      <style:text-properties style:font-name="Courier New" fo:language="en" fo:country="US" officeooo:rsid="014f52b6"/>
    </style:style>
    <style:style style:name="T144" style:family="text">
      <style:text-properties style:font-name="Courier New" fo:language="en" fo:country="US" officeooo:rsid="01579b4a"/>
    </style:style>
    <style:style style:name="T145" style:family="text">
      <style:text-properties style:font-name="Courier New" fo:language="en" fo:country="US" officeooo:rsid="016245cf"/>
    </style:style>
    <style:style style:name="T146" style:family="text">
      <style:text-properties style:font-name="Courier New" fo:language="en" fo:country="US" officeooo:rsid="0167d022"/>
    </style:style>
    <style:style style:name="T147" style:family="text">
      <style:text-properties style:font-name="Courier New" fo:language="en" fo:country="US" officeooo:rsid="0169d367"/>
    </style:style>
    <style:style style:name="T148" style:family="text">
      <style:text-properties style:font-name="Courier New" fo:language="en" fo:country="US" officeooo:rsid="0174d1ae"/>
    </style:style>
    <style:style style:name="T149" style:family="text">
      <style:text-properties style:font-name="Courier New" fo:language="en" fo:country="US" officeooo:rsid="017abf3c"/>
    </style:style>
    <style:style style:name="T150" style:family="text">
      <style:text-properties style:font-name="Courier New" fo:language="en" fo:country="US" officeooo:rsid="017f3eb0"/>
    </style:style>
    <style:style style:name="T151" style:family="text">
      <style:text-properties style:font-name="Courier New" fo:language="en" fo:country="US" officeooo:rsid="0187c01e"/>
    </style:style>
    <style:style style:name="T152" style:family="text">
      <style:text-properties style:font-name="Courier New" fo:language="en" fo:country="US" officeooo:rsid="018728b8"/>
    </style:style>
    <style:style style:name="T153" style:family="text">
      <style:text-properties style:font-name="Courier New" fo:language="en" fo:country="US" officeooo:rsid="0198a5f5"/>
    </style:style>
    <style:style style:name="T154" style:family="text">
      <style:text-properties style:font-name="Courier New" officeooo:rsid="00044e02"/>
    </style:style>
    <style:style style:name="T155" style:family="text">
      <style:text-properties style:font-name="Courier New" fo:language="ru" fo:country="RU"/>
    </style:style>
    <style:style style:name="T156" style:family="text">
      <style:text-properties style:font-name="Courier New" fo:language="ru" fo:country="RU" officeooo:rsid="001edc75"/>
    </style:style>
    <style:style style:name="T157" style:family="text">
      <style:text-properties style:font-name="Courier New" fo:language="ru" fo:country="RU" officeooo:rsid="0069682f"/>
    </style:style>
    <style:style style:name="T158" style:family="text">
      <style:text-properties style:font-name="Courier New" fo:language="ru" fo:country="RU" officeooo:rsid="00df8605"/>
    </style:style>
    <style:style style:name="T159" style:family="text">
      <style:text-properties style:font-name="Courier New" fo:language="ru" fo:country="RU" officeooo:rsid="0111a13b"/>
    </style:style>
    <style:style style:name="T160" style:family="text">
      <style:text-properties style:font-name="Courier New" fo:language="ru" fo:country="RU" officeooo:rsid="0126eceb"/>
    </style:style>
    <style:style style:name="T161" style:family="text">
      <style:text-properties style:font-name="Courier New" officeooo:rsid="0008a4f1"/>
    </style:style>
    <style:style style:name="T162" style:family="text">
      <style:text-properties style:font-name="Courier New" officeooo:rsid="000c9b57"/>
    </style:style>
    <style:style style:name="T163" style:family="text">
      <style:text-properties style:font-name="Courier New" officeooo:rsid="001d4967"/>
    </style:style>
    <style:style style:name="T164" style:family="text">
      <style:text-properties style:font-name="Courier New" officeooo:rsid="001edc75"/>
    </style:style>
    <style:style style:name="T165" style:family="text">
      <style:text-properties style:font-name="Courier New" officeooo:rsid="001f666d"/>
    </style:style>
    <style:style style:name="T166" style:family="text">
      <style:text-properties style:font-name="Courier New" officeooo:rsid="002d62f4"/>
    </style:style>
    <style:style style:name="T167" style:family="text">
      <style:text-properties style:font-name="Courier New" officeooo:rsid="00348f6f"/>
    </style:style>
    <style:style style:name="T168" style:family="text">
      <style:text-properties style:font-name="Courier New" officeooo:rsid="003587c1"/>
    </style:style>
    <style:style style:name="T169" style:family="text">
      <style:text-properties style:font-name="Courier New" officeooo:rsid="004672ef"/>
    </style:style>
    <style:style style:name="T170" style:family="text">
      <style:text-properties style:font-name="Courier New" officeooo:rsid="0050f1bf"/>
    </style:style>
    <style:style style:name="T171" style:family="text">
      <style:text-properties style:font-name="Courier New" officeooo:rsid="003df66f"/>
    </style:style>
    <style:style style:name="T172" style:family="text">
      <style:text-properties style:font-name="Courier New" officeooo:rsid="0069682f"/>
    </style:style>
    <style:style style:name="T173" style:family="text">
      <style:text-properties style:font-name="Courier New" officeooo:rsid="006c05d1"/>
    </style:style>
    <style:style style:name="T174" style:family="text">
      <style:text-properties style:font-name="Courier New" officeooo:rsid="0075bbbd"/>
    </style:style>
    <style:style style:name="T175" style:family="text">
      <style:text-properties style:font-name="Courier New" officeooo:rsid="0088a06f"/>
    </style:style>
    <style:style style:name="T176" style:family="text">
      <style:text-properties style:font-name="Courier New" officeooo:rsid="009691b8"/>
    </style:style>
    <style:style style:name="T177" style:family="text">
      <style:text-properties style:font-name="Courier New" officeooo:rsid="00a51498"/>
    </style:style>
    <style:style style:name="T178" style:family="text">
      <style:text-properties style:font-name="Courier New" officeooo:rsid="00a5ca22"/>
    </style:style>
    <style:style style:name="T179" style:family="text">
      <style:text-properties style:font-name="Courier New" officeooo:rsid="00a10b5d"/>
    </style:style>
    <style:style style:name="T180" style:family="text">
      <style:text-properties style:font-name="Courier New" officeooo:rsid="00a94379"/>
    </style:style>
    <style:style style:name="T181" style:family="text">
      <style:text-properties style:font-name="Courier New" officeooo:rsid="00b629e3"/>
    </style:style>
    <style:style style:name="T182" style:family="text">
      <style:text-properties style:font-name="Courier New" officeooo:rsid="00cab762"/>
    </style:style>
    <style:style style:name="T183" style:family="text">
      <style:text-properties style:font-name="Courier New" officeooo:rsid="00df8605"/>
    </style:style>
    <style:style style:name="T184" style:family="text">
      <style:text-properties style:font-name="Courier New" officeooo:rsid="00ecfb3a"/>
    </style:style>
    <style:style style:name="T185" style:family="text">
      <style:text-properties style:font-name="Courier New" officeooo:rsid="00ef7bde"/>
    </style:style>
    <style:style style:name="T186" style:family="text">
      <style:text-properties style:font-name="Courier New" officeooo:rsid="00fc4fac"/>
    </style:style>
    <style:style style:name="T187" style:family="text">
      <style:text-properties style:font-name="Courier New" officeooo:rsid="01027d41"/>
    </style:style>
    <style:style style:name="T188" style:family="text">
      <style:text-properties style:font-name="Courier New" officeooo:rsid="00303c8d"/>
    </style:style>
    <style:style style:name="T189" style:family="text">
      <style:text-properties style:font-name="Courier New" officeooo:rsid="01104e61"/>
    </style:style>
    <style:style style:name="T190" style:family="text">
      <style:text-properties style:font-name="Courier New" officeooo:rsid="0111a13b"/>
    </style:style>
    <style:style style:name="T191" style:family="text">
      <style:text-properties style:font-name="Courier New" officeooo:rsid="004f12fc"/>
    </style:style>
    <style:style style:name="T192" style:family="text">
      <style:text-properties style:font-name="Courier New" officeooo:rsid="00965a50"/>
    </style:style>
    <style:style style:name="T193" style:family="text">
      <style:text-properties style:font-name="Courier New" officeooo:rsid="012b41c2"/>
    </style:style>
    <style:style style:name="T194" style:family="text">
      <style:text-properties style:font-name="Courier New" officeooo:rsid="01307217"/>
    </style:style>
    <style:style style:name="T195" style:family="text">
      <style:text-properties style:font-name="Courier New" officeooo:rsid="0139e760"/>
    </style:style>
    <style:style style:name="T196" style:family="text">
      <style:text-properties style:font-name="Courier New" officeooo:rsid="0140b2cb"/>
    </style:style>
    <style:style style:name="T197" style:family="text">
      <style:text-properties style:font-name="Courier New" officeooo:rsid="0145bebb"/>
    </style:style>
    <style:style style:name="T198" style:family="text">
      <style:text-properties style:font-name="Courier New" officeooo:rsid="0147b019"/>
    </style:style>
    <style:style style:name="T199" style:family="text">
      <style:text-properties style:font-name="Courier New" officeooo:rsid="014ad621"/>
    </style:style>
    <style:style style:name="T200" style:family="text">
      <style:text-properties style:font-name="Courier New" officeooo:rsid="014b8627"/>
    </style:style>
    <style:style style:name="T201" style:family="text">
      <style:text-properties style:font-name="Courier New" officeooo:rsid="014ba897"/>
    </style:style>
    <style:style style:name="T202" style:family="text">
      <style:text-properties style:font-name="Courier New" officeooo:rsid="014d4b9b"/>
    </style:style>
    <style:style style:name="T203" style:family="text">
      <style:text-properties style:font-name="Courier New" officeooo:rsid="014f52b6"/>
    </style:style>
    <style:style style:name="T204" style:family="text">
      <style:text-properties style:font-name="Courier New" fo:font-size="8pt" fo:language="en" fo:country="US" officeooo:rsid="0153cd3d" style:font-size-asian="8pt" style:font-size-complex="8pt"/>
    </style:style>
    <style:style style:name="T205" style:family="text">
      <style:text-properties style:font-name="Courier New" fo:font-size="8pt" fo:language="en" fo:country="US" officeooo:rsid="00097dd8" style:font-size-asian="8pt" style:font-size-complex="8pt"/>
    </style:style>
    <style:style style:name="T206" style:family="text">
      <style:text-properties style:font-name="Courier New" fo:font-size="8pt" fo:language="en" fo:country="US" officeooo:rsid="0042e03d" style:font-size-asian="8pt" style:font-size-complex="8pt"/>
    </style:style>
    <style:style style:name="T207" style:family="text">
      <style:text-properties style:font-name="Courier New" fo:font-size="8pt" fo:language="en" fo:country="US" officeooo:rsid="00fbb6a3" style:font-size-asian="8pt" style:font-size-complex="8pt"/>
    </style:style>
    <style:style style:name="T208" style:family="text">
      <style:text-properties style:font-name="Courier New" fo:font-size="8pt" fo:language="en" fo:country="US" officeooo:rsid="0117fd86" style:font-size-asian="8pt" style:font-size-complex="8pt"/>
    </style:style>
    <style:style style:name="T209" style:family="text">
      <style:text-properties style:font-name="Courier New" fo:font-size="8pt" style:font-size-asian="8pt" style:font-size-complex="8pt"/>
    </style:style>
    <style:style style:name="T210" style:family="text">
      <style:text-properties style:font-name="Courier New" fo:font-size="8pt" officeooo:rsid="00097dd8" style:font-size-asian="8pt" style:font-size-complex="8pt"/>
    </style:style>
    <style:style style:name="T211" style:family="text">
      <style:text-properties style:font-name="Courier New" fo:font-size="8pt" officeooo:rsid="0044c61a" style:font-size-asian="8pt" style:font-size-complex="8pt"/>
    </style:style>
    <style:style style:name="T212" style:family="text">
      <style:text-properties style:font-name="Courier New" fo:font-size="8pt" officeooo:rsid="00fbb6a3" style:font-size-asian="8pt" style:font-size-complex="8pt"/>
    </style:style>
    <style:style style:name="T213" style:family="text">
      <style:text-properties style:font-name="Courier New" fo:font-size="8pt" officeooo:rsid="0117fd86" style:font-size-asian="8pt" style:font-size-complex="8pt"/>
    </style:style>
    <style:style style:name="T214" style:family="text">
      <style:text-properties style:font-name="Courier New" fo:font-size="8pt" fo:language="ru" fo:country="RU" style:font-size-asian="8pt" style:font-size-complex="8pt"/>
    </style:style>
    <style:style style:name="T215" style:family="text">
      <style:text-properties style:font-name="Courier New" officeooo:rsid="01579b4a"/>
    </style:style>
    <style:style style:name="T216" style:family="text">
      <style:text-properties style:font-name="Courier New" officeooo:rsid="015bc121"/>
    </style:style>
    <style:style style:name="T217" style:family="text">
      <style:text-properties style:font-name="Courier New" officeooo:rsid="016245cf"/>
    </style:style>
    <style:style style:name="T218" style:family="text">
      <style:text-properties style:font-name="Courier New" officeooo:rsid="011f184e"/>
    </style:style>
    <style:style style:name="T219" style:family="text">
      <style:text-properties style:font-name="Courier New" officeooo:rsid="0169d367"/>
    </style:style>
    <style:style style:name="T220" style:family="text">
      <style:text-properties style:font-name="Courier New" officeooo:rsid="0174d1ae"/>
    </style:style>
    <style:style style:name="T221" style:family="text">
      <style:text-properties style:font-name="Courier New" officeooo:rsid="018319ba"/>
    </style:style>
    <style:style style:name="T222" style:family="text">
      <style:text-properties style:font-name="Courier New" officeooo:rsid="018728b8"/>
    </style:style>
    <style:style style:name="T223" style:family="text">
      <style:text-properties style:font-name="Courier New" officeooo:rsid="0195afe2"/>
    </style:style>
    <style:style style:name="T224" style:family="text">
      <style:text-properties style:font-name="Courier New" officeooo:rsid="0197902d"/>
    </style:style>
    <style:style style:name="T225" style:family="text">
      <style:text-properties style:font-name="Courier New" officeooo:rsid="0198a5f5"/>
    </style:style>
    <style:style style:name="T226" style:family="text">
      <style:text-properties style:font-name="Courier New" officeooo:rsid="01a2bd61"/>
    </style:style>
    <style:style style:name="T227" style:family="text">
      <style:text-properties style:font-name="Tahoma1"/>
    </style:style>
    <style:style style:name="T228" style:family="text">
      <style:text-properties style:font-name="Tahoma1" fo:language="ru" fo:country="RU"/>
    </style:style>
    <style:style style:name="T229" style:family="text">
      <style:text-properties style:font-name="Tahoma1" fo:language="ru" fo:country="RU" officeooo:rsid="0012287c"/>
    </style:style>
    <style:style style:name="T230" style:family="text">
      <style:text-properties style:font-name="Tahoma1" fo:language="ru" fo:country="RU" officeooo:rsid="00348f6f"/>
    </style:style>
    <style:style style:name="T231" style:family="text">
      <style:text-properties style:font-name="Tahoma1" fo:language="ru" fo:country="RU" officeooo:rsid="006b64d0"/>
    </style:style>
    <style:style style:name="T232" style:family="text">
      <style:text-properties style:font-name="Tahoma1" fo:language="ru" fo:country="RU" officeooo:rsid="00dcea51"/>
    </style:style>
    <style:style style:name="T233" style:family="text">
      <style:text-properties style:font-name="Tahoma1" fo:language="ru" fo:country="RU" officeooo:rsid="006d3200"/>
    </style:style>
    <style:style style:name="T234" style:family="text">
      <style:text-properties style:font-name="Tahoma1" fo:language="en" fo:country="US"/>
    </style:style>
    <style:style style:name="T235" style:family="text">
      <style:text-properties style:font-name="Tahoma1" fo:language="en" fo:country="US" officeooo:rsid="0073d332"/>
    </style:style>
    <style:style style:name="T236" style:family="text">
      <style:text-properties style:font-name="Tahoma1" fo:language="en" fo:country="US" officeooo:rsid="00937300"/>
    </style:style>
    <style:style style:name="T237" style:family="text">
      <style:text-properties style:font-name="Tahoma1" fo:language="en" fo:country="US" officeooo:rsid="00cab762"/>
    </style:style>
    <style:style style:name="T238" style:family="text">
      <style:text-properties style:font-name="Tahoma1" fo:language="en" fo:country="US" officeooo:rsid="01104e61"/>
    </style:style>
    <style:style style:name="T239" style:family="text">
      <style:text-properties style:font-name="Tahoma1" fo:language="en" fo:country="US" officeooo:rsid="011f184e"/>
    </style:style>
    <style:style style:name="T240" style:family="text">
      <style:text-properties style:font-name="Tahoma1" fo:language="en" fo:country="US" officeooo:rsid="0174d1ae"/>
    </style:style>
    <style:style style:name="T241" style:family="text">
      <style:text-properties style:font-name="Tahoma1" fo:language="en" fo:country="US" officeooo:rsid="012cf63c"/>
    </style:style>
    <style:style style:name="T242" style:family="text">
      <style:text-properties style:font-name="Tahoma1" fo:language="en" fo:country="US" officeooo:rsid="0198a5f5"/>
    </style:style>
    <style:style style:name="T243" style:family="text">
      <style:text-properties style:font-name="Tahoma1" officeooo:rsid="0012f073"/>
    </style:style>
    <style:style style:name="T244" style:family="text">
      <style:text-properties style:font-name="Tahoma1" officeooo:rsid="001d4967"/>
    </style:style>
    <style:style style:name="T245" style:family="text">
      <style:text-properties style:font-name="Tahoma1" officeooo:rsid="0069682f"/>
    </style:style>
    <style:style style:name="T246" style:family="text">
      <style:text-properties style:font-name="Tahoma1" officeooo:rsid="0070740d"/>
    </style:style>
    <style:style style:name="T247" style:family="text">
      <style:text-properties style:font-name="Tahoma1" officeooo:rsid="007129d4"/>
    </style:style>
    <style:style style:name="T248" style:family="text">
      <style:text-properties style:font-name="Tahoma1" officeooo:rsid="0073d332"/>
    </style:style>
    <style:style style:name="T249" style:family="text">
      <style:text-properties style:font-name="Tahoma1" officeooo:rsid="007c3b15"/>
    </style:style>
    <style:style style:name="T250" style:family="text">
      <style:text-properties style:font-name="Tahoma1" officeooo:rsid="007d9bdb"/>
    </style:style>
    <style:style style:name="T251" style:family="text">
      <style:text-properties style:font-name="Tahoma1" officeooo:rsid="007de9b3"/>
    </style:style>
    <style:style style:name="T252" style:family="text">
      <style:text-properties style:font-name="Tahoma1" officeooo:rsid="0088a06f"/>
    </style:style>
    <style:style style:name="T253" style:family="text">
      <style:text-properties style:font-name="Tahoma1" officeooo:rsid="00cab762"/>
    </style:style>
    <style:style style:name="T254" style:family="text">
      <style:text-properties style:font-name="Tahoma1" officeooo:rsid="00d3f3bc"/>
    </style:style>
    <style:style style:name="T255" style:family="text">
      <style:text-properties style:font-name="Tahoma1" officeooo:rsid="00d57e09"/>
    </style:style>
    <style:style style:name="T256" style:family="text">
      <style:text-properties style:font-name="Tahoma1" officeooo:rsid="00ecfb3a"/>
    </style:style>
    <style:style style:name="T257" style:family="text">
      <style:text-properties style:font-name="Tahoma1" officeooo:rsid="011f184e"/>
    </style:style>
    <style:style style:name="T258" style:family="text">
      <style:text-properties style:font-name="Tahoma1" officeooo:rsid="01104e61"/>
    </style:style>
    <style:style style:name="T259" style:family="text">
      <style:text-properties style:font-name="Tahoma1" officeooo:rsid="012dee18"/>
    </style:style>
    <style:style style:name="T260" style:family="text">
      <style:text-properties style:font-name="Tahoma1" officeooo:rsid="0134cdf0"/>
    </style:style>
    <style:style style:name="T261" style:family="text">
      <style:text-properties style:font-name="Tahoma1" officeooo:rsid="01556c0f"/>
    </style:style>
    <style:style style:name="T262" style:family="text">
      <style:text-properties style:font-name="Tahoma1" officeooo:rsid="0152c808"/>
    </style:style>
    <style:style style:name="T263" style:family="text">
      <style:text-properties style:font-name="Tahoma1" officeooo:rsid="0158de50"/>
    </style:style>
    <style:style style:name="T264" style:family="text">
      <style:text-properties style:font-name="Tahoma1" officeooo:rsid="0174d1ae"/>
    </style:style>
    <style:style style:name="T265" style:family="text">
      <style:text-properties style:font-name="Tahoma1" officeooo:rsid="0175cd48"/>
    </style:style>
    <style:style style:name="T266" style:family="text">
      <style:text-properties style:font-name="Tahoma1" officeooo:rsid="018900cc"/>
    </style:style>
    <style:style style:name="T267" style:family="text">
      <style:text-properties style:font-name="Tahoma1" officeooo:rsid="0187c01e"/>
    </style:style>
    <style:style style:name="T268" style:family="text">
      <style:text-properties style:font-name="Tahoma1" officeooo:rsid="0198a5f5"/>
    </style:style>
    <style:style style:name="T269" style:family="text">
      <style:text-properties style:font-name="Tahoma1" officeooo:rsid="01992ffc"/>
    </style:style>
    <style:style style:name="T270" style:family="text">
      <style:text-properties style:font-name="Tahoma1" fo:font-size="8pt" fo:language="ru" fo:country="RU" officeooo:rsid="00c68990" style:font-size-asian="8pt" style:font-size-complex="8pt"/>
    </style:style>
    <style:style style:name="T271" style:family="text">
      <style:text-properties style:font-name="Tahoma1" fo:font-size="8pt" fo:language="ru" fo:country="RU" officeooo:rsid="00d57e09" style:font-size-asian="8pt" style:font-size-complex="8pt"/>
    </style:style>
    <style:style style:name="T272" style:family="text">
      <style:text-properties officeooo:rsid="000a694b"/>
    </style:style>
    <style:style style:name="T273" style:family="text">
      <style:text-properties officeooo:rsid="000c9b57"/>
    </style:style>
    <style:style style:name="T274" style:family="text">
      <style:text-properties officeooo:rsid="000f65b4"/>
    </style:style>
    <style:style style:name="T275" style:family="text">
      <style:text-properties officeooo:rsid="001d4967"/>
    </style:style>
    <style:style style:name="T276" style:family="text">
      <style:text-properties officeooo:rsid="001f666d"/>
    </style:style>
    <style:style style:name="T277" style:family="text">
      <style:text-properties officeooo:rsid="0022818d"/>
    </style:style>
    <style:style style:name="T278" style:family="text">
      <style:text-properties officeooo:rsid="002593ce"/>
    </style:style>
    <style:style style:name="T279" style:family="text">
      <style:text-properties officeooo:rsid="0027f856"/>
    </style:style>
    <style:style style:name="T280" style:family="text">
      <style:text-properties officeooo:rsid="002425fe"/>
    </style:style>
    <style:style style:name="T281" style:family="text">
      <style:text-properties officeooo:rsid="002ade38"/>
    </style:style>
    <style:style style:name="T282" style:family="text">
      <style:text-properties officeooo:rsid="002b3c9c"/>
    </style:style>
    <style:style style:name="T283" style:family="text">
      <style:text-properties officeooo:rsid="002d62f4"/>
    </style:style>
    <style:style style:name="T284" style:family="text">
      <style:text-properties officeooo:rsid="00303c8d"/>
    </style:style>
    <style:style style:name="T285" style:family="text">
      <style:text-properties officeooo:rsid="0032ce8f"/>
    </style:style>
    <style:style style:name="T286" style:family="text">
      <style:text-properties officeooo:rsid="00348f6f"/>
    </style:style>
    <style:style style:name="T287" style:family="text">
      <style:text-properties officeooo:rsid="003587c1"/>
    </style:style>
    <style:style style:name="T288" style:family="text">
      <style:text-properties officeooo:rsid="00398b8b"/>
    </style:style>
    <style:style style:name="T289" style:family="text">
      <style:text-properties officeooo:rsid="003c5bc9"/>
    </style:style>
    <style:style style:name="T290" style:family="text">
      <style:text-properties officeooo:rsid="003df66f"/>
    </style:style>
    <style:style style:name="T291" style:family="text">
      <style:text-properties officeooo:rsid="003f9d8a"/>
    </style:style>
    <style:style style:name="T292" style:family="text">
      <style:text-properties officeooo:rsid="0041d4c3"/>
    </style:style>
    <style:style style:name="T293" style:family="text">
      <style:text-properties officeooo:rsid="0042e03d"/>
    </style:style>
    <style:style style:name="T294" style:family="text">
      <style:text-properties officeooo:rsid="004672ef"/>
    </style:style>
    <style:style style:name="T295" style:family="text">
      <style:text-properties officeooo:rsid="0049b628"/>
    </style:style>
    <style:style style:name="T296" style:family="text">
      <style:text-properties officeooo:rsid="004ec27e"/>
    </style:style>
    <style:style style:name="T297" style:family="text">
      <style:text-properties officeooo:rsid="0050f1bf"/>
    </style:style>
    <style:style style:name="T298" style:family="text">
      <style:text-properties officeooo:rsid="005256d6"/>
    </style:style>
    <style:style style:name="T299" style:family="text">
      <style:text-properties officeooo:rsid="005432bb"/>
    </style:style>
    <style:style style:name="T300" style:family="text">
      <style:text-properties officeooo:rsid="005604c8"/>
    </style:style>
    <style:style style:name="T301" style:family="text">
      <style:text-properties officeooo:rsid="0058177f"/>
    </style:style>
    <style:style style:name="T302" style:family="text">
      <style:text-properties officeooo:rsid="0059fc03"/>
    </style:style>
    <style:style style:name="T303" style:family="text">
      <style:text-properties officeooo:rsid="00611c74"/>
    </style:style>
    <style:style style:name="T304" style:family="text">
      <style:text-properties officeooo:rsid="0069682f"/>
    </style:style>
    <style:style style:name="T305" style:family="text">
      <style:text-properties officeooo:rsid="006bfa19"/>
    </style:style>
    <style:style style:name="T306" style:family="text">
      <style:text-properties officeooo:rsid="006c05d1"/>
    </style:style>
    <style:style style:name="T307" style:family="text">
      <style:text-properties fo:color="#808080" fo:font-weight="bold" style:font-weight-asian="bold" style:font-weight-complex="bold"/>
    </style:style>
    <style:style style:name="T308" style:family="text">
      <style:text-properties fo:color="#808080" fo:font-weight="bold" officeooo:rsid="0123e5ff" style:font-weight-asian="bold" style:font-weight-complex="bold"/>
    </style:style>
    <style:style style:name="T309" style:family="text">
      <style:text-properties fo:color="#808080" fo:font-weight="bold" officeooo:rsid="00a51498" style:font-weight-asian="bold" style:font-weight-complex="bold"/>
    </style:style>
    <style:style style:name="T310" style:family="text">
      <style:text-properties fo:color="#808080" fo:language="en" fo:country="US" fo:font-weight="bold" style:font-weight-asian="bold" style:font-weight-complex="bold"/>
    </style:style>
    <style:style style:name="T311" style:family="text">
      <style:text-properties fo:color="#808080" style:font-name="Courier New" fo:font-weight="bold" style:font-weight-asian="bold" style:font-weight-complex="bold"/>
    </style:style>
    <style:style style:name="T312" style:family="text">
      <style:text-properties fo:color="#808080" style:font-name="Courier New" fo:font-weight="bold" officeooo:rsid="0089a7d8" style:font-weight-asian="bold" style:font-weight-complex="bold"/>
    </style:style>
    <style:style style:name="T313" style:family="text">
      <style:text-properties fo:color="#808080" style:font-name="Courier New" fo:font-weight="bold" officeooo:rsid="0089e870" style:font-weight-asian="bold" style:font-weight-complex="bold"/>
    </style:style>
    <style:style style:name="T314" style:family="text">
      <style:text-properties fo:color="#808080" style:font-name="Courier New" fo:font-weight="bold" officeooo:rsid="0012287c" style:font-weight-asian="bold" style:font-weight-complex="bold"/>
    </style:style>
    <style:style style:name="T315" style:family="text">
      <style:text-properties fo:color="#808080" style:font-name="Courier New" fo:language="en" fo:country="US" fo:font-weight="bold" style:font-weight-asian="bold" style:font-weight-complex="bold"/>
    </style:style>
    <style:style style:name="T316" style:family="text">
      <style:text-properties fo:color="#808080" style:font-name="Courier New" fo:font-size="10pt" fo:font-weight="bold" style:font-size-asian="10pt" style:font-weight-asian="bold" style:font-size-complex="10pt" style:font-weight-complex="bold"/>
    </style:style>
    <style:style style:name="T317" style:family="text">
      <style:text-properties fo:color="#808080" style:font-name="Courier New" fo:font-size="10pt" fo:font-weight="bold" officeooo:rsid="007930e4" style:font-size-asian="10pt" style:font-weight-asian="bold" style:font-size-complex="10pt" style:font-weight-complex="bold"/>
    </style:style>
    <style:style style:name="T318" style:family="text">
      <style:text-properties fo:color="#808080"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319" style:family="text">
      <style:text-properties fo:color="#808080" style:font-name="Courier New" fo:font-size="10pt" fo:language="en" fo:country="US" fo:font-weight="bold" officeooo:rsid="007930e4" style:font-size-asian="10pt" style:font-weight-asian="bold" style:font-size-complex="10pt" style:font-weight-complex="bold"/>
    </style:style>
    <style:style style:name="T320" style:family="text">
      <style:text-properties officeooo:rsid="006d3200"/>
    </style:style>
    <style:style style:name="T321" style:family="text">
      <style:text-properties officeooo:rsid="0075bbbd"/>
    </style:style>
    <style:style style:name="T322" style:family="text">
      <style:text-properties officeooo:rsid="0075e2a7"/>
    </style:style>
    <style:style style:name="T323" style:family="text">
      <style:text-properties officeooo:rsid="0078b19c"/>
    </style:style>
    <style:style style:name="T324" style:family="text">
      <style:text-properties officeooo:rsid="007b7920"/>
    </style:style>
    <style:style style:name="T325" style:family="text">
      <style:text-properties officeooo:rsid="00808e24"/>
    </style:style>
    <style:style style:name="T326" style:family="text">
      <style:text-properties officeooo:rsid="0089a7d8"/>
    </style:style>
    <style:style style:name="T327" style:family="text">
      <style:text-properties officeooo:rsid="00901310"/>
    </style:style>
    <style:style style:name="T328" style:family="text">
      <style:text-properties officeooo:rsid="00937300"/>
    </style:style>
    <style:style style:name="T329" style:family="text">
      <style:text-properties officeooo:rsid="0094ef8a"/>
    </style:style>
    <style:style style:name="T330" style:family="text">
      <style:text-properties officeooo:rsid="00958e26"/>
    </style:style>
    <style:style style:name="T331" style:family="text">
      <style:text-properties officeooo:rsid="00965a50"/>
    </style:style>
    <style:style style:name="T332" style:family="text">
      <style:text-properties officeooo:rsid="00967447"/>
    </style:style>
    <style:style style:name="T333" style:family="text">
      <style:text-properties officeooo:rsid="00a51498"/>
    </style:style>
    <style:style style:name="T334" style:family="text">
      <style:text-properties officeooo:rsid="00a7a485"/>
    </style:style>
    <style:style style:name="T335" style:family="text">
      <style:text-properties officeooo:rsid="00a94379"/>
    </style:style>
    <style:style style:name="T336" style:family="text">
      <style:text-properties officeooo:rsid="00ac0370"/>
    </style:style>
    <style:style style:name="T337" style:family="text">
      <style:text-properties officeooo:rsid="00831925"/>
    </style:style>
    <style:style style:name="T338" style:family="text">
      <style:text-properties officeooo:rsid="00ad5b46"/>
    </style:style>
    <style:style style:name="T339" style:family="text">
      <style:text-properties officeooo:rsid="00b016ad"/>
    </style:style>
    <style:style style:name="T340" style:family="text">
      <style:text-properties officeooo:rsid="00b1ac9f"/>
    </style:style>
    <style:style style:name="T341" style:family="text">
      <style:text-properties officeooo:rsid="00b29ccc"/>
    </style:style>
    <style:style style:name="T342" style:family="text">
      <style:text-properties officeooo:rsid="00b629e3"/>
    </style:style>
    <style:style style:name="T343" style:family="text">
      <style:text-properties officeooo:rsid="00bbdce2"/>
    </style:style>
    <style:style style:name="T344" style:family="text">
      <style:text-properties officeooo:rsid="00c4d645"/>
    </style:style>
    <style:style style:name="T345" style:family="text">
      <style:text-properties officeooo:rsid="00cab762"/>
    </style:style>
    <style:style style:name="T346" style:family="text">
      <style:text-properties officeooo:rsid="00cca5a9"/>
    </style:style>
    <style:style style:name="T347" style:family="text">
      <style:text-properties officeooo:rsid="00cd3a68"/>
    </style:style>
    <style:style style:name="T348" style:family="text">
      <style:text-properties officeooo:rsid="00d3f3bc"/>
    </style:style>
    <style:style style:name="T349" style:family="text">
      <style:text-properties fo:color="#000000" style:font-name="Tahoma1" fo:font-size="8pt" fo:language="ru" fo:country="RU" fo:font-weight="normal" officeooo:rsid="0134cdf0" style:font-size-asian="8pt" style:font-weight-asian="normal" style:font-size-complex="8pt" style:font-weight-complex="normal"/>
    </style:style>
    <style:style style:name="T350" style:family="text">
      <style:text-properties fo:color="#000000" style:font-name="Tahoma1" fo:font-size="8pt" fo:font-weight="normal" style:font-size-asian="8pt" style:font-weight-asian="normal" style:font-size-complex="8pt" style:font-weight-complex="normal"/>
    </style:style>
    <style:style style:name="T351" style:family="text">
      <style:text-properties fo:color="#000000" style:font-name="Tahoma1" fo:font-size="8pt" fo:font-weight="normal" officeooo:rsid="00d141e7" style:font-size-asian="8pt" style:font-weight-asian="normal" style:font-size-complex="8pt" style:font-weight-complex="normal"/>
    </style:style>
    <style:style style:name="T352" style:family="text">
      <style:text-properties fo:color="#000000" style:font-name="Courier New" fo:font-weight="normal" officeooo:rsid="01104e61" style:font-weight-asian="normal" style:font-weight-complex="normal"/>
    </style:style>
    <style:style style:name="T353" style:family="text">
      <style:text-properties fo:color="#000000" style:font-name="Courier New" fo:font-weight="normal" officeooo:rsid="008e7a8d" style:font-weight-asian="normal" style:font-weight-complex="normal"/>
    </style:style>
    <style:style style:name="T354" style:family="text">
      <style:text-properties fo:color="#000000" style:font-name="Courier New" fo:language="en" fo:country="US" fo:font-weight="normal" officeooo:rsid="01104e61" style:font-weight-asian="normal" style:font-weight-complex="normal"/>
    </style:style>
    <style:style style:name="T355" style:family="text">
      <style:text-properties fo:color="#000000" style:font-name="Courier New" fo:language="en" fo:country="US" fo:font-weight="normal" officeooo:rsid="008e7a8d" style:font-weight-asian="normal" style:font-weight-complex="normal"/>
    </style:style>
    <style:style style:name="T356" style:family="text">
      <style:text-properties fo:color="#000000" style:font-name="Courier New" fo:language="en" fo:country="US" fo:font-weight="normal" officeooo:rsid="0104865d" style:font-weight-asian="normal" style:font-weight-complex="normal"/>
    </style:style>
    <style:style style:name="T357" style:family="text">
      <style:text-properties fo:color="#000000" style:font-name="Courier New" fo:font-size="8pt" fo:language="ru" fo:country="RU" fo:font-weight="normal" officeooo:rsid="00dcea51" style:font-size-asian="8pt" style:font-weight-asian="normal" style:font-size-complex="8pt" style:font-weight-complex="normal"/>
    </style:style>
    <style:style style:name="T358" style:family="text">
      <style:text-properties fo:color="#000000" style:font-name="Courier New" fo:font-size="8pt" fo:language="ru" fo:country="RU" fo:font-weight="normal" officeooo:rsid="00e2fce8" style:font-size-asian="8pt" style:font-weight-asian="normal" style:font-size-complex="8pt" style:font-weight-complex="normal"/>
    </style:style>
    <style:style style:name="T359" style:family="text">
      <style:text-properties fo:color="#000000" style:font-name="Courier New" fo:font-size="8pt" fo:language="ru" fo:country="RU" fo:font-weight="normal" officeooo:rsid="011570a5" style:font-size-asian="8pt" style:font-weight-asian="normal" style:font-size-complex="8pt" style:font-weight-complex="normal"/>
    </style:style>
    <style:style style:name="T360" style:family="text">
      <style:text-properties fo:color="#000000" style:font-name="Courier New" fo:font-size="8pt" fo:language="ru" fo:country="RU" fo:font-weight="normal" officeooo:rsid="01168f59" style:font-size-asian="8pt" style:font-weight-asian="normal" style:font-size-complex="8pt" style:font-weight-complex="normal"/>
    </style:style>
    <style:style style:name="T361" style:family="text">
      <style:text-properties fo:color="#000000" style:font-name="Courier New" fo:font-size="8pt" fo:font-weight="normal" officeooo:rsid="00dcea51" style:font-size-asian="8pt" style:font-weight-asian="normal" style:font-size-complex="8pt" style:font-weight-complex="normal"/>
    </style:style>
    <style:style style:name="T362" style:family="text">
      <style:text-properties fo:color="#000000" style:font-name="Courier New" fo:font-size="8pt" fo:font-weight="normal" officeooo:rsid="011570a5" style:font-size-asian="8pt" style:font-weight-asian="normal" style:font-size-complex="8pt" style:font-weight-complex="normal"/>
    </style:style>
    <style:style style:name="T363" style:family="text">
      <style:text-properties fo:color="#000000" style:font-name="Courier New" fo:font-size="8pt" fo:font-weight="normal" officeooo:rsid="01168f59" style:font-size-asian="8pt" style:font-weight-asian="normal" style:font-size-complex="8pt" style:font-weight-complex="normal"/>
    </style:style>
    <style:style style:name="T364" style:family="text">
      <style:text-properties fo:color="#000000" fo:font-weight="normal" style:font-weight-asian="normal" style:font-weight-complex="normal"/>
    </style:style>
    <style:style style:name="T365" style:family="text">
      <style:text-properties fo:color="#000000" fo:font-weight="normal" officeooo:rsid="00b82b62" style:font-weight-asian="normal" style:font-weight-complex="normal"/>
    </style:style>
    <style:style style:name="T366" style:family="text">
      <style:text-properties fo:color="#000000" fo:font-weight="normal" officeooo:rsid="01104e61" style:font-weight-asian="normal" style:font-weight-complex="normal"/>
    </style:style>
    <style:style style:name="T367" style:family="text">
      <style:text-properties fo:color="#000000" fo:font-weight="normal" officeooo:rsid="011f184e" style:font-weight-asian="normal" style:font-weight-complex="normal"/>
    </style:style>
    <style:style style:name="T368" style:family="text">
      <style:text-properties fo:color="#000000" fo:font-weight="normal" officeooo:rsid="008d2693" style:font-weight-asian="normal" style:font-weight-complex="normal"/>
    </style:style>
    <style:style style:name="T369" style:family="text">
      <style:text-properties fo:color="#000000" fo:font-weight="normal" officeooo:rsid="0104865d" style:font-weight-asian="normal" style:font-weight-complex="normal"/>
    </style:style>
    <style:style style:name="T370" style:family="text">
      <style:text-properties fo:color="#000000" fo:font-weight="normal" officeooo:rsid="008e7a8d" style:font-weight-asian="normal" style:font-weight-complex="normal"/>
    </style:style>
    <style:style style:name="T371" style:family="text">
      <style:text-properties fo:color="#000000" fo:font-weight="normal" officeooo:rsid="00901310" style:font-weight-asian="normal" style:font-weight-complex="normal"/>
    </style:style>
    <style:style style:name="T372" style:family="text">
      <style:text-properties fo:color="#000000" fo:font-size="8pt" fo:language="ru" fo:country="RU" fo:font-weight="normal" officeooo:rsid="00dcea51" style:font-size-asian="8pt" style:font-weight-asian="normal" style:font-size-complex="8pt" style:font-weight-complex="normal"/>
    </style:style>
    <style:style style:name="T373" style:family="text">
      <style:text-properties fo:color="#000000" fo:font-size="8pt" fo:language="ru" fo:country="RU" fo:font-weight="normal" officeooo:rsid="00e2fce8" style:font-size-asian="8pt" style:font-weight-asian="normal" style:font-size-complex="8pt" style:font-weight-complex="normal"/>
    </style:style>
    <style:style style:name="T374" style:family="text">
      <style:text-properties fo:color="#000000" fo:font-size="8pt" fo:language="ru" fo:country="RU" fo:font-weight="normal" officeooo:rsid="00e1d478" style:font-size-asian="8pt" style:font-weight-asian="normal" style:font-size-complex="8pt" style:font-weight-complex="normal"/>
    </style:style>
    <style:style style:name="T375" style:family="text">
      <style:text-properties fo:color="#000000" fo:font-size="8pt" fo:language="ru" fo:country="RU" fo:font-weight="normal" officeooo:rsid="0109fdb8" style:font-size-asian="8pt" style:font-weight-asian="normal" style:font-size-complex="8pt" style:font-weight-complex="normal"/>
    </style:style>
    <style:style style:name="T376" style:family="text">
      <style:text-properties fo:color="#000000" fo:font-size="8pt" fo:language="ru" fo:country="RU" fo:font-weight="normal" officeooo:rsid="00e68357" style:font-size-asian="8pt" style:font-weight-asian="normal" style:font-size-complex="8pt" style:font-weight-complex="normal"/>
    </style:style>
    <style:style style:name="T377" style:family="text">
      <style:text-properties fo:color="#000000" fo:font-size="8pt" fo:language="ru" fo:country="RU" fo:font-weight="normal" officeooo:rsid="011570a5" style:font-size-asian="8pt" style:font-weight-asian="normal" style:font-size-complex="8pt" style:font-weight-complex="normal"/>
    </style:style>
    <style:style style:name="T378" style:family="text">
      <style:text-properties fo:color="#000000" fo:font-size="8pt" fo:language="ru" fo:country="RU" fo:font-weight="normal" officeooo:rsid="00e7d28e" style:font-size-asian="8pt" style:font-weight-asian="normal" style:font-size-complex="8pt" style:font-weight-complex="normal"/>
    </style:style>
    <style:style style:name="T379" style:family="text">
      <style:text-properties fo:color="#000000" fo:font-size="8pt" fo:language="ru" fo:country="RU" fo:font-weight="normal" officeooo:rsid="01168f59" style:font-size-asian="8pt" style:font-weight-asian="normal" style:font-size-complex="8pt" style:font-weight-complex="normal"/>
    </style:style>
    <style:style style:name="T380" style:family="text">
      <style:text-properties fo:color="#000000" fo:font-size="8pt" fo:font-weight="normal" officeooo:rsid="00dcea51" style:font-size-asian="8pt" style:font-weight-asian="normal" style:font-size-complex="8pt" style:font-weight-complex="normal"/>
    </style:style>
    <style:style style:name="T381" style:family="text">
      <style:text-properties fo:color="#000000" fo:language="en" fo:country="US" fo:font-weight="normal" officeooo:rsid="008e7a8d" style:font-weight-asian="normal" style:font-weight-complex="normal"/>
    </style:style>
    <style:style style:name="T382" style:family="text">
      <style:text-properties officeooo:rsid="00d72d4d"/>
    </style:style>
    <style:style style:name="T383" style:family="text">
      <style:text-properties officeooo:rsid="00d92211"/>
    </style:style>
    <style:style style:name="T384" style:family="text">
      <style:text-properties officeooo:rsid="00db1325"/>
    </style:style>
    <style:style style:name="T385" style:family="text">
      <style:text-properties officeooo:rsid="00dc79dc"/>
    </style:style>
    <style:style style:name="T386" style:family="text">
      <style:text-properties officeooo:rsid="00ecb763"/>
    </style:style>
    <style:style style:name="T387" style:family="text">
      <style:text-properties officeooo:rsid="00ecfb3a"/>
    </style:style>
    <style:style style:name="T388" style:family="text">
      <style:text-properties officeooo:rsid="00ee2561"/>
    </style:style>
    <style:style style:name="T389" style:family="text">
      <style:text-properties officeooo:rsid="00ef7bde"/>
    </style:style>
    <style:style style:name="T390" style:family="text">
      <style:text-properties officeooo:rsid="00f16273"/>
    </style:style>
    <style:style style:name="T391" style:family="text">
      <style:text-properties officeooo:rsid="00faa63c"/>
    </style:style>
    <style:style style:name="T392" style:family="text">
      <style:text-properties officeooo:rsid="00fc4fac"/>
    </style:style>
    <style:style style:name="T393" style:family="text">
      <style:text-properties officeooo:rsid="0101be4a"/>
    </style:style>
    <style:style style:name="T394" style:family="text">
      <style:text-properties officeooo:rsid="01027d41"/>
    </style:style>
    <style:style style:name="T395" style:family="text">
      <style:text-properties officeooo:rsid="01059066"/>
    </style:style>
    <style:style style:name="T396" style:family="text">
      <style:text-properties officeooo:rsid="0107408f"/>
    </style:style>
    <style:style style:name="T397" style:family="text">
      <style:text-properties officeooo:rsid="010ceed8"/>
    </style:style>
    <style:style style:name="T398" style:family="text">
      <style:text-properties officeooo:rsid="010e4e8a"/>
    </style:style>
    <style:style style:name="T399" style:family="text">
      <style:text-properties officeooo:rsid="01104e61"/>
    </style:style>
    <style:style style:name="T400" style:family="text">
      <style:text-properties officeooo:rsid="0111a13b"/>
    </style:style>
    <style:style style:name="T401" style:family="text">
      <style:text-properties officeooo:rsid="01144044"/>
    </style:style>
    <style:style style:name="T402" style:family="text">
      <style:text-properties officeooo:rsid="00cb1575"/>
    </style:style>
    <style:style style:name="T403" style:family="text">
      <style:text-properties officeooo:rsid="004f12fc"/>
    </style:style>
    <style:style style:name="T404" style:family="text">
      <style:text-properties officeooo:rsid="011a33d3"/>
    </style:style>
    <style:style style:name="T405" style:family="text">
      <style:text-properties officeooo:rsid="011ff331"/>
    </style:style>
    <style:style style:name="T406" style:family="text">
      <style:text-properties officeooo:rsid="012124c2"/>
    </style:style>
    <style:style style:name="T407" style:family="text">
      <style:text-properties officeooo:rsid="0123e5ff"/>
    </style:style>
    <style:style style:name="T408" style:family="text">
      <style:text-properties officeooo:rsid="00a10b5d"/>
    </style:style>
    <style:style style:name="T409" style:family="text">
      <style:text-properties officeooo:rsid="00a5ca22"/>
    </style:style>
    <style:style style:name="T410" style:family="text">
      <style:text-properties officeooo:rsid="0128b90a"/>
    </style:style>
    <style:style style:name="T411" style:family="text">
      <style:text-properties officeooo:rsid="012b41c2"/>
    </style:style>
    <style:style style:name="T412" style:family="text">
      <style:text-properties officeooo:rsid="012cf63c"/>
    </style:style>
    <style:style style:name="T413" style:family="text">
      <style:text-properties officeooo:rsid="012dee18"/>
    </style:style>
    <style:style style:name="T414" style:family="text">
      <style:text-properties officeooo:rsid="012f1949"/>
    </style:style>
    <style:style style:name="T415" style:family="text">
      <style:text-properties officeooo:rsid="01307217"/>
    </style:style>
    <style:style style:name="T416" style:family="text">
      <style:text-properties officeooo:rsid="0134cdf0"/>
    </style:style>
    <style:style style:name="T417" style:family="text">
      <style:text-properties officeooo:rsid="0135c19e"/>
    </style:style>
    <style:style style:name="T418" style:family="text">
      <style:text-properties officeooo:rsid="013730f6"/>
    </style:style>
    <style:style style:name="T419" style:family="text">
      <style:text-properties officeooo:rsid="01380c10"/>
    </style:style>
    <style:style style:name="T420" style:family="text">
      <style:text-properties officeooo:rsid="0139e760"/>
    </style:style>
    <style:style style:name="T421" style:family="text">
      <style:text-properties officeooo:rsid="013b8bf8"/>
    </style:style>
    <style:style style:name="T422" style:family="text">
      <style:text-properties officeooo:rsid="013c766f"/>
    </style:style>
    <style:style style:name="T423" style:family="text">
      <style:text-properties officeooo:rsid="0140b2cb"/>
    </style:style>
    <style:style style:name="T424" style:family="text">
      <style:text-properties officeooo:rsid="01423a23"/>
    </style:style>
    <style:style style:name="T425" style:family="text">
      <style:text-properties officeooo:rsid="0147b019"/>
    </style:style>
    <style:style style:name="T426" style:family="text">
      <style:text-properties officeooo:rsid="014ad621"/>
    </style:style>
    <style:style style:name="T427" style:family="text">
      <style:text-properties officeooo:rsid="014b8627"/>
    </style:style>
    <style:style style:name="T428" style:family="text">
      <style:text-properties officeooo:rsid="014ba897"/>
    </style:style>
    <style:style style:name="T429" style:family="text">
      <style:text-properties officeooo:rsid="014cca80"/>
    </style:style>
    <style:style style:name="T430" style:family="text">
      <style:text-properties officeooo:rsid="014d4b9b"/>
    </style:style>
    <style:style style:name="T431" style:family="text">
      <style:text-properties officeooo:rsid="014e0914"/>
    </style:style>
    <style:style style:name="T432" style:family="text">
      <style:text-properties officeooo:rsid="014f52b6"/>
    </style:style>
    <style:style style:name="T433" style:family="text">
      <style:text-properties officeooo:rsid="01518cce"/>
    </style:style>
    <style:style style:name="T434" style:family="text">
      <style:text-properties fo:font-size="8pt" style:font-size-asian="8pt" style:font-size-complex="8pt"/>
    </style:style>
    <style:style style:name="T435" style:family="text">
      <style:text-properties fo:font-size="8pt" officeooo:rsid="014f52b6" style:font-size-asian="8pt" style:font-size-complex="8pt"/>
    </style:style>
    <style:style style:name="T436" style:family="text">
      <style:text-properties fo:font-size="8pt" officeooo:rsid="0153cd3d" style:font-size-asian="8pt" style:font-size-complex="8pt"/>
    </style:style>
    <style:style style:name="T437" style:family="text">
      <style:text-properties fo:font-size="8pt" officeooo:rsid="0154dcd8" style:font-size-asian="8pt" style:font-size-complex="8pt"/>
    </style:style>
    <style:style style:name="T438" style:family="text">
      <style:text-properties fo:font-size="8pt" officeooo:rsid="000a3971" style:font-size-asian="8pt" style:font-size-complex="8pt"/>
    </style:style>
    <style:style style:name="T439" style:family="text">
      <style:text-properties fo:font-size="8pt" officeooo:rsid="00097dd8" style:font-size-asian="8pt" style:font-size-complex="8pt"/>
    </style:style>
    <style:style style:name="T440" style:family="text">
      <style:text-properties fo:font-size="8pt" officeooo:rsid="00f598ec" style:font-size-asian="8pt" style:font-size-complex="8pt"/>
    </style:style>
    <style:style style:name="T441" style:family="text">
      <style:text-properties fo:font-size="8pt" officeooo:rsid="00348f6f" style:font-size-asian="8pt" style:font-size-complex="8pt"/>
    </style:style>
    <style:style style:name="T442" style:family="text">
      <style:text-properties fo:font-size="8pt" officeooo:rsid="00f47d65" style:font-size-asian="8pt" style:font-size-complex="8pt"/>
    </style:style>
    <style:style style:name="T443" style:family="text">
      <style:text-properties fo:font-size="8pt" officeooo:rsid="00fe93fa" style:font-size-asian="8pt" style:font-size-complex="8pt"/>
    </style:style>
    <style:style style:name="T444" style:family="text">
      <style:text-properties fo:font-size="8pt" officeooo:rsid="0044c61a" style:font-size-asian="8pt" style:font-size-complex="8pt"/>
    </style:style>
    <style:style style:name="T445" style:family="text">
      <style:text-properties fo:font-size="8pt" officeooo:rsid="00fbb6a3" style:font-size-asian="8pt" style:font-size-complex="8pt"/>
    </style:style>
    <style:style style:name="T446" style:family="text">
      <style:text-properties fo:font-size="8pt" officeooo:rsid="0117fd86" style:font-size-asian="8pt" style:font-size-complex="8pt"/>
    </style:style>
    <style:style style:name="T447" style:family="text">
      <style:text-properties fo:font-size="8pt" fo:language="en" fo:country="US" officeooo:rsid="0153cd3d" style:font-size-asian="8pt" style:font-size-complex="8pt"/>
    </style:style>
    <style:style style:name="T448" style:family="text">
      <style:text-properties fo:font-size="8pt" fo:language="en" fo:country="US" officeooo:rsid="00097dd8" style:font-size-asian="8pt" style:font-size-complex="8pt"/>
    </style:style>
    <style:style style:name="T449" style:family="text">
      <style:text-properties fo:font-size="8pt" fo:language="en" fo:country="US" officeooo:rsid="00fe93fa" style:font-size-asian="8pt" style:font-size-complex="8pt"/>
    </style:style>
    <style:style style:name="T450" style:family="text">
      <style:text-properties fo:font-size="8pt" fo:language="en" fo:country="US" officeooo:rsid="00fbb6a3" style:font-size-asian="8pt" style:font-size-complex="8pt"/>
    </style:style>
    <style:style style:name="T451" style:family="text">
      <style:text-properties fo:font-size="8pt" fo:language="en" fo:country="US" officeooo:rsid="0117fd86" style:font-size-asian="8pt" style:font-size-complex="8pt"/>
    </style:style>
    <style:style style:name="T452" style:family="text">
      <style:text-properties fo:font-size="8pt" fo:language="ru" fo:country="RU" style:font-size-asian="8pt" style:font-size-complex="8pt"/>
    </style:style>
    <style:style style:name="T453" style:family="text">
      <style:text-properties fo:font-size="8pt" fo:language="ru" fo:country="RU" officeooo:rsid="003b193a" style:font-size-asian="8pt" style:font-size-complex="8pt"/>
    </style:style>
    <style:style style:name="T454" style:family="text">
      <style:text-properties fo:font-size="8pt" fo:language="ru" fo:country="RU" officeooo:rsid="011570a5" style:font-size-asian="8pt" style:font-size-complex="8pt"/>
    </style:style>
    <style:style style:name="T455" style:family="text">
      <style:text-properties fo:font-size="8pt" fo:language="ru" fo:country="RU" officeooo:rsid="00e2fce8" style:font-size-asian="8pt" style:font-size-complex="8pt"/>
    </style:style>
    <style:style style:name="T456" style:family="text">
      <style:text-properties officeooo:rsid="01556c0f"/>
    </style:style>
    <style:style style:name="T457" style:family="text">
      <style:text-properties officeooo:rsid="0152c808"/>
    </style:style>
    <style:style style:name="T458" style:family="text">
      <style:text-properties officeooo:rsid="0154dcd8"/>
    </style:style>
    <style:style style:name="T459" style:family="text">
      <style:text-properties officeooo:rsid="01579b4a"/>
    </style:style>
    <style:style style:name="T460" style:family="text">
      <style:text-properties officeooo:rsid="0158de50"/>
    </style:style>
    <style:style style:name="T461" style:family="text">
      <style:text-properties officeooo:rsid="01597c12"/>
    </style:style>
    <style:style style:name="T462" style:family="text">
      <style:text-properties officeooo:rsid="013dfafc"/>
    </style:style>
    <style:style style:name="T463" style:family="text">
      <style:text-properties officeooo:rsid="015bc121"/>
    </style:style>
    <style:style style:name="T464" style:family="text">
      <style:text-properties officeooo:rsid="015d1fc3"/>
    </style:style>
    <style:style style:name="T465" style:family="text">
      <style:text-properties officeooo:rsid="016245cf"/>
    </style:style>
    <style:style style:name="T466" style:family="text">
      <style:text-properties officeooo:rsid="0163fc6c"/>
    </style:style>
    <style:style style:name="T467" style:family="text">
      <style:text-properties officeooo:rsid="011f184e"/>
    </style:style>
    <style:style style:name="T468" style:family="text">
      <style:text-properties officeooo:rsid="016558be"/>
    </style:style>
    <style:style style:name="T469" style:family="text">
      <style:text-properties officeooo:rsid="0165d3c1"/>
    </style:style>
    <style:style style:name="T470" style:family="text">
      <style:text-properties officeooo:rsid="016642be"/>
    </style:style>
    <style:style style:name="T471" style:family="text">
      <style:text-properties officeooo:rsid="0167d022"/>
    </style:style>
    <style:style style:name="T472" style:family="text">
      <style:text-properties officeooo:rsid="0169d367"/>
    </style:style>
    <style:style style:name="T473" style:family="text">
      <style:text-properties officeooo:rsid="016b9d01"/>
    </style:style>
    <style:style style:name="T474" style:family="text">
      <style:text-properties officeooo:rsid="016bec09"/>
    </style:style>
    <style:style style:name="T475" style:family="text">
      <style:text-properties officeooo:rsid="016ec098"/>
    </style:style>
    <style:style style:name="T476" style:family="text">
      <style:text-properties officeooo:rsid="017c51a5"/>
    </style:style>
    <style:style style:name="T477" style:family="text">
      <style:text-properties style:text-position="sub 58%"/>
    </style:style>
    <style:style style:name="T478" style:family="text">
      <style:text-properties officeooo:rsid="01830eca"/>
    </style:style>
    <style:style style:name="T479" style:family="text">
      <style:text-properties officeooo:rsid="018410e8"/>
    </style:style>
    <style:style style:name="T480" style:family="text">
      <style:text-properties officeooo:rsid="018728b8"/>
    </style:style>
    <style:style style:name="T481" style:family="text">
      <style:text-properties officeooo:rsid="0187c01e"/>
    </style:style>
    <style:style style:name="T482" style:family="text">
      <style:text-properties officeooo:rsid="018b8cf2"/>
    </style:style>
    <style:style style:name="T483" style:family="text">
      <style:text-properties officeooo:rsid="018ced88"/>
    </style:style>
    <style:style style:name="T484" style:family="text">
      <style:text-properties officeooo:rsid="018f318d"/>
    </style:style>
    <style:style style:name="T485" style:family="text">
      <style:text-properties officeooo:rsid="01939d15"/>
    </style:style>
    <style:style style:name="T486" style:family="text">
      <style:text-properties officeooo:rsid="01943037"/>
    </style:style>
    <style:style style:name="T487" style:family="text">
      <style:text-properties officeooo:rsid="0197902d"/>
    </style:style>
    <style:style style:name="T488" style:family="text">
      <style:text-properties officeooo:rsid="01992ffc"/>
    </style:style>
    <style:style style:name="T489" style:family="text">
      <style:text-properties officeooo:rsid="007de9b3"/>
    </style:style>
    <style:style style:name="T490" style:family="text">
      <style:text-properties officeooo:rsid="019ab4b3"/>
    </style:style>
    <style:style style:name="T491" style:family="text">
      <style:text-properties officeooo:rsid="019d936a"/>
    </style:style>
    <style:style style:name="T492" style:family="text">
      <style:text-properties officeooo:rsid="000d4037"/>
    </style:style>
    <style:style style:name="T493" style:family="text">
      <style:text-properties officeooo:rsid="019f46e8"/>
    </style:style>
    <style:style style:name="T494" style:family="text">
      <style:text-properties officeooo:rsid="007129d4"/>
    </style:style>
    <style:style style:name="T495" style:family="text">
      <style:text-properties officeooo:rsid="01a0036e"/>
    </style:style>
    <style:style style:name="T496" style:family="text">
      <style:text-properties officeooo:rsid="01a0dd16"/>
    </style:style>
    <style:style style:name="T497" style:family="text">
      <style:text-properties officeooo:rsid="01a1366d"/>
    </style:style>
    <style:style style:name="T498" style:family="text">
      <style:text-properties officeooo:rsid="01a2bd61"/>
    </style:style>
    <style:style style:name="T499" style:family="text">
      <style:text-properties officeooo:rsid="01a3900f"/>
    </style:style>
    <style:style style:name="T500" style:family="text">
      <style:text-properties style:font-name="Tahoma1"/>
    </style:style>
    <style:style style:name="T501" style:family="text">
      <style:text-properties style:font-name="Tahoma1" fo:language="en" fo:country="US"/>
    </style:style>
    <style:style style:name="T502" style:family="text">
      <style:text-properties style:font-name="Courier New"/>
    </style:style>
    <style:style style:name="T503" style:family="text">
      <style:text-properties style:font-name="Courier New" fo:language="en" fo:country="US"/>
    </style:style>
    <style:style style:name="T504" style:family="text">
      <style:text-properties style:font-name="Courier New" fo:language="en" fo:country="US" officeooo:rsid="01a390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8">Часть 1 (Предисловие)</text:p>
      <text:p text:style-name="P7"/>
      <text:p text:style-name="P7">Спецификация языка</text:p>
      <text:p text:style-name="P6"/>
      <text:p text:style-name="P6">Историческое</text:p>
      <text:p text:style-name="P6"/>
      <text:p text:style-name="P4"><text:span text:style-name="T91">JavaScript</text:span> – <text:span text:style-name="T1">язык сценариев, разработанный </text:span><text:span text:style-name="T84">Netscape Communications</text:span><text:span text:style-name="T2">. Этот язык был разработан для оснащения веб- страниц функциональностью различных программ.</text:span></text:p>
      <text:p text:style-name="P2"/>
      <text:p text:style-name="P6">Спецификация</text:p>
      <text:p text:style-name="P3"/>
      <text:p text:style-name="P5">Первая версия<text:span text:style-name="T91"> </text:span><text:span text:style-name="T92">JavaScript </text:span>была разработана в <text:span text:style-name="T48">Netscape Communications </text:span>в 1995. По инициативе разработчика язык был стандартизирован в организации <text:span text:style-name="T48">ECMA (European Computer Manufacturer’s Association). </text:span><text:span text:style-name="T85">С точки зрения спецификации язык называется</text:span><text:span text:style-name="T154"> </text:span><text:span text:style-name="T93">ECMAScript</text:span><text:span text:style-name="T49">, </text:span><text:span text:style-name="T85">хотя его по прежнему называют</text:span><text:span text:style-name="T154"> </text:span><text:span text:style-name="T93">JavaScript</text:span><text:span text:style-name="T49">.</text:span></text:p>
      <text:p text:style-name="P5"><text:span text:style-name="T85">Рассматриваемая версия языка —</text:span><text:span text:style-name="T154"> </text:span><text:span text:style-name="T93">ECMAScript 5</text:span><text:span text:style-name="T86">th</text:span><text:span text:style-name="T90"> Edition</text:span><text:span text:style-name="T89">.</text:span></text:p>
      <text:p text:style-name="P730"><text:span text:style-name="T87">Часть 2 (</text:span><text:span text:style-name="T88">Pure JavaScript</text:span><text:span text:style-name="T87">)</text:span></text:p>
      <text:p text:style-name="P8"/>
      <text:p text:style-name="P21">Pure JavaScript</text:p>
      <text:p text:style-name="P8"/>
      <text:p text:style-name="P461"><text:span text:style-name="T91">Pure JavaScript</text:span> <text:span text:style-name="T1">(чистый</text:span><text:span text:style-name="T91"> JavaScript</text:span><text:span text:style-name="T228">)</text:span><text:span text:style-name="T227">, </text:span><text:span text:style-name="T1">должен быть рассмотрен отдельно от прочих средств. Это потому, что именно в таком виде</text:span><text:span text:style-name="T155"> </text:span><text:span text:style-name="T91">JavaScript</text:span><text:span text:style-name="T155"> </text:span><text:span text:style-name="T1">встраивается в различные приложения и (опционально) оснащается характерными им средствами.</text:span></text:p>
      <text:p text:style-name="P8"/>
      <text:p text:style-name="P8">Некоторые общие сведения</text:p>
      <text:p text:style-name="P8"/>
      <text:p text:style-name="P324">Текст сценария составляет собственно код на языке сценариев, и комментарии к нему.</text:p>
      <text:p text:style-name="P324">Что касается комментариев — все точно так же, как в<text:span text:style-name="T91"> </text:span><text:span text:style-name="T92">C++</text:span><text:span text:style-name="T48">. </text:span>Однако, таким способом они могут включаться только в код сценария, а не в код самого веб- документа.</text:p>
      <text:p text:style-name="P325">Что касается собственно кода — код на языке<text:span text:style-name="T91"> </text:span><text:span text:style-name="T92">JavaScript </text:span>составляют его лексеммы с учетом формального синтаксиса.</text:p>
      <text:p text:style-name="P325">Наиболее общие правила синтаксиса:</text:p>
      <text:p text:style-name="P325">пользовательские лексеммы не должны быть омографичны языковым лексеммам;</text:p>
      <text:p text:style-name="P325">запись языковых лексемм регистрозависима;</text:p>
      <text:p text:style-name="P325">код сценария допускает верстку средствами текстовых редакторов (пробельными символами), но не текстовых процессоров;</text:p>
      <text:p text:style-name="P9"/>
      <text:p text:style-name="P9">Подключение сценариев к документу</text:p>
      <text:p text:style-name="P9"/>
      <text:p text:style-name="P462"><text:span text:style-name="T91">JavaScript </text:span><text:span text:style-name="T1">интегрирован в</text:span><text:span text:style-name="T155"> </text:span><text:span text:style-name="T91">HTML</text:span>, <text:span text:style-name="T1">то есть его код можно встроить прямо в веб- документ. Так же, код сценария можно разместить и в отдельном файле. Так или иначе, подключение кода сценария осуществляется средствами</text:span><text:span text:style-name="T155"> </text:span><text:span text:style-name="T161">HTML</text:span><text:span text:style-name="T1">.</text:span></text:p>
      <text:p text:style-name="P463"><text:span text:style-name="T1">Тег</text:span><text:span text:style-name="T155"> </text:span><text:span text:style-name="T91">&lt;script&gt; </text:span><text:span text:style-name="T1">позволяет подключить сценарий либо путем включения его кода в контейнер этого тега, либо из внешнего файла — посредством атрибута</text:span><text:span text:style-name="T155"> </text:span><text:span text:style-name="T91">src </text:span>(<text:span text:style-name="T1">в этом случае контейнер должен быть пустым</text:span>). <text:span text:style-name="T1">Атрибут</text:span><text:span text:style-name="T155"> </text:span><text:span text:style-name="T91">type </text:span><text:span text:style-name="T1">тега</text:span><text:span text:style-name="T155"> </text:span><text:span text:style-name="T91">&lt;script&gt; </text:span><text:span text:style-name="T1">принимает значение</text:span><text:span text:style-name="T155"> «</text:span><text:span text:style-name="T91">text/javascript</text:span><text:span text:style-name="T155">»</text:span><text:span text:style-name="T1">, атрибут</text:span><text:span text:style-name="T155"> </text:span><text:span text:style-name="T91">language </text:span><text:span text:style-name="T1">тега </text:span><text:span text:style-name="T91">&lt;script&gt; </text:span><text:span text:style-name="T1">принимает значение</text:span><text:span text:style-name="T155"> «</text:span><text:span text:style-name="T91">JavaScript</text:span><text:span text:style-name="T155">»</text:span><text:span text:style-name="T1">.</text:span></text:p>
      <text:p text:style-name="P104"><text:span text:style-name="T434">При подключении сценари</text:span><text:span text:style-name="T438">ев</text:span><text:span text:style-name="T434"> </text:span><text:span text:style-name="T438">их загрузка и исполнение происходит в том же порядке, в котором прописаны теги</text:span><text:span text:style-name="T210"> </text:span><text:span text:style-name="T205">&lt;script&gt;</text:span><text:span text:style-name="T448">. </text:span><text:span text:style-name="T439">Об этом принято говорить, что сценарии загружаются синхронно с документом. Чтобы сценарии загружались асинхронно с документом (то есть, сначала документ, а потом сценарии) применяют один из следующих атрибутов элемента</text:span><text:span text:style-name="T210"> </text:span><text:span text:style-name="T205">&lt;script&gt;</text:span><text:span text:style-name="T448">:</text:span></text:p>
      <text:p text:style-name="P326"><text:soft-page-break/>атрибут<text:span text:style-name="T91"> </text:span><text:span text:style-name="T92">defer </text:span><text:span text:style-name="T48">(</text:span>не имеет значений<text:span text:style-name="T48">) </text:span>откладывает загрузку сценари<text:span text:style-name="T272">ев</text:span> до завершения загрузки документа (при этом порядок следования сценариев сохраняется);</text:p>
      <text:p text:style-name="P326">атрибут<text:span text:style-name="T91"> </text:span><text:span text:style-name="T92">async </text:span><text:span text:style-name="T48">(</text:span>не имеет значений<text:span text:style-name="T48">) </text:span>откладывает загрузку сценари<text:span text:style-name="T272">ев</text:span> до завершения загрузки документа (при этом порядок следования сценариев не обязательно сохраняется — они загружаются асинхронно как с д<text:span text:style-name="T272">о</text:span>кументом, так и друг с другом);</text:p>
      <text:p text:style-name="P105"/>
      <text:p text:style-name="P326">Эти атрибуты срабатывают только при подключении сценариев из внешнего файла. Подключение сценариев из внешнего файла возможно так же при помощи элемента ссылки:</text:p>
      <text:p text:style-name="P575">&lt;a src=”javascript: … ”&gt;</text:p>
      <text:p text:style-name="P576">&lt;!-- … <text:span text:style-name="T1">это код сценария</text:span>--&gt;</text:p>
      <text:p text:style-name="P464"/>
      <text:p text:style-name="P326">В значении<text:span text:style-name="T91"> </text:span><text:span text:style-name="T92">src </text:span><text:span text:style-name="T272">прописывается псевдопротокол и текст сценаря за ним.</text:span></text:p>
      <text:p text:style-name="P327">Подключение сценариев из кода документа возможно так же при помощи так называемых событий. События прописываются как атрибуты элементов (различным элементам доступны характерные им события), а в значениях этих атрибутов прописывается код сценария (исполняемый при наступлении события). В записи это выглядит так:</text:p>
      <text:p text:style-name="P576">&lt;ElName AttrName=” … ”&gt;</text:p>
      <text:p text:style-name="P576">&lt;!-- … <text:span text:style-name="T1">это код сценария--</text:span><text:span text:style-name="T321">&gt;</text:span></text:p>
      <text:p text:style-name="P10"/>
      <text:p text:style-name="P10">Об именах</text:p>
      <text:p text:style-name="P10"/>
      <text:p text:style-name="P24">Идентификаторы</text:p>
      <text:p text:style-name="P24"/>
      <text:p text:style-name="P616"><text:span text:style-name="T227">Так же, как в</text:span> <text:span text:style-name="T48">C++</text:span><text:span text:style-name="T234">.</text:span></text:p>
      <text:p text:style-name="P504"/>
      <text:p text:style-name="P25">Области видимости имен</text:p>
      <text:p text:style-name="P553"/>
      <text:p text:style-name="P328">Области видимости имен в языке<text:span text:style-name="T91"> </text:span><text:span text:style-name="T92">JavaScript </text:span>подразделяются на глобальную область видимости (она глобальна для всего сценария), и локальные области видимости (они локализованы телами функций).</text:p>
      <text:p text:style-name="P328">Сразу же стоит оговорить, что блоки кода в языке<text:span text:style-name="T91"> </text:span><text:span text:style-name="T92">JavaScript </text:span>не создают областей видимости.</text:p>
      <text:p text:style-name="P106"/>
      <text:p text:style-name="P25">Блоки кода</text:p>
      <text:p text:style-name="P106"/>
      <text:p text:style-name="P328">Блок кода в языке<text:span text:style-name="T91"> </text:span><text:span text:style-name="T92">JavaScript </text:span>это участок кода, ограниченный фигурными скобками. <text:span text:style-name="T492">Блок кода служит для следующей цели:</text:span></text:p>
      <text:p text:style-name="P329"><text:soft-page-break/>он группирует заключенный в него код в блок — это оказывается важным при использовании различных средств языка (которые требуют, чтобы участок кода был заключен в блок).</text:p>
      <text:p text:style-name="P329">В <text:span text:style-name="T273">языке</text:span><text:span text:style-name="T162"> </text:span><text:span text:style-name="T94">JavaScript </text:span>обычный блок кода не обозначает собой область видимости имен — область видимости имен обозначает тело функции.</text:p>
      <text:p text:style-name="P11"/>
      <text:p text:style-name="P11">О переменных</text:p>
      <text:p text:style-name="P11"/>
      <text:p text:style-name="P329">Идентично тому, как в<text:span text:style-name="T91"> </text:span><text:span text:style-name="T92">C++</text:span><text:span text:style-name="T48">. </text:span>Разве что, имеют место некоторые различия.</text:p>
      <text:p text:style-name="P26"/>
      <text:p text:style-name="P26">Объявление переменных</text:p>
      <text:p text:style-name="P26"/>
      <text:p text:style-name="P329">Будучи объявлены в некой области видимости, переменные в ней и локализуются.</text:p>
      <text:p text:style-name="P329">В случае совпадения имен в глобальной и локальной областях видимости, в локальной области видимости работа будет происходить с локальной переменной. Об этом случае принято говорить, что локальная переменная маскирует глобальную.</text:p>
      <text:p text:style-name="P330">В языке<text:span text:style-name="T91"> </text:span><text:span text:style-name="T92">JavaScript </text:span>переменные должны быть объявлены до их использования. Запись объявления переменных выглядит так:</text:p>
      <text:p text:style-name="P577">var VarName;</text:p>
      <text:p text:style-name="P465"/>
      <text:p text:style-name="P330">Переменные можно объявить и списком:</text:p>
      <text:p text:style-name="P577">var VarName0, … , VarNameN;</text:p>
      <text:p text:style-name="P577"/>
      <text:p text:style-name="P331">Если же обратиться к еще не объявленной переменной, то ситуация развивается следующим образом. При обращении по чтению (к еще не объявленной переменной) <text:span text:style-name="T274">возникнет ошибка. При обращении по записи (к еще не объявленной переменной) эта переменная будет объявлена неявно, самим языком (причем, она будет <text:s/>объявлена в глобальной области видимости). И затем произойдет доступ к ней по записи. Далее она будет доступна для любого использования.</text:span></text:p>
      <text:p text:style-name="P331">Переменные, объявленные при помощи оператора<text:span text:style-name="T91"> </text:span><text:span text:style-name="T92">var </text:span>принято называть долговременными. Долговременные переменные не могут быть удалены пользователем.</text:p>
      <text:p text:style-name="P186"/>
      <text:p text:style-name="P27">Инициализация переменных</text:p>
      <text:p text:style-name="P107"/>
      <text:p text:style-name="P330">При объявлении переменную можно инициализировать:</text:p>
      <text:p text:style-name="P578">var VarName = … ;</text:p>
      <text:p text:style-name="P466"/>
      <text:p text:style-name="P332">Разумеется, инициализировать можно и после объявления:</text:p>
      <text:p text:style-name="P578">VarName = … ;</text:p>
      <text:p text:style-name="P466"/>
      <text:p text:style-name="P332"><text:soft-page-break/>Допустимо и множественное присваивание:</text:p>
      <text:p text:style-name="P578">VarName0 = … = VarNameN;</text:p>
      <text:p text:style-name="P333">И составное <text:s/>присваивание (обычной для этого записью).</text:p>
      <text:p text:style-name="P49"/>
      <text:p text:style-name="P108"><text:span text:style-name="T314">Элементарные т</text:span><text:span text:style-name="T311">ипы данных</text:span></text:p>
      <text:p text:style-name="P28"/>
      <text:p text:style-name="P466"><text:span text:style-name="T91">JavaScript</text:span><text:span text:style-name="T227"> – </text:span><text:span text:style-name="T228">нетипизированный (слабо типизированный язык).</text:span><text:span text:style-name="T1"> </text:span><text:span text:style-name="T228">Поэтому в языке </text:span><text:span text:style-name="T91">JavaScript</text:span><text:span text:style-name="T227"> </text:span><text:span text:style-name="T228">имеются следующие особенности:</text:span></text:p>
      <text:p text:style-name="P332">тип данных при объявлении переменных не указывается;</text:p>
      <text:p text:style-name="P332">в выражениях не требуется явного приведения типов, как и соответствия типов;</text:p>
      <text:p text:style-name="P332">все типы данных (и не только они) приводимы друг к другу;</text:p>
      <text:p text:style-name="P332"/>
      <text:p text:style-name="P466"><text:span text:style-name="T1">Однако, это не значит, что в языке</text:span><text:span text:style-name="T155"> </text:span><text:span text:style-name="T91">JavaScript </text:span><text:span text:style-name="T1">типов данных нет вообще.</text:span></text:p>
      <text:p text:style-name="P467"><text:span text:style-name="T1">Язык</text:span><text:span text:style-name="T155"> </text:span><text:span text:style-name="T91">JavaScript </text:span><text:span text:style-name="T1">поддерживает следующие типы данных</text:span><text:span text:style-name="T229">.</text:span></text:p>
      <text:p text:style-name="P109"/>
      <text:p text:style-name="P554">Числа</text:p>
      <text:p text:style-name="P187"/>
      <text:p text:style-name="P334">все числа представляются в интерпретаторе значениями с плавающей точкой двойной точности (независимо от того, в каком виде <text:s/>они прописаны в сценарии);</text:p>
      <text:p text:style-name="P334">к числам относятся так же специальные численные значения:</text:p>
      <text:p text:style-name="P334"><text:span text:style-name="T92">Infinity, -Infinity </text:span><text:span text:style-name="T227">(бесконечность, возникает при переполнении сверху и снизу, </text:span><text:span text:style-name="T243">и при разрешении неопределенности «число дробь ноль»</text:span><text:span text:style-name="T227">),</text:span><text:span text:style-name="T91"> </text:span><text:span text:style-name="T95">NaN </text:span><text:span text:style-name="T243">(не- число, несмотря на название это численное значение, возникает при разрешении прочих математических неопределенностей и при исполнении математических операторов с ошибкой);</text:span></text:p>
      <text:p text:style-name="P187"/>
      <text:p text:style-name="P554">Строки</text:p>
      <text:p text:style-name="P187"/>
      <text:p text:style-name="P334"><text:span text:style-name="T243">с</text:span><text:span text:style-name="T227">троки </text:span><text:span text:style-name="T243">считаются элементарными типами данных;</text:span></text:p>
      <text:p text:style-name="P335"><text:span text:style-name="T227">все строки представляются в интерпретаторе в кодировке </text:span><text:span text:style-name="T234">Unicode;</text:span></text:p>
      <text:p text:style-name="P335">строки предназначены для хранения секвенций символов с длиной полезной нагрузки в один символ и более (отдельного типа данных для символов нет);</text:p>
      <text:p text:style-name="P335">строки задаются последовательностью символов в одинарных или двойных кавычках;</text:p>
      <text:p text:style-name="P335">также строкам доступен синтаксис объектов (конструкторы и прочее), хотя они и считаются элементарными типами данных <text:span text:style-name="T396">(это благодаря тому, что есть объекты- обертки строк)</text:span>;</text:p>
      <text:p text:style-name="P336"><text:span text:style-name="T227">строки не изменяемы (как и в</text:span><text:span text:style-name="T91"> </text:span><text:span text:style-name="T92">Java</text:span><text:span text:style-name="T227">);</text:span></text:p>
      <text:p text:style-name="P187"/>
      <text:p text:style-name="P555">Логические значения</text:p>
      <text:p text:style-name="P110"/>
      <text:p text:style-name="P336"><text:span text:style-name="T227">логические операнды, как обычно, принимают значения</text:span><text:span text:style-name="T91"> </text:span><text:span text:style-name="T92">true </text:span><text:span text:style-name="T227">и </text:span><text:span text:style-name="T92">false</text:span><text:span text:style-name="T234">; </text:span><text:span text:style-name="T227">и, как обычно, говорить о размере операндов этого типа не целесообразно;</text:span></text:p>
      <text:p text:style-name="P505"><text:soft-page-break/>null</text:p>
      <text:p text:style-name="P187"/>
      <text:p text:style-name="P336"><text:span text:style-name="T227">это специальное <text:s/>значение</text:span><text:span text:style-name="T91"> </text:span><text:span text:style-name="T92">null</text:span><text:span text:style-name="T234">;</text:span></text:p>
      <text:p text:style-name="P188"/>
      <text:p text:style-name="P505">undefinied</text:p>
      <text:p text:style-name="P187"/>
      <text:p text:style-name="P469"><text:span text:style-name="T228">это специальное значение</text:span><text:span text:style-name="T155"> </text:span><text:span text:style-name="T91">undefinied</text:span><text:span text:style-name="T227">;</text:span></text:p>
      <text:p text:style-name="P188"/>
      <text:p text:style-name="P12">Указатели</text:p>
      <text:p text:style-name="P110"/>
      <text:p text:style-name="P336"><text:span text:style-name="T227">Указатели в принципе не поддерживаются языком</text:span><text:span text:style-name="T91"> </text:span><text:span text:style-name="T92">JavaScript</text:span><text:span text:style-name="T234">.</text:span></text:p>
      <text:p text:style-name="P188"/>
      <text:p text:style-name="P12">Составные типы данных</text:p>
      <text:p text:style-name="P110"/>
      <text:p text:style-name="P336"><text:span text:style-name="T227">Составные типы данных в принципе не поддерживаются языком</text:span><text:span text:style-name="T91"> </text:span><text:span text:style-name="T92">JavaScript</text:span><text:span text:style-name="T234">, </text:span><text:span text:style-name="T227">так как собственно структур в нем нет, массивы — это объекты</text:span><text:span text:style-name="T91"> </text:span><text:span text:style-name="T92">Array</text:span><text:span text:style-name="T234">, </text:span><text:span text:style-name="T227">а строки (официально) считаются элементарными типами данных.</text:span></text:p>
      <text:p text:style-name="P110"/>
      <text:p text:style-name="P12">О типизации</text:p>
      <text:p text:style-name="P110"/>
      <text:p text:style-name="P468"><text:span text:style-name="T91">JavaScript</text:span> – <text:span text:style-name="T1">нетипизированный язык. Поэтому все типы данных (и не только они) приводимы друг к другу.</text:span></text:p>
      <text:p text:style-name="P468"><text:span text:style-name="T3">Приведение типов производится </text:span><text:span text:style-name="T4">неявно. </text:span><text:span text:style-name="T5">Необходимость в этом возникает</text:span><text:span text:style-name="T4"> в тех случаях, когда </text:span><text:span text:style-name="T5">применяются операторы, работающие в конечном счете с тем или иным типом</text:span><text:span text:style-name="T4">.</text:span></text:p>
      <text:p text:style-name="P470"><text:span text:style-name="T4">Т</text:span><text:span text:style-name="T1">аким образом, приведение типов выполняется взависимости от потребности в том или ином типе. Или, как принято об этом говорить, «приведение типов выполняется взависимости от того, какой тип требуется в контексте исполнения кода» (или же, «в каком контексте используется операнд»).</text:span></text:p>
      <text:p text:style-name="P471"><text:span text:style-name="T1">Контекст использования операнда определяется использующим его оператором </text:span><text:span text:style-name="T6">(различные операторы работают в конечном счете с определенным типом </text:span><text:span text:style-name="T7">операндов</text:span><text:span text:style-name="T6">)</text:span><text:span text:style-name="T1">. </text:span><text:span text:style-name="T7">Если же оператор может работать с разными типами, то для определения контекста может быть важен порядок операндов.</text:span></text:p>
      <text:p text:style-name="P337">Если интерпретатору не удается сразу привести тип операнда к целевому, то он пытается повторно и по другому алгоритму.</text:p>
      <text:p text:style-name="P113"/>
      <text:p text:style-name="P75"><text:span text:style-name="T7">П</text:span><text:span text:style-name="T1">риведение типов в соответствии с контекстом</text:span></text:p>
      <text:p text:style-name="P556"/>
      <text:p text:style-name="P556">Числа</text:p>
      <text:p text:style-name="P111"/>
      <text:p text:style-name="P338">при использовании в строковом контексте приводится к строке (вида<text:span text:style-name="T91"> «123»</text:span>);</text:p>
      <text:p text:style-name="P339"><text:soft-page-break/>при использовании в логическом контексте приводится к логическому значению (значению<text:span text:style-name="T91"> </text:span><text:span text:style-name="T92">true</text:span><text:span text:style-name="T91"> </text:span>или<text:span text:style-name="T91"> </text:span><text:span text:style-name="T92">false</text:span>, взависимости от значения (<text:span text:style-name="T276">значения</text:span><text:span text:style-name="T165"> 0 </text:span><text:span text:style-name="T276">приводится к значению</text:span><text:span text:style-name="T165"> </text:span><text:span text:style-name="T98">false</text:span><text:span text:style-name="T50">, </text:span><text:span text:style-name="T276">все остальные значения приводятся к</text:span><text:span text:style-name="T165"> </text:span><text:span text:style-name="T98">true</text:span>));</text:p>
      <text:p text:style-name="P340">при использовании в объектном контексте приводится к объекту (<text:span text:style-name="T92">Number</text:span>);</text:p>
      <text:p text:style-name="P111"/>
      <text:p text:style-name="P556">Строки</text:p>
      <text:p text:style-name="P111"/>
      <text:p text:style-name="P472"><text:span text:style-name="T1">при использовании в числовом контексте приводится к </text:span><text:span text:style-name="T8">числу (если содержит литерал числа — то к его значению, если пустая — то к значению</text:span><text:span text:style-name="T156"> 0</text:span><text:span text:style-name="T8">, иначе — к значению</text:span><text:span text:style-name="T156"> </text:span><text:span text:style-name="T164">NaN</text:span><text:span text:style-name="T8">);</text:span></text:p>
      <text:p text:style-name="P473"><text:span text:style-name="T1">при использовании в логическом контексте приводится к логическому значению (значению</text:span><text:span text:style-name="T155"> </text:span><text:span text:style-name="T91">true</text:span><text:span text:style-name="T155"> </text:span><text:span text:style-name="T1">или</text:span><text:span text:style-name="T155"> </text:span><text:span text:style-name="T91">false</text:span><text:span text:style-name="T1">, взависимости от значения (взависимости от того, пустая эта строка или же <text:s/>не пустая));</text:span></text:p>
      <text:p text:style-name="P473"><text:span text:style-name="T1">при использовании в объектном контексте приводится к объекту (</text:span><text:span text:style-name="T91">String</text:span><text:span text:style-name="T1">);</text:span></text:p>
      <text:p text:style-name="P556"/>
      <text:p text:style-name="P556">Логические значения</text:p>
      <text:p text:style-name="P111"/>
      <text:p text:style-name="P341">при использовании в строковом контексте приводится к строке <text:span text:style-name="T275">(строке </text:span><text:span text:style-name="T91">«</text:span><text:span text:style-name="T96">true</text:span><text:span text:style-name="T91">» </text:span><text:span text:style-name="T244">или</text:span><text:span text:style-name="T163"> «</text:span><text:span text:style-name="T96">false</text:span><text:span text:style-name="T163">»</text:span><text:span text:style-name="T244">, взависимости от значения)</text:span><text:span text:style-name="T227">;</text:span></text:p>
      <text:p text:style-name="P341">при использовании в числовом контексте приводится к числу (числу<text:span text:style-name="T91"> </text:span><text:span text:style-name="T163">1 </text:span><text:span text:style-name="T244">или</text:span><text:span text:style-name="T163"> 0</text:span><text:span text:style-name="T244">, взависимости от значения</text:span><text:span text:style-name="T227">)</text:span><text:span text:style-name="T234">;</text:span></text:p>
      <text:p text:style-name="P344"><text:span text:style-name="T1">при использовании в объектном контексте приводится к объекту (</text:span><text:span text:style-name="T97">Boolean</text:span><text:span text:style-name="T1">);</text:span></text:p>
      <text:p text:style-name="P111"/>
      <text:p text:style-name="P506">null</text:p>
      <text:p text:style-name="P189"/>
      <text:p text:style-name="P341">при использовании в строковом контексте приводится к строке <text:span text:style-name="T275">(строке </text:span><text:span text:style-name="T91">«</text:span><text:span text:style-name="T96">null</text:span><text:span text:style-name="T91">»</text:span><text:span text:style-name="T244">)</text:span><text:span text:style-name="T227">;</text:span></text:p>
      <text:p text:style-name="P341">при использовании в числовом контексте приводится к числу (числу<text:span text:style-name="T91"> </text:span><text:span text:style-name="T96">0</text:span>)<text:span text:style-name="T48">;</text:span></text:p>
      <text:p text:style-name="P341">при использовании в логическом контексте приводится к логическому значению <text:span text:style-name="T275">(значению</text:span><text:span text:style-name="T163"> </text:span><text:span text:style-name="T96">false</text:span><text:span text:style-name="T275">);</text:span></text:p>
      <text:p text:style-name="P345">при использовании в объектном контексте приводится к объекту (<text:span text:style-name="T92">Error</text:span>);</text:p>
      <text:p text:style-name="P189"/>
      <text:p text:style-name="P506">undefinied</text:p>
      <text:p text:style-name="P189"/>
      <text:p text:style-name="P342">при использовании в строковом контексте приводится к строке <text:span text:style-name="T275">(строке </text:span><text:span text:style-name="T91">«</text:span><text:span text:style-name="T92">undefinied</text:span><text:span text:style-name="T91">»</text:span><text:span text:style-name="T244">)</text:span><text:span text:style-name="T227">;</text:span></text:p>
      <text:p text:style-name="P342">при использовании в числовом контексте приводится к числу (численному значению<text:span text:style-name="T91"> </text:span><text:span text:style-name="T92">NaN</text:span>)<text:span text:style-name="T48">;</text:span></text:p>
      <text:p text:style-name="P343">при использовании в логическом контексте приводится к логическому значению <text:span text:style-name="T275">(значению</text:span><text:span text:style-name="T163"> </text:span><text:span text:style-name="T96">false</text:span><text:span text:style-name="T275">);</text:span></text:p>
      <text:p text:style-name="P343"><text:span text:style-name="T275">при использовании в объектном контексте приводится к объекту (объекту</text:span><text:span text:style-name="T163"> </text:span><text:span text:style-name="T96">Error</text:span><text:span text:style-name="T275">);</text:span></text:p>
      <text:p text:style-name="P569"/>
      <text:p text:style-name="P569"><text:soft-page-break/>Объекты</text:p>
      <text:p text:style-name="P159"/>
      <text:p text:style-name="P346">Различные языковые и пользовательские объекты приводятся к другим типам при помощи их методов (подробности — далее в этих записях);</text:p>
      <text:p text:style-name="P347">если объект содержит методы приведения к целевым типам, то они и вызываются при необходимости приведения к соответствующим типам (разумеется, это касается языковых объектов — о специфике пользовательских объектов реализация языка знать не может);</text:p>
      <text:p text:style-name="P112"/>
      <text:p text:style-name="P13">Операторы</text:p>
      <text:p text:style-name="P114"/>
      <text:p text:style-name="P348">Оператор, как обычно, это запись некой конечной операции. Такая запись должна завершаться точкой с запятой.</text:p>
      <text:p text:style-name="P114"/>
      <text:p text:style-name="P29">Примечание</text:p>
      <text:p text:style-name="P115"/>
      <text:p text:style-name="P349">Интерпретатор автоматически учитывает наличие точки с запятой (в конце строк) там, где она предполагается (даже если не прописана явно). <text:span text:style-name="T277">Интерпретатор предполагает, что точка с запятой в конце строки уместна, если запись данной строки может трактоваться как <text:s/>запись оператора.</text:span></text:p>
      <text:p text:style-name="P349">Так, если операторы прописаны в секвенции строк (и точка с запятой в их концах опущена), то интерпретатор просто учитывает наличие точки с запятой в концах этих строк. Если же операторы прописаны в одной строке (и точка с запятой в концах этих операторов опущена), то будет обнаружена ошибка.</text:p>
      <text:p text:style-name="P350">Необходимо помнить, что интерпретатор делает предположение о необходимости точки с запятой только для конца строки, а не другого ее участка.</text:p>
      <text:p text:style-name="P116"/>
      <text:p text:style-name="P87">Составление выражений</text:p>
      <text:p text:style-name="P116"/>
      <text:p text:style-name="P350">Приоритет операторов в выражении можно задать расстановкой скобок.</text:p>
      <text:p text:style-name="P116"/>
      <text:p text:style-name="P33">Оператор « , »</text:p>
      <text:p text:style-name="P132"/>
      <text:p text:style-name="P350">Оператор «<text:span text:style-name="T91"> , </text:span>» реализован так же, как в<text:span text:style-name="T91"> </text:span><text:span text:style-name="T92">C++</text:span><text:span text:style-name="T48">.</text:span></text:p>
      <text:p text:style-name="P350">В языке<text:span text:style-name="T91"> </text:span><text:span text:style-name="T92">JavaScript </text:span>имеется и тернарный оператор, он записывается так же, как в<text:span text:style-name="T91"> </text:span><text:span text:style-name="T92">C++</text:span><text:span text:style-name="T48">.</text:span></text:p>
      <text:p text:style-name="P33"/>
      <text:p text:style-name="P564"><text:span text:style-name="T307">Оператор </text:span><text:span text:style-name="T310">void</text:span></text:p>
      <text:p text:style-name="P197"/>
      <text:p text:style-name="P351"><text:span text:style-name="T48">Оператор</text:span><text:span text:style-name="T92"> void </text:span>служит для применения совместно с выражениями <text:span text:style-name="T292">(и является средством для работы с выражениями)</text:span>.</text:p>
      <text:p text:style-name="P351"><text:soft-page-break/>Он работает так:</text:p>
      <text:p text:style-name="P351">исполняет указанное выражение;</text:p>
      <text:p text:style-name="P351">но вместо его значения возвращает<text:span text:style-name="T91"> </text:span><text:span text:style-name="T92">undefinied</text:span><text:span text:style-name="T234">;</text:span></text:p>
      <text:p text:style-name="P474"/>
      <text:p text:style-name="P351">Таким образом, этот оператор используется для того, чтобы указанное выражение вычислялось в определенном участке кода, <text:span text:style-name="T292">но его значение не возвращалось в него.</text:span></text:p>
      <text:p text:style-name="P190"/>
      <text:p text:style-name="P83">Арифметические операторы</text:p>
      <text:p text:style-name="P117"/>
      <text:p text:style-name="P352">Арифметические операторы задаются теми же знаками, что и в языке <text:span text:style-name="T92">C++</text:span><text:span text:style-name="T48">.</text:span></text:p>
      <text:p text:style-name="P353">При использовании арифметических операторов необходимо помнить:</text:p>
      <text:p text:style-name="P353">оператор деления выполняет нецелочисленное деление (это логично, поскольку все числа представляются интерпретатору в нецелочисленном виде);</text:p>
      <text:p text:style-name="P354">оператор деления по модулю применим ко всем числам — заданным в целочисленном или нецелочисленном виде (это логично, поскольку все числа представляются интерпретатору в нецелочисленном виде); <text:span text:style-name="T278">этот оператор возвращает остаток от деления в целочисленном или нецелочисленном виде (для целочисленных он вычисляет остаток так, как если бы деление было целочисленным; для нецелочисленных он вычисляет остаток похожим образом — так, чтобы не потребовалось увеличивать количество <text:s/>знаков <text:s/>после запятой);</text:span></text:p>
      <text:p text:style-name="P53"/>
      <text:p text:style-name="P53">О типизации</text:p>
      <text:p text:style-name="P118"/>
      <text:p text:style-name="P355">Арифметические операторы <text:span text:style-name="T279">используют свои операнды предпочтительно в числовом контексте. Исключением является оператор суммы. Если один из его операндов — строка, то он использует свои операнды предпочтительно в строковом контексте.</text:span></text:p>
      <text:p text:style-name="P119"/>
      <text:p text:style-name="P84">Логические оп<text:span text:style-name="T282">е</text:span>раторы</text:p>
      <text:p text:style-name="P120"/>
      <text:p text:style-name="P356">Логические операторы<text:span text:style-name="T280"> задаются теми же знаками, что и в языке </text:span><text:span text:style-name="T99">C++</text:span><text:span text:style-name="T51">. </text:span>Однако, некоторые из них работают иначе:</text:p>
      <text:p text:style-name="P617">!<text:tab/><text:span text:style-name="T234">NOT</text:span></text:p>
      <text:p text:style-name="P579">&amp;&amp;<text:tab/><text:span text:style-name="T227">CONDITIONAL AND</text:span></text:p>
      <text:p text:style-name="P579">||<text:tab/><text:span text:style-name="T227">CONDITIONAL OR</text:span></text:p>
      <text:p text:style-name="P475"/>
      <text:p text:style-name="P356">Операторы<text:span text:style-name="T91"> </text:span><text:span text:style-name="T92">&amp;&amp;</text:span><text:span text:style-name="T91"> </text:span>и<text:span text:style-name="T91"> </text:span><text:span text:style-name="T92">|| </text:span>имеются только в <text:s/>условных вариантах. <text:span text:style-name="T281">Условные логические операторы (</text:span><text:span text:style-name="T52">CONDITIONAL AND, CONDITIONAL OR</text:span><text:span text:style-name="T281">) исполняются условно — они исполняются при условии истинности первого операнда, иначе же они просто возвращают его значение.</text:span></text:p>
      <text:p text:style-name="P357">Для операции <text:span text:style-name="T48">XOR </text:span>не предусмотрено отдельного знака, эта операция задается эквивалентной последовательностью операций.</text:p>
      <text:p text:style-name="P738"/>
      <text:p text:style-name="P738"><text:soft-page-break/>О типизации</text:p>
      <text:p text:style-name="P121"/>
      <text:p text:style-name="P357">Логические операторы используют свои операнды предпочтительно в логическом контексте.</text:p>
      <text:p text:style-name="P88"/>
      <text:p text:style-name="P88">Побитовые операторы</text:p>
      <text:p text:style-name="P121"/>
      <text:p text:style-name="P357">Побитовые операторы задаются теми же знаками, что в<text:span text:style-name="T91"> </text:span><text:span text:style-name="T92">Java</text:span><text:span text:style-name="T48">.</text:span></text:p>
      <text:p text:style-name="P98"/>
      <text:p text:style-name="P98">Операторы сравнения</text:p>
      <text:p text:style-name="P122"/>
      <text:p text:style-name="P358">Операторы сравнения задаются теми же знаками, что в<text:span text:style-name="T91"> </text:span><text:span text:style-name="T92">C++</text:span><text:span text:style-name="T48">. </text:span>Вдобавок, имеется оператор идентичности:</text:p>
      <text:p text:style-name="P476"><text:span text:style-name="T91">===<text:tab/></text:span><text:span text:style-name="T283">IDENTICALLY</text:span></text:p>
      <text:p text:style-name="P476"><text:span text:style-name="T91">!</text:span><text:span text:style-name="T166">==<text:tab/></text:span><text:span text:style-name="T283">NOT IDENTICALLY</text:span></text:p>
      <text:p text:style-name="P359"/>
      <text:p text:style-name="P359">Идентично значит равно по значению и однотипно.</text:p>
      <text:p text:style-name="P361">При использовании операторов сравнения необходимо помнить следующее:</text:p>
      <text:p text:style-name="P361">численное значение<text:span text:style-name="T91"> </text:span><text:span text:style-name="T92">NaN </text:span>не сравнимо ни с какими- либо другими значениями, ни само с собой;</text:p>
      <text:p text:style-name="P361">специальное значение<text:span text:style-name="T91"> </text:span><text:span text:style-name="T92">null </text:span><text:span text:style-name="T284">сравнимо с другими значениями и само с собой</text:span>;</text:p>
      <text:p text:style-name="P361">специальное значение<text:span text:style-name="T91"> </text:span><text:span text:style-name="T92">undefinied </text:span><text:span text:style-name="T284">сравнимо с другими значениями и собой</text:span>;</text:p>
      <text:p text:style-name="P362">специальные значения<text:span text:style-name="T91"> </text:span><text:span text:style-name="T92">null </text:span>и<text:span text:style-name="T91"> </text:span><text:span text:style-name="T92">undefinied </text:span>сравнимы друг с другом и равны (но не идентичны);</text:p>
      <text:p text:style-name="P191"/>
      <text:p text:style-name="P30">О типизации</text:p>
      <text:p text:style-name="P123"/>
      <text:p text:style-name="P359">Операторы сравнения используют свои операнды предпочтительно в числовом контексте.</text:p>
      <text:p text:style-name="P123"/>
      <text:p text:style-name="P85">Приоритет операторов, задаваемых знаками</text:p>
      <text:p text:style-name="P123"/>
      <text:p text:style-name="P359">Как и во всех<text:span text:style-name="T91"> </text:span><text:span text:style-name="T92">C- </text:span>образных языках.</text:p>
      <text:p text:style-name="P123"/>
      <text:p text:style-name="P85">Операторы управления ходом вычислений</text:p>
      <text:p text:style-name="P123"/>
      <text:p text:style-name="P359">Идентично тому, как в<text:span text:style-name="T91"> </text:span><text:span text:style-name="T92">C++</text:span><text:span text:style-name="T48">. </text:span>Разве что, имеют место некоторые различия. <text:span text:style-name="T284">Всилу нестрогой типизации языка</text:span><text:span text:style-name="T188"> </text:span><text:span text:style-name="T129">JavaScript </text:span><text:span text:style-name="T284">эти операторы могут использовать переменные разных типов.</text:span></text:p>
      <text:p text:style-name="P72"/>
      <text:p text:style-name="P570"><text:soft-page-break/><text:span text:style-name="T307">Оператор </text:span><text:span text:style-name="T310">goto</text:span></text:p>
      <text:p text:style-name="P192"/>
      <text:p text:style-name="P362"><text:span text:style-name="T48">Оператор</text:span><text:span text:style-name="T92"> goto </text:span>отсутствует в языке<text:span text:style-name="T91"> </text:span><text:span text:style-name="T92">JavaScript</text:span><text:span text:style-name="T48">. </text:span>Разработчик языка аргументирует это борьбой с макаронным кодом.</text:p>
      <text:p text:style-name="P125"/>
      <text:p text:style-name="P32">Операторы управления итерацией</text:p>
      <text:p text:style-name="P557"/>
      <text:p text:style-name="P580"><text:span text:style-name="T230">Операторы</text:span><text:span text:style-name="T9"> </text:span>break <text:span text:style-name="T230">и</text:span><text:span text:style-name="T9"> </text:span>continue <text:span text:style-name="T230">реализованы </text:span><text:span text:style-name="T228">идентично тому, как в</text:span><text:span text:style-name="T1"> </text:span>Java<text:span text:style-name="T227">.</text:span></text:p>
      <text:p text:style-name="P32"/>
      <text:p text:style-name="P32">Операторы цикла</text:p>
      <text:p text:style-name="P126"/>
      <text:p text:style-name="P363">Идентично тому, как в<text:span text:style-name="T91"> </text:span><text:span text:style-name="T92">Java</text:span><text:span text:style-name="T48">. </text:span>Разве что, имеют место некоторые различия.</text:p>
      <text:p text:style-name="P363">Усовершенствованный цикл<text:span text:style-name="T91"> </text:span><text:span text:style-name="T92">for </text:span><text:span text:style-name="T285">в записи выглядит иначе:</text:span></text:p>
      <text:p text:style-name="P581">for (VarName in CollectionName) … ;</text:p>
      <text:p text:style-name="P477"/>
      <text:p text:style-name="P127"><text:span text:style-name="T434">Переменная в условии цикла осуществляет перебор заданной коллекции (например, массива) — она последовательно принимает имена (не значения) элементов коллекции </text:span><text:span text:style-name="T440">(для элементов массива это индекс)</text:span><text:span text:style-name="T434">. </text:span><text:span text:style-name="T441">Т</text:span><text:span text:style-name="T434">аким образом, переменную цикла можно использовать для доступа к элементам коллекции. </text:span><text:span text:style-name="T442">О перечислении элементов коллекции необходимо помнить следующее — некоторые элементы являются перечислимыми, а некоторые — нет (потому что все коллекции — это объекты, и не все их члены являются перечислимыми). Пользователькие члены объектов по умолчанию перечислимы. Языковые члены объектов по умолчанию перечислимы (члены данных). Это касается как собственных членов объектов, так и членов их прототипов </text:span><text:span text:style-name="T449">(</text:span><text:span text:style-name="T443">о прототипах — в соответствующей главе</text:span><text:span text:style-name="T449">)</text:span><text:span text:style-name="T442">. Что касается перечисления элементов массивов — то усовершенствованный цикл без проблем осуществляет их перечисление. А необходимость фильтрации членов (не являющихся элементами массива) возникает только тогда, когда такие члены приписаны программистом. Что касается порядка перечисления — то он всегда остается на откуп реализации языка. Хотя, классическим считается следующий порядок — члены перечисляются в порядке их следования в коде сценария; причем, сначала идут собственные члены объектов, затем члены их прототипов; затем члены их прототипов (то есть, более высоких уровней иерархии их прототипов).</text:span></text:p>
      <text:p text:style-name="P364">К элементу коллекции можно обратиться по имени следующей записью:</text:p>
      <text:p text:style-name="P582">CollectionName[VarName]</text:p>
      <text:p text:style-name="P365"><text:span text:style-name="T100">// VarName – </text:span><text:span text:style-name="T167">переменная цикла</text:span></text:p>
      <text:p text:style-name="P618"/>
      <text:p text:style-name="P366">Остальные операторы цикла реализованы без различий.</text:p>
      <text:p text:style-name="P52"/>
      <text:p text:style-name="P52">Операторы выбора или условия</text:p>
      <text:p text:style-name="P367"/>
      <text:p text:style-name="P367">Операторы<text:span text:style-name="T91"> </text:span><text:span text:style-name="T92">if </text:span>и<text:span text:style-name="T91"> </text:span><text:span text:style-name="T92">switch </text:span>реализованы идентично тому, как в языке<text:span text:style-name="T91"> </text:span><text:span text:style-name="T92">C++</text:span><text:span text:style-name="T48">. </text:span><text:span text:style-name="T287">Однако, многие интерпретаторы привносят в интерпретацию оператора</text:span><text:span text:style-name="T168"> </text:span><text:span text:style-name="T92">switch</text:span><text:span text:style-name="T168"> </text:span><text:span text:style-name="T287">следующие особенности:</text:span></text:p>
      <text:p text:style-name="P368"><text:soft-page-break/>все его ветви должны завершаться оператором<text:span text:style-name="T91"> </text:span><text:span text:style-name="T92">break</text:span><text:span text:style-name="T48">, </text:span>иначе же тела всех его ветвей будут исполнены (причем безусловно);</text:p>
      <text:p text:style-name="P369">переменная цикла сравнивается со значениями из ветвей как при применении оператора<text:span text:style-name="T91"> ===</text:span>, а не<text:span text:style-name="T91"> ==</text:span>;</text:p>
      <text:p text:style-name="P31"/>
      <text:p text:style-name="P31">О типизации</text:p>
      <text:p text:style-name="P124"/>
      <text:p text:style-name="P360"><text:span text:style-name="T48">Операторы</text:span> <text:span text:style-name="T286">управления ходом вычислений</text:span> <text:span text:style-name="T48">используют свои операнды предпочтительно в </text:span><text:span text:style-name="T286">логическом и </text:span><text:span text:style-name="T48">числовом контексте.</text:span></text:p>
      <text:p text:style-name="P193"/>
      <text:p text:style-name="P86">Оператор <text:span text:style-name="T48">with</text:span></text:p>
      <text:p text:style-name="P195"/>
      <text:p text:style-name="P370"><text:span text:style-name="T48">Оператор</text:span><text:span text:style-name="T92"> with </text:span>применяется совместно с операторами управления ходом вычилений.</text:p>
      <text:p text:style-name="P370">Этот оператор служит для изменения области видимости <text:span text:style-name="T288">(</text:span>на время исполнения целевого оператора управления ходом вычислений<text:span text:style-name="T288">)</text:span>. Он работает так:</text:p>
      <text:p text:style-name="P371">указанный в его операнде объект делает верхом иерархии областей видимости;</text:p>
      <text:p text:style-name="P372">исполняет целевой оператор управления ходом вычислений;</text:p>
      <text:p text:style-name="P372">восстанавливает область видимости до прежнего вида;</text:p>
      <text:p text:style-name="P372"/>
      <text:p text:style-name="P372">Этот оператор прописывается так:</text:p>
      <text:p text:style-name="P583">with(ObjectName.NestedObjectName)</text:p>
      <text:p text:style-name="P583"><text:s/>… ; // … - <text:span text:style-name="T1">целевой оператор</text:span></text:p>
      <text:p text:style-name="P372"/>
      <text:p text:style-name="P478"><text:span text:style-name="T1">Как видно из записи, верхом иерархии областей видимости можно задать </text:span><text:span text:style-name="T10">как объект, так</text:span><text:span text:style-name="T1"> и секвенцию вложенных объектов.</text:span></text:p>
      <text:p text:style-name="P194"><text:span text:style-name="T452">С одной стороны, этот оператор упрощает написание кода сценария (так как делает доступ к членам указанного объекта непосредственным); с другой стороны — усложняет его интерпретацию (так как требует от интерпретатора соответствующих действий). При использовании этого оператора необходимо помнить, </text:span><text:span text:style-name="T453">что</text:span><text:span text:style-name="T452"> реализации языка</text:span><text:span text:style-name="T214"> </text:span><text:span text:style-name="T209">JavaScript </text:span><text:span text:style-name="T452">привносят в интерпретацию этого оператора свою специфику. </text:span><text:span text:style-name="T453">Использование этого оператора не рекомендуется.</text:span></text:p>
      <text:p text:style-name="P193"/>
      <text:p text:style-name="P14">Функции</text:p>
      <text:p text:style-name="P128"/>
      <text:p text:style-name="P366">Функции в языке<text:span text:style-name="T91"> </text:span><text:span text:style-name="T92">JavaScript </text:span>тесно связаны с объектами, и поэтому рассматриваются в соответствующей главе.</text:p>
      <text:p text:style-name="P19"/>
      <text:p text:style-name="P731">Часть 3 (ООП)</text:p>
      <text:p text:style-name="P19"/>
      <text:p text:style-name="P19">О ссылочных типах</text:p>
      <text:p text:style-name="P129"/>
      <text:p text:style-name="P373">Говоря о языке<text:span text:style-name="T91"> </text:span><text:span text:style-name="T92">JavaScript </text:span>приходится <text:span text:style-name="T289">оперировать таким понятием, как ссылочные типы.</text:span></text:p>
      <text:p text:style-name="P374">Хотя в этом языке указателей (и в том числе ссылок) как таковых нет, в нем есть аналогичное (но не идентичное) средство — ссылочные типы.</text:p>
      <text:p text:style-name="P374">Так называемые ссылочные типы — это объекты<text:span text:style-name="T91"> </text:span><text:span text:style-name="T92">Object</text:span><text:span text:style-name="T48">, </text:span>и прочие объекты, <text:span text:style-name="T290">и функции (для работы с функциями языком поставляется специальный объект — объект функции)</text:span>. <text:span text:style-name="T290">Строки не являются ссылочными типами (хотя им и доступен объектный синтаксис, в остальном с ними нельзя работать как со ссылочными типами). </text:span>Ссылочные типы называются так потому, <text:span text:style-name="T290">что имена их экземпляров используются для ссылки на них.</text:span></text:p>
      <text:p text:style-name="P375">Все ссылочные типы есть производные от объекта<text:span text:style-name="T91"> </text:span><text:span text:style-name="T92">Object</text:span><text:span text:style-name="T48">.</text:span></text:p>
      <text:p text:style-name="P196"/>
      <text:p text:style-name="P15">Классы</text:p>
      <text:p text:style-name="P130"/>
      <text:p text:style-name="P376">Язык<text:span text:style-name="T91"> </text:span><text:span text:style-name="T92">JavaScript </text:span>обладает специфическими средствами для работы с классами и объектами. Строго говоря, слово «классы» здесь употреблено лишь по традиции — в языке<text:span text:style-name="T91"> </text:span><text:span text:style-name="T92">JavaScript</text:span><text:span text:style-name="T48"> </text:span>классов, как таковых нет; а объекты — <text:span text:style-name="T291">это не экземпляры классов, а производные их прототипов.</text:span></text:p>
      <text:p text:style-name="P130"/>
      <text:p text:style-name="P16">Объекты</text:p>
      <text:p text:style-name="P131"/>
      <text:p text:style-name="P377">Объекты <text:span text:style-name="T293">это производные их прототипов (прототипы будут рассмотрены соответствующей главе).</text:span></text:p>
      <text:p text:style-name="P378">В языке<text:span text:style-name="T91"> </text:span><text:span text:style-name="T92">JavaScript </text:span>есть различные объекты. Это объекты<text:span text:style-name="T91"> </text:span><text:span text:style-name="T92">Object </text:span><text:span text:style-name="T48">(</text:span>объекты наиболее общего назначения<text:span text:style-name="T48">), </text:span>и прочие объекты (объекты спецализированного назначения).</text:p>
      <text:p text:style-name="P479"><text:span text:style-name="T14">В языке</text:span><text:span text:style-name="T157"> </text:span><text:span text:style-name="T91">JavaScript </text:span><text:span text:style-name="T14">все находящееся в глобальной области видимости является инкапсулированным в так называемый глобальный объект. Эта инкапсуляция производится неявно, самим языком, и в нуждах языка. Глобальный объект </text:span><text:span text:style-name="T27">принято называть</text:span><text:span text:style-name="T157"> </text:span><text:span text:style-name="T91">Global</text:span><text:span text:style-name="T1"> — </text:span><text:span text:style-name="T14">в</text:span><text:span text:style-name="T157"> </text:span><text:span text:style-name="T172">Pure JavaScript </text:span><text:span text:style-name="T304">(</text:span><text:span text:style-name="T32">при этом, </text:span><text:span text:style-name="T28">необходимо помнить, что</text:span><text:span text:style-name="T14"> </text:span><text:span text:style-name="T27">его</text:span><text:span text:style-name="T14"> имя — </text:span><text:span text:style-name="T27">специфика </text:span><text:span text:style-name="T14">приложения, в которое встраивается интерпретатор</text:span><text:span text:style-name="T304">),</text:span><text:span text:style-name="T14"> и</text:span><text:span text:style-name="T155"> </text:span><text:span text:style-name="T91">Window </text:span>– <text:span text:style-name="T14">в </text:span><text:span text:style-name="T172">Client- side JavaScript </text:span><text:span text:style-name="T231">(</text:span><text:span text:style-name="T32">это имя таково</text:span><text:span text:style-name="T31"> </text:span><text:span text:style-name="T231">во всех браузерах)</text:span><text:span text:style-name="T245">.</text:span></text:p>
      <text:p text:style-name="P134"><text:span text:style-name="T434">В первую очередь стоит рассмотреть объекты</text:span><text:span text:style-name="T209"> </text:span><text:span text:style-name="T206">Object</text:span><text:span text:style-name="T434">. </text:span><text:span text:style-name="T444">Остальные объекты идентичны им (разве что, привносят свою специфику). Но не стоит считать, что все объекты полностью реализуют возможности объектов</text:span><text:span text:style-name="T211"> </text:span><text:span text:style-name="T207">Object</text:span><text:span text:style-name="T450">. </text:span><text:span text:style-name="T445">Несмотря на наличие прототипов и «прототипного наследования» в языке</text:span><text:span text:style-name="T212"> </text:span><text:span text:style-name="T207">JavaScript</text:span><text:span text:style-name="T450">, </text:span><text:span text:style-name="T445">не </text:span><text:soft-page-break/><text:span text:style-name="T445">все возможности</text:span><text:span text:style-name="T212"> </text:span><text:span text:style-name="T207">Object </text:span><text:span text:style-name="T445">реализованы в остальных языковых объектах (такое специфическое поведение организовано самим языком). Общими (по оф. т.з.) для них являются лишь следующие возможности (лучше сказать, члены) —</text:span><text:span text:style-name="T212"> </text:span><text:span text:style-name="T207">valueOf()</text:span><text:span text:style-name="T450">, </text:span><text:span text:style-name="T207">toString()</text:span><text:span text:style-name="T450">,</text:span><text:span text:style-name="T207"> toLocaleString()</text:span><text:span text:style-name="T450">,</text:span><text:span text:style-name="T207"> toJSON() </text:span><text:span text:style-name="T451">(</text:span><text:span text:style-name="T446">причем, этот член существует лишь в</text:span><text:span text:style-name="T213"> </text:span><text:span text:style-name="T208">Pure JavaScript</text:span><text:span text:style-name="T451">)</text:span><text:span text:style-name="T450">. </text:span><text:span text:style-name="T445">Впрочем, даже эти члены (лучше сказать, методы) могут быть переопределены в различных объектах, и реализовать свою логику. Какие именно есть члены и в каких объектах — можно уточнить в справочниках (и далее в этих записях).</text:span></text:p>
      <text:p text:style-name="P133"/>
      <text:p text:style-name="P18">Объекты <text:span text:style-name="T53">Object</text:span></text:p>
      <text:p text:style-name="P133"/>
      <text:p text:style-name="P379">Объекты<text:span text:style-name="T91"> </text:span><text:span text:style-name="T101">Object</text:span> создаются записью:</text:p>
      <text:p text:style-name="P584">var ObjectName = new Object();</text:p>
      <text:p text:style-name="P480"/>
      <text:p text:style-name="P380">Можно создать и с инициализацией:</text:p>
      <text:p text:style-name="P584">var ObjectName = {VarName:Value, … }</text:p>
      <text:p text:style-name="P480"/>
      <text:p text:style-name="P380">В этой записи имя члена объекта может быть задано и строкой, <text:span text:style-name="T294">и тогда запись принимает вид:</text:span></text:p>
      <text:p text:style-name="P585">var ObjectName = {<text:span text:style-name="T1">«</text:span>VarName<text:span text:style-name="T1">»:</text:span>Value, … }</text:p>
      <text:p text:style-name="P585"/>
      <text:p text:style-name="P381">Помимо членов объекты имеют и атрибуты. <text:span text:style-name="T295">Это следующие:</text:span></text:p>
      <text:p text:style-name="P481"><text:span text:style-name="T91">prototype</text:span> – <text:span text:style-name="T12">служит ссылкой на прототип</text:span>;</text:p>
      <text:p text:style-name="P481"><text:span text:style-name="T91">class</text:span> – <text:span text:style-name="T12">содержит строку с </text:span><text:span text:style-name="T15">и</text:span><text:span text:style-name="T12">менем «класса» объекта</text:span>;</text:p>
      <text:p text:style-name="P481"><text:span text:style-name="T91">extensible</text:span> – <text:span text:style-name="T12">флаг, определяющий возможность приписывания новых свойств</text:span>;</text:p>
      <text:p text:style-name="P382"/>
      <text:p text:style-name="P382">Члены объектов также имеют атрибуты. Это следующие:</text:p>
      <text:p text:style-name="P482"><text:span text:style-name="T91">writable</text:span> – <text:span text:style-name="T1">задает доступ к члену объекта по записи</text:span>;</text:p>
      <text:p text:style-name="P482"><text:span text:style-name="T91">enumerable</text:span> – <text:span text:style-name="T1">задает доступность члена объекта для перечисления усовершенствованным циклом</text:span><text:span text:style-name="T155"> </text:span><text:span text:style-name="T91">for</text:span>;</text:p>
      <text:p text:style-name="P482"><text:span text:style-name="T91">configurable</text:span> – <text:span text:style-name="T1">задает возможность удаления члена объекта и изменения атрибутов;</text:span></text:p>
      <text:p text:style-name="P382"/>
      <text:p text:style-name="P209"><text:span text:style-name="T452">Доступ к атрибутам </text:span><text:span text:style-name="T454">объектов и их членов</text:span><text:span text:style-name="T452"> осуществляется при помощи соответствующих методов. </text:span><text:span text:style-name="T454">Некоторые э</text:span><text:span text:style-name="T455">ти методы используют дескриптор членов объекта. Дескриптор членов объекта — это специальный объект, описывающий их атрибуты.</text:span><text:span text:style-name="T372"> </text:span><text:span text:style-name="T373">В</text:span><text:span text:style-name="T372">ид </text:span><text:span text:style-name="T374">дескриптора </text:span><text:span text:style-name="T373">членов с данными</text:span><text:span text:style-name="T357"> </text:span><text:span text:style-name="T361">{value, writable, enumerable, configurable}</text:span><text:span text:style-name="T380">; </text:span><text:span text:style-name="T372">дескриптор членов с методами доступа имеет вид</text:span><text:span text:style-name="T357"> </text:span><text:span text:style-name="T361">{get, set, enumerable, configurable}</text:span><text:span text:style-name="T375">, (о членах с методами доступа — в следующем параграфе)</text:span><text:span text:style-name="T372">. </text:span><text:span text:style-name="T373">Когда какому- либо методу нужно передать только определенные составляющие дескриптора, то можно указывать только их (и тогда запись дескриптора примет не полный вид). Когда методу передается дескриптор, то необходимо помнить следующее: значени</text:span><text:span text:style-name="T376">е</text:span><text:span text:style-name="T373"> атрибут</text:span><text:span text:style-name="T376">а</text:span><text:span text:style-name="T361"> configurable</text:span><text:span text:style-name="T358"> </text:span><text:span text:style-name="T377">члена объекта </text:span><text:span text:style-name="T373">мо</text:span><text:span text:style-name="T376">же</text:span><text:span text:style-name="T373">т быть изменен</text:span><text:span text:style-name="T378">о</text:span><text:span text:style-name="T373"> только на более строг</text:span><text:span text:style-name="T376">ое</text:span><text:span text:style-name="T373">. </text:span><text:soft-page-break/><text:span text:style-name="T379">Остальные же атрибуты члена объекта могут менять свое значение как на более строгое, так и на менее строгое.</text:span><text:span text:style-name="T373"> </text:span><text:span text:style-name="T377">Кроме того, </text:span><text:span text:style-name="T379">необходимо помнить следующее:</text:span><text:span text:style-name="T377"> значение атрибута</text:span><text:span text:style-name="T359"> </text:span><text:span text:style-name="T362">extensible </text:span><text:span text:style-name="T377">самого объекта тоже может быть изменено только на более строгое. </text:span><text:span text:style-name="T379">Значение атрибута</text:span><text:span text:style-name="T360"> </text:span><text:span text:style-name="T363">class </text:span><text:span text:style-name="T379">самого объекта не может быть изменено программистом ни прямо, ни косвенно. Значение атрибута</text:span><text:span text:style-name="T360"> </text:span><text:span text:style-name="T363">prototype </text:span><text:span text:style-name="T379">может быть изменено программистом косвенно, посредством одноименного члена объекта (члена </text:span><text:span text:style-name="T363">ObjectName.prototype</text:span><text:span text:style-name="T379">).</text:span></text:p>
      <text:p text:style-name="P483"><text:span text:style-name="T1">В дальнейшем переменная</text:span><text:span text:style-name="T155"> </text:span><text:span text:style-name="T91">ObjectName </text:span><text:span text:style-name="T1">может быть реинициализирована ссылкой на другой объект.</text:span></text:p>
      <text:p text:style-name="P483"><text:span text:style-name="T1">Можно и вообще разорвать связь переменной</text:span><text:span text:style-name="T155"> </text:span><text:span text:style-name="T91">ObjectName </text:span><text:span text:style-name="T1">с каким- либо объектом. Для этого ей нужно присвоить специальное значение</text:span><text:span text:style-name="T155"> </text:span><text:span text:style-name="T91">null</text:span>.</text:p>
      <text:p text:style-name="P198"/>
      <text:p text:style-name="P34">Доступ к членам объектов</text:p>
      <text:p text:style-name="P135"/>
      <text:p text:style-name="P383">Доступ к членам объекта извне этого объекта производится через оператор доступа к членам объекта (через точку). Доступ к членам объекта изнутри этого объекта обходится и без оператора доступа к членам объекта.</text:p>
      <text:p text:style-name="P381">Доступ к членам объекта возможен и посредством индексации:</text:p>
      <text:p text:style-name="P586">ObjectName[<text:span text:style-name="T11">«</text:span><text:span text:style-name="T294">VarName</text:span><text:span text:style-name="T11">»</text:span>];</text:p>
      <text:p text:style-name="P484"/>
      <text:p text:style-name="P381">В этой записи<text:span text:style-name="T91"> </text:span><text:span text:style-name="T169">«</text:span><text:span text:style-name="T102">VarName</text:span><text:span text:style-name="T169">» </text:span>это строка с именем члена объекта.</text:p>
      <text:p text:style-name="P384">Доступ к членам объекта возможен и для объявления — объекту могут быть приписаны новые члены. Это делается записью:</text:p>
      <text:p text:style-name="P587">ObjectName.VarName = … ;</text:p>
      <text:p text:style-name="P588">/*<text:span text:style-name="T1"> </text:span><text:span text:style-name="T13">как видно из записи,</text:span></text:p>
      <text:p text:style-name="P619">это похоже на инициализацию членов,</text:p>
      <text:p text:style-name="P588"><text:span text:style-name="T13">которые уже существуют</text:span><text:span text:style-name="T1"> </text:span>*/</text:p>
      <text:p text:style-name="P485"/>
      <text:p text:style-name="P384">Это же возможно и при помощи индексации:</text:p>
      <text:p text:style-name="P589">ObjectName[<text:span text:style-name="T11">«</text:span><text:span text:style-name="T294">VarName</text:span><text:span text:style-name="T11">»</text:span>] <text:span text:style-name="T298">= … ;</text:span></text:p>
      <text:p text:style-name="P588">/*<text:span text:style-name="T1"> </text:span><text:span text:style-name="T13">как видно из записи,</text:span></text:p>
      <text:p text:style-name="P619">это похоже на инициализацию членов,</text:p>
      <text:p text:style-name="P588"><text:span text:style-name="T13">которые уже существуют</text:span><text:span text:style-name="T1"> </text:span>*/</text:p>
      <text:p text:style-name="P384"/>
      <text:p text:style-name="P384">Объекту могут быть приписаны как члены данных, так и методы, <text:span text:style-name="T334">и объекты</text:span>.</text:p>
      <text:p text:style-name="P385">Доступ к члену объекта может осуществляться и при помощи методов доступа. В языке<text:span text:style-name="T91"> </text:span><text:span text:style-name="T92">JavaScript </text:span>под методами доступа имеются ввиду не просто какие- либо методы, осуществляющие доступ, а методы, объявленные специфической записью, и вызываемые неявно при доступе к членам.</text:p>
      <text:p text:style-name="P385">Если у каких- либо членов нет методов доступа, то они называются членами с данными. Если же есть — то они называются членами с методами доступа. У члена объекта могут быть предусмотрены методы доступа по чтению и записи, либо один из них.</text:p>
      <text:p text:style-name="P385"><text:span text:style-name="T384">Методы доступа могут быть любыми (в плане их тела), но они должны позволять работать корректно. </text:span>Методы доступа по чтению должны возвращать значение <text:span text:style-name="T383">считываемого члена, и не принимать параметров. Методы доступа по записи </text:span><text:soft-page-break/><text:span text:style-name="T383">должны принимать параметр — записываемое значение, и не возвращать значений. Этим и обеспечивается их корректная работа.</text:span></text:p>
      <text:p text:style-name="P386">Методы доступа объявляются специфической записью в объявлении соответствующих членов. <text:span text:style-name="T386">Можно</text:span> сказать, что сами эти члены объявляются в специфической записи:</text:p>
      <text:p text:style-name="P590">get VarName() { … },</text:p>
      <text:p text:style-name="P590">set VarName( … ) { … }</text:p>
      <text:p text:style-name="P590">// VarName – <text:span text:style-name="T1">имя члена</text:span></text:p>
      <text:p text:style-name="P486"/>
      <text:p text:style-name="P386">Так объявляются члены, для которых предусмотрены оба метода доступа. Сами <text:span text:style-name="T385">эти </text:span>методы объявляются именно в такой форме.</text:p>
      <text:p text:style-name="P137"/>
      <text:p text:style-name="P35">Операции над объектами</text:p>
      <text:p text:style-name="P138"/>
      <text:p text:style-name="P387">Оператор присваивания применим к объектам. Причем, нестрогая типизация языка<text:span text:style-name="T92"> JavaScript </text:span>позволяет присваивать переменной (служащей ссылкой на объект) значения произвольного типа.</text:p>
      <text:p text:style-name="P387">Операторы сравнения также применимы к объектам (хотя, для них имеют смысл только проверки на равенство\неравенство и идентичность\неидентичность).</text:p>
      <text:p text:style-name="P139"/>
      <text:p text:style-name="P36">Оператор <text:span text:style-name="T48">delete</text:span></text:p>
      <text:p text:style-name="P199"/>
      <text:p text:style-name="P388"><text:span text:style-name="T48">Оператор</text:span><text:span text:style-name="T92"> delete </text:span>служит для удаления членов объекта.</text:p>
      <text:p text:style-name="P388">Он записывается так:</text:p>
      <text:p text:style-name="P591">delete ObjectName.VarName;</text:p>
      <text:p text:style-name="P591"><text:span text:style-name="T228">При использовании такой записи будет удален член самого объекта </text:span><text:span text:style-name="T233">(а не прототипа)</text:span><text:span text:style-name="T228">.</text:span></text:p>
      <text:p text:style-name="P388">Для удаления члена прототипа служит запись:</text:p>
      <text:p text:style-name="P592">delete ObjectName.prototype.VarName;</text:p>
      <text:p text:style-name="P487"/>
      <text:p text:style-name="P389">Удалены могут быть только пользовательские члены объектов и прототипов; языковые члены удалены быть не могут, <text:span text:style-name="T488">как и</text:span> <text:span text:style-name="T305">долговременные переменные</text:span>.</text:p>
      <text:p text:style-name="P390">Этот оператор возвращает значение<text:span text:style-name="T91"> </text:span><text:span text:style-name="T92">true</text:span><text:span text:style-name="T48">, </text:span><text:span text:style-name="T320">в случае:</text:span></text:p>
      <text:p text:style-name="P391">если удаление прошло успешно;</text:p>
      <text:p text:style-name="P391">если запрошено удаление несуществующего свойства;</text:p>
      <text:p text:style-name="P390">если в операнде прописано выражение, которое не указывает никакого члена;</text:p>
      <text:p text:style-name="P390"/>
      <text:p text:style-name="P390"><text:span text:style-name="T320">И</text:span>наче же, этот оператор возвращает значение<text:span text:style-name="T91"> </text:span><text:span text:style-name="T92">false</text:span><text:span text:style-name="T48">.</text:span></text:p>
      <text:p text:style-name="P48"/>
      <text:p text:style-name="P558"><text:span text:style-name="T307">Оператор </text:span><text:span text:style-name="T310">in</text:span></text:p>
      <text:p text:style-name="P200"/>
      <text:p text:style-name="P393"><text:span text:style-name="T48">Оператор</text:span><text:span text:style-name="T92"> in </text:span><text:span text:style-name="T306">служит для проверки наличия указанного члена. То есть, лексемма</text:span><text:span text:style-name="T105"> in </text:span><text:span text:style-name="T306">может применяться не только в усовершенствованном цикле</text:span><text:span text:style-name="T173"> </text:span><text:span text:style-name="T106">for</text:span><text:span text:style-name="T306">.</text:span></text:p>
      <text:p text:style-name="P394"><text:span text:style-name="T55">Оператор</text:span><text:span text:style-name="T107"> in</text:span><text:span text:style-name="T91"> </text:span>записываеся так:</text:p>
      <text:p text:style-name="P620">«<text:span text:style-name="T48">VarName</text:span>» <text:span text:style-name="T48">in ObjectName</text:span></text:p>
      <text:p text:style-name="P620"><text:soft-page-break/><text:span text:style-name="T48">// </text:span>именно так</text:p>
      <text:p text:style-name="P395"/>
      <text:p text:style-name="P392">Этот оператор возвращает значение<text:span text:style-name="T91"> </text:span><text:span text:style-name="T92">true</text:span><text:span text:style-name="T48">, </text:span>если <text:span text:style-name="T306">указанный член имеется (и не важно, у самого объекта, или его прототипа); иначе же он возвращает</text:span><text:span text:style-name="T173"> </text:span><text:span text:style-name="T105">false</text:span><text:span text:style-name="T306">.</text:span></text:p>
      <text:p text:style-name="P140"/>
      <text:p text:style-name="P37">Оператор <text:span text:style-name="T56">instanceof</text:span></text:p>
      <text:p text:style-name="P141"/>
      <text:p text:style-name="P396">Оператор<text:span text:style-name="T91"> </text:span><text:span text:style-name="T108">instanceof </text:span><text:span text:style-name="T246">служит для проверки </text:span><text:span text:style-name="T247">того, является ли указанный объект объектом указанного типа. </text:span><text:span text:style-name="T494">Он записывается так:</text:span></text:p>
      <text:p text:style-name="P593">ObjectName instanceof Object; // Object, etc</text:p>
      <text:p text:style-name="P488"/>
      <text:p text:style-name="P397"><text:span text:style-name="T227">Этот оператор возвращает значение</text:span><text:span text:style-name="T91"> </text:span><text:span text:style-name="T92">true</text:span><text:span text:style-name="T227">, если указанный объект является объектом указанного типа </text:span><text:span text:style-name="T235">(</text:span><text:span text:style-name="T248">необходимо помнить, что все объекты </text:span><text:span text:style-name="T290">есть производные от объекта</text:span><text:span text:style-name="T171"> </text:span><text:span text:style-name="T104">Object</text:span><text:span text:style-name="T248">, так что принадлежность к нему безусловно подтверждается</text:span><text:span text:style-name="T235">)</text:span><text:span text:style-name="T227">, иначе же —</text:span><text:span text:style-name="T91"> </text:span><text:span text:style-name="T92">false</text:span><text:span text:style-name="T234">.</text:span></text:p>
      <text:p text:style-name="P142"/>
      <text:p text:style-name="P38">Оператор <text:span text:style-name="T56">typeof</text:span></text:p>
      <text:p text:style-name="P201"/>
      <text:p text:style-name="P396"><text:span text:style-name="T56">Оператор</text:span><text:span text:style-name="T108"> typeof </text:span><text:span text:style-name="T248">служит для определения типа его операнда. </text:span><text:span text:style-name="T493">Его запись:</text:span></text:p>
      <text:p text:style-name="P594">typeof VarName</text:p>
      <text:p text:style-name="P625">/* альтернат<text:span text:style-name="T495">ивная</text:span> <text:span text:style-name="T495">з</text:span>апись: <text:span text:style-name="T48">typeof (VarName) */</text:span></text:p>
      <text:p text:style-name="P489"/>
      <text:p text:style-name="P398">Этот оператор возвращает строку:</text:p>
      <text:p text:style-name="P398"><text:span text:style-name="T91">«</text:span><text:span text:style-name="T92">undefinied</text:span><text:span text:style-name="T91">»<text:tab/></text:span>для операнда типа<text:span text:style-name="T91"> </text:span><text:span text:style-name="T92">undefinied</text:span>;</text:p>
      <text:p text:style-name="P398"><text:span text:style-name="T91">«</text:span><text:span text:style-name="T92">object</text:span><text:span text:style-name="T91">»<text:tab/><text:tab/></text:span>для операнда типа<text:span text:style-name="T91"> </text:span><text:span text:style-name="T92">null</text:span>;</text:p>
      <text:p text:style-name="P398"><text:span text:style-name="T91">«</text:span><text:span text:style-name="T92">boolean</text:span><text:span text:style-name="T91">»<text:tab/><text:tab/></text:span>для операнда логического типа;</text:p>
      <text:p text:style-name="P398"><text:span text:style-name="T91">«</text:span><text:span text:style-name="T92">number</text:span><text:span text:style-name="T91">»<text:tab/><text:tab/></text:span>для операнда численного типа;</text:p>
      <text:p text:style-name="P398"><text:span text:style-name="T91">«</text:span><text:span text:style-name="T109">string</text:span><text:span text:style-name="T91">»<text:tab/><text:tab/></text:span>для операнда <text:span text:style-name="T322">строкового </text:span>типа;</text:p>
      <text:p text:style-name="P398"><text:span text:style-name="T91">«</text:span><text:span text:style-name="T109">function</text:span><text:span text:style-name="T91">»<text:tab/><text:tab/></text:span>для операнда — <text:span text:style-name="T322">функции;</text:span></text:p>
      <text:p text:style-name="P398"><text:span text:style-name="T91">«</text:span><text:span text:style-name="T109">object</text:span><text:span text:style-name="T91">»<text:tab/><text:tab/></text:span>для операнда — <text:span text:style-name="T322">объекта;</text:span></text:p>
      <text:p text:style-name="P398"><text:span text:style-name="T109">etc</text:span><text:span text:style-name="T91"><text:tab/><text:tab/><text:tab/></text:span>для операнда — <text:span text:style-name="T322">объекта (сп. сред. исп.)</text:span>;</text:p>
      <text:p text:style-name="P398"/>
      <text:p text:style-name="P399">Для объекта, специфичного среде исполнения (то есть, приложению, в которое встраивается интерпретатор) этот оператор <text:span text:style-name="T323">может </text:span>возвращат<text:span text:style-name="T323">ь</text:span> строку другого содержания (<text:span text:style-name="T323">то есть</text:span>, не одного из вышеописанных вариантов).</text:p>
      <text:p text:style-name="P400">Для специального значения<text:span text:style-name="T91"> </text:span><text:span text:style-name="T110">null</text:span><text:span text:style-name="T91"> </text:span>этот оператор возвращает строку<text:span text:style-name="T91"> </text:span><text:span text:style-name="T174">«</text:span><text:span text:style-name="T110">object</text:span><text:span text:style-name="T174">»</text:span>, хотя это значение и не является объектом. Подробнее о специальных значениях<text:span text:style-name="T91"> </text:span><text:span text:style-name="T92">null</text:span> и<text:span text:style-name="T91"> </text:span><text:span text:style-name="T92">undefinied </text:span><text:span text:style-name="T48">– </text:span>в следующем параграфе.</text:p>
      <text:p text:style-name="P73"/>
      <text:p text:style-name="P400"><text:span text:style-name="T317">О </text:span><text:span text:style-name="T316">специальных значениях </text:span><text:span text:style-name="T318">null</text:span><text:span text:style-name="T319">,</text:span><text:span text:style-name="T316"> </text:span><text:span text:style-name="T318">undefinied</text:span></text:p>
      <text:p text:style-name="P507"/>
      <text:p text:style-name="P401"><text:span text:style-name="T335">С</text:span>пециальные значения<text:span text:style-name="T91"> </text:span><text:span text:style-name="T116">null</text:span><text:span text:style-name="T180"> </text:span><text:span text:style-name="T335">и</text:span><text:span text:style-name="T180"> </text:span><text:span text:style-name="T116">undefinied </text:span><text:span text:style-name="T269">трактуются </text:span><text:span text:style-name="T227">специфически.</text:span></text:p>
      <text:p text:style-name="P401">Оба эти значения считаются значениями элементарных типов данных <text:span text:style-name="T335">(не стоит обманываться тем, что оператор</text:span><text:span text:style-name="T180"> </text:span><text:span text:style-name="T116">typeof</text:span><text:span text:style-name="T57"> </text:span><text:span text:style-name="T335">вовращает для значений</text:span><text:span text:style-name="T180"> </text:span><text:span text:style-name="T116">null </text:span><text:span text:style-name="T335">строку</text:span><text:span text:style-name="T180"> </text:span><text:soft-page-break/><text:span text:style-name="T174">«</text:span><text:span text:style-name="T110">object</text:span><text:span text:style-name="T174">»</text:span><text:span text:style-name="T116"> </text:span><text:span text:style-name="T57">– </text:span><text:span text:style-name="T335">это происходит исключительно по причине специфики интерпретации этого значения)</text:span>. <text:span text:style-name="T391">Эти значения действительно являются значениями элементарных типов данных; и более того, соответствующих объектов- оберток не имеют.</text:span></text:p>
      <text:p text:style-name="P401"><text:span text:style-name="T335">Специальное значение</text:span><text:span text:style-name="T180"> </text:span><text:span text:style-name="T116">undefinied </text:span><text:span text:style-name="T335">используется языком для того, чтобы обозначить отсутствие у какой- либо переменной значения инициализации. В том числе, при возврате из функции ничтоже, при определении значения не переданных аргументов, при считывании пустого элемента массива, и при считывании не приписанного объекту члена.</text:span></text:p>
      <text:p text:style-name="P402">Специальное значение<text:span text:style-name="T91"> </text:span><text:span text:style-name="T92">null </text:span>используется языком для того, чтобы обозначить отсутствие переменной вообще. <text:span text:style-name="T336">В том числе, при разрыве связи ссылки на объект с объектом.</text:span></text:p>
      <text:p text:style-name="P157"/>
      <text:p text:style-name="P149"><text:span text:style-name="T312">О </text:span><text:span text:style-name="T313">конструкторах</text:span></text:p>
      <text:p text:style-name="P147"/>
      <text:p text:style-name="P403">Конструкторы — это средство языка, предназначенное для создания объектов. <text:span text:style-name="T388">Именно объектов, так как классов (как таковых) в этом языке нет.</text:span></text:p>
      <text:p text:style-name="P403"><text:span text:style-name="T388">В языке</text:span><text:span text:style-name="T184"> </text:span><text:span text:style-name="T121">JavaScript </text:span><text:span text:style-name="T387">конструкторы обладают следующей спецификой. Они не создают объектов, а просто инициализируют собственные члены объектов (обычной для этого записью</text:span><text:span text:style-name="T65">:</text:span><text:span text:style-name="T184"> </text:span><text:span text:style-name="T127">this.VarName = … ,</text:span><text:span text:style-name="T387">). Объекты же создаются оператором</text:span><text:span text:style-name="T184"> </text:span><text:span text:style-name="T121">new</text:span><text:span text:style-name="T62">. </text:span><text:span text:style-name="T256">Таким образом</text:span><text:span text:style-name="T387">, конструкторы и не должны проделывать всю работу по созданию объектов. Поэтому в качестве конструкторов могут применяться любые функции (и даже имя их может быть любым).</text:span></text:p>
      <text:p text:style-name="P405">Конструкторы объектов, объекты, и их прототипы <text:span text:style-name="T393">(о них — в соответствующей главе)</text:span> взаимосвязаны — они ссылаются друг на друга следующим образом. Объект ссылается на свой прототип (<text:span text:style-name="T92">ObjectName.prototype</text:span>). Прототип ссылается на функцию- конструктор (<text:span text:style-name="T125">PrototypeName.constructor</text:span>). <text:span text:style-name="T395">Функция конструктор ссылается на прототип инициализируемых ей объектов (</text:span><text:span text:style-name="T128">FuncName.prototype</text:span><text:span text:style-name="T395">).</text:span></text:p>
      <text:p text:style-name="P406">Итак, конструкторы могут быть как языковыми, так и пользовательскими. <text:span text:style-name="T393">Пользовательские конструкторы (с официальной точки зрения) должны применяться так:</text:span></text:p>
      <text:p text:style-name="P407">создается прототип пользовательских объектов;</text:p>
      <text:p text:style-name="P407">создается пользовательская функция, которую предполагается применять как конструктор пользовательских объектов;</text:p>
      <text:p text:style-name="P407">ей приписывается ссылка на объект- прототип;</text:p>
      <text:p text:style-name="P407">и тогда объект- прототип автоматически получит ссылку на эту функцию (<text:span text:style-name="T92">PrototypeName.constructor</text:span>);</text:p>
      <text:p text:style-name="P408"/>
      <text:p text:style-name="P409">Необходимо помнить, что хотя прототипом пользовательского объекта можно назначить целевой объект (тем самым, косвенно изменив атрибут<text:span text:style-name="T91"> </text:span><text:span text:style-name="T92">prototype </text:span>этого объекта), но атрибут<text:span text:style-name="T91"> </text:span><text:span text:style-name="T92">class</text:span><text:span text:style-name="T48"> </text:span>этого объекта программист вообще не может изменить — ни прямо, ни косвенно. <text:span text:style-name="T394">Поэтому, все пользовательские объекты — это, по большому счету, объекты</text:span><text:span text:style-name="T187"> </text:span><text:span text:style-name="T126">Object</text:span><text:span text:style-name="T64">.</text:span></text:p>
      <text:p text:style-name="P210"/>
      <text:p text:style-name="P91"><text:soft-page-break/>О прототипах</text:p>
      <text:p text:style-name="P160"/>
      <text:p text:style-name="P410">Прототип — это <text:span text:style-name="T389">какой-либо </text:span>объект, <text:span text:style-name="T389">используемый как прототип для каких- либо объектов</text:span>. Он <text:span text:style-name="T296">используется интерпретатором</text:span> для конструирования объектов — объекты конструируются по их прототипам <text:span text:style-name="T389">(это следует понимать так — прототипом объекта назначается соответствующий объект).</text:span></text:p>
      <text:p text:style-name="P411"><text:span text:style-name="T388">П</text:span>рототип используется для хранения общей <text:span text:style-name="T54">(</text:span>для всех производных от него объектов<text:span text:style-name="T54">)</text:span> информации. <text:span text:style-name="T303">В </text:span>этом он похож на статический класс в<text:span text:style-name="T91"> </text:span><text:span text:style-name="T92">C++</text:span><text:span text:style-name="T48">.</text:span></text:p>
      <text:p text:style-name="P412">Программист имеет доступ к прототипу. Для доступа к прототипу служит соответствующий член объекта — <text:span text:style-name="T388">это член </text:span><text:span text:style-name="T92">Object</text:span><text:span text:style-name="T120">Name</text:span><text:span text:style-name="T92">.prototype</text:span><text:span text:style-name="T48">.</text:span></text:p>
      <text:p text:style-name="P412"><text:span text:style-name="T388">Прототип объектов</text:span><text:span text:style-name="T191"> </text:span><text:span text:style-name="T92">Object</text:span><text:span text:style-name="T403"> прототипа не имеет. Однако, прототипы других объектов (не </text:span><text:span text:style-name="T92">Object</text:span><text:span text:style-name="T403">) имеют прототип — им служит прототип объектов</text:span><text:span text:style-name="T170"> </text:span><text:span text:style-name="T103">Object</text:span><text:span text:style-name="T297">.</text:span></text:p>
      <text:p text:style-name="P161"/>
      <text:p text:style-name="P50">Прототипы и доступ к членам объектов</text:p>
      <text:p text:style-name="P162"/>
      <text:p text:style-name="P413"><text:span text:style-name="T299">Д</text:span>оступ к членам объекта <text:span text:style-name="T299">происходит следующим образом:</text:span></text:p>
      <text:p text:style-name="P413">этот член ищется в объекте — <text:span text:style-name="T299">е</text:span>сли он <text:span text:style-name="T300">в нем </text:span>есть, то происходит доступ;</text:p>
      <text:p text:style-name="P413"><text:span text:style-name="T299">е</text:span>сли нет, то он ищется в прототипе этого объекта — <text:span text:style-name="T300">если он в нем есть, то происходит доступ;</text:span></text:p>
      <text:p text:style-name="P414">если нет — то он ищется в прототипе прототипа (в случае его наличия) — и так итеративно, до нахождения <text:span text:style-name="T301">целевого члена, либо прототипа без прототипа (и тогда член ищется в нем);</text:span></text:p>
      <text:p text:style-name="P415">если целевой член есть — то происходит доступ;</text:p>
      <text:p text:style-name="P416">если нет — то происходит возврат специального значения — это при попытке доступа не по записи, <text:span text:style-name="T302">или же происходит объявление члена в этом объекте (причем, не в прототипе) — это при попытке доступа по записи;</text:span></text:p>
      <text:p text:style-name="P163"/>
      <text:p text:style-name="P51">Маскировка членов прототипа</text:p>
      <text:p text:style-name="P164"/>
      <text:p text:style-name="P417">В том случае, когда к члену объекта обращаются по объявлению, и при этом он есть в прототипе, происходит следующее:</text:p>
      <text:p text:style-name="P417">этот член объявляется в объекте (причем, не в прототипе);</text:p>
      <text:p text:style-name="P411">в дальнейшем, доступ происходит к члену самого объекта — об этом принято говорить, что член объекта маскирует член прототипа;</text:p>
      <text:p text:style-name="P411"/>
      <text:p text:style-name="P418"><text:span text:style-name="T64">Таким образом, прототипы позволяют <text:s/>эффективно использовать </text:span><text:span text:style-name="T66">основную </text:span><text:span text:style-name="T64">памят</text:span><text:span text:style-name="T66">ь</text:span><text:span text:style-name="T64"> компьютера. Если при доступе к члену объекта достаточно информации (общей для всех таких объектов), то доступ происходит к члену самого прототипа — это организуется неявно, самим языком. Если же при доступе к члену объекта требуется информация (специфичная для конкретного объекта), то только тогда прои</text:span><text:span text:style-name="T66">с</text:span><text:span text:style-name="T64">ходит доступ к члену самого объекта. </text:span><text:span text:style-name="T66">То есть, члены объектов до обращения к ним по записи на самом деле хранятся в прототипе. И лишь после обращения к ним по записи они заносятся и в объекты (и тогда член </text:span><text:soft-page-break/><text:span text:style-name="T66">объекта маскирует член прототипа). Разумеется, речь идет о членах, которые не были приписаны объекту (его конструктором, либо программистом вручную).</text:span></text:p>
      <text:p text:style-name="P157"/>
      <text:p text:style-name="P90">Члены объектов <text:span text:style-name="T48">Object</text:span></text:p>
      <text:p text:style-name="P99"/>
      <text:p text:style-name="P47">Конструктор объектов <text:span text:style-name="T48">Object</text:span></text:p>
      <text:p text:style-name="P208"/>
      <text:p text:style-name="P513">Object()</text:p>
      <text:p text:style-name="P208"/>
      <text:p text:style-name="P250">конструктор объектов<text:span text:style-name="T91"> </text:span><text:span text:style-name="T92">Object</text:span><text:span text:style-name="T48">; </text:span><text:span text:style-name="T345">параметров либо не принимает, либо принимает значение элементарных типов данных (имеющих соответствующие им обертки); создает либо объект</text:span><text:span text:style-name="T182"> </text:span><text:span text:style-name="T119">Object</text:span><text:span text:style-name="T237">, </text:span><text:span text:style-name="T253">либо объект- обертку</text:span><text:span text:style-name="T237">;</text:span><text:span text:style-name="T58"> </text:span><text:span text:style-name="T345">возвращает объект</text:span><text:span text:style-name="T182"> </text:span><text:span text:style-name="T119">Object</text:span><text:span text:style-name="T237">, </text:span><text:span text:style-name="T253">либо объект- обертку</text:span><text:span text:style-name="T58">;</text:span></text:p>
      <text:p text:style-name="P208"/>
      <text:p text:style-name="P47">Методы объектов <text:span text:style-name="T48">Object</text:span></text:p>
      <text:p text:style-name="P634"/>
      <text:p text:style-name="P706">toString()</text:p>
      <text:p text:style-name="P634"/>
      <text:p text:style-name="P661">используется для получения строкового представления своего объекта; параметров не принимает; возвращает строковое представление своего объекта <text:span text:style-name="T399">(лучше сказать, строку сопоставленную тому или иному языковому объекту)</text:span>; возвращает строку <text:span text:style-name="T399">(содержащую</text:span><text:span text:style-name="T189"> </text:span><text:span text:style-name="T131">[object Object]</text:span><text:span text:style-name="T399">)</text:span>;</text:p>
      <text:p text:style-name="P634"/>
      <text:p text:style-name="P706">toLocaleString()</text:p>
      <text:p text:style-name="P634"/>
      <text:p text:style-name="P662">используется для получения строкового представления своего объекта, причем в локализованном (согласно пользовательским региональным настройкам) виде; однако, в действительности это просто синоним вышеописанного метода;</text:p>
      <text:p text:style-name="P626"/>
      <text:p text:style-name="P708">valueOf()</text:p>
      <text:p text:style-name="P636"/>
      <text:p text:style-name="P662">используется для возврата значения своего объекта; аргументов не принимает; возвращает значение своего объекта (сам свой объект); возвращает<text:span text:style-name="T91"> </text:span><text:span text:style-name="T92">Object</text:span>;</text:p>
      <text:p text:style-name="P709"/>
      <text:p text:style-name="P709">create()</text:p>
      <text:p text:style-name="P637"/>
      <text:p text:style-name="P699"><text:span text:style-name="T24">используется для создания объекта </text:span><text:span text:style-name="T25">по указанному прототипу</text:span>; <text:span text:style-name="T24">принимает параметры — </text:span><text:span text:style-name="T25">объект (указатель на прототип), и объект инкапсулирующий переменные целевого объекта </text:span><text:span text:style-name="T24">(они инициализируются целевым значением их дескриптора) — запись передачи параметров имеет вид</text:span><text:span text:style-name="T158"> (</text:span><text:span text:style-name="T183">ObjectName, </text:span><text:soft-page-break/><text:span text:style-name="T183">{VarName: { … }, … }</text:span><text:span text:style-name="T158">)</text:span><text:span text:style-name="T24">; </text:span><text:span text:style-name="T25">создает объект указанным образом; возвращает объект (</text:span><text:span text:style-name="T33">это </text:span><text:span text:style-name="T25">созданный </text:span><text:span text:style-name="T33">объект</text:span><text:span text:style-name="T25">);</text:span></text:p>
      <text:p text:style-name="P654">этот метод «статический»;</text:p>
      <text:p text:style-name="P627"/>
      <text:p text:style-name="P712">preventExtensions()</text:p>
      <text:p text:style-name="P640"/>
      <text:p text:style-name="P701"><text:span text:style-name="T35">используется для предотвращения изменения указанного объекта</text:span>; <text:span text:style-name="T35">принимает параметр — указанный объект; делает указанный объект нерасширяемым; возвращает объект (это указанный объект, претерпевший изменения);</text:span></text:p>
      <text:p text:style-name="P656">этот метод «статический»;</text:p>
      <text:p text:style-name="P709"/>
      <text:p text:style-name="P709">isExtensible()</text:p>
      <text:p text:style-name="P637"/>
      <text:p text:style-name="P701"><text:span text:style-name="T35">используется для проверки указанного объекта на расширяемость</text:span>; <text:span text:style-name="T35">принимает параметр — указанный объект; проверяет указанный объект на расширяемость; </text:span><text:span text:style-name="T34">возвращает логическое значение (</text:span><text:span text:style-name="T400">true – </text:span><text:span text:style-name="T34">если </text:span><text:span text:style-name="T35">расширяем</text:span><text:span text:style-name="T34">, </text:span><text:span text:style-name="T400">false – </text:span><text:span text:style-name="T34">если нет);</text:span></text:p>
      <text:p text:style-name="P654">этот метод «статический»;</text:p>
      <text:p text:style-name="P627"/>
      <text:p text:style-name="P711">seal()</text:p>
      <text:p text:style-name="P639"/>
      <text:p text:style-name="P702"><text:span text:style-name="T35">используется «</text:span><text:span text:style-name="T36">опечатывания</text:span><text:span text:style-name="T35">» </text:span><text:span text:style-name="T36">указанного объекта</text:span>; <text:span text:style-name="T36">принимает параметр — указанный объект; делает указанный объект нерасширяемым, а его собственные члены ненастраиваемыми; возвращает объект (это указанный объект, претерпевший изменения);</text:span></text:p>
      <text:p text:style-name="P657">этот метод «статический»;</text:p>
      <text:p text:style-name="P627"/>
      <text:p text:style-name="P711">isSealed()</text:p>
      <text:p text:style-name="P639"/>
      <text:p text:style-name="P697"><text:span text:style-name="T36">используется для проверки «опечатанности» указанного объекта</text:span>; <text:span text:style-name="T36">принимает параметр — указанный объект; проверяет, нерасширяем ли указанный объект, и ненастраиваемы ли его собственные члены; возвращает логическое значение </text:span><text:span text:style-name="T34">(</text:span><text:span text:style-name="T190">true</text:span><text:span text:style-name="T400"> – </text:span><text:span text:style-name="T34">если «</text:span><text:span text:style-name="T36">опечатан</text:span><text:span text:style-name="T34">»,</text:span><text:span text:style-name="T159"> </text:span><text:span text:style-name="T190">false</text:span><text:span text:style-name="T400"> – </text:span><text:span text:style-name="T34">если нет);</text:span></text:p>
      <text:p text:style-name="P655">этот метод «статический»;</text:p>
      <text:p text:style-name="P710"/>
      <text:p text:style-name="P710">freeze()</text:p>
      <text:p text:style-name="P638"/>
      <text:p text:style-name="P704"><text:span text:style-name="T34">используется для «заморозки» указанного объекта</text:span>; <text:span text:style-name="T34">принимает параметр — указанный объект; делает указанный объект нерасширяемым, все его собственные члены ненастраиваемыми, и нереинициализируемыми (последнее касается членов с данными); возвращает объект (это указанный объект, претерпевший изменения);</text:span></text:p>
      <text:p text:style-name="P655">этот метод «статический»;</text:p>
      <text:p text:style-name="P628"/>
      <text:p text:style-name="P710"><text:soft-page-break/>isFrozen()</text:p>
      <text:p text:style-name="P638"/>
      <text:p text:style-name="P704"><text:span text:style-name="T34">используется для проверки указанного объекта на «замороженность»</text:span>; <text:span text:style-name="T34">принимает параметр — указанный объект; проверяет, нерасширяем ли указанный объект, и приэтом ненастраиваемы ли его собственные члены, и нереинициализируемы ли его собственные члены с данными; возвращает логическое значение (</text:span><text:span text:style-name="T400">true – </text:span><text:span text:style-name="T34">если «заморожен», </text:span><text:span text:style-name="T400">false – </text:span><text:span text:style-name="T34">если нет);</text:span></text:p>
      <text:p text:style-name="P660">этот метод «статический»;</text:p>
      <text:p text:style-name="P628"/>
      <text:p text:style-name="P710">getPrototypeOf()</text:p>
      <text:p text:style-name="P638"/>
      <text:p text:style-name="P704"><text:span text:style-name="T38">используется для возврата прототипа указанного объекта</text:span>; <text:span text:style-name="T38">принимает параметр — указанный объект; возвращает прототип указанного объекта; возвращает объект (это прототип указанного объекта);</text:span></text:p>
      <text:p text:style-name="P655">этот метод «статический»;</text:p>
      <text:p text:style-name="P635"/>
      <text:p text:style-name="P707">isPrototypeOf()</text:p>
      <text:p text:style-name="P635"/>
      <text:p text:style-name="P660">используется для проверки, является ли <text:span text:style-name="T347">свой </text:span>объект прототипом <text:span text:style-name="T347">указанного</text:span> объекта; принимает параметр — объект; проверяет, является ли <text:span text:style-name="T347">свой</text:span> объект прототипом <text:span text:style-name="T347">указанного</text:span> объекта <text:span text:style-name="T398">(прототипом из иерархии прототипов, и необязательно непосредственным)</text:span>; <text:span text:style-name="T347">возвращает логическое значение </text:span>(<text:span text:style-name="T92">true </text:span><text:span text:style-name="T48">– </text:span>если <text:span text:style-name="T347">да</text:span>,<text:span text:style-name="T91"> </text:span><text:span text:style-name="T92">false </text:span><text:span text:style-name="T48">– </text:span>если нет);</text:p>
      <text:p text:style-name="P627"/>
      <text:p text:style-name="P709">defineProperty()</text:p>
      <text:p text:style-name="P637"/>
      <text:p text:style-name="P700"><text:span text:style-name="T23">используется для определения собственного члена </text:span><text:span text:style-name="T36">указанного </text:span><text:span text:style-name="T23">объекта</text:span>; <text:span text:style-name="T23">принимает параметры — объект </text:span><text:span text:style-name="T36">(указатель на целевой объект)</text:span><text:span text:style-name="T23">, строку (имя целевого члена), и объект (дескриптор </text:span><text:span text:style-name="T36">ц</text:span><text:span text:style-name="T23">елевого члена); определяет </text:span><text:span text:style-name="T36">(то есть, либо приписывает новый, либо изменяет существующий </text:span><text:span text:style-name="T37">член</text:span><text:span text:style-name="T36">)</text:span><text:span text:style-name="T23"> </text:span><text:span text:style-name="T36">целевой собственный </text:span><text:span text:style-name="T23">член объекта указанным образом; возвращает</text:span><text:span text:style-name="T24"> объект </text:span><text:span text:style-name="T36">(это указанный объект, претерпевший изменения)</text:span><text:span text:style-name="T23">;</text:span></text:p>
      <text:p text:style-name="P654">этот метод «статический»;</text:p>
      <text:p text:style-name="P627"/>
      <text:p text:style-name="P709">defineProperties()</text:p>
      <text:p text:style-name="P637"/>
      <text:p text:style-name="P703"><text:span text:style-name="T23">используется для определения ряда собственных членов объекта</text:span>; <text:span text:style-name="T23">принимает параметры — </text:span><text:span text:style-name="T24">объект (указатель на целевой объект), и </text:span><text:span text:style-name="T25">объект который инкапсулирует </text:span><text:span text:style-name="T24">переменные </text:span><text:span text:style-name="T25">целевого объекта </text:span><text:span text:style-name="T24">(они инициализируются целевым значением их дескриптора) — запись передачи параметров имеет вид</text:span><text:span text:style-name="T158"> (</text:span><text:span text:style-name="T183">ObjectName, {VarName: { … }, … }</text:span><text:span text:style-name="T158">)</text:span><text:span text:style-name="T24">; определяет </text:span><text:span text:style-name="T36">(то есть, либо приписывает новы</text:span><text:span text:style-name="T37">е</text:span><text:span text:style-name="T36">, либо изменяет существующи</text:span><text:span text:style-name="T37">е члены</text:span><text:span text:style-name="T36">)</text:span><text:span text:style-name="T24"> ряд </text:span><text:span text:style-name="T37">собственных </text:span><text:soft-page-break/><text:span text:style-name="T24">членов указанным образом; возвращает объект </text:span><text:span text:style-name="T37">(это указанный объект, претерпевший изменения)</text:span><text:span text:style-name="T24">;</text:span></text:p>
      <text:p text:style-name="P654">этот метод «статический»;</text:p>
      <text:p text:style-name="P637"/>
      <text:p text:style-name="P709">getOwnPropertyDescriptor()</text:p>
      <text:p text:style-name="P637"/>
      <text:p text:style-name="P700"><text:span text:style-name="T22">используется для возврата дескриптора </text:span><text:span text:style-name="T23">собственного </text:span><text:span text:style-name="T22">члена объекта (дескриптор члена — это специальный объект, описывающий его; </text:span><text:span text:style-name="T232">дескрипт</text:span><text:span text:style-name="T22">ор членов </text:span><text:span text:style-name="T26">объекта</text:span><text:span text:style-name="T22"> имеет </text:span><text:span text:style-name="T26">характерный ему вид</text:span>; <text:span text:style-name="T22">принимает аргументы — объект (указатель на целевой объект), и строку (имя целевого члена объекта); возвращает дескриптор целевого члена объекта; возвращает объект </text:span><text:span text:style-name="T24">(запрошенный дескриптор)</text:span><text:span text:style-name="T22">;</text:span></text:p>
      <text:p text:style-name="P654">этот метод «статический»;</text:p>
      <text:p text:style-name="P627"/>
      <text:p text:style-name="P709">getOwnPropertyName<text:span text:style-name="T401">s</text:span>()</text:p>
      <text:p text:style-name="P637"/>
      <text:p text:style-name="P698"><text:span text:style-name="T38">используется для возврата имен собственных членов указанного объекта (включая имена неперечислимых)</text:span>; <text:span text:style-name="T38">принимает параметр — указанный объект; возвращает имена собственных членов указанного объекта (включая имена неперечислимых); возвращает массив строк (с именами членов);</text:span></text:p>
      <text:p text:style-name="P654">этот метод «статический»;</text:p>
      <text:p text:style-name="P627"/>
      <text:p text:style-name="P713">keys()</text:p>
      <text:p text:style-name="P641"/>
      <text:p text:style-name="P698"><text:span text:style-name="T38">используется для возврата имен собственных членов указанного объекта (исключая имена неперечислимых)</text:span>; <text:span text:style-name="T38">принимает параметр — указанный объект; возвращает имена собственных членов указанного объекта (исключая имена неперечислимых); возвращает массив строк (с именами членов);</text:span></text:p>
      <text:p text:style-name="P655">этот метод «статический»;</text:p>
      <text:p text:style-name="P77"/>
      <text:p text:style-name="P707">hasOwnProperty()</text:p>
      <text:p text:style-name="P635"/>
      <text:p text:style-name="P653">используется для проверки наличия у объекта собственного <text:span text:style-name="T346">член</text:span>а; принимает параметр — строку с именем <text:span text:style-name="T346">член</text:span>а; проверяет наличие у своего объекта <text:span text:style-name="T346">указанного члена (как собственного, не унаследованного члена); возвращает логическое значение (</text:span><text:span text:style-name="T130">true</text:span><text:span text:style-name="T59"> – </text:span><text:span text:style-name="T346">если есть, </text:span><text:span text:style-name="T130">false</text:span><text:span text:style-name="T59"> – </text:span><text:span text:style-name="T346">если нет);</text:span></text:p>
      <text:p text:style-name="P707">propertyIsEnumerable()</text:p>
      <text:p text:style-name="P635"/>
      <text:p text:style-name="P660">используется для проверки <text:span text:style-name="T397">собственного </text:span>члена на перечислимость; принимает параметр — строку с именем члена; проверяет указанный член своего объекта на перечислимость (проверка исполняется только для собственных, неунаследованных членов); возвращает логическое значение (<text:span text:style-name="T92">true </text:span><text:span text:style-name="T48">– </text:span>если это собственный член и он перечислим,<text:span text:style-name="T91"> </text:span><text:span text:style-name="T92">false </text:span><text:span text:style-name="T48">– </text:span>если нет);</text:p>
      <text:p text:style-name="P47"/>
      <text:p text:style-name="P158"><text:soft-page-break/><text:span text:style-name="T311">Переменные объектов </text:span><text:span text:style-name="T315">Object</text:span></text:p>
      <text:p text:style-name="P76"/>
      <text:p text:style-name="P714">prototype</text:p>
      <text:p text:style-name="P714"/>
      <text:p text:style-name="P658">используется для ссылки на прототип; содержит член — <text:span text:style-name="T92">prototype.</text:span><text:span text:style-name="T132">constructor</text:span><text:span text:style-name="T67"> </text:span>(<text:span text:style-name="T402">используется для ссылки на конструктор</text:span>)<text:span text:style-name="T402">;</text:span></text:p>
      <text:p text:style-name="P144"/>
      <text:p text:style-name="P22"><text:span text:style-name="T29">О</text:span><text:span text:style-name="T1">бъекты- обертки</text:span></text:p>
      <text:p text:style-name="P166"/>
      <text:p text:style-name="P729"><text:span text:style-name="T1">Объекты- обертки — это объекты, поддерживаемые языком для инкапсулляции значений э.т.д. Что, в свою очередь, служит для возможности объектного представления значений элементарных типов данных. В целях беспрепятственного использования этой возможности языком языком поддерживается автоматическое преобразование между обертками и соответствующими им значениями (непосредственными значениями и переменными) элементарных типов данных. </text:span><text:span text:style-name="T30">Это преобразование происходит в выражениях в случае необходимости, и производится неявно, самим языком.</text:span></text:p>
      <text:p text:style-name="P419">Языком поддерживаются следующие обертки:</text:p>
      <text:p text:style-name="P595">Boolean<text:tab/><text:span text:style-name="T1">для логических значений</text:span></text:p>
      <text:p text:style-name="P595">Number<text:tab/><text:span text:style-name="T1">для численных значений</text:span></text:p>
      <text:p text:style-name="P595">String<text:tab/><text:span text:style-name="T1">для строковых значений</text:span></text:p>
      <text:p text:style-name="P490"/>
      <text:p text:style-name="P419">Ввиду применения объектов- оберток обнаруживается следующая особенность — для создания объекта- обертки нет необходимости создавать его явно. Они и так создаются при необходимости в этом.</text:p>
      <text:p text:style-name="P167"/>
      <text:p text:style-name="P92"><text:span text:style-name="T407">Члены объектов</text:span> <text:span text:style-name="T48">Boolean</text:span></text:p>
      <text:p text:style-name="P212"/>
      <text:p text:style-name="P57">Конструктор объектов <text:span text:style-name="T48">Boolean</text:span></text:p>
      <text:p text:style-name="P524"/>
      <text:p text:style-name="P524">Boolean()</text:p>
      <text:p text:style-name="P220"/>
      <text:p text:style-name="P261">конструктор объектов<text:span text:style-name="T91"> </text:span><text:span text:style-name="T92">Boolean</text:span><text:span text:style-name="T48">; </text:span><text:span text:style-name="T411">принимает параметр — значение (этим значением будет инициализирован созданный объект); создает объект</text:span><text:span text:style-name="T193"> </text:span><text:span text:style-name="T133">Boolean</text:span><text:span text:style-name="T71">; </text:span><text:span text:style-name="T411">возвращает <text:s/>объект</text:span><text:span text:style-name="T193"> </text:span><text:span text:style-name="T133">Boolean</text:span><text:span text:style-name="T71">;</text:span></text:p>
      <text:p text:style-name="P455"/>
      <text:p text:style-name="P58">Методы объектов <text:span text:style-name="T48">Boolean</text:span></text:p>
      <text:p text:style-name="P221"/>
      <text:p text:style-name="P525">toString()</text:p>
      <text:p text:style-name="P221"/>
      <text:p text:style-name="P667"><text:span text:style-name="T48">используется для возврата строкового представления </text:span><text:span text:style-name="T412">своего </text:span><text:span text:style-name="T48">объекта; параметров не принимает; возвращает строковое представление своего объекта </text:span><text:soft-page-break/><text:span text:style-name="T70">(лучше сказать, строку сопоставленную тому или иному языковому объекту); возвращает строку (содержащую</text:span><text:span text:style-name="T131"> </text:span><text:span text:style-name="T133">true</text:span><text:span text:style-name="T70"> </text:span><text:span text:style-name="T411">или</text:span><text:span text:style-name="T193"> </text:span><text:span text:style-name="T133">false</text:span><text:span text:style-name="T72">);</text:span></text:p>
      <text:p text:style-name="P221"/>
      <text:p text:style-name="P525">valueOf()</text:p>
      <text:p text:style-name="P221"/>
      <text:p text:style-name="P663"><text:span text:style-name="T48">используется для возврата значения своего объекта; аргументов не принимает; возвращает значение своего объекта (</text:span><text:span text:style-name="T412">значение элементарного типа данных, которое инкапсуллирует</text:span><text:span text:style-name="T48">); возвращает </text:span><text:span text:style-name="T412">логическое значение</text:span><text:span text:style-name="T48">;</text:span></text:p>
      <text:p text:style-name="P221"/>
      <text:p text:style-name="P58">Переменные объектов <text:span text:style-name="T48">Boolean</text:span></text:p>
      <text:p text:style-name="P168"/>
      <text:p text:style-name="P262">Их нет.</text:p>
      <text:p text:style-name="P212"/>
      <text:p text:style-name="P92"><text:span text:style-name="T407">Члены объектов</text:span> <text:span text:style-name="T48">Number</text:span></text:p>
      <text:p text:style-name="P212"/>
      <text:p text:style-name="P59">Конструктор объектов <text:span text:style-name="T48">Number</text:span></text:p>
      <text:p text:style-name="P526"/>
      <text:p text:style-name="P526">Number()</text:p>
      <text:p text:style-name="P222"/>
      <text:p text:style-name="P263"><text:span text:style-name="T495">к</text:span><text:span text:style-name="T48">онструктор объектов</text:span><text:span text:style-name="T92"> Number</text:span><text:span text:style-name="T48">; </text:span>принимает параметр — значение <text:span text:style-name="T411">(этим значением будет инициализирован созданный объект); создает объект</text:span><text:span text:style-name="T193"> </text:span><text:span text:style-name="T92">Number</text:span><text:span text:style-name="T71">; </text:span><text:span text:style-name="T411">возвращает <text:s/>объект</text:span><text:span text:style-name="T193"> </text:span><text:span text:style-name="T92">Number</text:span>;</text:p>
      <text:p text:style-name="P169"/>
      <text:p text:style-name="P59">Методы объектов <text:span text:style-name="T48">Number</text:span></text:p>
      <text:p text:style-name="P526"/>
      <text:p text:style-name="P526">toString()</text:p>
      <text:p text:style-name="P222"/>
      <text:p text:style-name="P668"><text:span text:style-name="T48">используется для возврата строкового представления </text:span><text:span text:style-name="T73">своего </text:span><text:span text:style-name="T48">объекта; параметров </text:span><text:span text:style-name="T413">либо </text:span><text:span text:style-name="T48">не принимает, </text:span><text:span text:style-name="T413">либо принимает число (используется как основание системы счисления, в которой будет представлен результат)</text:span><text:span text:style-name="T48">; возвращает строковое представление своего объекта </text:span><text:span text:style-name="T70">(лучше сказать, строку сопоставленную тому или иному языковому объекту); возвращает строку </text:span><text:span text:style-name="T238">(содержащую </text:span><text:span text:style-name="T259">инкапсуллируемое значение</text:span><text:span text:style-name="T239">);</text:span></text:p>
      <text:p text:style-name="P222"/>
      <text:p text:style-name="P526">toLocaleString()</text:p>
      <text:p text:style-name="P222"/>
      <text:p text:style-name="P705">используется для получения строкового представления своего объекта, причем в локализованном (согласно пользовательским региональным настройкам) виде; однако, в действительности это просто синоним вышеописанного метода;</text:p>
      <text:p text:style-name="P527"/>
      <text:p text:style-name="P733">valueOf()</text:p>
      <text:p text:style-name="P742"/>
      <text:p text:style-name="P527"><text:span text:style-name="T351">используется для возврата значения своего объекта; аргументов не принимает; возвращает значение своего объекта (</text:span><text:span text:style-name="T350">значение элементарного типа данных, которое инкапсуллирует</text:span><text:span text:style-name="T351">); возвращает </text:span><text:span text:style-name="T349">число</text:span><text:span text:style-name="T350"> </text:span><text:span text:style-name="T349">(</text:span><text:span text:style-name="T350">значение </text:span><text:span text:style-name="T349">элементарного типа)</text:span><text:span text:style-name="T351">;</text:span></text:p>
      <text:p text:style-name="P222"/>
      <text:p text:style-name="P526">toFixed()</text:p>
      <text:p text:style-name="P222"/>
      <text:p text:style-name="P264">используется для возврата инкапсуллируемого числа в виде с фиксированной точкой; параметров либо не принимает, либо принимает число (используется как количество разрядов в дробной части, если этот параметр не передан то он считается равным нулю); возвращает строковое представление инкапсуллируемого числа <text:span text:style-name="T414">в соответствующем виде</text:span>; возвращает строку (содержащую инкапсуллируемое число);</text:p>
      <text:p text:style-name="P222"/>
      <text:p text:style-name="P526">toExponential()</text:p>
      <text:p text:style-name="P222"/>
      <text:p text:style-name="P265"><text:span text:style-name="T48">используется для возврата инкапсуллируемого числа в виде с </text:span><text:span text:style-name="T414">плавающей</text:span><text:span text:style-name="T48"> точкой; параметров либо не принимает, либо принимает число (используется как количество разрядов в дробной части, если этот параметр не передан то он считается равным нулю); возвращает строковое представление инкапсуллируемого числа </text:span><text:span text:style-name="T414">в виде с плавающей точкой (и </text:span><text:span text:style-name="T48">с указанным количеством разрядов дробной части</text:span><text:span text:style-name="T414">)</text:span><text:span text:style-name="T48">; возвращает строку (содержащую инкапсуллируемое число);</text:span></text:p>
      <text:p text:style-name="P222"/>
      <text:p text:style-name="P528">toPrecesion()</text:p>
      <text:p text:style-name="P223"/>
      <text:p text:style-name="P266">используется для возврата инкапсуллируемого числа с заданным количеством значащих разрядов; параметров либо не принимает, либо принимает число (используется как <text:span text:style-name="T415">количество значащих разрядов, если этот параметр не передан то просто происходит вызов метода</text:span><text:span text:style-name="T194"> </text:span><text:span text:style-name="T134">toString()</text:span>); <text:span text:style-name="T415">возвращает строковое представление инкапсуллируемого числа с заданным количеством значащих разрядов (причем, если заданное количество разрядов позволяет вместить все число — то оно представляется в виде с фиксированной точкой, если же не позволяет вместить все число — то оно представляется в виде с плавающей точкой); возвращает строку (содержащую инкапсуллируемое число);</text:span></text:p>
      <text:p text:style-name="P170"/>
      <text:p text:style-name="P60">Переменные объектов <text:span text:style-name="T48">Number</text:span></text:p>
      <text:p text:style-name="P529"/>
      <text:p text:style-name="P529">MIN_VALUE</text:p>
      <text:p text:style-name="P224"/>
      <text:p text:style-name="P267">константа; содержит минимальное представимое в интерпретаторе число;</text:p>
      <text:p text:style-name="P224"/>
      <text:p text:style-name="P529"><text:soft-page-break/>MAX_VALUE</text:p>
      <text:p text:style-name="P224"/>
      <text:p text:style-name="P267"><text:span text:style-name="T48">константа; содержит м</text:span>аксимальное<text:span text:style-name="T48"> представимое в интерпретаторе число;</text:span></text:p>
      <text:p text:style-name="P224"/>
      <text:p text:style-name="P529">NEGATIVE_INFINITY</text:p>
      <text:p text:style-name="P224"/>
      <text:p text:style-name="P268">константа; содержит специальное численное значение — минус бесконечность;</text:p>
      <text:p text:style-name="P224"/>
      <text:p text:style-name="P529">POSITIVE_INFINITY</text:p>
      <text:p text:style-name="P224"/>
      <text:p text:style-name="P268"><text:span text:style-name="T48">константа; содержит специальное численное значение — </text:span>плюс<text:span text:style-name="T48"> бесконечность;</text:span></text:p>
      <text:p text:style-name="P224"/>
      <text:p text:style-name="P529">NaN</text:p>
      <text:p text:style-name="P224"/>
      <text:p text:style-name="P268"><text:span text:style-name="T48">константа; содержит специальное численное значение — </text:span>не- число<text:span text:style-name="T48">;</text:span></text:p>
      <text:p text:style-name="P224"/>
      <text:p text:style-name="P571"><text:span text:style-name="T308">Члены объектов</text:span><text:span text:style-name="T307"> </text:span><text:span text:style-name="T310">String</text:span></text:p>
      <text:p text:style-name="P211"/>
      <text:p text:style-name="P55">Конструктор объектов <text:span text:style-name="T48">String</text:span></text:p>
      <text:p text:style-name="P211"/>
      <text:p text:style-name="P514">String()</text:p>
      <text:p text:style-name="P211"/>
      <text:p text:style-name="P269">конструктор объектов<text:span text:style-name="T91"> </text:span><text:span text:style-name="T92">String</text:span><text:span text:style-name="T48">; </text:span><text:span text:style-name="T73"><text:s/></text:span><text:span text:style-name="T412">принимает параметр — значение (значение инициализации); создает объект</text:span><text:span text:style-name="T193"> </text:span><text:span text:style-name="T135">String</text:span><text:span text:style-name="T71">; </text:span><text:span text:style-name="T411">возвращает <text:s/>объект</text:span><text:span text:style-name="T193"> </text:span><text:span text:style-name="T135">String</text:span><text:span text:style-name="T412">;</text:span></text:p>
      <text:p text:style-name="P165"/>
      <text:p text:style-name="P56">Методы <text:span text:style-name="T407">объектов </text:span><text:span text:style-name="T69">String</text:span></text:p>
      <text:p text:style-name="P559"/>
      <text:p text:style-name="P518">toString()</text:p>
      <text:p text:style-name="P518"/>
      <text:p text:style-name="P669"><text:span text:style-name="T48">используется для возврата строкового представления </text:span><text:span text:style-name="T73">своего </text:span><text:span text:style-name="T48">объекта; параметров </text:span><text:span text:style-name="T413">либо </text:span><text:span text:style-name="T48">не принимает, </text:span><text:span text:style-name="T413">либо принимает число (используется как основание системы счисления, в которой будет представлен результат)</text:span><text:span text:style-name="T48">; возвращает строковое представление своего объекта </text:span><text:span text:style-name="T70">(лучше сказать, строку сопоставленную тому или иному языковому объекту); возвращает строку </text:span><text:span text:style-name="T238">(</text:span><text:span text:style-name="T260">значение элементарного типа</text:span><text:span text:style-name="T239">);</text:span></text:p>
      <text:p text:style-name="P518"/>
      <text:p text:style-name="P518">valueOf()</text:p>
      <text:p text:style-name="P518"/>
      <text:p text:style-name="P664"><text:span text:style-name="T48">используется для возврата значения своего объекта; аргументов не принимает; возвращает значение своего объекта (</text:span><text:span text:style-name="T73">значение элементарного типа данных, которое инкапсуллирует</text:span><text:span text:style-name="T48">); возвращает </text:span><text:span text:style-name="T416">строку</text:span><text:span text:style-name="T73"> </text:span><text:span text:style-name="T416">(</text:span><text:span text:style-name="T73">значение </text:span><text:span text:style-name="T416">элементарного типа)</text:span><text:span text:style-name="T48">;</text:span></text:p>
      <text:p text:style-name="P515"><text:soft-page-break/>search()</text:p>
      <text:p text:style-name="P213"/>
      <text:p text:style-name="P453">используется для поиска; принимает операнд — <text:span text:style-name="T408">регулярное выражение</text:span><text:span text:style-name="T48">; </text:span>осуществляет поиск указанного регулярного выражения в своей строке; возвращает численное значение (позицию вхождения регулярного выражения в строку, если вхождений нет — то<text:span text:style-name="T91"> -1</text:span>);</text:p>
      <text:p text:style-name="P257">этот метод игнорирует флаг<text:span text:style-name="T91"> </text:span><text:span text:style-name="T92">g </text:span>регулярного выражения;</text:p>
      <text:p text:style-name="P214"/>
      <text:p text:style-name="P516">match()</text:p>
      <text:p text:style-name="P214"/>
      <text:p text:style-name="P260">используется для поиска; принимает операнд — регулярное выражение; осуществляет поиск указанного регулярного выражения в своей строке; возвращает массив (позиций вхождения — <text:span text:style-name="T409">если флаг</text:span><text:span text:style-name="T114"> g </text:span><text:span text:style-name="T409">выставлен; или же такой массив (нулевой элемент — строка (соответствующая регулярному выражению), последующие элементы — строки (соответствующие подвыражениям регулярного выражения)) - если флаг</text:span><text:span text:style-name="T178"> </text:span><text:span text:style-name="T114">g</text:span><text:span text:style-name="T68"> </text:span><text:span text:style-name="T409">сброшен</text:span>);</text:p>
      <text:p text:style-name="P258">этот метод учитывает флаг<text:span text:style-name="T91"> </text:span><text:span text:style-name="T92">g </text:span>регулярного выражения;</text:p>
      <text:p text:style-name="P517"/>
      <text:p text:style-name="P517">replace()</text:p>
      <text:p text:style-name="P215"/>
      <text:p text:style-name="P452">используется для поика с заменой; принимает операнды — <text:span text:style-name="T408">регулярное выражение</text:span>, <text:span text:style-name="T408">и</text:span> <text:span text:style-name="T408">строку замены; осуществляет поиск указанного регулярного выражения в своей строке, осуществляет замену найденного строкой замены;</text:span></text:p>
      <text:p text:style-name="P258">этот метод учитывает флаг<text:span text:style-name="T91"> </text:span><text:span text:style-name="T92">g </text:span>регулярного выражения</text:p>
      <text:p text:style-name="P257"/>
      <text:p text:style-name="P521">localeCompare()</text:p>
      <text:p text:style-name="P217"/>
      <text:p text:style-name="P271">используется для сравнения своей строки с указанной строкой <text:span text:style-name="T422">(</text:span>с учетом локализации<text:span text:style-name="T422">)</text:span>; принимает параметр — указанная строка; сравнивает свою строку с указанной строкой (с учетом порядка <text:span text:style-name="T422">локализации</text:span>); возвращает число (если своя строка меньше указанной — отрицательное число, если своя строка равна указанной — число<text:span text:style-name="T91"> 0</text:span>, если своя строка больше указанной — положительное число);</text:p>
      <text:p text:style-name="P213"/>
      <text:p text:style-name="P520">indexOf()</text:p>
      <text:p text:style-name="P216"/>
      <text:p text:style-name="P270">используется для поиска указанной подстроки в своей строке; принимает параметры — строку (это указанная подстрока) и число (стартовая позиция поиска, <text:span text:style-name="T495">этот аргумент можно опустить</text:span>); возвращает число — позицию первого вхождения указанной подстроки в свою строку (если вхождения нет, то число<text:span text:style-name="T91"> -1</text:span>); возвращает число;</text:p>
      <text:p text:style-name="P520"/>
      <text:p text:style-name="P734">lastIndexOf()</text:p>
      <text:p text:style-name="P216"/>
      <text:p text:style-name="P270">используется для поиска указанной подстроки в своей строке, ведя поиск от конца строки к началу; принимает параметры — строку (это указанная подстрока) и число (стартовая позиция поиска, <text:span text:style-name="T495">этот аргумент можно опустить</text:span>); возвращает число — позицию первого вхождения указанной подстроки в свою строку (если вхождения нет, то число<text:span text:style-name="T91"> -1</text:span>), ведя поиск от конца строки к началу; возвращает число;</text:p>
      <text:p text:style-name="P216"/>
      <text:p text:style-name="P521">charAt()</text:p>
      <text:p text:style-name="P217"/>
      <text:p text:style-name="P271">используется для возврата символа своей строки, <text:span text:style-name="T417">располагающегося</text:span> по указанной позиции; принимает параметр — число (это указанная позиция); возвращает символ своей строки по указанной позиции; возвращает строку;</text:p>
      <text:p text:style-name="P217"/>
      <text:p text:style-name="P521">charCodeAt()</text:p>
      <text:p text:style-name="P217"/>
      <text:p text:style-name="P271">используется для возврата кода символа своей строки, <text:span text:style-name="T417">располагающегося</text:span> по указанной позиции; принимает параметр — <text:span text:style-name="T417">число (это указанная позиция); возвращает код символа своей строки по указанной позиции; возвращает число;</text:span></text:p>
      <text:p text:style-name="P213"/>
      <text:p text:style-name="P519">substr()</text:p>
      <text:p text:style-name="P519"/>
      <text:p text:style-name="P275">используется для возврата подстроки своей строки; принимает параметры — число (стартовая позиция возврата подстроки, если задана отрицательным — то отсчет от конца строки), и число (количество символов подстроки, если не задано — то до конца строки); возвращает подстроку своей строки, руководствуясь переданными параметрами, свою строку не изменяет; возвращает строку (это подстрока);</text:p>
      <text:p text:style-name="P519"/>
      <text:p text:style-name="P519">substring()</text:p>
      <text:p text:style-name="P519"/>
      <text:p text:style-name="P275">используется для возврата подстроки своей строки (со стартовой позиции включительно по финальную позицию не включительно; <text:span text:style-name="T418">причем, если стартовая позиция равна финальной — то исправно вернется пустая строка, если же стартовая позиция больше финальной — то эти позиции рокируются</text:span>); принимает параметры — число (стартовая позиция), и число (финальная позиция); возвращает подстроку своей строки, руководствуясь переданными параметрами, свою строку не изменяет; возвращает строку (это подстрока);</text:p>
      <text:p text:style-name="P522"/>
      <text:p text:style-name="P735">slice()</text:p>
      <text:p text:style-name="P274"/>
      <text:p text:style-name="P274">используется для возврата подстроки из своей строки (со стартовой позиции включительно, по финальную позицию не включительно); принимает параметры — число (стартовая позиция, если задана отрицательным — то отсчитывается от конца строки), и число (финальная позиция, если задана отрицательным — то отсчитывается от конца строки, если не задана — то ей считается конец строки); возвращает подстроку своей строки, руководствуясь переданными параметрами, свою строку не изменяет; возвращает строку (это подстрока);</text:p>
      <text:p text:style-name="P218"/>
      <text:p text:style-name="P515">split()</text:p>
      <text:p text:style-name="P213"/>
      <text:p text:style-name="P259">используется для дробления <text:span text:style-name="T419">своей </text:span>строки <text:span text:style-name="T419">на подстроки</text:span>; принимает <text:span text:style-name="T419">параметры</text:span> — строку/ <text:span text:style-name="T419">регулярное выражение</text:span> (использу<text:span text:style-name="T419">ется</text:span> как разделитель; <text:span text:style-name="T419">по позиции этого разделителя в строке и будет происходить ее дробление; разделитель может быть и не указан — тогда дробление даст в результате исходную строку, или указан пустым — тогда дробление будет через каждый символ строки</text:span>), <text:span text:style-name="T419">и число (лимит количества результирующих подстрок, этот лимит может быть и не задан)</text:span>; разбивает свою строку на подстроки <text:span text:style-name="T419">по указанному разделителю (причем, сам разделитель исключается из результатов) и учитывая лимит дробления, этот метод создает массив и сохраняет в нем результат работы но свою строку не изменяет)</text:span>; возвращает <text:span text:style-name="T420">объект</text:span><text:span text:style-name="T195"> </text:span><text:span text:style-name="T136">Array</text:span> (<text:span text:style-name="T420">массив </text:span>результирующих <text:span text:style-name="T420">под</text:span>строк);</text:p>
      <text:p text:style-name="P143"/>
      <text:p text:style-name="P522">fromCharCode()</text:p>
      <text:p text:style-name="P218"/>
      <text:p text:style-name="P272">используется для создания строки по заданным кодам символов; принимает параметры — <text:span text:style-name="T421">ряд значений (это значения кодов символов)</text:span>; <text:span text:style-name="T421">создает строку по заданным кодам символов; возвращает строку (это созданная строка);</text:span></text:p>
      <text:p text:style-name="P273">этот метод «статический»;</text:p>
      <text:p text:style-name="P171"/>
      <text:p text:style-name="P523">concat()</text:p>
      <text:p text:style-name="P219"/>
      <text:p text:style-name="P273">используется для конкатенации своей строки с рядом заданных значений; принимает параметры — ряд значений; осуществляет конкатенацию своей строки с рядом заданных значений; возвращает строку;</text:p>
      <text:p text:style-name="P218"/>
      <text:p text:style-name="P522">toLowerCase()</text:p>
      <text:p text:style-name="P218"/>
      <text:p text:style-name="P276">используется для возврата копии своей строки в нижнем регистре символов; параметров не принимает; возвращает копию своей строки в нижнем регистре символов; возвращает строку (копию своей строки в нижнем регистре символов);</text:p>
      <text:p text:style-name="P218"/>
      <text:p text:style-name="P522"><text:soft-page-break/>toLocaleLowerCase()</text:p>
      <text:p text:style-name="P218"/>
      <text:p text:style-name="P277">используется для возврата копии своей строки в нижнем регистре символов (с учетом локализации); параметров не принимает; возвращает копию своей строки в нижнем регистре символов (с учетом локализации); возвращает строку (копию своей строки в нижнем регистре символов);</text:p>
      <text:p text:style-name="P218"/>
      <text:p text:style-name="P522">toUpperCase()</text:p>
      <text:p text:style-name="P218"/>
      <text:p text:style-name="P277">используется для возврата копии своей строки в <text:span text:style-name="T422">верхнем</text:span> регистре символов; параметров не принимает; возвращает копию своей строки в <text:span text:style-name="T422">верхнем</text:span> регистре символов; возвращает строку (копию своей строки в нижнем регистре символов);</text:p>
      <text:p text:style-name="P218"/>
      <text:p text:style-name="P522">toLocaleUpperCase</text:p>
      <text:p text:style-name="P218"/>
      <text:p text:style-name="P277">используется для возврата копии своей строки в <text:span text:style-name="T422">верхнем</text:span> регистре символов (с учетом локализации); параметров не принимает; возвращает копию своей строки в <text:span text:style-name="T422">верхнем</text:span> регистре символов (с учетом локализации); возвращает строку (копию своей строки в нижнем регистре символов);</text:p>
      <text:p text:style-name="P143"/>
      <text:p text:style-name="P61">Переменные объектов <text:span text:style-name="T48">String</text:span></text:p>
      <text:p text:style-name="P534"/>
      <text:p text:style-name="P534">length</text:p>
      <text:p text:style-name="P228"/>
      <text:p text:style-name="P420">константа; содержит длину строки в количестве символов;</text:p>
      <text:p text:style-name="P20"/>
      <text:p text:style-name="P20">Объекты <text:span text:style-name="T48">Array</text:span></text:p>
      <text:p text:style-name="P228"/>
      <text:p text:style-name="P421">Все массивы являются объектами<text:span text:style-name="T91"> </text:span><text:span text:style-name="T92">Array</text:span><text:span text:style-name="T48">. </text:span><text:span text:style-name="T424">Им доступен синтаксис массивов и объектов. В силу нестрогой типизации языка </text:span><text:span text:style-name="T137">JavaScript</text:span><text:span text:style-name="T196"> </text:span><text:span text:style-name="T423">массивы могут содержать разнотипные элементы. </text:span>Массивы создаются следующей записью:</text:p>
      <text:p text:style-name="P596">var VarName = [ … ];</text:p>
      <text:p text:style-name="P598">/* <text:span text:style-name="T42">… это список значений;</text:span><text:span text:style-name="T47">с</text:span><text:span text:style-name="T42">этот список может быть пустым;</text:span></text:p>
      <text:p text:style-name="P621">или содержать пустые элементы, тогда он примет вид:</text:p>
      <text:p text:style-name="P597">Value0, , Value2, … </text:p>
      <text:p text:style-name="P622">пропущенные элементы не существуют,</text:p>
      <text:p text:style-name="P622">но занимают место в адресном пространстве индексов <text:span text:style-name="T82">*/</text:span></text:p>
      <text:p text:style-name="P458"/>
      <text:p text:style-name="P422">Как видно из записи, запись «инициализатора массива» в языке <text:span text:style-name="T92">JavaScript </text:span>имеет специфический вид. Альтернативная запись:</text:p>
      <text:p text:style-name="P599">var VarName = new Array( … );</text:p>
      <text:p text:style-name="P599">/* … <text:span text:style-name="T1">это переданные параметры,</text:span></text:p>
      <text:p text:style-name="P623"><text:s/>о параметрах — далее в этой главе */</text:p>
      <text:p text:style-name="P422"><text:soft-page-break/>Доступ к элементам массива, как обычно происходит посредством индексации. Приэтом, индексы могут быть указаны как непосредственно, так и в кавычках (это означает, что элемент массива — это член объекта- массива с именем своего индекса). Приэтом, если индекс указан не натуральным числом (и не важно прописан ли он без кавычек, или в кавычках), то он интерпретируется как имя члена объекта- массива (не являющегося элементом массива), и происходит попытка доступа к нему.</text:p>
      <text:p text:style-name="P491"><text:span text:style-name="T1">Массиву, как и любому другому объекту, после создания могут быть приписаны новые члены. Члены, являющиеся элементами массива, также могут быть приписаны. Приэтом, они могут быть приписаны не только в порядке счета индексов — тогда массив будет разрежен. </text:span><text:span text:style-name="T43">Массив может быть разрежен также удалением элементов массива.</text:span></text:p>
      <text:p text:style-name="P492"><text:span text:style-name="T1">Массивы могут содержать элементы любого типа, в том числе и другие массивы. </text:span><text:span text:style-name="T44">Такие массивы создаются обычной (в языке </text:span><text:span text:style-name="T197">JavaScript</text:span><text:span text:style-name="T44">) для этого записью. И доступ к элементам такого массива осуществляется обычной для этого записью:</text:span></text:p>
      <text:p text:style-name="P600">VarName[ … ] … [ … ]</text:p>
      <text:p text:style-name="P176"/>
      <text:p text:style-name="P100"><text:span text:style-name="T1">Члены объектов </text:span>Array</text:p>
      <text:p text:style-name="P100"/>
      <text:p text:style-name="P65">Конструктор объектов <text:span text:style-name="T48">Array</text:span></text:p>
      <text:p text:style-name="P78"/>
      <text:p text:style-name="P535">Array()</text:p>
      <text:p text:style-name="P535"/>
      <text:p text:style-name="P283">конструктор объектов<text:span text:style-name="T91"> </text:span><text:span text:style-name="T92">Array</text:span><text:span text:style-name="T48">; </text:span>принимает параметры — либо ничего, либо значение (это количество элементов массива), либо ряд значений (это значения элементов массива); <text:span text:style-name="T425">создает объект</text:span><text:span text:style-name="T198"> </text:span><text:span text:style-name="T138">Array</text:span><text:span text:style-name="T74">; </text:span><text:span text:style-name="T425">возвращает объект</text:span><text:span text:style-name="T198"> </text:span><text:span text:style-name="T138">Array</text:span><text:span text:style-name="T74">;</text:span></text:p>
      <text:p text:style-name="P176"/>
      <text:p text:style-name="P65">Методы объектов <text:span text:style-name="T48">Array</text:span></text:p>
      <text:p text:style-name="P229"/>
      <text:p text:style-name="P536">toString()</text:p>
      <text:p text:style-name="P230"/>
      <text:p text:style-name="P670"><text:span text:style-name="T48">используется для возврата строкового представления </text:span><text:span text:style-name="T73">своего </text:span><text:span text:style-name="T48">объекта; параметров не принимает; возвращает строковое представление своего объекта </text:span><text:span text:style-name="T70">(лучше сказать, строку сопоставленную тому или иному языковому объекту), </text:span><text:span text:style-name="T426">метод действет так — вызывает метод</text:span><text:span text:style-name="T199"> </text:span><text:span text:style-name="T139">toString() </text:span><text:span text:style-name="T426">для каждого элемента массива и выполняет конкатенацию результирующих строк (для разделителя используя запятую)</text:span><text:span text:style-name="T70">; возвращает строку</text:span><text:span text:style-name="T72">;</text:span></text:p>
      <text:p text:style-name="P230"/>
      <text:p text:style-name="P536">toLocaleString()</text:p>
      <text:p text:style-name="P230"/>
      <text:p text:style-name="P665"><text:span text:style-name="T48">используется для получения строкового представления своего объекта, причем в локализованном (согласно пользовательским региональным настройкам) виде; </text:span><text:span text:style-name="T426">параметров не принимает; метод действет так — вызывает метод</text:span><text:span text:style-name="T199"> </text:span><text:soft-page-break/><text:span text:style-name="T139">tolocaleString()</text:span><text:span text:style-name="T75"> </text:span><text:span text:style-name="T426">для каждого элемента массива и выполняет конкатенацию результирующих строк (для разделителя используя символ, согласно локализации)</text:span><text:span text:style-name="T48">;</text:span></text:p>
      <text:p text:style-name="P230"/>
      <text:p text:style-name="P536">indexOf()</text:p>
      <text:p text:style-name="P230"/>
      <text:p text:style-name="P284">используется для возврата индекса указанного элемента <text:span text:style-name="T429">своего массива</text:span>; принимает параметры — либо значение (значение целевого элемента), либо значение (значение целевого элемента) и значение <text:span text:style-name="T427">(стартовая позиция поиска)</text:span>; <text:span text:style-name="T427">возвращает индекс целевого элемента (если он найден, иначе — число</text:span><text:span text:style-name="T200"> -1</text:span><text:span text:style-name="T427">), причем для поиск целевого элемента происходит как при использовании оператора</text:span><text:span text:style-name="T200"> ===</text:span><text:span text:style-name="T427">; возвращает число;</text:span></text:p>
      <text:p text:style-name="P230"/>
      <text:p text:style-name="P536">lastIndexOf()</text:p>
      <text:p text:style-name="P230"/>
      <text:p text:style-name="P285"><text:span text:style-name="T48">используется для возврата индекса указанного элемента </text:span><text:span text:style-name="T429">своего массива (поиск ведется от конца массива)</text:span><text:span text:style-name="T48">; принимает параметры — либо значение (значение целевого элемента), либо значение (значение целевого элемента) и значение </text:span><text:span text:style-name="T76">(стартовая позиция поиска)</text:span><text:span text:style-name="T48">; </text:span><text:span text:style-name="T76">возвращает индекс целевого элемента </text:span><text:span text:style-name="T429">своего массива </text:span><text:span text:style-name="T76">(если он найден, иначе — число</text:span><text:span text:style-name="T140"> -1</text:span><text:span text:style-name="T76">), причем для поиск целевого элемента происходит как при использовании оператора</text:span><text:span text:style-name="T140"> === </text:span><text:span text:style-name="T427">(поиск ведется от конца массива);</text:span><text:span text:style-name="T76"> возвращает число;</text:span></text:p>
      <text:p text:style-name="P230"/>
      <text:p text:style-name="P536">push()</text:p>
      <text:p text:style-name="P230"/>
      <text:p text:style-name="P286">используется для заталкивания указанн<text:span text:style-name="T428">ых</text:span> значени<text:span text:style-name="T428">й</text:span> в <text:span text:style-name="T429">свой </text:span>массив; <text:span text:style-name="T428">принимает параметры — ряд значений (произвольной длины ряд указанных значений); заталкивает ряд указанных значений в массив; возвращает число (это результирующая длина массива (значение члена</text:span><text:span text:style-name="T201"> </text:span><text:span text:style-name="T141">length </text:span><text:span text:style-name="T428">объекта- массива));</text:span></text:p>
      <text:p text:style-name="P230"/>
      <text:p text:style-name="P536">pop()</text:p>
      <text:p text:style-name="P230"/>
      <text:p text:style-name="P291">используется для выталкивания последнего элемента из <text:span text:style-name="T429">своего </text:span>массива; параметров не принимает; выталкивает последний элемент из массива; возвращает значение (это значение вытолкнутого элемента, если же массив изначально был пуст — то значение<text:span text:style-name="T91"> </text:span><text:span text:style-name="T92">undefinied</text:span>);</text:p>
      <text:p text:style-name="P230"/>
      <text:p text:style-name="P536">shift()</text:p>
      <text:p text:style-name="P230"/>
      <text:p text:style-name="P287">используется для сдвига своего массива на один элемент; параметров не принимает; сдвигает свой массив на один элемент (к началу массива); возвращает значение (это значение элемента, утерянного в результате сдвига);</text:p>
      <text:p text:style-name="P230"/>
      <text:p text:style-name="P536"><text:soft-page-break/>unshift()</text:p>
      <text:p text:style-name="P230"/>
      <text:p text:style-name="P287">используется для сдвига своего массива и заполнения указанными значениями; принимает параметры — ряд указанных значений; сдвигает свой массив на количество элементов, соответствующих количеству переданных параметров, (к концу массива); <text:span text:style-name="T428">возвращает число (это результирующая длина массива (значение члена</text:span><text:span text:style-name="T201"> </text:span><text:span text:style-name="T141">length </text:span><text:span text:style-name="T428">объекта- массива))</text:span>;</text:p>
      <text:p text:style-name="P230"/>
      <text:p text:style-name="P536">reverse()</text:p>
      <text:p text:style-name="P230"/>
      <text:p text:style-name="P287">используется для инвертирования порядка следования элементов в своем массиве; параметров не принимает; инвертирует порядок следования элементов в своем массиве; возвращает объект (это ссылка на свой массив);</text:p>
      <text:p text:style-name="P230"/>
      <text:p text:style-name="P536">sort()</text:p>
      <text:p text:style-name="P230"/>
      <text:p text:style-name="P287">используется для упорядочивания элементов своего массива; параметров либо не принимает (тогда порядок <text:span text:style-name="T430">упорядочивания</text:span> — по умолчанию), либо принимает функцию (пользовательская функция с<text:span text:style-name="T430">равнения</text:span>, задающая пользовательский порядок <text:span text:style-name="T430">упорядочивания</text:span>); <text:span text:style-name="T430">осуществляет упорядочивание элементов своего массива, руководствуясь переданными параметрами (если порядок упорядочивания по умолчанию — то элементы упорядочиваются в алфавитном порядке (для этого при необходимости приводятся к строке), если же порядок упорядочивания задается пользовательской функцией сравнения, то эта функция должна быть прописана соответствующим образом — она должна принимать два аргумента, сравнивать их по своей логике и по результатам сравнения возвращать число (отрицательное число будет значить что — 1й аргумент следует считать меньше второго, число ноль будет значить — 1й аргумент следует считать равным второму, положительное число будет значить — 1й рагумент следует считать больше второго), в результате метод</text:span><text:span text:style-name="T202"> </text:span><text:span text:style-name="T142">sort() </text:span><text:span text:style-name="T431">будет упорядочивать элементы массива по прежнему в алфавитном порядке — просто порядок старшинства элементов будет определяться пользовательской функцией сравнения, само тело пользовательской функции сравнения может быть тривиальным — оно должно лишь принимать два аргумента и возвращать число — а корректное применение этой функции по своему массиву остается на откуп интерпретатору)</text:span>; <text:span text:style-name="T430">возвращает объект (это ссылка на свой массив);</text:span></text:p>
      <text:p text:style-name="P292">пользовательская функция сравнения применяется интерпретатором следующим образом — функция принимает два параметра, исполняет свое тело и возвращает значение сравнения; два принимаемых ей параметра — это элементы массива, участвующие в упорядочивании (лучше сказать, сортировке); алгоритм сортировки, применяемый интерпретатором, остается на откуп интерпретатора (но обычно это быстрая сортировка);</text:p>
      <text:p text:style-name="P179"><text:span text:style-name="T437">н</text:span><text:span text:style-name="T434">еобходимо помнить, что интерпретатор не вызывает эту пользовательскую функцию по несуществующим элементам;</text:span></text:p>
      <text:p text:style-name="P230"/>
      <text:p text:style-name="P536"><text:soft-page-break/>reduce()</text:p>
      <text:p text:style-name="P230"/>
      <text:p text:style-name="P288">используется для <text:span text:style-name="T432">возврата значения редуцирования (лучше сказать, свертки) массива; принимает параметры — либо функцию (это пользовательская функция свертки), либо функцию (это пользовательская функция свертки) и значение (это начальное значение, если этот аргумент передан — то метод</text:span><text:span text:style-name="T203"> </text:span><text:span text:style-name="T143">reduce() </text:span><text:span text:style-name="T432">будет считать его добавленным в начало массива); применяет пользовательскую функцию свертки по своему массиву (эта функция должна быть прописана соответствующим образом — она должна принимать два параметра, выполнять их свертку по своей логике и возвращать значение их свертки, само тело пользовательской функции свертки может быть тривиальным — оно должно лишь быть прописанным по этим правилам — а корректное применение этой функции по своему массиву остается на откуп интерпретатору); возвращает значение (это единственное значение, полученное применением интерпретатором пользовательской функции свертки);</text:span></text:p>
      <text:p text:style-name="P290">пользовательская функция свертки применяется интерпретатором так — функция принимает два параметра, исполняет свое тело, и возвращает значение свертки; два принимаемых ей параметра — это начальное значение свертки (если не задано, то им считается первый элемент массива) и первый элемент массива (если начальное значение свертки не задано, то это второй элемент массива); интерпретатор применяет пользовательскую функцию свертки итеративно <text:span text:style-name="T433">и сдвигаясь за итерацию на один элемент массива; в результате этих итераций функция свертки вернет единственное значение (поэтому она и называется функцией свертки массива);</text:span></text:p>
      <text:p text:style-name="P230"/>
      <text:p text:style-name="P536">reduceRight()</text:p>
      <text:p text:style-name="P230"/>
      <text:p text:style-name="P289"><text:span text:style-name="T48">используется для </text:span><text:span text:style-name="T77">возврата значения редуцирования (лучше сказать, свертки) массива; </text:span><text:span text:style-name="T433">синонимичен вышеописанному методу за тем исключением, что выполняет свертку не с начала массива, а с конца;</text:span></text:p>
      <text:p text:style-name="P230"/>
      <text:p text:style-name="P539">filter()</text:p>
      <text:p text:style-name="P232"/>
      <text:p text:style-name="P180"><text:span text:style-name="T434">применяется для фильтрации элементов своего массива при помощи пользовательской функции; принимает параметры — либо функцию (пользовательская функция, определяющая отфильтровывать ли элемент из массива, поэтому ее принято называть предикативной (для простоты - предикат)), либо функцию (пользовательская функция, определяющая отфильтровывать ли элемент из массива, поэтому ее принято называть предикативной (для простоты - предикат)) и объект (в его контексте будет работать предикативная функция); осуществляет фильтрацию элементов своего массива, руководствуясь переданными параметрами (</text:span><text:span text:style-name="T436">передаваемая в параметрах предикативная функция должна быть прописана соответствующим образом — принимать параметр, определять (по своей логике) фильтровать ли элемент, и возвращать логическое значение (</text:span><text:span text:style-name="T204">true</text:span><text:span text:style-name="T447"> – </text:span><text:span text:style-name="T436">фильтровать</text:span><text:span text:style-name="T447">,</text:span><text:span text:style-name="T204"> false</text:span><text:span text:style-name="T447"> – </text:span><text:span text:style-name="T436">нет)</text:span><text:span text:style-name="T435">, само тело </text:span><text:soft-page-break/><text:span text:style-name="T435">п</text:span><text:span text:style-name="T436">редикативной</text:span><text:span text:style-name="T435"> функции может быть тривиальным — оно должно лишь быть прописанным по этим правилам — а корректное применение этой функции по своему массиву остается на откуп интерпретатору</text:span><text:span text:style-name="T434">), свой массив не изменяет, отфильтрованные элементы возвращает в новом массиве; возвращает массив (это массив отфильтрованных элементов);</text:span></text:p>
      <text:p text:style-name="P178"><text:span text:style-name="T434">предикативная функция применяется интерпретатором так — функция принимает параметр, исполняет свое тело, и возвращает логическое значение; принимаемый параметр — это элемент массива; интерпретатор применяет предикативную функцию по своему массиву </text:span><text:span text:style-name="T437">итеративно, сдвигаясь за итерацию на один элемент массива; в результате этих итераций предикативная функция выполнит фильтрацию элементов массива;</text:span></text:p>
      <text:p text:style-name="P179"><text:span text:style-name="T437">н</text:span><text:span text:style-name="T434">еобходимо помнить, что интерпретатор не вызывает эту пользовательскую функцию по несуществующим элементам;</text:span></text:p>
      <text:p text:style-name="P232"/>
      <text:p text:style-name="P537">every()</text:p>
      <text:p text:style-name="P230"/>
      <text:p text:style-name="P296">используется для проверки элементов своего массива при помощи пользовательской функции; принимает параметры — функцию <text:span text:style-name="T457">(пользовательская функция, </text:span>используемая для проверки элементов своего массива<text:span text:style-name="T457">, поэтому ее принято называть предикативной (для простоты - предикат))</text:span> и объект (в его контексте и будет исполняться пользовательская функция, этот аргумент может быть и не передан); последовательно вызывает предикативную функцию от каждого из элементов своего массива<text:span text:style-name="T456"> (передаваемая в параметрах п</text:span>редикативная<text:span text:style-name="T456"> функция должна быть прописана соответствующим образом — принимать параметр, осуществлять прописанные программистом операции, </text:span>и возвращать логическое значение (свидетельствующее о результате)<text:span text:style-name="T456">, само тело пользовательской функции может быть тривиальным — оно должно лишь быть прописанным по этим правилам — а корректное применение этой функции по своему массиву остается на откуп интерпретатору); возвращает </text:span>логическое значение <text:span text:style-name="T459">(</text:span><text:span text:style-name="T144">true</text:span><text:span text:style-name="T78"> – </text:span><text:span text:style-name="T459">если предикативная функция вернет</text:span><text:span text:style-name="T215"> </text:span><text:span text:style-name="T144">true </text:span><text:span text:style-name="T459">для каждого элемента,</text:span><text:span text:style-name="T215"> </text:span><text:span text:style-name="T144">false</text:span><text:span text:style-name="T78"> – </text:span><text:span text:style-name="T459">иначе);</text:span></text:p>
      <text:p text:style-name="P294"><text:span text:style-name="T458">н</text:span>еобходимо помнить, что интерпретатор не вызывает эту пользовательскую функцию по несуществующим элементам;</text:p>
      <text:p text:style-name="P230"/>
      <text:p text:style-name="P536">some()</text:p>
      <text:p text:style-name="P230"/>
      <text:p text:style-name="P296">используется для проверки элементов своего массива при помощи пользовательской функции;<text:span text:style-name="T77"> </text:span><text:span text:style-name="T433">синонимичен вышеописанному методу за тем исключением, что возвращает значение </text:span><text:span text:style-name="T144">true</text:span><text:span text:style-name="T78"> – </text:span><text:span text:style-name="T459">если предикативная функция вернет</text:span><text:span text:style-name="T215"> </text:span><text:span text:style-name="T144">true </text:span><text:span text:style-name="T459">для хотя бы одного элемента;</text:span></text:p>
      <text:p text:style-name="P230"/>
      <text:p text:style-name="P536">forEach()</text:p>
      <text:p text:style-name="P293"/>
      <text:p text:style-name="P293"><text:span text:style-name="T227">используется д</text:span>ля вызова указанной пользовательской функции от каждого из элементов своего массива; принимает параметры — функцию (это <text:soft-page-break/>пользовательская функция), и объект (в его контексте и будет исполняться пользовательская функция, этот аргумент может быть и не передан); последовательно вызывает пользовательскую функцию от каждого из элементов своего масива <text:span text:style-name="T457">(передаваемая в параметрах </text:span>пользовательская<text:span text:style-name="T457"> функция должна быть прописана соответствующим образом — принимать параметр, </text:span>осуществлять прописанные программистом операции,<text:span text:style-name="T457"> само тело </text:span>пользовательской<text:span text:style-name="T457"> функции может быть тривиальным — оно должно лишь быть прописанным по этим правилам — а корректное применение этой функции по своему массиву остается на откуп интерпретатору)</text:span>; возвращает ничтоже;</text:p>
      <text:p text:style-name="P293"><text:span text:style-name="T458">н</text:span>еобходимо помнить, что интерпретатор не вызывает эту пользовательскую функцию по несуществующим элементам;</text:p>
      <text:p text:style-name="P538"/>
      <text:p text:style-name="P538">map()</text:p>
      <text:p text:style-name="P231"/>
      <text:p text:style-name="P300">используется для отображения элементов своего массива на элементы нового массива при помощи пользователькой функции; принимает параметры — функцию (<text:span text:style-name="T460">это пользовательская функция</text:span>) и объект<text:span text:style-name="T456"> (в его контексте и будет исполняться пользовательская функция, этот аргумент может быть и не передан)</text:span>; <text:span text:style-name="T460">последовательно вызывает пользователькую функцию от каждого </text:span><text:span text:style-name="T261"><text:s/>из элементов своего масива </text:span><text:span text:style-name="T262">(передаваемая в параметрах </text:span><text:span text:style-name="T261">пользовательская</text:span><text:span text:style-name="T262"> функция должна быть прописана соответствующим образом — принимать параметр, </text:span><text:span text:style-name="T261">осуществлять прописанные программистом операции, </text:span><text:span text:style-name="T263">и возвращать значение (результат отображения текущего элемента)</text:span><text:span text:style-name="T261">,</text:span><text:span text:style-name="T262"> само тело </text:span><text:span text:style-name="T261">пользовательской</text:span><text:span text:style-name="T262"> функции может быть тривиальным — оно должно лишь быть прописанным по этим правилам — а корректное применение этой функции по своему массиву остается на откуп интерпретатору), </text:span><text:span text:style-name="T263">свой массив не изменяет, результат отображения возвращает в новом массиве</text:span><text:span text:style-name="T261">; возвращает </text:span><text:span text:style-name="T263">массив (это новый массив состоящий из результатов отображения)</text:span><text:span text:style-name="T261">;</text:span></text:p>
      <text:p text:style-name="P295"><text:span text:style-name="T458">н</text:span>еобходимо помнить, что интерпретатор не вызывает эту пользовательскую функцию по несуществующим элементам;</text:p>
      <text:p text:style-name="P230"/>
      <text:p text:style-name="P536">concat()</text:p>
      <text:p text:style-name="P230"/>
      <text:p text:style-name="P297">используется <text:span text:style-name="T461">для конкатенации своего массива с рядом указанных значений; принимает параметры — ряд указанных значений; осуществляет конкатенацию своего массива с рядом указанных значений, свой массив не изменяет, резельтат возвращает в новом массиве; возвращает массив (это новый массив);</text:span></text:p>
      <text:p text:style-name="P230"/>
      <text:p text:style-name="P536">join()</text:p>
      <text:p text:style-name="P230"/>
      <text:p text:style-name="P298">используется для конкатенации элементов своего массива; принимает параметр — строку (используется как разделитель элементов в результате конкатенации, этот аргумент может быть не передан); осуществляет конкатенацию элементов своего массива, руководствуясь переданными параметрами (если параметр опущен, то используется разделитель по умолчанию — запятая), свой массив не <text:soft-page-break/>изменяет, результат возвращает в созданной строке; возвращает строку (результат конкатенации);</text:p>
      <text:p text:style-name="P230"/>
      <text:p text:style-name="P536">slice()</text:p>
      <text:p text:style-name="P230"/>
      <text:p text:style-name="P298">используется для возврата подмассива своего массива<text:span text:style-name="T462"> (со стартовой позиции включительно, по финальную позицию не включительно); принимает параметры — число (стартовая позиция, если задана отрицательным — то отсчитывается от конца </text:span>массива<text:span text:style-name="T462">), и число (финальная позиция, если задана отрицательным — то отсчитывается от конца </text:span>массива<text:span text:style-name="T462">, если не задана — то ей считается конец </text:span>массива<text:span text:style-name="T462">); возвращает под</text:span>массив своего массива<text:span text:style-name="T462">, руководствуясь переданными параметрами, сво</text:span>й массив<text:span text:style-name="T462"> не изменяет, </text:span>результат возвращает в новом массиве<text:span text:style-name="T462">; возвращает </text:span>массив<text:span text:style-name="T462"> (это под</text:span>массив<text:span text:style-name="T462">);</text:span></text:p>
      <text:p text:style-name="P230"/>
      <text:p text:style-name="P536">splice()</text:p>
      <text:p text:style-name="P230"/>
      <text:p text:style-name="P299">используется для изменения своего массива; принмает параметры — значение (стартовая позиция, с которой начинается изменение), значение (количество изменяемых элементов, <text:span text:style-name="T463">этот аргумент может быть значением</text:span><text:span text:style-name="T216"> 0 </text:span><text:span text:style-name="T463">— тогда изменение массива будет проистекать не затиранием его элементов рядом указанных значений а вставкой (вклиниванием) в него ряда указанных значений</text:span>), и ряд значений (<text:span text:style-name="T463">этими значениями и будет осуществляться изменение массива, эти аргументы могут быть не переданы</text:span>); <text:span text:style-name="T464">осуществляет изменение своего массива, руководствуясь переданными параметрами (причем, в переданных параметрах количество изменяемых элементов может быть не равно длине ряда значений — тогда массив будет изменяться в большую или меньшую сторону чтобы вместить ряд указанных значений (вместить без разрежения)), этот метод изменяет свой массив; возвращает массив (это массив из оригинальных значений элементов, что были изменены, если же никакие значения не были изменены — то вернет пустой массив);</text:span></text:p>
      <text:p text:style-name="P229"/>
      <text:p text:style-name="P65">Переменные объектов <text:span text:style-name="T48">Array</text:span></text:p>
      <text:p text:style-name="P229"/>
      <text:p text:style-name="P540">length</text:p>
      <text:p text:style-name="P233"/>
      <text:p text:style-name="P282">переменная; содержит число элементов массива (число элементов массива определяется исходя из занятого адресного пространства индексов — это число, как обычно, больше последнего занятого индекса на один);</text:p>
      <text:p text:style-name="P177"/>
      <text:p text:style-name="P574"><text:span text:style-name="T307">Объекты </text:span><text:span text:style-name="T310">RegExp</text:span></text:p>
      <text:p text:style-name="P172"/>
      <text:p text:style-name="P423">Регулярные выражения — это объекты<text:span text:style-name="T91"> </text:span><text:span text:style-name="T92">RegExp</text:span><text:span text:style-name="T48">. </text:span>Они служат для поиска в строках. Для этого они заключают в себе полезную нагрузку — шаблон, по <text:soft-page-break/>которому производится поиск. Шаблон может включать в себя обычные символы (которые составляют полезную нагрузку строки) и <text:span text:style-name="T331">специальные символы — так называемые «</text:span>метасимволы» (которые интерпретируются специфически), <text:span text:style-name="T332">в том числе символы эскейп- последовательностей</text:span>. Рег. выражения создаются <text:span text:style-name="T496">так</text:span>:</text:p>
      <text:p text:style-name="P615"><text:span text:style-name="T331">var </text:span>VarName <text:span text:style-name="T331">= new RegExp(</text:span><text:span text:style-name="T1">« … »</text:span><text:span text:style-name="T331">);</text:span></text:p>
      <text:p text:style-name="P624">// <text:span text:style-name="T330">« … » - </text:span>строка с полезной нагрузкой</text:p>
      <text:p text:style-name="P624"/>
      <text:p text:style-name="P424">Или же следующей записью:</text:p>
      <text:p text:style-name="P601">var VarName = / … /; // … - <text:span text:style-name="T1">сама полезная нагрузка</text:span></text:p>
      <text:p text:style-name="P624"/>
      <text:p text:style-name="P493"><text:span text:style-name="T1">В </text:span><text:span text:style-name="T40">эт</text:span><text:span text:style-name="T1">ой записи могут быть указаны так называемые флаги регулярных выражений. Флаг представляет собой литеру, прописываемую непосредственно за регулярным выражением </text:span><text:span text:style-name="T39">(то есть, непосредственно за</text:span><text:span text:style-name="T160"> </text:span><text:span text:style-name="T192">/ … /</text:span><text:span text:style-name="T39">)</text:span><text:span text:style-name="T1">. </text:span><text:span text:style-name="T19">Есть флаги:</text:span></text:p>
      <text:p text:style-name="P494"><text:span text:style-name="T91">i</text:span> – <text:span text:style-name="T1">означает что поиск должен быть регистронезависимым</text:span>;</text:p>
      <text:p text:style-name="P494"><text:span text:style-name="T91">g</text:span> – <text:span text:style-name="T1">означает что поиск должен быть глобальным (требуются все найденные соответствия)</text:span>;</text:p>
      <text:p text:style-name="P494"><text:span text:style-name="T91">m</text:span> – <text:span text:style-name="T1">означает что поиск должен быть в многострочном режиме</text:span>;</text:p>
      <text:p text:style-name="P425"/>
      <text:p text:style-name="P425">Флаги могут использоваться вместе, и в любом порядке.</text:p>
      <text:p text:style-name="P565"/>
      <text:p text:style-name="P62">Специальные символы</text:p>
      <text:p text:style-name="P565"/>
      <text:p text:style-name="P495"><text:span text:style-name="T91">[ … ]<text:tab/><text:tab/></text:span><text:span text:style-name="T1">перечисление символов</text:span><text:span text:style-name="T155"> … </text:span></text:p>
      <text:p text:style-name="P495"><text:span text:style-name="T91">[^ … ]<text:tab/><text:tab/></text:span><text:span text:style-name="T1">исключение перечисления символов</text:span><text:span text:style-name="T155"> … </text:span></text:p>
      <text:p text:style-name="P495"><text:span text:style-name="T91">[a-zA-Z0-9]<text:tab/></text:span><text:span text:style-name="T1">указанные диапазоны символов</text:span></text:p>
      <text:p text:style-name="P496"><text:span text:style-name="T91">{n}<text:tab/><text:tab/></text:span><text:span text:style-name="T1">предыдущий символ повторяется</text:span><text:span text:style-name="T155"> </text:span><text:span text:style-name="T91">n </text:span><text:span text:style-name="T1">раз</text:span></text:p>
      <text:p text:style-name="P496"><text:span text:style-name="T91">{n,}<text:tab/><text:tab/></text:span><text:span text:style-name="T1">предыдущий символ повторяется</text:span><text:span text:style-name="T155"> </text:span><text:span text:style-name="T91">n </text:span><text:span text:style-name="T1">раз и более</text:span></text:p>
      <text:p text:style-name="P496"><text:span text:style-name="T91">{n,m}<text:tab/><text:tab/></text:span><text:span text:style-name="T1">предыдущий символ повторяется</text:span><text:span text:style-name="T155"> </text:span><text:span text:style-name="T91">n … m </text:span><text:span text:style-name="T1">раз</text:span></text:p>
      <text:p text:style-name="P496"><text:span text:style-name="T91">?<text:tab/><text:tab/></text:span><text:span text:style-name="T1">предыдущий символ повторяется до</text:span><text:span text:style-name="T155"> 1 </text:span><text:span text:style-name="T1">раза</text:span></text:p>
      <text:p text:style-name="P496"><text:span text:style-name="T91">+<text:tab/><text:tab/></text:span><text:span text:style-name="T1">предыдущий символ повторяется от</text:span><text:span text:style-name="T155"> 1 </text:span><text:span text:style-name="T1">раза</text:span></text:p>
      <text:p text:style-name="P496"><text:span text:style-name="T91">*<text:tab/><text:tab/></text:span><text:span text:style-name="T1">предыдущий символ повторяется от</text:span><text:span text:style-name="T155"> 0 </text:span><text:span text:style-name="T1">раз</text:span></text:p>
      <text:p text:style-name="P495"><text:span text:style-name="T155">.<text:tab/><text:tab/></text:span><text:span text:style-name="T41">любой обычный символ</text:span></text:p>
      <text:p text:style-name="P497"><text:span text:style-name="T176">a</text:span><text:span text:style-name="T91">|b|c<text:tab/><text:tab/>a </text:span><text:span text:style-name="T1">или</text:span><text:span text:style-name="T155"> </text:span><text:span text:style-name="T91">b </text:span><text:span text:style-name="T1">или</text:span><text:span text:style-name="T155"> </text:span><text:span text:style-name="T91">c</text:span></text:p>
      <text:p text:style-name="P426"><text:span text:style-name="T91">( … )<text:tab/><text:tab/></text:span>регулярное выражение (целиком или его часть)</text:p>
      <text:p text:style-name="P498"><text:span text:style-name="T91">~ … <text:tab/><text:tab/>… </text:span><text:span text:style-name="T1">с начала строки</text:span></text:p>
      <text:p text:style-name="P498"><text:span text:style-name="T155"><text:s/>… </text:span><text:span text:style-name="T91">$<text:tab/><text:tab/>… </text:span><text:span text:style-name="T1">в конце строки</text:span></text:p>
      <text:p text:style-name="P427"/>
      <text:p text:style-name="P428">Специальные символы включаются в полезную нагрузку регулярного выражения именно в таком виде, в каком они и указаны выше.</text:p>
      <text:p text:style-name="P566"/>
      <text:p text:style-name="P103"><text:span text:style-name="T176">П</text:span><text:span text:style-name="T91">оиск регулярных выражений</text:span></text:p>
      <text:p text:style-name="P560"/>
      <text:p text:style-name="P429">Поиск регулярного выражения осуществляется при помощи соответствующих методов объектов<text:span text:style-name="T91"> </text:span><text:span text:style-name="T92">RegExp </text:span>и<text:span text:style-name="T91"> </text:span><text:span text:style-name="T92">String</text:span>.</text:p>
      <text:p text:style-name="P573"><text:soft-page-break/><text:span text:style-name="T309">Член</text:span><text:span text:style-name="T307">ы регулярных выражений</text:span></text:p>
      <text:p text:style-name="P173"/>
      <text:p text:style-name="P63">Конструктор регулярных выражений</text:p>
      <text:p text:style-name="P174"/>
      <text:p text:style-name="P530">RegExp()</text:p>
      <text:p text:style-name="P225"/>
      <text:p text:style-name="P278">конструктор регулярных выражений; принимает аргументы — строку <text:span text:style-name="T333">(полезная нагрузка регулярного выражения)</text:span>, или две строки <text:span text:style-name="T333">(полезная нагрузка и флаги регулярного выражения); создает объект</text:span><text:span text:style-name="T177"> </text:span><text:span text:style-name="T113">RegExp</text:span><text:span text:style-name="T333">; возращает объект</text:span><text:span text:style-name="T177"> </text:span><text:span text:style-name="T113">RegExp</text:span><text:span text:style-name="T333">;</text:span></text:p>
      <text:p text:style-name="P175"/>
      <text:p text:style-name="P64">Методы регулярных выражений</text:p>
      <text:p text:style-name="P175"/>
      <text:p text:style-name="P531">toString()</text:p>
      <text:p text:style-name="P531"/>
      <text:p text:style-name="P279">используется для получения строкового представления своего объекта; параметров не принимает; возвращает<text:span text:style-name="T365"> строковое представление своего объекта </text:span><text:span text:style-name="T366">(лучше сказать, строку сопоставленную тому или иному языковому объекту); возвращает строку (содержащую</text:span><text:span text:style-name="T352"> /</text:span><text:span text:style-name="T354"> … / - </text:span><text:span text:style-name="T364">литерал регулярного выражения</text:span><text:span text:style-name="T367">);</text:span></text:p>
      <text:p text:style-name="P532"/>
      <text:p text:style-name="P532">exec()</text:p>
      <text:p text:style-name="P226"/>
      <text:p text:style-name="P280">используется для проверки на соответствие рег<text:span text:style-name="T410">улярному</text:span> выражению; принимает аргумент — строку; проверяет указанную строку на соответствие своему регулярному выражению; возвращает<text:span text:style-name="T91"> </text:span><text:span text:style-name="T92">null</text:span><text:span text:style-name="T48"> (</text:span>если нет соответствия<text:span text:style-name="T48">), </text:span>или массив (если есть соответствия; нулевой элемент — строка (соответствующая рег. выражению), последующие элементы — <text:span text:style-name="T409">строки (соответствующие подвыражениям регулярного выражения)</text:span>); <text:span text:style-name="T408">игнорирует флаг</text:span><text:span text:style-name="T179"> </text:span><text:span text:style-name="T115">g</text:span><text:span text:style-name="T408">;</text:span></text:p>
      <text:p text:style-name="P226"/>
      <text:p text:style-name="P533">test()</text:p>
      <text:p text:style-name="P227"/>
      <text:p text:style-name="P280">используется для проверки на соответствие рег<text:span text:style-name="T410">улярному</text:span> выражению; принимает аргумент — строку; проверяет указанную строку на соответствие своему регулярному выражению; возвращает логическое значение (<text:span text:style-name="T92">true</text:span><text:span text:style-name="T48"> – </text:span>если соответствует; <text:span text:style-name="T92">false</text:span><text:span text:style-name="T48"> – </text:span>если нет); <text:span text:style-name="T408">игнорирует флаг</text:span><text:span text:style-name="T179"> </text:span><text:span text:style-name="T115">g </text:span><text:span text:style-name="T408">;</text:span></text:p>
      <text:p text:style-name="P175"/>
      <text:p text:style-name="P64">Переменные регулярных выражений</text:p>
      <text:p text:style-name="P567"/>
      <text:p text:style-name="P532">source</text:p>
      <text:p text:style-name="P226"/>
      <text:p text:style-name="P281">константа; содержит полезную нагрузку рег<text:span text:style-name="T410">улярного</text:span> выражения;</text:p>
      <text:p text:style-name="P226"/>
      <text:p text:style-name="P532"><text:soft-page-break/>global</text:p>
      <text:p text:style-name="P226"/>
      <text:p text:style-name="P456"><text:span text:style-name="T1">константа; содержит флаг</text:span><text:span text:style-name="T91"> g</text:span><text:span text:style-name="T155"> </text:span><text:span text:style-name="T1">рег</text:span><text:span text:style-name="T40">улярного</text:span><text:span text:style-name="T1"> выражения</text:span>;</text:p>
      <text:p text:style-name="P226"/>
      <text:p text:style-name="P532">ignoreCase</text:p>
      <text:p text:style-name="P226"/>
      <text:p text:style-name="P456"><text:span text:style-name="T1">константа; содержит флаг</text:span><text:span text:style-name="T91"> i</text:span><text:span text:style-name="T155"> </text:span><text:span text:style-name="T1">рег</text:span><text:span text:style-name="T40">улярного</text:span><text:span text:style-name="T1"> выражения;</text:span></text:p>
      <text:p text:style-name="P226"/>
      <text:p text:style-name="P532">multiline</text:p>
      <text:p text:style-name="P226"/>
      <text:p text:style-name="P456"><text:span text:style-name="T1">константа; содержит флаг</text:span><text:span text:style-name="T91"> m</text:span><text:span text:style-name="T155"> </text:span><text:span text:style-name="T1">рег</text:span><text:span text:style-name="T40">улярного</text:span><text:span text:style-name="T1"> выражения;</text:span></text:p>
      <text:p text:style-name="P226"/>
      <text:p text:style-name="P532">lastIdex</text:p>
      <text:p text:style-name="P226"/>
      <text:p text:style-name="P456"><text:span text:style-name="T1">переменная; используется при наличии флага</text:span><text:span text:style-name="T91"> g</text:span><text:span text:style-name="T155"> </text:span><text:span text:style-name="T1">рег</text:span><text:span text:style-name="T40">улярного</text:span><text:span text:style-name="T1"> выражения, и содержит последнюю позицию поиска; </text:span><text:span text:style-name="T29">эта переменная используется в нуждах языка;</text:span></text:p>
      <text:p text:style-name="P20"/>
      <text:p text:style-name="P20">Объекты <text:span text:style-name="T48">Date</text:span></text:p>
      <text:p text:style-name="P23"/>
      <text:p text:style-name="P695">Это объекты, служащие для работы с датами.</text:p>
      <text:p text:style-name="P629"/>
      <text:p text:style-name="P93">Члены объектов <text:span text:style-name="T48">Date</text:span></text:p>
      <text:p text:style-name="P643"/>
      <text:p text:style-name="P66">Конструктор объектов <text:span text:style-name="T48">Date</text:span></text:p>
      <text:p text:style-name="P643"/>
      <text:p text:style-name="P716">Date()</text:p>
      <text:p text:style-name="P643"/>
      <text:p text:style-name="P695">конструктор объектов<text:span text:style-name="T91"> </text:span><text:span text:style-name="T92">Date</text:span><text:span text:style-name="T48">; </text:span>параметров либо не принимает (и тогда создает объект<text:span text:style-name="T91"> </text:span><text:span text:style-name="T92">Date</text:span><text:span text:style-name="T48">, </text:span>содержащий текущую дату и время), либо принимает число (и тогда интерпретирует его как указанное значение даты и времени в миллисекундах), либо принимает строку (и тогда интерпретирует ее как указанное значение даты и времени), либо принимает ряд значений (и тогда интерпретирует их как составляющие указанного значения даты и времени, из этог ряда значений год и месяц обязательны); <text:span text:style-name="T465">создает объект</text:span><text:span text:style-name="T217"> </text:span><text:span text:style-name="T145">Date</text:span><text:span text:style-name="T79">; </text:span><text:span text:style-name="T465">возвращает объект</text:span><text:span text:style-name="T145"> Date</text:span><text:span text:style-name="T79">;</text:span></text:p>
      <text:p text:style-name="P74"/>
      <text:p text:style-name="P732">Методы объектов <text:span text:style-name="T48">Date</text:span></text:p>
      <text:p text:style-name="P717"/>
      <text:p text:style-name="P717">toString()</text:p>
      <text:p text:style-name="P644"/>
      <text:p text:style-name="P671">используется для возврата строкового представления <text:span text:style-name="T412">своего </text:span>объекта <text:span text:style-name="T468">в рамках текущего часового пояса</text:span>; параметров не принимает; возвращает строковое представление своего объекта <text:span text:style-name="T399">(лучше сказать, строку сопоставленную тому или иному языковому объекту) в рамках текущего часового пояса; возвращает строку (содержащую</text:span><text:span text:style-name="T189"> </text:span><text:span text:style-name="T131">[ … ]</text:span><text:span text:style-name="T70">, </text:span><text:span text:style-name="T467">где … всегда различается в разных реализациях языка);</text:span></text:p>
      <text:p text:style-name="P644"/>
      <text:p text:style-name="P717">toLocaleString()</text:p>
      <text:p text:style-name="P644"/>
      <text:p text:style-name="P671">используется для возврата строкового представления <text:span text:style-name="T412">своего </text:span>объекта <text:span text:style-name="T468">с учетом локализации и в рамках текущего часового пояса</text:span>; параметров не принимает; возвращает строковое представление своего объекта <text:span text:style-name="T468">с учетом локализации (лучше сказать, строку сопоставленную тому или иному языковому объекту) и в рамках текущего часового пояса; возвращает строку (содержащую</text:span><text:span text:style-name="T189"> </text:span><text:span text:style-name="T131">[ … ]</text:span><text:span text:style-name="T70">, </text:span><text:span text:style-name="T467">где</text:span><text:span text:style-name="T218"> … </text:span><text:span text:style-name="T467">всегда различается в разных реализациях языка);</text:span></text:p>
      <text:p text:style-name="P644"/>
      <text:p text:style-name="P717">toTimeString()</text:p>
      <text:p text:style-name="P644"/>
      <text:p text:style-name="P676">используется для возврата строкового представления времени из своего объекта; параметров не принимает; возвращает строковое представление времени из своего объекта, зависящее от реализации языка; возвращает строку;</text:p>
      <text:p text:style-name="P644"/>
      <text:p text:style-name="P717">toLocaleTimeString()</text:p>
      <text:p text:style-name="P644"/>
      <text:p text:style-name="P676">используется для возврата строкового представления времени из своего объекта с учетом локализации; параметров не принимает; возвращает строковое представление времени из своего объекта, зависящее от реализации языка с учетом локализации; возвращает строку;</text:p>
      <text:p text:style-name="P644"/>
      <text:p text:style-name="P717">toDateString()</text:p>
      <text:p text:style-name="P644"/>
      <text:p text:style-name="P676">используется для возврата строкового представления даты из своего объекта; параметров не принимает; возвращает строковое представление даты из своего объекта, зависящее от реализации языка; возвращает строку;</text:p>
      <text:p text:style-name="P644"/>
      <text:p text:style-name="P717">toLocaleDateString()</text:p>
      <text:p text:style-name="P644"/>
      <text:p text:style-name="P676">используется для возврата строкового представления даты из своего объекта с учетом локализации; параметров не принимает; возвращает строковое <text:soft-page-break/>представление даты из своего объекта, зависящее от реализации языка с учетом локализации; возвращает строку;</text:p>
      <text:p text:style-name="P644"/>
      <text:p text:style-name="P717">toGMTString()</text:p>
      <text:p text:style-name="P644"/>
      <text:p text:style-name="P675">используется для получения строкового представления своего объекта (его полезная нагрузка представляется в формате <text:span text:style-name="T79">GMT, </text:span>это представление считается устаревшим); возвращает строковое представление своего объекта (полезная нагрузка будет в указанном формате); возвращает строку;</text:p>
      <text:p text:style-name="P644"/>
      <text:p text:style-name="P717">toUTCString()</text:p>
      <text:p text:style-name="P644"/>
      <text:p text:style-name="P675"><text:span text:style-name="T48">используется для получения строкового представления своего объекта (его полезная нагрузка представляется в формате </text:span><text:span text:style-name="T79">UTC, </text:span>этот формат зависит от реализации языка<text:span text:style-name="T48">); возвращает строковое представление своего объекта (полезная нагрузка будет в указанном формате); возвращает строку;</text:span></text:p>
      <text:p text:style-name="P644"/>
      <text:p text:style-name="P717">toISOString()</text:p>
      <text:p text:style-name="P644"/>
      <text:p text:style-name="P674">используется для получения строкового представления своего объекта (его полезная нагрузка представляется в формате <text:span text:style-name="T79">ISO, </text:span>то есть в следующем формате:<text:span text:style-name="T91"> </text:span><text:span text:style-name="T92">yyyy-mm-ddThh:mm:ss:sssZ</text:span><text:span text:style-name="T48">, </text:span>где<text:span text:style-name="T91"> </text:span><text:span text:style-name="T92">Z</text:span><text:span text:style-name="T48"> – </text:span>это часовой пояс); <text:span text:style-name="T466">возвращает строковое представление своего объекта (полезная нагрузка будет в указанном формате); возвращает строку;</text:span></text:p>
      <text:p text:style-name="P644"/>
      <text:p text:style-name="P717">toJSON()</text:p>
      <text:p text:style-name="P644"/>
      <text:p text:style-name="P674">используется для получения представления своего объекта в формате<text:span text:style-name="T91"> </text:span><text:span text:style-name="T92">JSON</text:span><text:span text:style-name="T48">; </text:span>принимает параметр — значение; вызывает метод<text:span text:style-name="T91"> </text:span><text:span text:style-name="T92">JSON.stringify </text:span>и передает ему свой аргумент; возвращает строку (к-рую и возвращает вызванный метод);</text:p>
      <text:p text:style-name="P644"/>
      <text:p text:style-name="P717">valueOf()</text:p>
      <text:p text:style-name="P644"/>
      <text:p text:style-name="P673">используется для возврата значения своего объекта; параметров не принимает; возвращает значение своего объекта; возвращает значение (значение своего объекта в миллисекундах);</text:p>
      <text:p text:style-name="P630"/>
      <text:p text:style-name="P720">getFullYear()</text:p>
      <text:p text:style-name="P720"/>
      <text:p text:style-name="P678">используется для возврата поля года из своего объекта; параметров не принимает; возвращает поле года (в виде<text:span text:style-name="T91"> </text:span><text:span text:style-name="T92">yyyy</text:span>); возвращает число;</text:p>
      <text:p text:style-name="P720"/>
      <text:p text:style-name="P720"><text:soft-page-break/>setFullYear()</text:p>
      <text:p text:style-name="P720"/>
      <text:p text:style-name="P678">используется для установки поля года, месяца и дня своего объекта; принимает параметры — число(год, в виде<text:span text:style-name="T91"> </text:span><text:span text:style-name="T92">yyyy</text:span>), <text:span text:style-name="T471">число </text:span>(<text:span text:style-name="T471">месяц, </text:span><text:span text:style-name="T80">[</text:span><text:span text:style-name="T146">0 … 11</text:span><text:span text:style-name="T80">], </text:span><text:span text:style-name="T471">этот аргумент может быть опущен</text:span>), и <text:span text:style-name="T471">число</text:span> (<text:span text:style-name="T471">день </text:span><text:span text:style-name="T80">[</text:span><text:span text:style-name="T146">1 … 31</text:span><text:span text:style-name="T80">], </text:span><text:span text:style-name="T471">этот аргумент может быть опущен</text:span>); <text:span text:style-name="T471">устанавливает поля своего объекта руководствуясь переданными параметрами; возвращает обновленное значение в миллисекундах;</text:span></text:p>
      <text:p text:style-name="P720"/>
      <text:p text:style-name="P720">getYear()</text:p>
      <text:p text:style-name="P720"/>
      <text:p text:style-name="P680">используется для возврата поля года из своего объекта; параметров не принимает; возвращает поле года своего объекта (значение этого поля минус <text:span text:style-name="T91">1900</text:span>); возвращает число; этот метод устарел;</text:p>
      <text:p text:style-name="P721"/>
      <text:p text:style-name="P721">setYear()</text:p>
      <text:p text:style-name="P720"/>
      <text:p text:style-name="P681">используется для установки поля года в своем объекте; принимает параметр — число ( значение года <text:span text:style-name="T48">[</text:span><text:span text:style-name="T91">0 … 99</text:span><text:span text:style-name="T48">]</text:span>); устанавливает значение поля года в своем объекте; возвращает обновленное значение в м<text:span text:style-name="T497">с</text:span>; этот метод устарел;</text:p>
      <text:p text:style-name="P720"/>
      <text:p text:style-name="P720">getMonth()</text:p>
      <text:p text:style-name="P720"/>
      <text:p text:style-name="P681">используется для возврата поля месяца из своего объекта; параметров не принимает; возвращает значение поля месяца; возвращает число (<text:span text:style-name="T48">[</text:span><text:span text:style-name="T92">0 … 11</text:span><text:span text:style-name="T48">]</text:span>);</text:p>
      <text:p text:style-name="P720"/>
      <text:p text:style-name="P720">setMonth()</text:p>
      <text:p text:style-name="P720"/>
      <text:p text:style-name="P681">используется для установки поля месяца <text:span text:style-name="T473">и числа</text:span> своего объекта; принимает параметры — число (значение месяца,<text:span text:style-name="T91"> </text:span><text:span text:style-name="T92">[0 … 11]</text:span>), и число (поле дня, <text:span text:style-name="T48">[1 … 31, </text:span>этот аргумент может быть опущен<text:span text:style-name="T48">]</text:span>); устанавливает значение полей своего объекта руководствуясь переданными параметрами; возвращает обносвленное значение в миллисекундах;</text:p>
      <text:p text:style-name="P718"/>
      <text:p text:style-name="P718">getDate()</text:p>
      <text:p text:style-name="P645"/>
      <text:p text:style-name="P676">используется для возврата <text:span text:style-name="T470">поля</text:span> дня из своего объекта; параметров не принимает; возвращает текущий день месяца своего объекта; возвращает число;</text:p>
      <text:p text:style-name="P631"/>
      <text:p text:style-name="P718">setDate()</text:p>
      <text:p text:style-name="P676"/>
      <text:p text:style-name="P676">используется для установки <text:span text:style-name="T469">поля</text:span> дня своего объекта; принимает <text:span text:style-name="T470">параметр - число</text:span>; <text:span text:style-name="T469">устанавливает поле</text:span> д<text:span text:style-name="T469">ня </text:span>своего объекта; возвращает <text:span text:style-name="T469">обновленное значение в милисекундах</text:span>;</text:p>
      <text:p text:style-name="P722"><text:soft-page-break/>getDay()</text:p>
      <text:p text:style-name="P647"/>
      <text:p text:style-name="P683">используется для возврата поля дня недели своего объекта; параметров не принимает; возвращает поле дня недели; возвращает число (<text:span text:style-name="T92">[0 … 6]</text:span>);</text:p>
      <text:p text:style-name="P647"/>
      <text:p text:style-name="P722">getHours()</text:p>
      <text:p text:style-name="P647"/>
      <text:p text:style-name="P685">используется для возврата поля часа своего объекта; параметров не принимает; возвращает поле часа своего объекта; возвращает число (<text:span text:style-name="T92">[0 … 23]</text:span>);</text:p>
      <text:p text:style-name="P647"/>
      <text:p text:style-name="P722">setHours()</text:p>
      <text:p text:style-name="P647"/>
      <text:p text:style-name="P685">используется для установки поля часа, минуты, секунды и миллисекунды своего объекта; принимает параметры — число (часы, <text:span text:style-name="T92">[0 … 23]</text:span>), число (минуты, <text:span text:style-name="T92">[0 … </text:span><text:span text:style-name="T91">59</text:span><text:span text:style-name="T92">]</text:span>, этот параметр может быть опущен), число (секунды, <text:span text:style-name="T92">[0 … </text:span><text:span text:style-name="T91">59</text:span><text:span text:style-name="T92">]</text:span>, этот параметр может быть опущен), и число (миллисекунды, <text:span text:style-name="T92">[0 … </text:span><text:span text:style-name="T91">999</text:span><text:span text:style-name="T92">]</text:span>, этот параметр может быть опущен); устанавливает <text:span text:style-name="T497">обозначенные </text:span>поля своего объекта руководствуясь переданными параметрами; возвращает обновленное значение в миллисекундах;</text:p>
      <text:p text:style-name="P647"/>
      <text:p text:style-name="P722">getMinutes()</text:p>
      <text:p text:style-name="P647"/>
      <text:p text:style-name="P687">используется для возврата поля минуты своего объекта; параметров не принимает; возвращает поле минуты своего объекта; возвращаетчисло (минуты,<text:span text:style-name="T472"> </text:span><text:span text:style-name="T147">[0 … </text:span><text:span text:style-name="T219">59</text:span><text:span text:style-name="T147">]</text:span>);</text:p>
      <text:p text:style-name="P647"/>
      <text:p text:style-name="P722">setMinutes()</text:p>
      <text:p text:style-name="P647"/>
      <text:p text:style-name="P687">используется для установки поля минуты, секунды, и миллисекунды своего объекта; принимает параметры - <text:span text:style-name="T472">число (минуты, </text:span><text:span text:style-name="T147">[0 … </text:span><text:span text:style-name="T219">59</text:span><text:span text:style-name="T147">]</text:span><text:span text:style-name="T472">), число (секунды, </text:span><text:span text:style-name="T147">[0 … </text:span><text:span text:style-name="T219">59</text:span><text:span text:style-name="T147">]</text:span><text:span text:style-name="T472">, этот параметр может быть опущен), и число (миллисекунды, </text:span><text:span text:style-name="T147">[0 … </text:span><text:span text:style-name="T219">999</text:span><text:span text:style-name="T147">]</text:span><text:span text:style-name="T472">, этот параметр может быть опущен); устанавливает поля минуты, секунды, и миллисекунды своего объекта руководствуясь переданными параметрами; возвращает обновленное значение в миллисекундах;</text:span></text:p>
      <text:p text:style-name="P647"/>
      <text:p text:style-name="P722">getSeconds()</text:p>
      <text:p text:style-name="P647"/>
      <text:p text:style-name="P687">используется для возврата поля секунды своего объекта; параметров не принимает; возвращает поле секунды своего объекта; возвращает число (секунды,<text:span text:style-name="T472"> </text:span><text:span text:style-name="T147">[0 … </text:span><text:span text:style-name="T219">59</text:span><text:span text:style-name="T147">]</text:span>);</text:p>
      <text:p text:style-name="P722"/>
      <text:p text:style-name="P737">setSeconds()</text:p>
      <text:p text:style-name="P647"/>
      <text:p text:style-name="P689">используется для установки полей секунды и миллисекунды своего объекта; принимает параметры - <text:span text:style-name="T472">число (секунды, </text:span><text:span text:style-name="T147">[0 … </text:span><text:span text:style-name="T219">59</text:span><text:span text:style-name="T147">]</text:span><text:span text:style-name="T472">, этот параметр может быть опущен), и число (миллисекунды, </text:span><text:span text:style-name="T147">[0 … </text:span><text:span text:style-name="T219">999</text:span><text:span text:style-name="T147">]</text:span><text:span text:style-name="T472">, этот параметр может быть опущен); устанавливает поля секунды, и миллисекунды своего объекта руководствуясь переданными параметрами; возвращает обн. значение в мс;</text:span></text:p>
      <text:p text:style-name="P647"/>
      <text:p text:style-name="P722">getMilliseconds()</text:p>
      <text:p text:style-name="P647"/>
      <text:p text:style-name="P689">используется для возврата поля миллисекунды своего объекта; параметров не принимает; возвращает поле миллисекунды; возвращает число (<text:span text:style-name="T147">[0 … </text:span><text:span text:style-name="T219">999</text:span><text:span text:style-name="T147">]</text:span>);</text:p>
      <text:p text:style-name="P647"/>
      <text:p text:style-name="P722">setMilliseconds()</text:p>
      <text:p text:style-name="P647"/>
      <text:p text:style-name="P689">используется для установки поля миллисекунд своего объекта; принимает параметр — число (миллисекунды,<text:span text:style-name="T472"> </text:span><text:span text:style-name="T147">[0 … </text:span><text:span text:style-name="T219">999</text:span><text:span text:style-name="T147">]</text:span>); устанавливает поле миллисекунд своего объекта; возвращает число (<text:span text:style-name="T147">[0 … </text:span><text:span text:style-name="T219">999</text:span><text:span text:style-name="T147">]</text:span>);</text:p>
      <text:p text:style-name="P647"/>
      <text:p text:style-name="P722">getTime()</text:p>
      <text:p text:style-name="P647"/>
      <text:p text:style-name="P689">используется для возврата <text:span text:style-name="T474">представления полезной нагрузки своего объекта в миллисекундах; параметров не принимает; возвращает представление полезной нагрузки своего объекта в миллисекундах; возвращает число;</text:span></text:p>
      <text:p text:style-name="P647"/>
      <text:p text:style-name="P722">setTime()</text:p>
      <text:p text:style-name="P647"/>
      <text:p text:style-name="P691">используется для установки полезной нагрузки своего объекта; принимает параметр — число (значение инициализации полезной нагрузки своего объекта в миллисекундах); устанавливает полезную нагрузку своего объекта; возвращает число (это переданный аргумент);</text:p>
      <text:p text:style-name="P647"/>
      <text:p text:style-name="P722">getTimezoneOffset()</text:p>
      <text:p text:style-name="P647"/>
      <text:p text:style-name="P691">используется для возврата разницы между местным временем и временем по Гринвичу; параметров не принимает; возвращает эту разницу (в минутах); возвращает число (в минутах);</text:p>
      <text:p text:style-name="P691"/>
      <text:p text:style-name="P724">getUTCFullYear()</text:p>
      <text:p text:style-name="P649"/>
      <text:p text:style-name="P692">используется для возврата поля года своего объекта; параметров не принимает; возвращает поле года своего объекта; возвращает число (<text:span text:style-name="T92">yyyy</text:span>);</text:p>
      <text:p text:style-name="P725"><text:soft-page-break/>setUTCFullYear()</text:p>
      <text:p text:style-name="P650"/>
      <text:p text:style-name="P679">используется для установки поля года, месяца и дня своего объекта; принимает параметры — число(год, в виде<text:span text:style-name="T91"> </text:span><text:span text:style-name="T92">yyyy</text:span>), <text:span text:style-name="T471">число </text:span>(<text:span text:style-name="T471">месяц, </text:span><text:span text:style-name="T80">[</text:span><text:span text:style-name="T146">0 … 11</text:span><text:span text:style-name="T80">], </text:span><text:span text:style-name="T471">этот аргумент может быть опущен</text:span>), и <text:span text:style-name="T471">число</text:span> (<text:span text:style-name="T471">день </text:span><text:span text:style-name="T80">[</text:span><text:span text:style-name="T146">1 … 31</text:span><text:span text:style-name="T80">], </text:span><text:span text:style-name="T471">этот аргумент может быть опущен</text:span>); <text:span text:style-name="T471">устанавливает поля своего объекта руководствуясь переданными параметрами; возвращает обновленное значение в миллисекундах;</text:span></text:p>
      <text:p text:style-name="P650"/>
      <text:p text:style-name="P726">getUTCMonth()</text:p>
      <text:p text:style-name="P651"/>
      <text:p text:style-name="P682">используется для возврата поля месяца из своего объекта; параметров не принимает; возвращает значение поля месяца; возвращает число (<text:span text:style-name="T48">[</text:span><text:span text:style-name="T92">0 … 11</text:span><text:span text:style-name="T48">]</text:span>);</text:p>
      <text:p text:style-name="P651"/>
      <text:p text:style-name="P726">setUTCMonth()</text:p>
      <text:p text:style-name="P651"/>
      <text:p text:style-name="P682">используется для установки поля месяца <text:span text:style-name="T473">и числа</text:span> своего объекта; принимает параметры — число (значение месяца,<text:span text:style-name="T91"> </text:span><text:span text:style-name="T92">[0 … 11]</text:span>), и число (поле дня, <text:span text:style-name="T48">[1 … 31, </text:span>этот аргумент может быть опущен<text:span text:style-name="T48">]</text:span>); устанавливает значение полей своего объекта руководствуясь переданными параметрами; возвращает обносвленное значение в миллисекундах;</text:p>
      <text:p text:style-name="P651"/>
      <text:p text:style-name="P719">get<text:span text:style-name="T475">UTC</text:span>Date()</text:p>
      <text:p text:style-name="P646"/>
      <text:p text:style-name="P677">используется для возврата <text:span text:style-name="T470">поля</text:span> дня из своего объекта; параметров не принимает; возвращает текущий день месяца; возвращает число;</text:p>
      <text:p text:style-name="P632"/>
      <text:p text:style-name="P719">set<text:span text:style-name="T475">UTC</text:span>Date()</text:p>
      <text:p text:style-name="P646"/>
      <text:p text:style-name="P677">используется для установки <text:span text:style-name="T469">поля</text:span> дня своего объекта; принимает <text:span text:style-name="T470">параметр - число</text:span>; <text:span text:style-name="T469">устанавливает поле</text:span> д<text:span text:style-name="T469">ня </text:span>своего объекта; возвращает <text:span text:style-name="T469">обновленное значение в милисекундах</text:span>;</text:p>
      <text:p text:style-name="P651"/>
      <text:p text:style-name="P726">getUTCDay()</text:p>
      <text:p text:style-name="P651"/>
      <text:p text:style-name="P684">используется для возврата поля дня недели своего объекта; параметров не принимает; возвращает поле дня недели; возвращает число (<text:span text:style-name="T92">[0 … 6]</text:span>);</text:p>
      <text:p text:style-name="P651"/>
      <text:p text:style-name="P723">get<text:span text:style-name="T475">UTC</text:span>Hours()</text:p>
      <text:p text:style-name="P648"/>
      <text:p text:style-name="P686">используется для возврата поля часа своего объекта; параметров не принимает; возвращает поле часа своего объекта; возвращает число (<text:span text:style-name="T92">[0 … 23]</text:span>);</text:p>
      <text:p text:style-name="P723"/>
      <text:p text:style-name="P723"><text:soft-page-break/>set<text:span text:style-name="T475">UTC</text:span>Hours()</text:p>
      <text:p text:style-name="P648"/>
      <text:p text:style-name="P686">используется для установки поля часа, минуты, секунды и миллисекунды своего объекта; принимает параметры — число (часы, <text:span text:style-name="T92">[0 … 23]</text:span>), число (минуты, <text:span text:style-name="T92">[0 … </text:span><text:span text:style-name="T91">59</text:span><text:span text:style-name="T92">]</text:span>, этот параметр может быть опущен), число (секунды, <text:span text:style-name="T92">[0 … </text:span><text:span text:style-name="T91">59</text:span><text:span text:style-name="T92">]</text:span>, этот параметр может быть опущен), и число (миллисекунды, <text:span text:style-name="T92">[0 … </text:span><text:span text:style-name="T91">999</text:span><text:span text:style-name="T92">]</text:span>, этот параметр может быть опущен); устанавливает <text:span text:style-name="T497">обозначенные </text:span>поля своего объекта руководствуясь переданными параметрами; возвращает обновленное значение в миллисекундах;</text:p>
      <text:p text:style-name="P648"/>
      <text:p text:style-name="P723">get<text:span text:style-name="T475">UTC</text:span>Minutes()</text:p>
      <text:p text:style-name="P648"/>
      <text:p text:style-name="P688">используется для возврата поля минуты своего объекта; параметров не принимает; возвращает поле минуты; возвращает число (минуты,<text:span text:style-name="T472"> </text:span><text:span text:style-name="T147">[0 … </text:span><text:span text:style-name="T219">59</text:span><text:span text:style-name="T147">]</text:span>);</text:p>
      <text:p text:style-name="P648"/>
      <text:p text:style-name="P723">set<text:span text:style-name="T475">UTC</text:span>Minutes()</text:p>
      <text:p text:style-name="P648"/>
      <text:p text:style-name="P688">используется для установки поля минуты, секунды, и миллисекунды своего объекта; принимает параметры - <text:span text:style-name="T472">число (минуты, </text:span><text:span text:style-name="T147">[0 … </text:span><text:span text:style-name="T219">59</text:span><text:span text:style-name="T147">]</text:span><text:span text:style-name="T472">), число (секунды, </text:span><text:span text:style-name="T147">[0 … </text:span><text:span text:style-name="T219">59</text:span><text:span text:style-name="T147">]</text:span><text:span text:style-name="T472">, этот параметр может быть опущен), и число (миллисекунды, </text:span><text:span text:style-name="T147">[0 … </text:span><text:span text:style-name="T219">999</text:span><text:span text:style-name="T147">]</text:span><text:span text:style-name="T472">, этот параметр может быть опущен); устанавливает обозначенные поля своего объекта руководствуясь переданными параметрами; возвращает обновленное значение в миллисекундах;</text:span></text:p>
      <text:p text:style-name="P648"/>
      <text:p text:style-name="P723">get<text:span text:style-name="T475">UTC</text:span>Seconds()</text:p>
      <text:p text:style-name="P648"/>
      <text:p text:style-name="P688">используется для возврата поля секунды своего объекта; параметров не принимает; возвращает поле секунды; возвращает число (<text:span text:style-name="T147">[0 … </text:span><text:span text:style-name="T219">59</text:span><text:span text:style-name="T147">]</text:span>);</text:p>
      <text:p text:style-name="P648"/>
      <text:p text:style-name="P723">set<text:span text:style-name="T475">UTC</text:span>Seconds()</text:p>
      <text:p text:style-name="P648"/>
      <text:p text:style-name="P690">используется для установки полей секунды и миллисекунды своего объекта; принимает параметры - <text:span text:style-name="T472">число (секунды, </text:span><text:span text:style-name="T147">[0 … </text:span><text:span text:style-name="T219">59</text:span><text:span text:style-name="T147">]</text:span><text:span text:style-name="T472">, этот параметр может быть опущен), и число (миллисекунды, </text:span><text:span text:style-name="T147">[0 … </text:span><text:span text:style-name="T219">999</text:span><text:span text:style-name="T147">]</text:span><text:span text:style-name="T472">, этот параметр может быть опущен); устанавливает обозначенные поля своего объекта руководствуясь переданными параметрами; возвращает обновленное значение в миллисекундах;</text:span></text:p>
      <text:p text:style-name="P651"/>
      <text:p text:style-name="P723">get<text:span text:style-name="T475">UTC</text:span>Milliseconds()</text:p>
      <text:p text:style-name="P648"/>
      <text:p text:style-name="P690">используется для возврата поля миллисекунды своего объекта; параметров не принимает; возвращает поле миллисекунды своего объекта; возвращает число (миллисекунды,<text:span text:style-name="T472"> </text:span><text:span text:style-name="T147">[0 … </text:span><text:span text:style-name="T219">999</text:span><text:span text:style-name="T147">]</text:span>);</text:p>
      <text:p text:style-name="P723"><text:soft-page-break/>set<text:span text:style-name="T475">UTC</text:span>Milliseconds()</text:p>
      <text:p text:style-name="P648"/>
      <text:p text:style-name="P690">используется для установки поля миллисекунд своего объекта; принимает параметр — число (миллисекунды,<text:span text:style-name="T472"> </text:span><text:span text:style-name="T147">[0 … </text:span><text:span text:style-name="T219">999</text:span><text:span text:style-name="T147">]</text:span>); устанавливает поле миллисекунд своего объекта; возвращает число (<text:span text:style-name="T147">[0 … </text:span><text:span text:style-name="T219">999</text:span><text:span text:style-name="T147">]</text:span>);</text:p>
      <text:p text:style-name="P651"/>
      <text:p text:style-name="P726">UTC()</text:p>
      <text:p text:style-name="P651"/>
      <text:p text:style-name="P693">используется для преобразования ряда указанных значений (соответствующих полям объекта<text:span text:style-name="T91"> </text:span><text:span text:style-name="T92">Date</text:span>) к значению его полезной нагрузки в виде миллисекунд; принимает параметры — ряд чисел, соответствующих году, месяцу, числу, часу, минуте, секунде и миллисекунде; преобразует ряд указанных значений к значению полезной нагрузки объекта<text:span text:style-name="T91"> </text:span><text:span text:style-name="T92">Date</text:span><text:span text:style-name="T91"> </text:span>в виде миллисекунд; возвращает число (миллисекунды);</text:p>
      <text:p text:style-name="P693">этот метод «статический»;</text:p>
      <text:p text:style-name="P633"/>
      <text:p text:style-name="P727">now()</text:p>
      <text:p text:style-name="P652"/>
      <text:p text:style-name="P693">используется для возврата текущего времени (в составе полной полезной нагрузки объекта<text:span text:style-name="T91"> </text:span><text:span text:style-name="T92">Date</text:span>) в виде миллисекунд; параметров не принимает; возвращает текущее время (в составе полной полезной нагрузки объекта<text:span text:style-name="T91"> </text:span><text:span text:style-name="T92">Date</text:span>) в виде миллисекунд; возвращает число (миллисекунды);</text:p>
      <text:p text:style-name="P694">этот метод «статический»</text:p>
      <text:p text:style-name="P652"/>
      <text:p text:style-name="P727">parse()</text:p>
      <text:p text:style-name="P652"/>
      <text:p text:style-name="P693">используется для получения полезной нагрузки объекта<text:span text:style-name="T91"> </text:span><text:span text:style-name="T92">Date </text:span>в виде миллисекунд из указанной строки; принимает параметр — строку (указанная строка, предположительно содержащая полезную нагрузку объекта<text:span text:style-name="T91"> </text:span><text:span text:style-name="T92">Date</text:span>); интерпретирует указанную строку как содержащую полезную нагрузку объекта<text:span text:style-name="T91"> </text:span><text:span text:style-name="T92">Date</text:span><text:span text:style-name="T48">, </text:span>и преобразует еек миллисекундному виду; возвращает число (миллисекунды);</text:p>
      <text:p text:style-name="P693">этот метод «статический»;</text:p>
      <text:p text:style-name="P23"/>
      <text:p text:style-name="P17">Объекты <text:span text:style-name="T48">Function</text:span></text:p>
      <text:p text:style-name="P136"/>
      <text:p text:style-name="P430">В языке<text:span text:style-name="T91"> </text:span><text:span text:style-name="T92">JavaScript </text:span>исполняемый код сценария может храниться как в <text:span text:style-name="T324">объектах</text:span> (в них он хранится в <text:span text:style-name="T324">функциях — </text:span>методах <text:span text:style-name="T324">объектов</text:span>), так и вне <text:span text:style-name="T389">объектов</text:span> (вне <text:span text:style-name="T389">объектов</text:span> он хранится в <text:span text:style-name="T324">обычных </text:span>функциях). В любом случае <text:span text:style-name="T324">для каждой функции языком поставляется служебный объект — объект</text:span><text:span text:style-name="T60"> </text:span><text:span text:style-name="T61">ф</text:span><text:span text:style-name="T348">ункции</text:span><text:span text:style-name="T60"> </text:span><text:span text:style-name="T389">(объект</text:span><text:span text:style-name="T185"> </text:span><text:span text:style-name="T122">Function</text:span><text:span text:style-name="T389">). Это делается в нуждах языка. Благодаря чему функции имеют объектное представление, и им доступен объектный синтаксис.</text:span></text:p>
      <text:p text:style-name="P430"><text:soft-page-break/><text:span text:style-name="T389">В выражениях функции могут быть использованы точно так же, как и любые ссылочные типы. Но, необходимо помнить, что к переменной из тела функции нельзя обратиться просто так:</text:span><text:span text:style-name="T185"> </text:span><text:span text:style-name="T123">FuncName.VarName</text:span><text:span text:style-name="T63">. </text:span><text:span text:style-name="T392">Переменные из тела функции хранятся в ней специфическим способом (этот способ всегда остается на откуп реализации языка). Так что обращаться к ним можно только как это положено — в самом теле функции. К параметрам функции тоже нельзя обратиться так:</text:span><text:span text:style-name="T185"> </text:span><text:span text:style-name="T123">FuncName.VarName</text:span><text:span text:style-name="T63">. </text:span><text:span text:style-name="T392">Параметры хранятся в массиве аргументов. Так что обращаться к ним можно только как это положено — в самом теле функции (непосредственно, или индексируя массив аргументов). Чтобы к члену функции можно было обратиться как к члену функции, то это должен быть член функции — а не просто переменные, которыми оперирует ее тело. Действительно, тело функции — это исполняемый код, и хранится в памяти как исполняемый код. То есть, искать в нем такие привычные понятия, как члены объектов, просто иррационально. Такого не приходится ожидать даже от такого языка, как</text:span><text:span text:style-name="T186"> </text:span><text:span text:style-name="T124">JavaScript</text:span><text:span text:style-name="T392">.</text:span></text:p>
      <text:p text:style-name="P431">В языке<text:span text:style-name="T91"> </text:span><text:span text:style-name="T92">JavaScript </text:span><text:span text:style-name="T249">объявления функций должны быть полными (кратких не предусмотрено). Функции объявляются так:</text:span></text:p>
      <text:p text:style-name="P602">function FuncName (VarName0, … )</text:p>
      <text:p text:style-name="P603">{ … }</text:p>
      <text:p text:style-name="P603"><text:span text:style-name="T16">/* </text:span><text:span text:style-name="T325">return </text:span><text:span text:style-name="T16">опционален;</text:span></text:p>
      <text:p text:style-name="P608"><text:span text:style-name="T16">е</text:span><text:span text:style-name="T1">го формы записи:</text:span></text:p>
      <text:p text:style-name="P603"><text:span text:style-name="T16">return </text:span><text:span text:style-name="T17">( … );</text:span></text:p>
      <text:p text:style-name="P603"><text:span text:style-name="T16">return </text:span><text:span text:style-name="T18">… ;</text:span></text:p>
      <text:p text:style-name="P604"><text:span text:style-name="T16">return; *</text:span><text:span text:style-name="T18">/</text:span></text:p>
      <text:p text:style-name="P499"/>
      <text:p text:style-name="P432">Функцию можно разместить в переменной:</text:p>
      <text:p text:style-name="P605">VarName = FuncName;</text:p>
      <text:p text:style-name="P433"/>
      <text:p text:style-name="P433"><text:span text:style-name="T328">Это возможно</text:span> и при объявлении:</text:p>
      <text:p text:style-name="P606">VarName = function FuncName ( … ) { … };</text:p>
      <text:p text:style-name="P499"/>
      <text:p text:style-name="P432"><text:span text:style-name="T227">Тогда эта переменная будет служить ссылкой на соответствующий объект </text:span><text:span text:style-name="T389">функции</text:span><text:span text:style-name="T227"> </text:span><text:span text:style-name="T328">(и в</text:span><text:span text:style-name="T250">ызов функции будет возможен в следующей записи </text:span><text:span text:style-name="T112">VarName( … ); </text:span><text:span text:style-name="T236">). </text:span><text:span text:style-name="T489">Для вызова функции будет использоваться имя переменной, а имя функции будет теперь доступно только в области видимости самой функции (конечно, если функция будет размещена в переменной при объявлении, иначе она по прежнему будет доступна и под своим именем).</text:span></text:p>
      <text:p text:style-name="P434">Таким образом, при размещении функции в переменной, ее изначальное имя оказывается избыточными сведениями. Поэтому, при размещении функции в переменной, имя функции можно и не указывать:</text:p>
      <text:p text:style-name="P607">VarName = function ( … ) { … };</text:p>
      <text:p text:style-name="P434"/>
      <text:p text:style-name="P434"><text:span text:style-name="T227">При использовании этой записи переменная может быть затем реинициализирована. Но, при использовании </text:span><text:span text:style-name="T329">друг</text:span><text:span text:style-name="T251">ой формы записи (где имя функции указано), переменная более не может быть реинициализирована </text:span><text:span text:style-name="T329">(конечно, это касается только тех записей, где функция сохраняется в </text:span><text:soft-page-break/><text:span text:style-name="T329">переменной при объявлении, иначе переменная по прежнему может быть реинициализирована).</text:span></text:p>
      <text:p text:style-name="P435"><text:span text:style-name="T251">О</text:span><text:span text:style-name="T227">бъекты </text:span><text:span text:style-name="T390">функций</text:span><text:span text:style-name="T227"> содаются интерпретатором еще на этапе загрузки сценария, и поэтому функции доступны в исходном коде еще до их объявления. Однако, если функция сохранена в переменной, то она будет доступна только после исполнения этого выражения.</text:span></text:p>
      <text:p text:style-name="P436">Функции могут быть вложенными. Но, функции могут быть вложены лишь в функции <text:span text:style-name="T337">(и объекты)</text:span> — ни в какие другие структуры кода они не могут быть вложены. <text:span text:style-name="T337">Исключение — тот случай, когда при объявлении функция сохраняется в переменной — в этом случае объявление функции может быть вложенным в прочие структуры кода.</text:span></text:p>
      <text:p text:style-name="P152"/>
      <text:p text:style-name="P43"><text:span text:style-name="T337">П</text:span>римечание</text:p>
      <text:p text:style-name="P151"/>
      <text:p text:style-name="P437">Объявление функции в разных формах записи принято называть по разному. Это должно быть оговорено.Форма записи:</text:p>
      <text:p text:style-name="P609">function FuncName( … ) { … }</text:p>
      <text:p text:style-name="P500"/>
      <text:p text:style-name="P437">называется, собственно, объявлением <text:span text:style-name="T390">(или, лучше сказать определением)</text:span> функции. Форма записи:</text:p>
      <text:p text:style-name="P609">var VarName = function FuncName( … ) { … };</text:p>
      <text:p text:style-name="P500"/>
      <text:p text:style-name="P437">называется объявлением именованной функци<text:span text:style-name="T338">и</text:span>. Форма записи:</text:p>
      <text:p text:style-name="P609">var VarName = function( … ) { … };</text:p>
      <text:p text:style-name="P500"/>
      <text:p text:style-name="P437">называется просто функциональным выражением.</text:p>
      <text:p text:style-name="P151"/>
      <text:p text:style-name="P44">Примечание к примечанию</text:p>
      <text:p text:style-name="P153"/>
      <text:p text:style-name="P438">Функция, объявленная просто функциональным выражением, может быть вызвана непосредственно в этом выражении. Для этого прибегают к специфической записи:</text:p>
      <text:p text:style-name="P610">var VarName = <text:span text:style-name="T20">(</text:span>function( … ) { … }<text:span text:style-name="T20">( … ))</text:span>;</text:p>
      <text:p text:style-name="P439">Как видно из этой записи, для вызова функции функциональное выражение завершается записью<text:span text:style-name="T91"> ( … )</text:span>, где функции передаются ее фактические аргументы. Кроме того, функциональное выражение при этом заключа<text:span text:style-name="T339">е</text:span>тся в скобки, и принимает <text:span text:style-name="T340">следующий </text:span>вид: <text:span text:style-name="T91">(</text:span><text:span text:style-name="T117">function( … ) { … }</text:span><text:span text:style-name="T91">( … ))</text:span>.</text:p>
      <text:p text:style-name="P440">Необходимо помнить, что только функция, объявленная просто функциональным выражением, может быть вызвана так.</text:p>
      <text:p text:style-name="P441">В языке<text:span text:style-name="T91"> </text:span><text:span text:style-name="T92">JavaScript </text:span>имеется также следующая специфическая возможность вызова функций. Когда <text:span text:style-name="T341">вызов </text:span>функци<text:span text:style-name="T341">и</text:span> возвращает объект, то из него можно вызвать <text:span text:style-name="T341">метод (причем, в том же самом выражении, что и вызов функции). Это делается следующей записью:</text:span></text:p>
      <text:p text:style-name="P611">FuncName( … ).MethodName( … );</text:p>
      <text:p text:style-name="P501"/>
      <text:p text:style-name="P442"><text:soft-page-break/>Если и вызваный метод возвращает объект, то из него тоже может быть вызван его метод, и тогда запись принимает вид:</text:p>
      <text:p text:style-name="P611">FuncName( … ). … .MethodName( … );</text:p>
      <text:p text:style-name="P501"/>
      <text:p text:style-name="P442">Таким образом, вызовы методов могут происходить по цепочке (причем, длина этой цепочки может быть любой).</text:p>
      <text:p text:style-name="P203"/>
      <text:p text:style-name="P39">Рекурсия</text:p>
      <text:p text:style-name="P145"/>
      <text:p text:style-name="P443"><text:span text:style-name="T227">Идентично тому, как в</text:span><text:span text:style-name="T91"> </text:span><text:span text:style-name="T92">C++</text:span><text:span text:style-name="T234">. </text:span><text:span text:style-name="T382">И форма записи тоже.</text:span></text:p>
      <text:p text:style-name="P202"/>
      <text:p text:style-name="P39">Ключевое слово <text:span text:style-name="T48">this</text:span></text:p>
      <text:p text:style-name="P202"/>
      <text:p text:style-name="P444"><text:span text:style-name="T227">Хотя в языке</text:span><text:span text:style-name="T91"> </text:span><text:span text:style-name="T92">JavaScript </text:span><text:span text:style-name="T227">нет указателей, все функции могут ссылаться на инкапсулирующий их объект посредстством ключевого слова</text:span><text:span text:style-name="T91"> </text:span><text:span text:style-name="T92">this</text:span><text:span text:style-name="T227">.</text:span></text:p>
      <text:p text:style-name="P444"><text:span text:style-name="T252">Необходимо помнить, что в случае вложенных функций инкапсулирующая функция никогда не является доступной по ключевому слову</text:span><text:span text:style-name="T175"> </text:span><text:span text:style-name="T111">this</text:span><text:span text:style-name="T227">.</text:span></text:p>
      <text:p text:style-name="P445">Также необходимо помнить, что если функция вызывается как просто функция, то инкапсулирующим объектом считается глобальный объект.</text:p>
      <text:p text:style-name="P150"/>
      <text:p text:style-name="P40"><text:span text:style-name="T326">О </text:span>перегрузке функций</text:p>
      <text:p text:style-name="P146"/>
      <text:p text:style-name="P404"><text:span text:style-name="T227">В языке</text:span><text:span text:style-name="T91"> </text:span><text:span text:style-name="T92">JavaScript </text:span><text:span text:style-name="T227">нет перегрузки функций. </text:span><text:span text:style-name="T348">Строго говоря, в языке</text:span><text:span text:style-name="T91"> </text:span><text:span text:style-name="T92">JavaScript </text:span><text:span text:style-name="T254">нет переопределения функций именно перегрузкой. Но, переопределение функций собственно переопределением </text:span><text:span text:style-name="T255">функций </text:span><text:span text:style-name="T254">есть. Собственно переопределение функций производится так — </text:span><text:span text:style-name="T255">к уже имеющейся (у объекта) функции обращаются по записи (приписывая ей новый контент); таким образом, переопределение функций производится обращением к ним (по записи) как к членам их объектов.</text:span></text:p>
      <text:p text:style-name="P146"/>
      <text:p text:style-name="P42">О параметрах функций. Передача параметров</text:p>
      <text:p text:style-name="P42"/>
      <text:p text:style-name="P696">Элементарные типы данных передаются по значению, а ссылочные типы <text:span text:style-name="T490">передаются</text:span> по ссылке.</text:p>
      <text:p text:style-name="P42"/>
      <text:p text:style-name="P41">О <text:span text:style-name="T327">параметрах</text:span> функций. <text:span text:style-name="T327">Количество и тип</text:span></text:p>
      <text:p text:style-name="P148"/>
      <text:p text:style-name="P446">При вызове функции ей можно передать параметры, любые по типу, и даже по количеству (это не приведет к ошибке).</text:p>
      <text:p text:style-name="P446"><text:span text:style-name="T227">Если функции передано меньше параметров, чем у нее есть — то отсутствующие параметры будут инициализированы специальным значением</text:span><text:span text:style-name="T91"> </text:span><text:span text:style-name="T92">undefinied</text:span><text:span text:style-name="T234">. </text:span><text:span text:style-name="T364">Если функции передано больше параметров, чем у нее есть — то </text:span><text:span text:style-name="T370">избыточные параметры все равно будут приняты. Все параметры функции хранятся в объекте</text:span><text:span text:style-name="T353"> </text:span><text:soft-page-break/><text:span text:style-name="T355">Arguments </text:span><text:span text:style-name="T370">(член объекта вызова); для </text:span><text:span text:style-name="T369">ссылки на него</text:span><text:span text:style-name="T370"> служит </text:span><text:span text:style-name="T369">член функции</text:span><text:span text:style-name="T353"> </text:span><text:span text:style-name="T356">FuncName.</text:span><text:span text:style-name="T355">arguments</text:span><text:span text:style-name="T381">; </text:span><text:span text:style-name="T370">избыточные параметры не доступны по имени, но они доступны посредством индексации (</text:span><text:span text:style-name="T355">arguments[ … ] </text:span><text:span text:style-name="T370">, все параметры индексируются с нуля); </text:span><text:span text:style-name="T371">впрочем, все параметры функции доступны по индексации</text:span><text:span text:style-name="T364">. Если </text:span><text:span text:style-name="T368">функция должна вести себя по разному (взависимости от типов и количества переданных параметров), то это достигается включением в тело функции соответствующих условных операторов и проверок.</text:span></text:p>
      <text:p text:style-name="P146"/>
      <text:p text:style-name="P89">Члены <text:span text:style-name="T342">объектов- функций</text:span></text:p>
      <text:p text:style-name="P45"/>
      <text:p text:style-name="P45">Конструктор <text:span text:style-name="T342">объектов- </text:span>функций</text:p>
      <text:p text:style-name="P561"/>
      <text:p text:style-name="P508">Function()</text:p>
      <text:p text:style-name="P154"/>
      <text:p text:style-name="P251">конструктор <text:span text:style-name="T342">объектов- </text:span>функций; принимает параметры — секвенцию строк <text:span text:style-name="T342">(</text:span>причем, последняя из них <text:span text:style-name="T342">трак</text:span>туется как <text:span text:style-name="T342">содержащая тело функции — даже если это и есть единственная переданная конструктору строка, остальные же трактуются как содержащие объявления параметров); создает объект</text:span><text:span text:style-name="T181"> </text:span><text:span text:style-name="T118">Function</text:span><text:span text:style-name="T342">; возвращает объект</text:span><text:span text:style-name="T181"> </text:span><text:span text:style-name="T118">Function</text:span><text:span text:style-name="T342">;</text:span></text:p>
      <text:p text:style-name="P252">этот конструктор не принимает в параметрах имя функции — таким образом, применение этого конструктора объявляет функцию просто функциональным выражением;</text:p>
      <text:p text:style-name="P253">этот конструктор приводит к объявлению функции в глобальной области видимости (и не важно, где он применен — в глобальной области видимости, или же в области видимости какой- либо функции);</text:p>
      <text:p text:style-name="P154"/>
      <text:p text:style-name="P54">Методы объектов- функций</text:p>
      <text:p text:style-name="P205"/>
      <text:p text:style-name="P715">toString()</text:p>
      <text:p text:style-name="P642"/>
      <text:p text:style-name="P666">используется для возврата строкового представления <text:span text:style-name="T412">своего </text:span>объекта; параметров не принимает; возвращает строковое представление своего объекта <text:span text:style-name="T399">(лучше сказать, строку сопоставленную тому или иному языковому объекту); возвращает строку (содержащую</text:span><text:span text:style-name="T189"> </text:span><text:span text:style-name="T131">[ … ]</text:span><text:span text:style-name="T238">, </text:span><text:span text:style-name="T257">где … всегда различается в разных реализациях языка</text:span><text:span text:style-name="T258">);</text:span></text:p>
      <text:p text:style-name="P562"/>
      <text:p text:style-name="P509">call()</text:p>
      <text:p text:style-name="P155"/>
      <text:p text:style-name="P254">ипользуется для вызова <text:span text:style-name="T343">своего объекта- </text:span>функции <text:span text:style-name="T404">как метода указанного объекта (то есть, в контексте</text:span> <text:span text:style-name="T343">указанного </text:span>объекта<text:span text:style-name="T404">)</text:span>; принимает параметры — <text:span text:style-name="T343">ряд различных параметров (первый из них трактуется как указатель на объект, остальные — как параметры, передаваемые вызываемой функции); вызывает </text:span><text:soft-page-break/><text:span text:style-name="T343">функцию в контексте указанного объекта; возвращает то, что вернет вызванная функция (свой объект- функция);</text:span></text:p>
      <text:p text:style-name="P155"/>
      <text:p text:style-name="P509">apply()</text:p>
      <text:p text:style-name="P204"/>
      <text:p text:style-name="P255">синоним вышеописанного; <text:span text:style-name="T344">разве что аргументы принимает в виде массива;</text:span></text:p>
      <text:p text:style-name="P204"/>
      <text:p text:style-name="P509">bind()</text:p>
      <text:p text:style-name="P204"/>
      <text:p text:style-name="P256">используется для «связывания» своего объекта- функции с указанным объектом; принимает параметр<text:span text:style-name="T405">ы</text:span> — указанный объект, <text:span text:style-name="T405">и ряд значений (передаются опционально, и используются как параметры, которые своя функция получит, если будет вызвана вдальнейшем (причем, если при вызове ей передать еще параметры, то они просто дополнят их))</text:span>; «<text:span text:style-name="T405">связывает» свой объект- функцию с указанным объектом (если вдальнейшем эта «связанная» функция будет вызвана, то она будет вызвана как метод указанного объекта (то есть, в контексте указанного объекта))</text:span>; <text:span text:style-name="T343">возвращает объект- функцию (это свой объект- функция, претерпевший связывание);</text:span></text:p>
      <text:p text:style-name="P156"/>
      <text:p text:style-name="P46">Переменные объектов- функций</text:p>
      <text:p text:style-name="P563"/>
      <text:p text:style-name="P511">proto<text:span text:style-name="T406">t</text:span>ype</text:p>
      <text:p text:style-name="P207"/>
      <text:p text:style-name="P659">используется для ссылки на прототип; содержит член — <text:span text:style-name="T92">prototype.</text:span><text:span text:style-name="T132">constructor</text:span><text:span text:style-name="T67"> </text:span>(<text:span text:style-name="T402">используется для ссылки на конструктор</text:span>)<text:span text:style-name="T402">;</text:span></text:p>
      <text:p text:style-name="P510"/>
      <text:p text:style-name="P510">arguments</text:p>
      <text:p text:style-name="P510"/>
      <text:p text:style-name="P454"><text:span text:style-name="T1">эта переменная была рассмотрена выше; также можно дополнить, что этот член инкапсулирует в себе переменную </text:span><text:span text:style-name="T91">arguments.lenght</text:span> – <text:span text:style-name="T1">эта переменная используется языком для того, чтобы объект</text:span><text:span text:style-name="T155"> </text:span><text:span text:style-name="T91">FuncName.arguments </text:span><text:span text:style-name="T1">можно было индексировать как массив;</text:span></text:p>
      <text:p text:style-name="P206"/>
      <text:p text:style-name="P510">length</text:p>
      <text:p text:style-name="P206"/>
      <text:p text:style-name="P454"><text:span text:style-name="T1">в данном случае речь идет о члене самого объекта- функции (а конкретно</text:span><text:span text:style-name="T155"> </text:span><text:span text:style-name="T91">FuncName.lenght</text:span><text:span text:style-name="T1">); </text:span><text:span text:style-name="T21">эта переменная используется языком для хранения количества объявленных параметров;</text:span></text:p>
      <text:p text:style-name="P512"/>
      <text:p text:style-name="P736">calee</text:p>
      <text:p text:style-name="P512"/>
      <text:p text:style-name="P512"><text:span text:style-name="T270">используется для обеспечения совместимости с устаревшим кодом — в современном коде его использовать не рекомендуется; </text:span><text:span text:style-name="T271">указывает на функцию, исполняемую в данный момент;</text:span></text:p>
      <text:p text:style-name="P20"/>
      <text:p text:style-name="P20">Объекты <text:span text:style-name="T48">Error</text:span></text:p>
      <text:p text:style-name="P457"/>
      <text:p text:style-name="P447">Как обычно, выброс прерываний происходит в ходе исполнения сценария, либо производится соответствующей записью в коде сценария.</text:p>
      <text:p text:style-name="P447">Выброшенные прерывания должны быть обработаны пользовательским обработчиком, иначе же они будут обработаны системным обработчиком (а он просто выводит сообщение об ошибке и завершает исполнение сценария). В языке<text:span text:style-name="T91"> </text:span><text:span text:style-name="T92">JavaScript </text:span>прерывания сопоставляются с с соответствующими им объектами. Это объекты<text:span text:style-name="T91"> </text:span><text:span text:style-name="T92">Error </text:span>и прочие объекты, ходные с ними.</text:p>
      <text:p text:style-name="P447">Если выброс прерывания делается в коде сценария, то эта запись имеет следующий вид:</text:p>
      <text:p text:style-name="P612">throw new Error( … );</text:p>
      <text:p text:style-name="P502"/>
      <text:p text:style-name="P447">Перехват выброшенных прерываний производится следующей структурой кода:</text:p>
      <text:p text:style-name="P612">try { … }</text:p>
      <text:p text:style-name="P612">/* <text:span text:style-name="T1">блок</text:span> try */</text:p>
      <text:p text:style-name="P612">catch( … ) { … }</text:p>
      <text:p text:style-name="P612">/* <text:span text:style-name="T1">блок </text:span>catch;</text:p>
      <text:p text:style-name="P613"><text:span text:style-name="T1">в </text:span>( … ) <text:span text:style-name="T1">объявля</text:span><text:span text:style-name="T46">е</text:span><text:span text:style-name="T1">тся переменн</text:span><text:span text:style-name="T46">ая</text:span></text:p>
      <text:p text:style-name="P613"><text:span text:style-name="T46">(</text:span><text:span text:style-name="T45">доступн</text:span><text:span text:style-name="T46">ая</text:span><text:span text:style-name="T45"> только этому блоку</text:span><text:span text:style-name="T46">)</text:span><text:span text:style-name="T45">,</text:span></text:p>
      <text:p text:style-name="P743">эта переменная будет использоваться</text:p>
      <text:p text:style-name="P743">для ссылки на перехваченное прерывание - </text:p>
      <text:p text:style-name="P613"><text:span text:style-name="T46">такое поведение будет организовано интерпретатором </text:span>*/</text:p>
      <text:p text:style-name="P614">finally { … }</text:p>
      <text:p text:style-name="P614">/* <text:span text:style-name="T1">блок </text:span>finally <text:span text:style-name="T1">выполняется безопционально,</text:span></text:p>
      <text:p text:style-name="P614"><text:span text:style-name="T1">независимо от выбросов прерываний! </text:span>*/</text:p>
      <text:p text:style-name="P503"/>
      <text:p text:style-name="P450">Как обычно, блоки<text:span text:style-name="T91"> </text:span><text:span text:style-name="T92">catch </text:span>и<text:span text:style-name="T92"> finally </text:span>опциональны (но должен присутствовать хотя бы один из них). Блоки<text:span text:style-name="T91"> </text:span><text:span text:style-name="T92">try</text:span><text:span text:style-name="T48">, </text:span>как обычно, могут быть вложенными. И поиск обработчика, как обычно, охватывает эту вложенную структуру. Причем, если блока<text:span text:style-name="T91"> </text:span><text:span text:style-name="T92">catch</text:span><text:span text:style-name="T91"> </text:span>в непосредственной близости от<text:span text:style-name="T91"> </text:span><text:span text:style-name="T92">try</text:span><text:span text:style-name="T91"> </text:span>нет (и поиск идет во вложенной структуре перехвата прерываний), то сперва будет исполнен блок<text:span text:style-name="T91"> </text:span><text:span text:style-name="T92">finally </text:span>(если он конечно же есть) — и лишь потом начнется поиск блока<text:span text:style-name="T91"> </text:span><text:span text:style-name="T92">catch</text:span><text:span text:style-name="T91"> </text:span>во вложенной структуре перехвата прерываний. Если же блок<text:span text:style-name="T91"> </text:span><text:span text:style-name="T92">catch</text:span><text:span text:style-name="T91"> </text:span>в непосредственной близости от<text:span text:style-name="T91"> </text:span><text:span text:style-name="T92">try</text:span><text:span text:style-name="T91"> </text:span>есть, то сперва, как обычно, будет исполнен он — и лишь потом блок<text:span text:style-name="T91"> </text:span><text:span text:style-name="T92">finally</text:span><text:span text:style-name="T48">.</text:span></text:p>
      <text:p text:style-name="P451">В языке<text:span text:style-name="T91"> </text:span><text:span text:style-name="T92">JavaScript </text:span>в непосредственной близости от блока<text:span text:style-name="T91"> </text:span><text:span text:style-name="T92">try </text:span>может быть не более одного блока<text:span text:style-name="T91"> </text:span><text:span text:style-name="T92">catch</text:span><text:span text:style-name="T48">. </text:span>Это потому, что принятая в языке<text:span text:style-name="T91"> </text:span><text:span text:style-name="T92">JavaScript</text:span> не строгая типизация делает <text:span text:style-name="T491">запись ряда обработчиков избыточной. </text:span><text:soft-page-break/><text:span text:style-name="T491">Действительно, при не строгой типизации, различные прерывания могут быть перехвачены единственным обработчиком, и обработаны по его логике.</text:span></text:p>
      <text:p text:style-name="P234"/>
      <text:p text:style-name="P94">Члены объектов <text:span text:style-name="T48">Error</text:span></text:p>
      <text:p text:style-name="P79"/>
      <text:p text:style-name="P67">Конструктор объектов <text:span text:style-name="T48">Error</text:span></text:p>
      <text:p text:style-name="P542"/>
      <text:p text:style-name="P542">Error()</text:p>
      <text:p text:style-name="P238"/>
      <text:p text:style-name="P302"><text:span text:style-name="T264">к</text:span><text:span text:style-name="T234">онструктор объектов</text:span><text:span text:style-name="T92"> Error</text:span><text:span text:style-name="T234">; </text:span><text:span text:style-name="T264">параметров либо не принимает, либо принимает, либо принимает строку (пользовательское сообщение об ошибке, если этот параметр не передан, то будет использоваться сообщение по умолчанию); создает объект</text:span><text:span text:style-name="T220"> </text:span><text:span text:style-name="T148">Error</text:span><text:span text:style-name="T240">; </text:span><text:span text:style-name="T264">возвращает объект</text:span><text:span text:style-name="T220"> </text:span><text:span text:style-name="T148">Error</text:span><text:span text:style-name="T240">;</text:span></text:p>
      <text:p text:style-name="P238"/>
      <text:p text:style-name="P67">Методы объектов <text:span text:style-name="T48">Error</text:span></text:p>
      <text:p text:style-name="P238"/>
      <text:p text:style-name="P543">toString()</text:p>
      <text:p text:style-name="P239"/>
      <text:p text:style-name="P672"><text:span text:style-name="T234">используется для возврата строкового представления </text:span><text:span text:style-name="T241">своего </text:span><text:span text:style-name="T234">объекта; параметров не принимает; возвращает строковое представление своего объекта </text:span><text:span text:style-name="T238">(лучше сказать, строку сопоставленную тому или иному языковому объекту); возвращает строку (содерж</text:span><text:span text:style-name="T265">имое этой строки</text:span><text:span text:style-name="T239"> всегда различается в разных реализациях языка);</text:span></text:p>
      <text:p text:style-name="P238"/>
      <text:p text:style-name="P67">Переменные объектов <text:span text:style-name="T48">Error</text:span></text:p>
      <text:p text:style-name="P236"/>
      <text:p text:style-name="P541">message</text:p>
      <text:p text:style-name="P235"/>
      <text:p text:style-name="P301">переменная, содержит строку (сообщение об ошибке, пользовательское сообщение, или сообщение по умолчанию);</text:p>
      <text:p text:style-name="P181"/>
      <text:p text:style-name="P541">name</text:p>
      <text:p text:style-name="P235"/>
      <text:p text:style-name="P301">константа; содержит строку (имя типа прерывания, в него выступает имя конструктора своего объекта);</text:p>
      <text:p text:style-name="P301"/>
      <text:p text:style-name="P95">Список прерываний</text:p>
      <text:p text:style-name="P185"/>
      <text:p text:style-name="P551">SyntaxError</text:p>
      <text:p text:style-name="P248"/>
      <text:p text:style-name="P303">синтаксическая ошибка;</text:p>
      <text:p text:style-name="P551"><text:soft-page-break/>TypeError</text:p>
      <text:p text:style-name="P248"/>
      <text:p text:style-name="P303">ошибка при приведении типов (в некоторых реализациях возникает так же при передачефункции большего количества параметров, чем она ожидает получить);</text:p>
      <text:p text:style-name="P248"/>
      <text:p text:style-name="P551">ReferenceError</text:p>
      <text:p text:style-name="P248"/>
      <text:p text:style-name="P303">ошибка обращения по чтению к несуществующей переменной;</text:p>
      <text:p text:style-name="P248"/>
      <text:p text:style-name="P551">RangeError</text:p>
      <text:p text:style-name="P248"/>
      <text:p text:style-name="P303">ошибка выхода значения за его пределы (напр. выход индекса массива за<text:span text:style-name="T91"> </text:span><text:span text:style-name="T226">0</text:span>);</text:p>
      <text:p text:style-name="P248"/>
      <text:p text:style-name="P552">EvalError</text:p>
      <text:p text:style-name="P249"/>
      <text:p text:style-name="P304"><text:span text:style-name="T227">ошибка выхода за ограничения, налагаемые на функцию</text:span><text:span text:style-name="T91"> </text:span><text:span text:style-name="T92">eval()</text:span><text:span text:style-name="T234">;</text:span></text:p>
      <text:p text:style-name="P249"/>
      <text:p text:style-name="P552">URIError</text:p>
      <text:p text:style-name="P249"/>
      <text:p text:style-name="P304"><text:span text:style-name="T227">ошибка выбрасываемая функциями</text:span><text:span text:style-name="T91"> </text:span><text:span text:style-name="T92">decodeURI()</text:span><text:span text:style-name="T234">, </text:span><text:span text:style-name="T92">decodeURIComponent()</text:span><text:span text:style-name="T234"> - </text:span><text:span text:style-name="T227">если декодируемая ими строка содержит недопустимые шестнадцатеричные эскейп- последовательности; и методами</text:span><text:span text:style-name="T91"> </text:span><text:span text:style-name="T92">encodeURI()</text:span><text:span text:style-name="T234">, </text:span><text:span text:style-name="T92">encodeURIComponent()</text:span><text:span text:style-name="T234"> - </text:span><text:span text:style-name="T227">если кодируемая ими строка содержит недопустимые суррогатные пары символов;</text:span></text:p>
      <text:p text:style-name="P741"/>
      <text:p text:style-name="P741">Global</text:p>
      <text:p text:style-name="P237"/>
      <text:p text:style-name="P448">Так принято называть глобальный объект в<text:span text:style-name="T91"> </text:span><text:span text:style-name="T92">Pure JavaScript</text:span><text:span text:style-name="T48">. </text:span>Это служебный объект, создавемый самим интерпретатором, и конструктора он не имеет.</text:p>
      <text:p text:style-name="P182"/>
      <text:p text:style-name="P96">Члены <text:span text:style-name="T48">Global</text:span></text:p>
      <text:p text:style-name="P240"/>
      <text:p text:style-name="P449">Это поставляемые самим языком члены, и пользовательские члены (необходимо помнить, что все в сценарии инкапсуллируется глобальным объектом). Они доступны непосредственно по имени, всвязи с чем о них и не принято говорить как о членах какого- либо объекта.</text:p>
      <text:p text:style-name="P71"/>
      <text:p text:style-name="P744">Глобальные функции</text:p>
      <text:p text:style-name="P240"/>
      <text:p text:style-name="P546">eval()</text:p>
      <text:p text:style-name="P240"/>
      <text:p text:style-name="P316">используется для исполнения указанного кода сценария; принимает параметр — строку (значение э.т.д., если же это обертка — то она будет просто возвращена этой функцией); исполняет код, прописанный в принятой строке (это может быть один оператор или <text:span text:style-name="T498">более</text:span>); возвращает значение вычисл. последним оператором;</text:p>
      <text:p text:style-name="P317">эта функция может быть вызвана прямо или косвенно (присвоена переменной и вызвана по ее имени);</text:p>
      <text:p text:style-name="P317">будучи вызвана в некой области видимости, эта функция в ней и работает; <text:span text:style-name="T484">однако, косвенный вызов (из какой бы то ни было области видимости) всегда считается вызовом в глобальной области видимости;</text:span></text:p>
      <text:p text:style-name="P240"/>
      <text:p text:style-name="P546">isNaN()</text:p>
      <text:p text:style-name="P240"/>
      <text:p text:style-name="P318">используется для проверки своего параметра на не-число; принимает параметр — значение (при необходимости приводится к численному); проверяет, является ли параметр не- числом; возвращает логическое значение (<text:span text:style-name="T92">true</text:span><text:span text:style-name="T48"> – </text:span>если является,<text:span text:style-name="T91"> </text:span><text:span text:style-name="T92">false</text:span><text:span text:style-name="T48"> – </text:span>если нет);</text:p>
      <text:p text:style-name="P240"/>
      <text:p text:style-name="P546">isFinite()</text:p>
      <text:p text:style-name="P240"/>
      <text:p text:style-name="P318">используется для проверки своего параметра на конечность; принимает параметр — значение (при необходимости приводится к численному); проверяет, является ли параметр конечным числом (не плюс- минус бесконечностью); возвращает логическое значение (<text:span text:style-name="T92">true</text:span><text:span text:style-name="T48"> – </text:span>если является,<text:span text:style-name="T91"> </text:span><text:span text:style-name="T92">false</text:span><text:span text:style-name="T48"> – </text:span>если нет);</text:p>
      <text:p text:style-name="P240"/>
      <text:p text:style-name="P546">parseInt()</text:p>
      <text:p text:style-name="P240"/>
      <text:p text:style-name="P319">используется для получения числа <text:span text:style-name="T486">(его целой части)</text:span> из его строкового представления; принимает параметры — строку (указанная строка) и число (основание системы счисления, в которой представлен аргумент (число в диапазоне <text:span text:style-name="T48">[</text:span><text:span text:style-name="T92">2 … 36</text:span><text:span text:style-name="T48">], 0 – </text:span>в <text:s/>поддерживаемой для литералов (шест. или дес.); этот параметр может быть опущен); <text:span text:style-name="T485">считывает число из указанной строки (ситывание прекращается, когда встречается символ, не являющийся цифрой (причем, в указанной системе счисления, если этот параметр передан)); возвращает число (или же не- число, если не удалось считать число);</text:span></text:p>
      <text:p text:style-name="P240"/>
      <text:p text:style-name="P546">parseFloat()</text:p>
      <text:p text:style-name="P240"/>
      <text:p text:style-name="P320">используется для получения числа из его строкового представления; принимает параметр — строку (указанная строка); <text:span text:style-name="T485">считывает число из указанной строки </text:span><text:soft-page-break/><text:span text:style-name="T485">(ситывание прекращается, когда встречается символ, не являющийся частью числа); возвращает число (или же не- число, если не удалось считать число);</text:span></text:p>
      <text:p text:style-name="P240"/>
      <text:p text:style-name="P546">escape()</text:p>
      <text:p text:style-name="P240"/>
      <text:p text:style-name="P321">используется для кодирования указанной строки; принимает параметр — указанную строку; кодирует указанную строку (заменяет специальные символы эскейп- последовательностями, специальными в данном случае считаются все символы кроме литер, нумеров, и следующих:<text:span text:style-name="T92">@*_/.+-</text:span>); возвращает строку (результат); эта функция считается устаревшей;</text:p>
      <text:p text:style-name="P240"/>
      <text:p text:style-name="P546">unescape()</text:p>
      <text:p text:style-name="P240"/>
      <text:p text:style-name="P321">используется для декодирования указанной строки; принимает параметр — указанную строку; декодирует указанную строку (эта функция — обратная вышеописанной функции); возвращает строку (результат); считается устар.;</text:p>
      <text:p text:style-name="P322"/>
      <text:p text:style-name="P242"/>
      <text:p text:style-name="P548">encodeURI()</text:p>
      <text:p text:style-name="P242"/>
      <text:p text:style-name="P322">используется для кодирования указанной строки; принимает параметр — указанную строку; кодирует указанную строку (заменяет специальные символы эскейп- последовательностями, специальными в данном случае считаются все символы кроме литер, нумеров, и следующих:<text:span text:style-name="T223">-_.!</text:span><text:span text:style-name="T153">~*’()</text:span><text:span text:style-name="T242"> </text:span><text:span text:style-name="T268">и </text:span><text:span text:style-name="T225">;/</text:span><text:span text:style-name="T153">?:@&amp;=+$,#</text:span>); возвращает строку (результат);</text:p>
      <text:p text:style-name="P323">при использовании этой функции следует помнить, что символы<text:span text:style-name="T91"> ? </text:span>и<text:span text:style-name="T91"> </text:span><text:span text:style-name="T92">#</text:span><text:span text:style-name="T48"> </text:span>используются как разделители<text:span text:style-name="T91"> </text:span><text:span text:style-name="T92">URI</text:span>; <text:span text:style-name="T487">если эти символы есть — то в составе</text:span><text:span text:style-name="T224"> </text:span><text:span text:style-name="T92">URI</text:span><text:span text:style-name="T487"> есть разные компоненты, и их следует кодировать поотдельности — при помощи нижеописанной функции;</text:span></text:p>
      <text:p text:style-name="P242"/>
      <text:p text:style-name="P548">encodeURIComponent()</text:p>
      <text:p text:style-name="P242"/>
      <text:p text:style-name="P322">используется для кодирования указанной строки; принимает параметр — указанную строку; кодирует указанную строку (заменяет специальные символы эскейп- последовательностями, специальными в данном случае считаются все символы кроме литер, нумеров, и следующих:<text:span text:style-name="T223">-_.!</text:span><text:span text:style-name="T153">~*’()</text:span>); возвращает строку (результат);</text:p>
      <text:p text:style-name="P322"/>
      <text:p text:style-name="P547">decodeURI()</text:p>
      <text:p text:style-name="P241"/>
      <text:p text:style-name="P322">используется для декодирования указанной строки; принимает параметр — указанную строку; декодирует указанную строку (эта функция — обратная функции<text:span text:style-name="T91"> </text:span><text:span text:style-name="T153">encodeURI()</text:span>); возвращает строку (результат);</text:p>
      <text:p text:style-name="P547"><text:soft-page-break/>decodeURIComponent()</text:p>
      <text:p text:style-name="P241"/>
      <text:p text:style-name="P322">используется для декодирования указанной строки; принимает параметр — указанную строку; декодирует указанную строку (эта функция — обратная функции<text:span text:style-name="T91"> </text:span><text:span text:style-name="T153">encodeURIComponent()</text:span>); возвращает строку (результат);</text:p>
      <text:p text:style-name="P323"/>
      <text:p text:style-name="P71">Глобальные переменные</text:p>
      <text:p text:style-name="P183"/>
      <text:p text:style-name="P546">Infinity</text:p>
      <text:p text:style-name="P240"/>
      <text:p text:style-name="P308">константа; содержит численное значение плюс бесконечность;</text:p>
      <text:p text:style-name="P240"/>
      <text:p text:style-name="P546">NaN</text:p>
      <text:p text:style-name="P240"/>
      <text:p text:style-name="P308">константа; содержит численное значение не- число;</text:p>
      <text:p text:style-name="P240"/>
      <text:p text:style-name="P546">undefinied</text:p>
      <text:p text:style-name="P240"/>
      <text:p text:style-name="P308">константа; содержит специальное значение<text:span text:style-name="T91"> </text:span><text:span text:style-name="T92">undefinied</text:span><text:span text:style-name="T48">;</text:span></text:p>
      <text:p text:style-name="P240"/>
      <text:p text:style-name="P544">Object</text:p>
      <text:p text:style-name="P544"/>
      <text:p text:style-name="P307">объект- функция; конструктор объектов<text:span text:style-name="T91"> </text:span><text:span text:style-name="T150">Object</text:span>;</text:p>
      <text:p text:style-name="P243"/>
      <text:p text:style-name="P544">Boolean</text:p>
      <text:p text:style-name="P243"/>
      <text:p text:style-name="P306">объект- функция; конструктор объектов<text:span text:style-name="T91"> </text:span><text:span text:style-name="T92">Boolean</text:span>;</text:p>
      <text:p text:style-name="P243"/>
      <text:p text:style-name="P544">Number</text:p>
      <text:p text:style-name="P243"/>
      <text:p text:style-name="P306">объект- функция; конструктор объектов<text:span text:style-name="T91"> </text:span><text:span text:style-name="T92">Number</text:span>;</text:p>
      <text:p text:style-name="P243"/>
      <text:p text:style-name="P544">String</text:p>
      <text:p text:style-name="P243"/>
      <text:p text:style-name="P306">объект- функция; конструктор объектов<text:span text:style-name="T91"> </text:span><text:span text:style-name="T92">String</text:span>;</text:p>
      <text:p text:style-name="P243"/>
      <text:p text:style-name="P544">Array</text:p>
      <text:p text:style-name="P243"/>
      <text:p text:style-name="P306">объект- функция; конструктор объектов<text:span text:style-name="T91"> </text:span><text:span text:style-name="T92">Array</text:span>;</text:p>
      <text:p text:style-name="P243"/>
      <text:p text:style-name="P544"><text:soft-page-break/>RegExp</text:p>
      <text:p text:style-name="P243"/>
      <text:p text:style-name="P306">объект- функция; конструктор объектов<text:span text:style-name="T91"> </text:span><text:span text:style-name="T92">RegExp</text:span>;</text:p>
      <text:p text:style-name="P243"/>
      <text:p text:style-name="P544">Date</text:p>
      <text:p text:style-name="P243"/>
      <text:p text:style-name="P306">объект- функция; конструктор объектов<text:span text:style-name="T91"> </text:span><text:span text:style-name="T92">Date</text:span>;</text:p>
      <text:p text:style-name="P243"/>
      <text:p text:style-name="P544">Function</text:p>
      <text:p text:style-name="P243"/>
      <text:p text:style-name="P306">объект- функция; конструктор объектов<text:span text:style-name="T91"> </text:span><text:span text:style-name="T92">Function</text:span>;</text:p>
      <text:p text:style-name="P243"/>
      <text:p text:style-name="P544">Error</text:p>
      <text:p text:style-name="P243"/>
      <text:p text:style-name="P306">объект- функция; конструктор объектов<text:span text:style-name="T91"> </text:span><text:span text:style-name="T149">Error</text:span>;</text:p>
      <text:p text:style-name="P243"/>
      <text:p text:style-name="P544">SyntaxError</text:p>
      <text:p text:style-name="P243"/>
      <text:p text:style-name="P306">объект- функция; конструктор объектов<text:span text:style-name="T91"> </text:span><text:span text:style-name="T92">SyntaError</text:span>;</text:p>
      <text:p text:style-name="P243"/>
      <text:p text:style-name="P544">TypeError</text:p>
      <text:p text:style-name="P243"/>
      <text:p text:style-name="P306">объект- функция; конструктор объектов<text:span text:style-name="T91"> </text:span><text:span text:style-name="T92">TypeError</text:span>;</text:p>
      <text:p text:style-name="P244"/>
      <text:p text:style-name="P545">ReferenceError</text:p>
      <text:p text:style-name="P244"/>
      <text:p text:style-name="P305">объект- функция; конструктор объектов<text:span text:style-name="T91"> </text:span><text:span text:style-name="T92">ReferenceError</text:span><text:span text:style-name="T48">;</text:span></text:p>
      <text:p text:style-name="P243"/>
      <text:p text:style-name="P544">RangeError</text:p>
      <text:p text:style-name="P243"/>
      <text:p text:style-name="P305">объект- функция; конструктор объектов<text:span text:style-name="T91"> </text:span><text:span text:style-name="T149">RangeError</text:span>;</text:p>
      <text:p text:style-name="P243"/>
      <text:p text:style-name="P544"><text:span text:style-name="T476">Eval</text:span>Error</text:p>
      <text:p text:style-name="P243"/>
      <text:p text:style-name="P305">объект- функция; конструктор объектов<text:span text:style-name="T91"> </text:span><text:span text:style-name="T92">Eval</text:span><text:span text:style-name="T149">Error</text:span>;</text:p>
      <text:p text:style-name="P243"/>
      <text:p text:style-name="P544">URIError</text:p>
      <text:p text:style-name="P243"/>
      <text:p text:style-name="P305">объект- функция; конструктор объектов<text:span text:style-name="T91"> </text:span><text:span text:style-name="T149">URIError</text:span>;</text:p>
      <text:p text:style-name="P549"><text:soft-page-break/>JSON</text:p>
      <text:p text:style-name="P245"/>
      <text:p text:style-name="P309">служебный объект (инкапсуллирующий функции<text:span text:style-name="T91"> </text:span><text:span text:style-name="T92">JSON.stringify()</text:span>, и <text:span text:style-name="T92">JSON.parse()</text:span>), конструктора не имеет;</text:p>
      <text:p text:style-name="P245"/>
      <text:p text:style-name="P549">Math</text:p>
      <text:p text:style-name="P245"/>
      <text:p text:style-name="P309">служебный объект (инкапсуллирующий математические функции и константы), конструктора не имеет;</text:p>
      <text:p text:style-name="P184"/>
      <text:p text:style-name="P572"><text:span text:style-name="T307">Объект </text:span><text:span text:style-name="T310">Math</text:span></text:p>
      <text:p text:style-name="P246"/>
      <text:p text:style-name="P68">Методы объекта <text:span text:style-name="T48">Math</text:span></text:p>
      <text:p text:style-name="P80"/>
      <text:p text:style-name="P313">Это следующие математические функции.</text:p>
      <text:p text:style-name="P311"><text:span text:style-name="T92">sin()</text:span><text:span text:style-name="T48"><text:tab/><text:tab/>sin(x)</text:span></text:p>
      <text:p text:style-name="P311"><text:span text:style-name="T92">cos()</text:span><text:span text:style-name="T48"><text:tab/><text:tab/>cos(x)</text:span></text:p>
      <text:p text:style-name="P311"><text:span text:style-name="T92">tan()</text:span><text:span text:style-name="T48"><text:tab/><text:tab/>tg(x)</text:span></text:p>
      <text:p text:style-name="P311"><text:span text:style-name="T92">asin()</text:span><text:span text:style-name="T48"><text:tab/><text:tab/>arcsin(x)</text:span></text:p>
      <text:p text:style-name="P311"><text:span text:style-name="T92">acos()</text:span><text:span text:style-name="T48"><text:tab/><text:tab/>arccos(x)</text:span></text:p>
      <text:p text:style-name="P311"><text:span text:style-name="T92">atan()</text:span><text:span text:style-name="T48"><text:tab/><text:tab/>arctg(x)</text:span></text:p>
      <text:p text:style-name="P311"><text:span text:style-name="T92">atan2</text:span><text:span text:style-name="T221">()</text:span><text:span text:style-name="T48"><text:tab/><text:tab/>atan2(x)</text:span></text:p>
      <text:p text:style-name="P312"><text:span text:style-name="T92">abs()</text:span><text:span text:style-name="T48"><text:tab/><text:tab/>module(x)</text:span></text:p>
      <text:p text:style-name="P311"><text:span text:style-name="T92">sqrt()<text:tab/></text:span><text:span text:style-name="T48"><text:tab/>sqrt(x)</text:span></text:p>
      <text:p text:style-name="P311"><text:span text:style-name="T92">pow()<text:tab/></text:span><text:span text:style-name="T48"><text:tab/>x pow(y)</text:span></text:p>
      <text:p text:style-name="P311"><text:span text:style-name="T92">exp()<text:tab/></text:span><text:span text:style-name="T48"><text:tab/>e pow(x)</text:span></text:p>
      <text:p text:style-name="P311"><text:span text:style-name="T92">log()</text:span><text:span text:style-name="T48"><text:tab/><text:tab/>ln x</text:span></text:p>
      <text:p text:style-name="P311"><text:span text:style-name="T92">round()<text:tab/></text:span><text:span text:style-name="T48"><text:tab/>round(x), near</text:span></text:p>
      <text:p text:style-name="P311"><text:span text:style-name="T92">floor()<text:tab/></text:span><text:span text:style-name="T48"><text:tab/>round(x), down</text:span></text:p>
      <text:p text:style-name="P311"><text:span text:style-name="T92">ceil()</text:span><text:span text:style-name="T48"><text:tab/><text:tab/>round(x), up</text:span></text:p>
      <text:p text:style-name="P313"><text:span text:style-name="T92">min()</text:span><text:span text:style-name="T48"><text:tab/><text:tab/>min(x, y), minimal value</text:span></text:p>
      <text:p text:style-name="P313"><text:span text:style-name="T92">max</text:span><text:span text:style-name="T91">()<text:tab/></text:span><text:span text:style-name="T48"><text:tab/>max(x, y), maximal value</text:span></text:p>
      <text:p text:style-name="P101"/>
      <text:p text:style-name="P69"><text:span text:style-name="T479">Переменные</text:span> объекта <text:span text:style-name="T48">Math</text:span></text:p>
      <text:p text:style-name="P81"/>
      <text:p text:style-name="P310">Это следующие математические константы.</text:p>
      <text:p text:style-name="P459"><text:span text:style-name="T91">E</text:span><text:tab/><text:tab/>e</text:p>
      <text:p text:style-name="P459"><text:span text:style-name="T91">LN10</text:span><text:tab/><text:tab/>ln 10</text:p>
      <text:p text:style-name="P459"><text:span text:style-name="T91">LN2</text:span><text:tab/><text:tab/>ln 2</text:p>
      <text:p text:style-name="P459"><text:span text:style-name="T91">LOG10E<text:tab/><text:tab/></text:span>lg e</text:p>
      <text:p text:style-name="P459"><text:span text:style-name="T91">LOG2E</text:span><text:tab/><text:tab/>log<text:span text:style-name="T477">2</text:span> e</text:p>
      <text:p text:style-name="P459"><text:span text:style-name="T91">PI</text:span><text:tab/><text:tab/>pi</text:p>
      <text:p text:style-name="P459"><text:soft-page-break/><text:span text:style-name="T91">SQRT1_2</text:span><text:tab/><text:tab/><text:span text:style-name="T478">2 pow(-1/2)</text:span></text:p>
      <text:p text:style-name="P460"><text:span text:style-name="T91">SQRT2</text:span><text:span text:style-name="T48"><text:tab/><text:tab/>2 pow(1/2)</text:span></text:p>
      <text:p text:style-name="P247"/>
      <text:p text:style-name="P97">Объект <text:span text:style-name="T48">JSON</text:span></text:p>
      <text:p text:style-name="P102"/>
      <text:p text:style-name="P70">Методы объекта <text:span text:style-name="T48">JSON</text:span></text:p>
      <text:p text:style-name="P82"/>
      <text:p text:style-name="P550">stringify()</text:p>
      <text:p text:style-name="P550"/>
      <text:p text:style-name="P314">используется для преобразования к<text:span text:style-name="T91"> </text:span><text:span text:style-name="T92">JSON</text:span><text:span text:style-name="T48">; </text:span>принимает параметры — значение (которое требуется преобразовать — им может быть объект, массив, или значение элементарных типов), значение (определяющее, что следует отфильтровать в первом аргументе для преобразования <text:span text:style-name="T480">к</text:span><text:span text:style-name="T222"> </text:span><text:span text:style-name="T152">JSON</text:span><text:span text:style-name="T91"> </text:span>(это значение может <text:span text:style-name="T480">задаваться</text:span> как пользовательской функцией, <text:span text:style-name="T480">определяющей что фильтровать</text:span>, так и массивом <text:span text:style-name="T480">предопределенных </text:span>значений), этот аргумент может быть опущен), и значение (определяющее пробелы используемые при форматировании <text:span text:style-name="T480">результата преобразования</text:span>, этот аргумент может быть опущен); выполняет преобразование указанного значения к<text:span text:style-name="T91"> </text:span><text:span text:style-name="T92">JSON</text:span><text:span text:style-name="T48"> </text:span>руководствуясь аргументами (<text:span text:style-name="T481">причем, если в указанном значении есть вложенные в него объекты — то из них предварительно будет вызываться метод </text:span><text:span text:style-name="T151">toJSON()</text:span><text:span text:style-name="T81">, </text:span><text:span text:style-name="T481">и лишь затем будет происходить дальнейшее преобразование возвращенного им результата; если же метод </text:span><text:span text:style-name="T151">toJSON()</text:span><text:span text:style-name="T481"> отсутствует, то он соответственно не вызывается, и дело обходится без него; если же второй аргумент этого метода задан — и задан функцией, то она вызывается наподобие метода </text:span><text:span text:style-name="T151">toJSON() </text:span><text:span text:style-name="T266">для вложенных объектов</text:span><text:span text:style-name="T267"> </text:span><text:span text:style-name="T266">(вызывается самим языком, тело — на усмотрения пользователя, в интересах работоспособности эта функция разве- что должна принимать два аргумента (имя вложенного объекта и его значение соответственно) — выполнять тело, и возвращать результат)</text:span><text:span text:style-name="T227">); возвращает строку (с результатом);</text:span></text:p>
      <text:p text:style-name="P247"/>
      <text:p text:style-name="P550">parse()</text:p>
      <text:p text:style-name="P550"/>
      <text:p text:style-name="P315">используется для преобразования из<text:span text:style-name="T91"> </text:span><text:span text:style-name="T92">JSON</text:span><text:span text:style-name="T48">; </text:span>принимает параметры — строку (<text:span text:style-name="T92">JSON</text:span>), и функцию (<text:span text:style-name="T483">эта пользовательская функция будет вызываться языком в целях создания членов создаваемого объекта из значений э.т.д. (полученных в ходе преобразования), </text:span>этот параметр может быть опущен); преобразует указанное значение из<text:span text:style-name="T91"> </text:span><text:span text:style-name="T92">JSON </text:span>в представление на<text:span text:style-name="T91"> </text:span><text:span text:style-name="T92">JavaScript</text:span><text:span text:style-name="T48">, </text:span>руководствуясь переданными параметрами (<text:span text:style-name="T483">если же второй аргумент этого метода задан, то эта пользовательская функция будет вызываться от каждого значения э.т.д., полученного в ходе преобразования (вызываться самим языком, тело — на усмотрения пользователя, в интересах работоспособности эта функция разве- что должна принимать два аргумента (имя создаваемого члена и его значение </text:span><text:soft-page-break/><text:span text:style-name="T483">соответственно) — выполнять тело, и возвращать результат</text:span>)<text:span text:style-name="T48">; </text:span>возвращает <text:span text:style-name="T482">строку</text:span> (результат);</text:p>
      <text:p text:style-name="P568"/>
      <text:p text:style-name="P70">Переменные объекта <text:span text:style-name="T48">JSON</text:span></text:p>
      <text:p text:style-name="P550"/>
      <text:p text:style-name="P313">Их н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1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19-09-03T20:02:02.062000000</dc:date>
    <meta:editing-duration>PT19H49M18S</meta:editing-duration>
    <meta:editing-cycles>56</meta:editing-cycles>
    <meta:document-statistic meta:table-count="0" meta:image-count="0" meta:object-count="0" meta:page-count="64" meta:paragraph-count="952" meta:word-count="13693" meta:character-count="105745" meta:non-whitespace-character-count="92636"/>
  </office:meta>
</office:document-meta>
</file>